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63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ackground-color="#ccffff" fo:border="0.06pt solid #000000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ccffff" fo:border="0.06pt solid #000000" style:vertical-align="middle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cccccc" fo:border="0.06pt solid #000000"/>
    </style:style>
    <style:style style:name="ce3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0">
      <style:table-cell-properties fo:background-color="#ccffff" fo:border="0.06pt solid #000000"/>
      <style:text-properties style:font-name="Arial Narrow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ackground-color="#ccff99" fo:border="0.06pt solid #000000"/>
      <style:text-properties style:font-name="Arial Narrow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fo:border="0.06pt solid #000000"/>
      <style:text-properties style:font-name="Arial Narrow" fo:font-size="9pt" style:font-size-asian="9pt" style:font-size-complex="9pt"/>
    </style:style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case-sensitive="false" table:search-criteria-must-apply-to-whole-cell="false"/>
      <table:table table:name="Generale" table:style-name="ta1">
        <table:table-column table:style-name="co1" table:default-cell-style-name="ce29"/>
        <table:table-column table:style-name="co1" table:number-columns-repeated="3" table:default-cell-style-name="ce33"/>
        <table:table-column table:style-name="co2" table:number-columns-repeated="6" table:default-cell-style-name="ce37"/>
        <table:table-column table:style-name="co3" table:number-columns-repeated="54" table:default-cell-style-name="ce37"/>
        <table:table-row table:style-name="ro1">
          <table:table-cell table:style-name="ce20"/>
          <table:table-cell table:style-name="ce5" table:number-columns-repeated="3"/>
          <table:table-cell table:style-name="ce35" office:value-type="string" calcext:value-type="string">
            <text:p>IStrings.cs</text:p>
          </table:table-cell>
          <table:table-cell table:style-name="ce38" office:value-type="string" calcext:value-type="string" table:number-columns-spanned="2" table:number-rows-spanned="1">
            <text:p>StringProvider.cs</text:p>
          </table:table-cell>
          <table:covered-table-cell table:style-name="ce5"/>
          <table:table-cell table:style-name="ce35" office:value-type="string" calcext:value-type="string">
            <text:p>##Strings.cs</text:p>
          </table:table-cell>
          <table:table-cell table:style-name="ce35" office:value-type="string" calcext:value-type="string">
            <text:p>EnStrings.cs</text:p>
          </table:table-cell>
          <table:table-cell table:style-name="ce35" office:value-type="string" calcext:value-type="string">
            <text:p>ItStrings.cs</text:p>
          </table:table-cell>
          <table:table-cell table:number-columns-repeated="54"/>
        </table:table-row>
        <table:table-row table:style-name="ro1">
          <table:table-cell table:style-name="ce20"/>
          <table:table-cell table:style-name="ce31" office:value-type="string" calcext:value-type="string">
            <text:p>Nome</text:p>
          </table:table-cell>
          <table:table-cell table:style-name="ce31" office:value-type="string" calcext:value-type="string">
            <text:p>EN Strings</text:p>
          </table:table-cell>
          <table:table-cell table:style-name="ce31" office:value-type="string" calcext:value-type="string">
            <text:p>IT Strings</text:p>
          </table:table-cell>
          <table:table-cell table:style-name="ce31" office:value-type="string" calcext:value-type="string">
            <text:p>Interface</text:p>
          </table:table-cell>
          <table:table-cell table:style-name="ce31" office:value-type="string" calcext:value-type="string">
            <text:p>Public Properties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Public Properties</text:p>
          </table:table-cell>
          <table:table-cell table:number-columns-repeated="2" table:style-name="ce31" office:value-type="string" calcext:value-type="string">
            <text:p>Constructor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Generic Strings</text:p>
          </table:table-cell>
          <table:table-cell table:style-name="ce32"/>
          <table:table-cell table:style-name="ce34" table:number-columns-repeated="2"/>
          <table:table-cell table:style-name="ce36" table:formula="of:=IF([.B3]&lt;&gt;0;CONCATENATE(&quot;string &quot;;[.B3];&quot; { get; }&quot;);IF([.A3]&lt;&gt;0;CONCATENATE(&quot;// &quot;;[.A3];&quot; //&quot;);&quot; &quot;))" office:value-type="string" office:string-value="// Generic Strings //" calcext:value-type="string">
            <text:p>// Generic Strings //</text:p>
          </table:table-cell>
          <table:table-cell table:style-name="ce36" table:formula="of:=IF([.B3]&lt;&gt;0;CONCATENATE(&quot;public string &quot;;[.B3];&quot; { get; set; }&quot;);IF([.A3]&lt;&gt;0;CONCATENATE(&quot;// &quot;;[.A3];&quot; //&quot;);&quot; &quot;))" office:value-type="string" office:string-value="// Generic Strings //" calcext:value-type="string">
            <text:p>// Generic Strings //</text:p>
          </table:table-cell>
          <table:table-cell table:style-name="ce36" table:formula="of:=IF([.B3]&lt;&gt;0;CONCATENATE([.B3];&quot; = locStrings.&quot;;[.B3];&quot;;&quot;);IF([.A3]&lt;&gt;0;CONCATENATE(&quot;// &quot;;[.A3];&quot; //&quot;);&quot; &quot;))" office:value-type="string" office:string-value="// Generic Strings //" calcext:value-type="string">
            <text:p>// Generic Strings //</text:p>
          </table:table-cell>
          <table:table-cell table:style-name="ce36" table:formula="of:=IF([.B3]&lt;&gt;0;CONCATENATE(&quot;public string &quot;;[.B3];&quot; { get; }&quot;);IF([.A3]&lt;&gt;0;CONCATENATE(&quot;// &quot;;[.A3];&quot; //&quot;);&quot; &quot;))" office:value-type="string" office:string-value="// Generic Strings //" calcext:value-type="string">
            <text:p>// Generic Strings //</text:p>
          </table:table-cell>
          <table:table-cell table:style-name="ce36" table:formula="of:=IF([.$B3]&lt;&gt;0;CONCATENATE([.$B3];&quot; = &quot;&quot;&quot;;[.C3];&quot;&quot;&quot;;&quot;);IF([.$A3]&lt;&gt;0;CONCATENATE(&quot;// &quot;;[.$A3];&quot; //&quot;);&quot; &quot;))" office:value-type="string" office:string-value="// Generic Strings //" calcext:value-type="string">
            <text:p>// Generic Strings //</text:p>
          </table:table-cell>
          <table:table-cell table:style-name="ce36" table:formula="of:=IF([.$B3]&lt;&gt;0;CONCATENATE([.$B3];&quot; = &quot;&quot;&quot;;[.D3];&quot;&quot;&quot;;&quot;);IF([.$A3]&lt;&gt;0;CONCATENATE(&quot;// &quot;;[.$A3];&quot; //&quot;);&quot; &quot;))" office:value-type="string" office:string-value="// Generic Strings //" calcext:value-type="string">
            <text:p>// Generic Strings //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Generic Strings</text:p>
          </table:table-cell>
          <table:table-cell table:style-name="ce32" office:value-type="string" calcext:value-type="string">
            <text:p>AppTitle</text:p>
          </table:table-cell>
          <table:table-cell table:style-name="ce34" office:value-type="string" calcext:value-type="string">
            <text:p>Geographic Calculator</text:p>
          </table:table-cell>
          <table:table-cell table:style-name="ce34" office:value-type="string" calcext:value-type="string">
            <text:p>Calcolatrice Geografica</text:p>
          </table:table-cell>
          <table:table-cell table:style-name="ce36" table:formula="of:=IF([.B4]&lt;&gt;0;CONCATENATE(&quot;string &quot;;[.B4];&quot; { get; }&quot;);IF([.A4]&lt;&gt;0;CONCATENATE(&quot;// &quot;;[.A4];&quot; //&quot;);&quot; &quot;))" office:value-type="string" office:string-value="string AppTitle { get; }" calcext:value-type="string">
            <text:p>string AppTitle { get; }</text:p>
          </table:table-cell>
          <table:table-cell table:style-name="ce36" table:formula="of:=IF([.B4]&lt;&gt;0;CONCATENATE(&quot;public string &quot;;[.B4];&quot; { get; set; }&quot;);IF([.A4]&lt;&gt;0;CONCATENATE(&quot;// &quot;;[.A4];&quot; //&quot;);&quot; &quot;))" office:value-type="string" office:string-value="public string AppTitle { get; set; }" calcext:value-type="string">
            <text:p>public string AppTitle { get; set; }</text:p>
          </table:table-cell>
          <table:table-cell table:style-name="ce36" table:formula="of:=IF([.B4]&lt;&gt;0;CONCATENATE([.B4];&quot; = locStrings.&quot;;[.B4];&quot;;&quot;);IF([.A4]&lt;&gt;0;CONCATENATE(&quot;// &quot;;[.A4];&quot; //&quot;);&quot; &quot;))" office:value-type="string" office:string-value="AppTitle = locStrings.AppTitle;" calcext:value-type="string">
            <text:p>AppTitle = locStrings.AppTitle;</text:p>
          </table:table-cell>
          <table:table-cell table:style-name="ce36" table:formula="of:=IF([.B4]&lt;&gt;0;CONCATENATE(&quot;public string &quot;;[.B4];&quot; { get; }&quot;);IF([.A4]&lt;&gt;0;CONCATENATE(&quot;// &quot;;[.A4];&quot; //&quot;);&quot; &quot;))" office:value-type="string" office:string-value="public string AppTitle { get; }" calcext:value-type="string">
            <text:p>public string AppTitle { get; }</text:p>
          </table:table-cell>
          <table:table-cell table:style-name="ce36" table:formula="of:=IF([.$B4]&lt;&gt;0;CONCATENATE([.$B4];&quot; = &quot;&quot;&quot;;[.C4];&quot;&quot;&quot;;&quot;);IF([.$A4]&lt;&gt;0;CONCATENATE(&quot;// &quot;;[.$A4];&quot; //&quot;);&quot; &quot;))" office:value-type="string" office:string-value="AppTitle = &quot;Geographic Calculator&quot;;" calcext:value-type="string">
            <text:p>AppTitle = "Geographic Calculator";</text:p>
          </table:table-cell>
          <table:table-cell table:style-name="ce36" table:formula="of:=IF([.$B4]&lt;&gt;0;CONCATENATE([.$B4];&quot; = &quot;&quot;&quot;;[.D4];&quot;&quot;&quot;;&quot;);IF([.$A4]&lt;&gt;0;CONCATENATE(&quot;// &quot;;[.$A4];&quot; //&quot;);&quot; &quot;))" office:value-type="string" office:string-value="AppTitle = &quot;Calcolatrice Geografica&quot;;" calcext:value-type="string">
            <text:p>AppTitle = "Calcolatrice Geografic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Generic Strings</text:p>
          </table:table-cell>
          <table:table-cell table:style-name="ce32" office:value-type="string" calcext:value-type="string">
            <text:p>NotDefined</text:p>
          </table:table-cell>
          <table:table-cell table:style-name="ce34" office:value-type="string" calcext:value-type="string">
            <text:p>Not Defined</text:p>
          </table:table-cell>
          <table:table-cell table:style-name="ce34" office:value-type="string" calcext:value-type="string">
            <text:p>Non Definito</text:p>
          </table:table-cell>
          <table:table-cell table:style-name="ce36" table:formula="of:=IF([.B5]&lt;&gt;0;CONCATENATE(&quot;string &quot;;[.B5];&quot; { get; }&quot;);IF([.A5]&lt;&gt;0;CONCATENATE(&quot;// &quot;;[.A5];&quot; //&quot;);&quot; &quot;))" office:value-type="string" office:string-value="string NotDefined { get; }" calcext:value-type="string">
            <text:p>string NotDefined { get; }</text:p>
          </table:table-cell>
          <table:table-cell table:style-name="ce36" table:formula="of:=IF([.B5]&lt;&gt;0;CONCATENATE(&quot;public string &quot;;[.B5];&quot; { get; set; }&quot;);IF([.A5]&lt;&gt;0;CONCATENATE(&quot;// &quot;;[.A5];&quot; //&quot;);&quot; &quot;))" office:value-type="string" office:string-value="public string NotDefined { get; set; }" calcext:value-type="string">
            <text:p>public string NotDefined { get; set; }</text:p>
          </table:table-cell>
          <table:table-cell table:style-name="ce36" table:formula="of:=IF([.B5]&lt;&gt;0;CONCATENATE([.B5];&quot; = locStrings.&quot;;[.B5];&quot;;&quot;);IF([.A5]&lt;&gt;0;CONCATENATE(&quot;// &quot;;[.A5];&quot; //&quot;);&quot; &quot;))" office:value-type="string" office:string-value="NotDefined = locStrings.NotDefined;" calcext:value-type="string">
            <text:p>NotDefined = locStrings.NotDefined;</text:p>
          </table:table-cell>
          <table:table-cell table:style-name="ce36" table:formula="of:=IF([.B5]&lt;&gt;0;CONCATENATE(&quot;public string &quot;;[.B5];&quot; { get; }&quot;);IF([.A5]&lt;&gt;0;CONCATENATE(&quot;// &quot;;[.A5];&quot; //&quot;);&quot; &quot;))" office:value-type="string" office:string-value="public string NotDefined { get; }" calcext:value-type="string">
            <text:p>public string NotDefined { get; }</text:p>
          </table:table-cell>
          <table:table-cell table:style-name="ce36" table:formula="of:=IF([.$B5]&lt;&gt;0;CONCATENATE([.$B5];&quot; = &quot;&quot;&quot;;[.C5];&quot;&quot;&quot;;&quot;);IF([.$A5]&lt;&gt;0;CONCATENATE(&quot;// &quot;;[.$A5];&quot; //&quot;);&quot; &quot;))" office:value-type="string" office:string-value="NotDefined = &quot;Not Defined&quot;;" calcext:value-type="string">
            <text:p>NotDefined = "Not Defined";</text:p>
          </table:table-cell>
          <table:table-cell table:style-name="ce36" table:formula="of:=IF([.$B5]&lt;&gt;0;CONCATENATE([.$B5];&quot; = &quot;&quot;&quot;;[.D5];&quot;&quot;&quot;;&quot;);IF([.$A5]&lt;&gt;0;CONCATENATE(&quot;// &quot;;[.$A5];&quot; //&quot;);&quot; &quot;))" office:value-type="string" office:string-value="NotDefined = &quot;Non Definito&quot;;" calcext:value-type="string">
            <text:p>NotDefined = "Non Definito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Generic Strings</text:p>
          </table:table-cell>
          <table:table-cell table:style-name="ce32" office:value-type="string" calcext:value-type="string">
            <text:p>BtnApply</text:p>
          </table:table-cell>
          <table:table-cell table:style-name="ce34" office:value-type="string" calcext:value-type="string">
            <text:p>&amp;#x1F5F8; Apply</text:p>
          </table:table-cell>
          <table:table-cell table:style-name="ce34" office:value-type="string" calcext:value-type="string">
            <text:p>&amp;#x1F5F8; Applica</text:p>
          </table:table-cell>
          <table:table-cell table:style-name="ce36" table:formula="of:=IF([.B6]&lt;&gt;0;CONCATENATE(&quot;string &quot;;[.B6];&quot; { get; }&quot;);IF([.A6]&lt;&gt;0;CONCATENATE(&quot;// &quot;;[.A6];&quot; //&quot;);&quot; &quot;))" office:value-type="string" office:string-value="string BtnApply { get; }" calcext:value-type="string">
            <text:p>string BtnApply { get; }</text:p>
          </table:table-cell>
          <table:table-cell table:style-name="ce36" table:formula="of:=IF([.B6]&lt;&gt;0;CONCATENATE(&quot;public string &quot;;[.B6];&quot; { get; set; }&quot;);IF([.A6]&lt;&gt;0;CONCATENATE(&quot;// &quot;;[.A6];&quot; //&quot;);&quot; &quot;))" office:value-type="string" office:string-value="public string BtnApply { get; set; }" calcext:value-type="string">
            <text:p>public string BtnApply { get; set; }</text:p>
          </table:table-cell>
          <table:table-cell table:style-name="ce36" table:formula="of:=IF([.B6]&lt;&gt;0;CONCATENATE([.B6];&quot; = locStrings.&quot;;[.B6];&quot;;&quot;);IF([.A6]&lt;&gt;0;CONCATENATE(&quot;// &quot;;[.A6];&quot; //&quot;);&quot; &quot;))" office:value-type="string" office:string-value="BtnApply = locStrings.BtnApply;" calcext:value-type="string">
            <text:p>BtnApply = locStrings.BtnApply;</text:p>
          </table:table-cell>
          <table:table-cell table:style-name="ce36" table:formula="of:=IF([.B6]&lt;&gt;0;CONCATENATE(&quot;public string &quot;;[.B6];&quot; { get; }&quot;);IF([.A6]&lt;&gt;0;CONCATENATE(&quot;// &quot;;[.A6];&quot; //&quot;);&quot; &quot;))" office:value-type="string" office:string-value="public string BtnApply { get; }" calcext:value-type="string">
            <text:p>public string BtnApply { get; }</text:p>
          </table:table-cell>
          <table:table-cell table:style-name="ce36" table:formula="of:=IF([.$B6]&lt;&gt;0;CONCATENATE([.$B6];&quot; = &quot;&quot;&quot;;[.C6];&quot;&quot;&quot;;&quot;);IF([.$A6]&lt;&gt;0;CONCATENATE(&quot;// &quot;;[.$A6];&quot; //&quot;);&quot; &quot;))" office:value-type="string" office:string-value="BtnApply = &quot;&amp;#x1F5F8; Apply&quot;;" calcext:value-type="string">
            <text:p>BtnApply = "&amp;#x1F5F8; Apply";</text:p>
          </table:table-cell>
          <table:table-cell table:style-name="ce36" table:formula="of:=IF([.$B6]&lt;&gt;0;CONCATENATE([.$B6];&quot; = &quot;&quot;&quot;;[.D6];&quot;&quot;&quot;;&quot;);IF([.$A6]&lt;&gt;0;CONCATENATE(&quot;// &quot;;[.$A6];&quot; //&quot;);&quot; &quot;))" office:value-type="string" office:string-value="BtnApply = &quot;&amp;#x1F5F8; Applica&quot;;" calcext:value-type="string">
            <text:p>BtnApply = "&amp;#x1F5F8; Applic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Generic Strings</text:p>
          </table:table-cell>
          <table:table-cell table:style-name="ce32" office:value-type="string" calcext:value-type="string">
            <text:p>BtnCancel</text:p>
          </table:table-cell>
          <table:table-cell table:style-name="ce34" office:value-type="string" calcext:value-type="string">
            <text:p>&amp;#x1F5F4; Cancel</text:p>
          </table:table-cell>
          <table:table-cell table:style-name="ce34" office:value-type="string" calcext:value-type="string">
            <text:p>&amp;#x1F5F4; Annulla</text:p>
          </table:table-cell>
          <table:table-cell table:style-name="ce36" table:formula="of:=IF([.B7]&lt;&gt;0;CONCATENATE(&quot;string &quot;;[.B7];&quot; { get; }&quot;);IF([.A7]&lt;&gt;0;CONCATENATE(&quot;// &quot;;[.A7];&quot; //&quot;);&quot; &quot;))" office:value-type="string" office:string-value="string BtnCancel { get; }" calcext:value-type="string">
            <text:p>string BtnCancel { get; }</text:p>
          </table:table-cell>
          <table:table-cell table:style-name="ce36" table:formula="of:=IF([.B7]&lt;&gt;0;CONCATENATE(&quot;public string &quot;;[.B7];&quot; { get; set; }&quot;);IF([.A7]&lt;&gt;0;CONCATENATE(&quot;// &quot;;[.A7];&quot; //&quot;);&quot; &quot;))" office:value-type="string" office:string-value="public string BtnCancel { get; set; }" calcext:value-type="string">
            <text:p>public string BtnCancel { get; set; }</text:p>
          </table:table-cell>
          <table:table-cell table:style-name="ce36" table:formula="of:=IF([.B7]&lt;&gt;0;CONCATENATE([.B7];&quot; = locStrings.&quot;;[.B7];&quot;;&quot;);IF([.A7]&lt;&gt;0;CONCATENATE(&quot;// &quot;;[.A7];&quot; //&quot;);&quot; &quot;))" office:value-type="string" office:string-value="BtnCancel = locStrings.BtnCancel;" calcext:value-type="string">
            <text:p>BtnCancel = locStrings.BtnCancel;</text:p>
          </table:table-cell>
          <table:table-cell table:style-name="ce36" table:formula="of:=IF([.B7]&lt;&gt;0;CONCATENATE(&quot;public string &quot;;[.B7];&quot; { get; }&quot;);IF([.A7]&lt;&gt;0;CONCATENATE(&quot;// &quot;;[.A7];&quot; //&quot;);&quot; &quot;))" office:value-type="string" office:string-value="public string BtnCancel { get; }" calcext:value-type="string">
            <text:p>public string BtnCancel { get; }</text:p>
          </table:table-cell>
          <table:table-cell table:style-name="ce36" table:formula="of:=IF([.$B7]&lt;&gt;0;CONCATENATE([.$B7];&quot; = &quot;&quot;&quot;;[.C7];&quot;&quot;&quot;;&quot;);IF([.$A7]&lt;&gt;0;CONCATENATE(&quot;// &quot;;[.$A7];&quot; //&quot;);&quot; &quot;))" office:value-type="string" office:string-value="BtnCancel = &quot;&amp;#x1F5F4; Cancel&quot;;" calcext:value-type="string">
            <text:p>BtnCancel = "&amp;#x1F5F4; Cancel";</text:p>
          </table:table-cell>
          <table:table-cell table:style-name="ce36" table:formula="of:=IF([.$B7]&lt;&gt;0;CONCATENATE([.$B7];&quot; = &quot;&quot;&quot;;[.D7];&quot;&quot;&quot;;&quot;);IF([.$A7]&lt;&gt;0;CONCATENATE(&quot;// &quot;;[.$A7];&quot; //&quot;);&quot; &quot;))" office:value-type="string" office:string-value="BtnCancel = &quot;&amp;#x1F5F4; Annulla&quot;;" calcext:value-type="string">
            <text:p>BtnCancel = "&amp;#x1F5F4; Annull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/>
          <table:table-cell table:style-name="ce34" table:number-columns-repeated="2"/>
          <table:table-cell table:style-name="ce36" table:formula="of:=IF([.B8]&lt;&gt;0;CONCATENATE(&quot;string &quot;;[.B8];&quot; { get; }&quot;);IF([.A8]&lt;&gt;0;CONCATENATE(&quot;// &quot;;[.A8];&quot; //&quot;);&quot; &quot;))" office:value-type="string" office:string-value="// UI Main Single Point //" calcext:value-type="string">
            <text:p>// UI Main Single Point //</text:p>
          </table:table-cell>
          <table:table-cell table:style-name="ce36" table:formula="of:=IF([.B8]&lt;&gt;0;CONCATENATE(&quot;public string &quot;;[.B8];&quot; { get; set; }&quot;);IF([.A8]&lt;&gt;0;CONCATENATE(&quot;// &quot;;[.A8];&quot; //&quot;);&quot; &quot;))" office:value-type="string" office:string-value="// UI Main Single Point //" calcext:value-type="string">
            <text:p>// UI Main Single Point //</text:p>
          </table:table-cell>
          <table:table-cell table:style-name="ce36" table:formula="of:=IF([.B8]&lt;&gt;0;CONCATENATE([.B8];&quot; = locStrings.&quot;;[.B8];&quot;;&quot;);IF([.A8]&lt;&gt;0;CONCATENATE(&quot;// &quot;;[.A8];&quot; //&quot;);&quot; &quot;))" office:value-type="string" office:string-value="// UI Main Single Point //" calcext:value-type="string">
            <text:p>// UI Main Single Point //</text:p>
          </table:table-cell>
          <table:table-cell table:style-name="ce36" table:formula="of:=IF([.B8]&lt;&gt;0;CONCATENATE(&quot;public string &quot;;[.B8];&quot; { get; }&quot;);IF([.A8]&lt;&gt;0;CONCATENATE(&quot;// &quot;;[.A8];&quot; //&quot;);&quot; &quot;))" office:value-type="string" office:string-value="// UI Main Single Point //" calcext:value-type="string">
            <text:p>// UI Main Single Point //</text:p>
          </table:table-cell>
          <table:table-cell table:style-name="ce36" table:formula="of:=IF([.$B8]&lt;&gt;0;CONCATENATE([.$B8];&quot; = &quot;&quot;&quot;;[.C8];&quot;&quot;&quot;;&quot;);IF([.$A8]&lt;&gt;0;CONCATENATE(&quot;// &quot;;[.$A8];&quot; //&quot;);&quot; &quot;))" office:value-type="string" office:string-value="// UI Main Single Point //" calcext:value-type="string">
            <text:p>// UI Main Single Point //</text:p>
          </table:table-cell>
          <table:table-cell table:style-name="ce36" table:formula="of:=IF([.$B8]&lt;&gt;0;CONCATENATE([.$B8];&quot; = &quot;&quot;&quot;;[.D8];&quot;&quot;&quot;;&quot;);IF([.$A8]&lt;&gt;0;CONCATENATE(&quot;// &quot;;[.$A8];&quot; //&quot;);&quot; &quot;))" office:value-type="string" office:string-value="// UI Main Single Point //" calcext:value-type="string">
            <text:p>// UI Main Single Point //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GeoTitle</text:p>
          </table:table-cell>
          <table:table-cell table:style-name="ce34" office:value-type="string" calcext:value-type="string">
            <text:p>Geographic Coordinates</text:p>
          </table:table-cell>
          <table:table-cell table:style-name="ce34" office:value-type="string" calcext:value-type="string">
            <text:p>Coordinate Geografiche</text:p>
          </table:table-cell>
          <table:table-cell table:style-name="ce36" table:formula="of:=IF([.B9]&lt;&gt;0;CONCATENATE(&quot;string &quot;;[.B9];&quot; { get; }&quot;);IF([.A9]&lt;&gt;0;CONCATENATE(&quot;// &quot;;[.A9];&quot; //&quot;);&quot; &quot;))" office:value-type="string" office:string-value="string TxbGeoTitle { get; }" calcext:value-type="string">
            <text:p>string TxbGeoTitle { get; }</text:p>
          </table:table-cell>
          <table:table-cell table:style-name="ce36" table:formula="of:=IF([.B9]&lt;&gt;0;CONCATENATE(&quot;public string &quot;;[.B9];&quot; { get; set; }&quot;);IF([.A9]&lt;&gt;0;CONCATENATE(&quot;// &quot;;[.A9];&quot; //&quot;);&quot; &quot;))" office:value-type="string" office:string-value="public string TxbGeoTitle { get; set; }" calcext:value-type="string">
            <text:p>public string TxbGeoTitle { get; set; }</text:p>
          </table:table-cell>
          <table:table-cell table:style-name="ce36" table:formula="of:=IF([.B9]&lt;&gt;0;CONCATENATE([.B9];&quot; = locStrings.&quot;;[.B9];&quot;;&quot;);IF([.A9]&lt;&gt;0;CONCATENATE(&quot;// &quot;;[.A9];&quot; //&quot;);&quot; &quot;))" office:value-type="string" office:string-value="TxbGeoTitle = locStrings.TxbGeoTitle;" calcext:value-type="string">
            <text:p>TxbGeoTitle = locStrings.TxbGeoTitle;</text:p>
          </table:table-cell>
          <table:table-cell table:style-name="ce36" table:formula="of:=IF([.B9]&lt;&gt;0;CONCATENATE(&quot;public string &quot;;[.B9];&quot; { get; }&quot;);IF([.A9]&lt;&gt;0;CONCATENATE(&quot;// &quot;;[.A9];&quot; //&quot;);&quot; &quot;))" office:value-type="string" office:string-value="public string TxbGeoTitle { get; }" calcext:value-type="string">
            <text:p>public string TxbGeoTitle { get; }</text:p>
          </table:table-cell>
          <table:table-cell table:style-name="ce36" table:formula="of:=IF([.$B9]&lt;&gt;0;CONCATENATE([.$B9];&quot; = &quot;&quot;&quot;;[.C9];&quot;&quot;&quot;;&quot;);IF([.$A9]&lt;&gt;0;CONCATENATE(&quot;// &quot;;[.$A9];&quot; //&quot;);&quot; &quot;))" office:value-type="string" office:string-value="TxbGeoTitle = &quot;Geographic Coordinates&quot;;" calcext:value-type="string">
            <text:p>TxbGeoTitle = "Geographic Coordinates";</text:p>
          </table:table-cell>
          <table:table-cell table:style-name="ce36" table:formula="of:=IF([.$B9]&lt;&gt;0;CONCATENATE([.$B9];&quot; = &quot;&quot;&quot;;[.D9];&quot;&quot;&quot;;&quot;);IF([.$A9]&lt;&gt;0;CONCATENATE(&quot;// &quot;;[.$A9];&quot; //&quot;);&quot; &quot;))" office:value-type="string" office:string-value="TxbGeoTitle = &quot;Coordinate Geografiche&quot;;" calcext:value-type="string">
            <text:p>TxbGeoTitle = "Coordinate Geografich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GeoLatTitle</text:p>
          </table:table-cell>
          <table:table-cell table:style-name="ce34" office:value-type="string" calcext:value-type="string">
            <text:p>Latitude:</text:p>
          </table:table-cell>
          <table:table-cell table:style-name="ce34" office:value-type="string" calcext:value-type="string">
            <text:p>Latitudine:</text:p>
          </table:table-cell>
          <table:table-cell table:style-name="ce36" table:formula="of:=IF([.B10]&lt;&gt;0;CONCATENATE(&quot;string &quot;;[.B10];&quot; { get; }&quot;);IF([.A10]&lt;&gt;0;CONCATENATE(&quot;// &quot;;[.A10];&quot; //&quot;);&quot; &quot;))" office:value-type="string" office:string-value="string TxbGeoLatTitle { get; }" calcext:value-type="string">
            <text:p>string TxbGeoLatTitle { get; }</text:p>
          </table:table-cell>
          <table:table-cell table:style-name="ce36" table:formula="of:=IF([.B10]&lt;&gt;0;CONCATENATE(&quot;public string &quot;;[.B10];&quot; { get; set; }&quot;);IF([.A10]&lt;&gt;0;CONCATENATE(&quot;// &quot;;[.A10];&quot; //&quot;);&quot; &quot;))" office:value-type="string" office:string-value="public string TxbGeoLatTitle { get; set; }" calcext:value-type="string">
            <text:p>public string TxbGeoLatTitle { get; set; }</text:p>
          </table:table-cell>
          <table:table-cell table:style-name="ce36" table:formula="of:=IF([.B10]&lt;&gt;0;CONCATENATE([.B10];&quot; = locStrings.&quot;;[.B10];&quot;;&quot;);IF([.A10]&lt;&gt;0;CONCATENATE(&quot;// &quot;;[.A10];&quot; //&quot;);&quot; &quot;))" office:value-type="string" office:string-value="TxbGeoLatTitle = locStrings.TxbGeoLatTitle;" calcext:value-type="string">
            <text:p>TxbGeoLatTitle = locStrings.TxbGeoLatTitle;</text:p>
          </table:table-cell>
          <table:table-cell table:style-name="ce36" table:formula="of:=IF([.B10]&lt;&gt;0;CONCATENATE(&quot;public string &quot;;[.B10];&quot; { get; }&quot;);IF([.A10]&lt;&gt;0;CONCATENATE(&quot;// &quot;;[.A10];&quot; //&quot;);&quot; &quot;))" office:value-type="string" office:string-value="public string TxbGeoLatTitle { get; }" calcext:value-type="string">
            <text:p>public string TxbGeoLatTitle { get; }</text:p>
          </table:table-cell>
          <table:table-cell table:style-name="ce36" table:formula="of:=IF([.$B10]&lt;&gt;0;CONCATENATE([.$B10];&quot; = &quot;&quot;&quot;;[.C10];&quot;&quot;&quot;;&quot;);IF([.$A10]&lt;&gt;0;CONCATENATE(&quot;// &quot;;[.$A10];&quot; //&quot;);&quot; &quot;))" office:value-type="string" office:string-value="TxbGeoLatTitle = &quot;Latitude:&quot;;" calcext:value-type="string">
            <text:p>TxbGeoLatTitle = "Latitude:";</text:p>
          </table:table-cell>
          <table:table-cell table:style-name="ce36" table:formula="of:=IF([.$B10]&lt;&gt;0;CONCATENATE([.$B10];&quot; = &quot;&quot;&quot;;[.D10];&quot;&quot;&quot;;&quot;);IF([.$A10]&lt;&gt;0;CONCATENATE(&quot;// &quot;;[.$A10];&quot; //&quot;);&quot; &quot;))" office:value-type="string" office:string-value="TxbGeoLatTitle = &quot;Latitudine:&quot;;" calcext:value-type="string">
            <text:p>TxbGeoLatTitle = "Latitudi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GeoLonTitle</text:p>
          </table:table-cell>
          <table:table-cell table:style-name="ce34" office:value-type="string" calcext:value-type="string">
            <text:p>Longitude:</text:p>
          </table:table-cell>
          <table:table-cell table:style-name="ce34" office:value-type="string" calcext:value-type="string">
            <text:p>Longitudine:</text:p>
          </table:table-cell>
          <table:table-cell table:style-name="ce36" table:formula="of:=IF([.B11]&lt;&gt;0;CONCATENATE(&quot;string &quot;;[.B11];&quot; { get; }&quot;);IF([.A11]&lt;&gt;0;CONCATENATE(&quot;// &quot;;[.A11];&quot; //&quot;);&quot; &quot;))" office:value-type="string" office:string-value="string TxbGeoLonTitle { get; }" calcext:value-type="string">
            <text:p>string TxbGeoLonTitle { get; }</text:p>
          </table:table-cell>
          <table:table-cell table:style-name="ce36" table:formula="of:=IF([.B11]&lt;&gt;0;CONCATENATE(&quot;public string &quot;;[.B11];&quot; { get; set; }&quot;);IF([.A11]&lt;&gt;0;CONCATENATE(&quot;// &quot;;[.A11];&quot; //&quot;);&quot; &quot;))" office:value-type="string" office:string-value="public string TxbGeoLonTitle { get; set; }" calcext:value-type="string">
            <text:p>public string TxbGeoLonTitle { get; set; }</text:p>
          </table:table-cell>
          <table:table-cell table:style-name="ce36" table:formula="of:=IF([.B11]&lt;&gt;0;CONCATENATE([.B11];&quot; = locStrings.&quot;;[.B11];&quot;;&quot;);IF([.A11]&lt;&gt;0;CONCATENATE(&quot;// &quot;;[.A11];&quot; //&quot;);&quot; &quot;))" office:value-type="string" office:string-value="TxbGeoLonTitle = locStrings.TxbGeoLonTitle;" calcext:value-type="string">
            <text:p>TxbGeoLonTitle = locStrings.TxbGeoLonTitle;</text:p>
          </table:table-cell>
          <table:table-cell table:style-name="ce36" table:formula="of:=IF([.B11]&lt;&gt;0;CONCATENATE(&quot;public string &quot;;[.B11];&quot; { get; }&quot;);IF([.A11]&lt;&gt;0;CONCATENATE(&quot;// &quot;;[.A11];&quot; //&quot;);&quot; &quot;))" office:value-type="string" office:string-value="public string TxbGeoLonTitle { get; }" calcext:value-type="string">
            <text:p>public string TxbGeoLonTitle { get; }</text:p>
          </table:table-cell>
          <table:table-cell table:style-name="ce36" table:formula="of:=IF([.$B11]&lt;&gt;0;CONCATENATE([.$B11];&quot; = &quot;&quot;&quot;;[.C11];&quot;&quot;&quot;;&quot;);IF([.$A11]&lt;&gt;0;CONCATENATE(&quot;// &quot;;[.$A11];&quot; //&quot;);&quot; &quot;))" office:value-type="string" office:string-value="TxbGeoLonTitle = &quot;Longitude:&quot;;" calcext:value-type="string">
            <text:p>TxbGeoLonTitle = "Longitude:";</text:p>
          </table:table-cell>
          <table:table-cell table:style-name="ce36" table:formula="of:=IF([.$B11]&lt;&gt;0;CONCATENATE([.$B11];&quot; = &quot;&quot;&quot;;[.D11];&quot;&quot;&quot;;&quot;);IF([.$A11]&lt;&gt;0;CONCATENATE(&quot;// &quot;;[.$A11];&quot; //&quot;);&quot; &quot;))" office:value-type="string" office:string-value="TxbGeoLonTitle = &quot;Longitudine:&quot;;" calcext:value-type="string">
            <text:p>TxbGeoLonTitle = "Longitudi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GeoElevTitle</text:p>
          </table:table-cell>
          <table:table-cell table:style-name="ce34" office:value-type="string" calcext:value-type="string">
            <text:p>Elevation:</text:p>
          </table:table-cell>
          <table:table-cell table:style-name="ce34" office:value-type="string" calcext:value-type="string">
            <text:p>Elevazione:</text:p>
          </table:table-cell>
          <table:table-cell table:style-name="ce36" table:formula="of:=IF([.B12]&lt;&gt;0;CONCATENATE(&quot;string &quot;;[.B12];&quot; { get; }&quot;);IF([.A12]&lt;&gt;0;CONCATENATE(&quot;// &quot;;[.A12];&quot; //&quot;);&quot; &quot;))" office:value-type="string" office:string-value="string TxbGeoElevTitle { get; }" calcext:value-type="string">
            <text:p>string TxbGeoElevTitle { get; }</text:p>
          </table:table-cell>
          <table:table-cell table:style-name="ce36" table:formula="of:=IF([.B12]&lt;&gt;0;CONCATENATE(&quot;public string &quot;;[.B12];&quot; { get; set; }&quot;);IF([.A12]&lt;&gt;0;CONCATENATE(&quot;// &quot;;[.A12];&quot; //&quot;);&quot; &quot;))" office:value-type="string" office:string-value="public string TxbGeoElevTitle { get; set; }" calcext:value-type="string">
            <text:p>public string TxbGeoElevTitle { get; set; }</text:p>
          </table:table-cell>
          <table:table-cell table:style-name="ce36" table:formula="of:=IF([.B12]&lt;&gt;0;CONCATENATE([.B12];&quot; = locStrings.&quot;;[.B12];&quot;;&quot;);IF([.A12]&lt;&gt;0;CONCATENATE(&quot;// &quot;;[.A12];&quot; //&quot;);&quot; &quot;))" office:value-type="string" office:string-value="TxbGeoElevTitle = locStrings.TxbGeoElevTitle;" calcext:value-type="string">
            <text:p>TxbGeoElevTitle = locStrings.TxbGeoElevTitle;</text:p>
          </table:table-cell>
          <table:table-cell table:style-name="ce36" table:formula="of:=IF([.B12]&lt;&gt;0;CONCATENATE(&quot;public string &quot;;[.B12];&quot; { get; }&quot;);IF([.A12]&lt;&gt;0;CONCATENATE(&quot;// &quot;;[.A12];&quot; //&quot;);&quot; &quot;))" office:value-type="string" office:string-value="public string TxbGeoElevTitle { get; }" calcext:value-type="string">
            <text:p>public string TxbGeoElevTitle { get; }</text:p>
          </table:table-cell>
          <table:table-cell table:style-name="ce36" table:formula="of:=IF([.$B12]&lt;&gt;0;CONCATENATE([.$B12];&quot; = &quot;&quot;&quot;;[.C12];&quot;&quot;&quot;;&quot;);IF([.$A12]&lt;&gt;0;CONCATENATE(&quot;// &quot;;[.$A12];&quot; //&quot;);&quot; &quot;))" office:value-type="string" office:string-value="TxbGeoElevTitle = &quot;Elevation:&quot;;" calcext:value-type="string">
            <text:p>TxbGeoElevTitle = "Elevation:";</text:p>
          </table:table-cell>
          <table:table-cell table:style-name="ce36" table:formula="of:=IF([.$B12]&lt;&gt;0;CONCATENATE([.$B12];&quot; = &quot;&quot;&quot;;[.D12];&quot;&quot;&quot;;&quot;);IF([.$A12]&lt;&gt;0;CONCATENATE(&quot;// &quot;;[.$A12];&quot; //&quot;);&quot; &quot;))" office:value-type="string" office:string-value="TxbGeoElevTitle = &quot;Elevazione:&quot;;" calcext:value-type="string">
            <text:p>TxbGeoElevTitle = "Eleva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PrjTitle</text:p>
          </table:table-cell>
          <table:table-cell table:style-name="ce34" office:value-type="string" calcext:value-type="string">
            <text:p>Cartesian Coordinates</text:p>
          </table:table-cell>
          <table:table-cell table:style-name="ce34" office:value-type="string" calcext:value-type="string">
            <text:p>Coordinate Cartesiane</text:p>
          </table:table-cell>
          <table:table-cell table:style-name="ce36" table:formula="of:=IF([.B13]&lt;&gt;0;CONCATENATE(&quot;string &quot;;[.B13];&quot; { get; }&quot;);IF([.A13]&lt;&gt;0;CONCATENATE(&quot;// &quot;;[.A13];&quot; //&quot;);&quot; &quot;))" office:value-type="string" office:string-value="string TxbPrjTitle { get; }" calcext:value-type="string">
            <text:p>string TxbPrjTitle { get; }</text:p>
          </table:table-cell>
          <table:table-cell table:style-name="ce36" table:formula="of:=IF([.B13]&lt;&gt;0;CONCATENATE(&quot;public string &quot;;[.B13];&quot; { get; set; }&quot;);IF([.A13]&lt;&gt;0;CONCATENATE(&quot;// &quot;;[.A13];&quot; //&quot;);&quot; &quot;))" office:value-type="string" office:string-value="public string TxbPrjTitle { get; set; }" calcext:value-type="string">
            <text:p>public string TxbPrjTitle { get; set; }</text:p>
          </table:table-cell>
          <table:table-cell table:style-name="ce36" table:formula="of:=IF([.B13]&lt;&gt;0;CONCATENATE([.B13];&quot; = locStrings.&quot;;[.B13];&quot;;&quot;);IF([.A13]&lt;&gt;0;CONCATENATE(&quot;// &quot;;[.A13];&quot; //&quot;);&quot; &quot;))" office:value-type="string" office:string-value="TxbPrjTitle = locStrings.TxbPrjTitle;" calcext:value-type="string">
            <text:p>TxbPrjTitle = locStrings.TxbPrjTitle;</text:p>
          </table:table-cell>
          <table:table-cell table:style-name="ce36" table:formula="of:=IF([.B13]&lt;&gt;0;CONCATENATE(&quot;public string &quot;;[.B13];&quot; { get; }&quot;);IF([.A13]&lt;&gt;0;CONCATENATE(&quot;// &quot;;[.A13];&quot; //&quot;);&quot; &quot;))" office:value-type="string" office:string-value="public string TxbPrjTitle { get; }" calcext:value-type="string">
            <text:p>public string TxbPrjTitle { get; }</text:p>
          </table:table-cell>
          <table:table-cell table:style-name="ce36" table:formula="of:=IF([.$B13]&lt;&gt;0;CONCATENATE([.$B13];&quot; = &quot;&quot;&quot;;[.C13];&quot;&quot;&quot;;&quot;);IF([.$A13]&lt;&gt;0;CONCATENATE(&quot;// &quot;;[.$A13];&quot; //&quot;);&quot; &quot;))" office:value-type="string" office:string-value="TxbPrjTitle = &quot;Cartesian Coordinates&quot;;" calcext:value-type="string">
            <text:p>TxbPrjTitle = "Cartesian Coordinates";</text:p>
          </table:table-cell>
          <table:table-cell table:style-name="ce36" table:formula="of:=IF([.$B13]&lt;&gt;0;CONCATENATE([.$B13];&quot; = &quot;&quot;&quot;;[.D13];&quot;&quot;&quot;;&quot;);IF([.$A13]&lt;&gt;0;CONCATENATE(&quot;// &quot;;[.$A13];&quot; //&quot;);&quot; &quot;))" office:value-type="string" office:string-value="TxbPrjTitle = &quot;Coordinate Cartesiane&quot;;" calcext:value-type="string">
            <text:p>TxbPrjTitle = "Coordinate Cartesian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PrjEastTitle</text:p>
          </table:table-cell>
          <table:table-cell table:style-name="ce34" office:value-type="string" calcext:value-type="string">
            <text:p>East:</text:p>
          </table:table-cell>
          <table:table-cell table:style-name="ce34" office:value-type="string" calcext:value-type="string">
            <text:p>Est:</text:p>
          </table:table-cell>
          <table:table-cell table:style-name="ce36" table:formula="of:=IF([.B14]&lt;&gt;0;CONCATENATE(&quot;string &quot;;[.B14];&quot; { get; }&quot;);IF([.A14]&lt;&gt;0;CONCATENATE(&quot;// &quot;;[.A14];&quot; //&quot;);&quot; &quot;))" office:value-type="string" office:string-value="string TxbPrjEastTitle { get; }" calcext:value-type="string">
            <text:p>string TxbPrjEastTitle { get; }</text:p>
          </table:table-cell>
          <table:table-cell table:style-name="ce36" table:formula="of:=IF([.B14]&lt;&gt;0;CONCATENATE(&quot;public string &quot;;[.B14];&quot; { get; set; }&quot;);IF([.A14]&lt;&gt;0;CONCATENATE(&quot;// &quot;;[.A14];&quot; //&quot;);&quot; &quot;))" office:value-type="string" office:string-value="public string TxbPrjEastTitle { get; set; }" calcext:value-type="string">
            <text:p>public string TxbPrjEastTitle { get; set; }</text:p>
          </table:table-cell>
          <table:table-cell table:style-name="ce36" table:formula="of:=IF([.B14]&lt;&gt;0;CONCATENATE([.B14];&quot; = locStrings.&quot;;[.B14];&quot;;&quot;);IF([.A14]&lt;&gt;0;CONCATENATE(&quot;// &quot;;[.A14];&quot; //&quot;);&quot; &quot;))" office:value-type="string" office:string-value="TxbPrjEastTitle = locStrings.TxbPrjEastTitle;" calcext:value-type="string">
            <text:p>TxbPrjEastTitle = locStrings.TxbPrjEastTitle;</text:p>
          </table:table-cell>
          <table:table-cell table:style-name="ce36" table:formula="of:=IF([.B14]&lt;&gt;0;CONCATENATE(&quot;public string &quot;;[.B14];&quot; { get; }&quot;);IF([.A14]&lt;&gt;0;CONCATENATE(&quot;// &quot;;[.A14];&quot; //&quot;);&quot; &quot;))" office:value-type="string" office:string-value="public string TxbPrjEastTitle { get; }" calcext:value-type="string">
            <text:p>public string TxbPrjEastTitle { get; }</text:p>
          </table:table-cell>
          <table:table-cell table:style-name="ce36" table:formula="of:=IF([.$B14]&lt;&gt;0;CONCATENATE([.$B14];&quot; = &quot;&quot;&quot;;[.C14];&quot;&quot;&quot;;&quot;);IF([.$A14]&lt;&gt;0;CONCATENATE(&quot;// &quot;;[.$A14];&quot; //&quot;);&quot; &quot;))" office:value-type="string" office:string-value="TxbPrjEastTitle = &quot;East:&quot;;" calcext:value-type="string">
            <text:p>TxbPrjEastTitle = "East:";</text:p>
          </table:table-cell>
          <table:table-cell table:style-name="ce36" table:formula="of:=IF([.$B14]&lt;&gt;0;CONCATENATE([.$B14];&quot; = &quot;&quot;&quot;;[.D14];&quot;&quot;&quot;;&quot;);IF([.$A14]&lt;&gt;0;CONCATENATE(&quot;// &quot;;[.$A14];&quot; //&quot;);&quot; &quot;))" office:value-type="string" office:string-value="TxbPrjEastTitle = &quot;Est:&quot;;" calcext:value-type="string">
            <text:p>TxbPrjEastTitle = "Est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PrjNorthTitle</text:p>
          </table:table-cell>
          <table:table-cell table:style-name="ce34" office:value-type="string" calcext:value-type="string">
            <text:p>North:</text:p>
          </table:table-cell>
          <table:table-cell table:style-name="ce34" office:value-type="string" calcext:value-type="string">
            <text:p>Nord:</text:p>
          </table:table-cell>
          <table:table-cell table:style-name="ce36" table:formula="of:=IF([.B15]&lt;&gt;0;CONCATENATE(&quot;string &quot;;[.B15];&quot; { get; }&quot;);IF([.A15]&lt;&gt;0;CONCATENATE(&quot;// &quot;;[.A15];&quot; //&quot;);&quot; &quot;))" office:value-type="string" office:string-value="string TxbPrjNorthTitle { get; }" calcext:value-type="string">
            <text:p>string TxbPrjNorthTitle { get; }</text:p>
          </table:table-cell>
          <table:table-cell table:style-name="ce36" table:formula="of:=IF([.B15]&lt;&gt;0;CONCATENATE(&quot;public string &quot;;[.B15];&quot; { get; set; }&quot;);IF([.A15]&lt;&gt;0;CONCATENATE(&quot;// &quot;;[.A15];&quot; //&quot;);&quot; &quot;))" office:value-type="string" office:string-value="public string TxbPrjNorthTitle { get; set; }" calcext:value-type="string">
            <text:p>public string TxbPrjNorthTitle { get; set; }</text:p>
          </table:table-cell>
          <table:table-cell table:style-name="ce36" table:formula="of:=IF([.B15]&lt;&gt;0;CONCATENATE([.B15];&quot; = locStrings.&quot;;[.B15];&quot;;&quot;);IF([.A15]&lt;&gt;0;CONCATENATE(&quot;// &quot;;[.A15];&quot; //&quot;);&quot; &quot;))" office:value-type="string" office:string-value="TxbPrjNorthTitle = locStrings.TxbPrjNorthTitle;" calcext:value-type="string">
            <text:p>TxbPrjNorthTitle = locStrings.TxbPrjNorthTitle;</text:p>
          </table:table-cell>
          <table:table-cell table:style-name="ce36" table:formula="of:=IF([.B15]&lt;&gt;0;CONCATENATE(&quot;public string &quot;;[.B15];&quot; { get; }&quot;);IF([.A15]&lt;&gt;0;CONCATENATE(&quot;// &quot;;[.A15];&quot; //&quot;);&quot; &quot;))" office:value-type="string" office:string-value="public string TxbPrjNorthTitle { get; }" calcext:value-type="string">
            <text:p>public string TxbPrjNorthTitle { get; }</text:p>
          </table:table-cell>
          <table:table-cell table:style-name="ce36" table:formula="of:=IF([.$B15]&lt;&gt;0;CONCATENATE([.$B15];&quot; = &quot;&quot;&quot;;[.C15];&quot;&quot;&quot;;&quot;);IF([.$A15]&lt;&gt;0;CONCATENATE(&quot;// &quot;;[.$A15];&quot; //&quot;);&quot; &quot;))" office:value-type="string" office:string-value="TxbPrjNorthTitle = &quot;North:&quot;;" calcext:value-type="string">
            <text:p>TxbPrjNorthTitle = "North:";</text:p>
          </table:table-cell>
          <table:table-cell table:style-name="ce36" table:formula="of:=IF([.$B15]&lt;&gt;0;CONCATENATE([.$B15];&quot; = &quot;&quot;&quot;;[.D15];&quot;&quot;&quot;;&quot;);IF([.$A15]&lt;&gt;0;CONCATENATE(&quot;// &quot;;[.$A15];&quot; //&quot;);&quot; &quot;))" office:value-type="string" office:string-value="TxbPrjNorthTitle = &quot;Nord:&quot;;" calcext:value-type="string">
            <text:p>TxbPrjNorthTitle = "Nord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PrjElevTitle</text:p>
          </table:table-cell>
          <table:table-cell table:style-name="ce34" office:value-type="string" calcext:value-type="string">
            <text:p>Elevation:</text:p>
          </table:table-cell>
          <table:table-cell table:style-name="ce34" office:value-type="string" calcext:value-type="string">
            <text:p>Elevazione:</text:p>
          </table:table-cell>
          <table:table-cell table:style-name="ce36" table:formula="of:=IF([.B16]&lt;&gt;0;CONCATENATE(&quot;string &quot;;[.B16];&quot; { get; }&quot;);IF([.A16]&lt;&gt;0;CONCATENATE(&quot;// &quot;;[.A16];&quot; //&quot;);&quot; &quot;))" office:value-type="string" office:string-value="string TxbPrjElevTitle { get; }" calcext:value-type="string">
            <text:p>string TxbPrjElevTitle { get; }</text:p>
          </table:table-cell>
          <table:table-cell table:style-name="ce36" table:formula="of:=IF([.B16]&lt;&gt;0;CONCATENATE(&quot;public string &quot;;[.B16];&quot; { get; set; }&quot;);IF([.A16]&lt;&gt;0;CONCATENATE(&quot;// &quot;;[.A16];&quot; //&quot;);&quot; &quot;))" office:value-type="string" office:string-value="public string TxbPrjElevTitle { get; set; }" calcext:value-type="string">
            <text:p>public string TxbPrjElevTitle { get; set; }</text:p>
          </table:table-cell>
          <table:table-cell table:style-name="ce36" table:formula="of:=IF([.B16]&lt;&gt;0;CONCATENATE([.B16];&quot; = locStrings.&quot;;[.B16];&quot;;&quot;);IF([.A16]&lt;&gt;0;CONCATENATE(&quot;// &quot;;[.A16];&quot; //&quot;);&quot; &quot;))" office:value-type="string" office:string-value="TxbPrjElevTitle = locStrings.TxbPrjElevTitle;" calcext:value-type="string">
            <text:p>TxbPrjElevTitle = locStrings.TxbPrjElevTitle;</text:p>
          </table:table-cell>
          <table:table-cell table:style-name="ce36" table:formula="of:=IF([.B16]&lt;&gt;0;CONCATENATE(&quot;public string &quot;;[.B16];&quot; { get; }&quot;);IF([.A16]&lt;&gt;0;CONCATENATE(&quot;// &quot;;[.A16];&quot; //&quot;);&quot; &quot;))" office:value-type="string" office:string-value="public string TxbPrjElevTitle { get; }" calcext:value-type="string">
            <text:p>public string TxbPrjElevTitle { get; }</text:p>
          </table:table-cell>
          <table:table-cell table:style-name="ce36" table:formula="of:=IF([.$B16]&lt;&gt;0;CONCATENATE([.$B16];&quot; = &quot;&quot;&quot;;[.C16];&quot;&quot;&quot;;&quot;);IF([.$A16]&lt;&gt;0;CONCATENATE(&quot;// &quot;;[.$A16];&quot; //&quot;);&quot; &quot;))" office:value-type="string" office:string-value="TxbPrjElevTitle = &quot;Elevation:&quot;;" calcext:value-type="string">
            <text:p>TxbPrjElevTitle = "Elevation:";</text:p>
          </table:table-cell>
          <table:table-cell table:style-name="ce36" table:formula="of:=IF([.$B16]&lt;&gt;0;CONCATENATE([.$B16];&quot; = &quot;&quot;&quot;;[.D16];&quot;&quot;&quot;;&quot;);IF([.$A16]&lt;&gt;0;CONCATENATE(&quot;// &quot;;[.$A16];&quot; //&quot;);&quot; &quot;))" office:value-type="string" office:string-value="TxbPrjElevTitle = &quot;Elevazione:&quot;;" calcext:value-type="string">
            <text:p>TxbPrjElevTitle = "Eleva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CrsInTitle</text:p>
          </table:table-cell>
          <table:table-cell table:style-name="ce34" office:value-type="string" calcext:value-type="string">
            <text:p>Selected Input CRS</text:p>
          </table:table-cell>
          <table:table-cell table:style-name="ce34" office:value-type="string" calcext:value-type="string">
            <text:p>CRS Origine Selezionato</text:p>
          </table:table-cell>
          <table:table-cell table:style-name="ce36" table:formula="of:=IF([.B17]&lt;&gt;0;CONCATENATE(&quot;string &quot;;[.B17];&quot; { get; }&quot;);IF([.A17]&lt;&gt;0;CONCATENATE(&quot;// &quot;;[.A17];&quot; //&quot;);&quot; &quot;))" office:value-type="string" office:string-value="string TxbCrsInTitle { get; }" calcext:value-type="string">
            <text:p>string TxbCrsInTitle { get; }</text:p>
          </table:table-cell>
          <table:table-cell table:style-name="ce36" table:formula="of:=IF([.B17]&lt;&gt;0;CONCATENATE(&quot;public string &quot;;[.B17];&quot; { get; set; }&quot;);IF([.A17]&lt;&gt;0;CONCATENATE(&quot;// &quot;;[.A17];&quot; //&quot;);&quot; &quot;))" office:value-type="string" office:string-value="public string TxbCrsInTitle { get; set; }" calcext:value-type="string">
            <text:p>public string TxbCrsInTitle { get; set; }</text:p>
          </table:table-cell>
          <table:table-cell table:style-name="ce36" table:formula="of:=IF([.B17]&lt;&gt;0;CONCATENATE([.B17];&quot; = locStrings.&quot;;[.B17];&quot;;&quot;);IF([.A17]&lt;&gt;0;CONCATENATE(&quot;// &quot;;[.A17];&quot; //&quot;);&quot; &quot;))" office:value-type="string" office:string-value="TxbCrsInTitle = locStrings.TxbCrsInTitle;" calcext:value-type="string">
            <text:p>TxbCrsInTitle = locStrings.TxbCrsInTitle;</text:p>
          </table:table-cell>
          <table:table-cell table:style-name="ce36" table:formula="of:=IF([.B17]&lt;&gt;0;CONCATENATE(&quot;public string &quot;;[.B17];&quot; { get; }&quot;);IF([.A17]&lt;&gt;0;CONCATENATE(&quot;// &quot;;[.A17];&quot; //&quot;);&quot; &quot;))" office:value-type="string" office:string-value="public string TxbCrsInTitle { get; }" calcext:value-type="string">
            <text:p>public string TxbCrsInTitle { get; }</text:p>
          </table:table-cell>
          <table:table-cell table:style-name="ce36" table:formula="of:=IF([.$B17]&lt;&gt;0;CONCATENATE([.$B17];&quot; = &quot;&quot;&quot;;[.C17];&quot;&quot;&quot;;&quot;);IF([.$A17]&lt;&gt;0;CONCATENATE(&quot;// &quot;;[.$A17];&quot; //&quot;);&quot; &quot;))" office:value-type="string" office:string-value="TxbCrsInTitle = &quot;Selected Input CRS&quot;;" calcext:value-type="string">
            <text:p>TxbCrsInTitle = "Selected Input CRS";</text:p>
          </table:table-cell>
          <table:table-cell table:style-name="ce36" table:formula="of:=IF([.$B17]&lt;&gt;0;CONCATENATE([.$B17];&quot; = &quot;&quot;&quot;;[.D17];&quot;&quot;&quot;;&quot;);IF([.$A17]&lt;&gt;0;CONCATENATE(&quot;// &quot;;[.$A17];&quot; //&quot;);&quot; &quot;))" office:value-type="string" office:string-value="TxbCrsInTitle = &quot;CRS Origine Selezionato&quot;;" calcext:value-type="string">
            <text:p>TxbCrsInTitle = "CRS Origine Selezionato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TxbCrsOutTitle</text:p>
          </table:table-cell>
          <table:table-cell table:style-name="ce34" office:value-type="string" calcext:value-type="string">
            <text:p>Selected Output CRS</text:p>
          </table:table-cell>
          <table:table-cell table:style-name="ce34" office:value-type="string" calcext:value-type="string">
            <text:p>CRS Destinazione Selezionato</text:p>
          </table:table-cell>
          <table:table-cell table:style-name="ce36" table:formula="of:=IF([.B18]&lt;&gt;0;CONCATENATE(&quot;string &quot;;[.B18];&quot; { get; }&quot;);IF([.A18]&lt;&gt;0;CONCATENATE(&quot;// &quot;;[.A18];&quot; //&quot;);&quot; &quot;))" office:value-type="string" office:string-value="string TxbCrsOutTitle { get; }" calcext:value-type="string">
            <text:p>string TxbCrsOutTitle { get; }</text:p>
          </table:table-cell>
          <table:table-cell table:style-name="ce36" table:formula="of:=IF([.B18]&lt;&gt;0;CONCATENATE(&quot;public string &quot;;[.B18];&quot; { get; set; }&quot;);IF([.A18]&lt;&gt;0;CONCATENATE(&quot;// &quot;;[.A18];&quot; //&quot;);&quot; &quot;))" office:value-type="string" office:string-value="public string TxbCrsOutTitle { get; set; }" calcext:value-type="string">
            <text:p>public string TxbCrsOutTitle { get; set; }</text:p>
          </table:table-cell>
          <table:table-cell table:style-name="ce36" table:formula="of:=IF([.B18]&lt;&gt;0;CONCATENATE([.B18];&quot; = locStrings.&quot;;[.B18];&quot;;&quot;);IF([.A18]&lt;&gt;0;CONCATENATE(&quot;// &quot;;[.A18];&quot; //&quot;);&quot; &quot;))" office:value-type="string" office:string-value="TxbCrsOutTitle = locStrings.TxbCrsOutTitle;" calcext:value-type="string">
            <text:p>TxbCrsOutTitle = locStrings.TxbCrsOutTitle;</text:p>
          </table:table-cell>
          <table:table-cell table:style-name="ce36" table:formula="of:=IF([.B18]&lt;&gt;0;CONCATENATE(&quot;public string &quot;;[.B18];&quot; { get; }&quot;);IF([.A18]&lt;&gt;0;CONCATENATE(&quot;// &quot;;[.A18];&quot; //&quot;);&quot; &quot;))" office:value-type="string" office:string-value="public string TxbCrsOutTitle { get; }" calcext:value-type="string">
            <text:p>public string TxbCrsOutTitle { get; }</text:p>
          </table:table-cell>
          <table:table-cell table:style-name="ce36" table:formula="of:=IF([.$B18]&lt;&gt;0;CONCATENATE([.$B18];&quot; = &quot;&quot;&quot;;[.C18];&quot;&quot;&quot;;&quot;);IF([.$A18]&lt;&gt;0;CONCATENATE(&quot;// &quot;;[.$A18];&quot; //&quot;);&quot; &quot;))" office:value-type="string" office:string-value="TxbCrsOutTitle = &quot;Selected Output CRS&quot;;" calcext:value-type="string">
            <text:p>TxbCrsOutTitle = "Selected Output CRS";</text:p>
          </table:table-cell>
          <table:table-cell table:style-name="ce36" table:formula="of:=IF([.$B18]&lt;&gt;0;CONCATENATE([.$B18];&quot; = &quot;&quot;&quot;;[.D18];&quot;&quot;&quot;;&quot;);IF([.$A18]&lt;&gt;0;CONCATENATE(&quot;// &quot;;[.$A18];&quot; //&quot;);&quot; &quot;))" office:value-type="string" office:string-value="TxbCrsOutTitle = &quot;CRS Destinazione Selezionato&quot;;" calcext:value-type="string">
            <text:p>TxbCrsOutTitle = "CRS Destinazione Selezionato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CrsPrjName</text:p>
          </table:table-cell>
          <table:table-cell table:style-name="ce34" office:value-type="string" calcext:value-type="string">
            <text:p>Projection Name:</text:p>
          </table:table-cell>
          <table:table-cell table:style-name="ce34" office:value-type="string" calcext:value-type="string">
            <text:p>Nome della proiezione:</text:p>
          </table:table-cell>
          <table:table-cell table:style-name="ce36" table:formula="of:=IF([.B19]&lt;&gt;0;CONCATENATE(&quot;string &quot;;[.B19];&quot; { get; }&quot;);IF([.A19]&lt;&gt;0;CONCATENATE(&quot;// &quot;;[.A19];&quot; //&quot;);&quot; &quot;))" office:value-type="string" office:string-value="string CrsPrjName { get; }" calcext:value-type="string">
            <text:p>string CrsPrjName { get; }</text:p>
          </table:table-cell>
          <table:table-cell table:style-name="ce36" table:formula="of:=IF([.B19]&lt;&gt;0;CONCATENATE(&quot;public string &quot;;[.B19];&quot; { get; set; }&quot;);IF([.A19]&lt;&gt;0;CONCATENATE(&quot;// &quot;;[.A19];&quot; //&quot;);&quot; &quot;))" office:value-type="string" office:string-value="public string CrsPrjName { get; set; }" calcext:value-type="string">
            <text:p>public string CrsPrjName { get; set; }</text:p>
          </table:table-cell>
          <table:table-cell table:style-name="ce36" table:formula="of:=IF([.B19]&lt;&gt;0;CONCATENATE([.B19];&quot; = locStrings.&quot;;[.B19];&quot;;&quot;);IF([.A19]&lt;&gt;0;CONCATENATE(&quot;// &quot;;[.A19];&quot; //&quot;);&quot; &quot;))" office:value-type="string" office:string-value="CrsPrjName = locStrings.CrsPrjName;" calcext:value-type="string">
            <text:p>CrsPrjName = locStrings.CrsPrjName;</text:p>
          </table:table-cell>
          <table:table-cell table:style-name="ce36" table:formula="of:=IF([.B19]&lt;&gt;0;CONCATENATE(&quot;public string &quot;;[.B19];&quot; { get; }&quot;);IF([.A19]&lt;&gt;0;CONCATENATE(&quot;// &quot;;[.A19];&quot; //&quot;);&quot; &quot;))" office:value-type="string" office:string-value="public string CrsPrjName { get; }" calcext:value-type="string">
            <text:p>public string CrsPrjName { get; }</text:p>
          </table:table-cell>
          <table:table-cell table:style-name="ce36" table:formula="of:=IF([.$B19]&lt;&gt;0;CONCATENATE([.$B19];&quot; = &quot;&quot;&quot;;[.C19];&quot;&quot;&quot;;&quot;);IF([.$A19]&lt;&gt;0;CONCATENATE(&quot;// &quot;;[.$A19];&quot; //&quot;);&quot; &quot;))" office:value-type="string" office:string-value="CrsPrjName = &quot;Projection Name:&quot;;" calcext:value-type="string">
            <text:p>CrsPrjName = "Projection Name:";</text:p>
          </table:table-cell>
          <table:table-cell table:style-name="ce36" table:formula="of:=IF([.$B19]&lt;&gt;0;CONCATENATE([.$B19];&quot; = &quot;&quot;&quot;;[.D19];&quot;&quot;&quot;;&quot;);IF([.$A19]&lt;&gt;0;CONCATENATE(&quot;// &quot;;[.$A19];&quot; //&quot;);&quot; &quot;))" office:value-type="string" office:string-value="CrsPrjName = &quot;Nome della proiezione:&quot;;" calcext:value-type="string">
            <text:p>CrsPrjName = "Nome della proie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CrsPrjType</text:p>
          </table:table-cell>
          <table:table-cell table:style-name="ce34" office:value-type="string" calcext:value-type="string">
            <text:p>Projection Type:</text:p>
          </table:table-cell>
          <table:table-cell table:style-name="ce34" office:value-type="string" calcext:value-type="string">
            <text:p>Tipo di proiezione:</text:p>
          </table:table-cell>
          <table:table-cell table:style-name="ce36" table:formula="of:=IF([.B20]&lt;&gt;0;CONCATENATE(&quot;string &quot;;[.B20];&quot; { get; }&quot;);IF([.A20]&lt;&gt;0;CONCATENATE(&quot;// &quot;;[.A20];&quot; //&quot;);&quot; &quot;))" office:value-type="string" office:string-value="string CrsPrjType { get; }" calcext:value-type="string">
            <text:p>string CrsPrjType { get; }</text:p>
          </table:table-cell>
          <table:table-cell table:style-name="ce36" table:formula="of:=IF([.B20]&lt;&gt;0;CONCATENATE(&quot;public string &quot;;[.B20];&quot; { get; set; }&quot;);IF([.A20]&lt;&gt;0;CONCATENATE(&quot;// &quot;;[.A20];&quot; //&quot;);&quot; &quot;))" office:value-type="string" office:string-value="public string CrsPrjType { get; set; }" calcext:value-type="string">
            <text:p>public string CrsPrjType { get; set; }</text:p>
          </table:table-cell>
          <table:table-cell table:style-name="ce36" table:formula="of:=IF([.B20]&lt;&gt;0;CONCATENATE([.B20];&quot; = locStrings.&quot;;[.B20];&quot;;&quot;);IF([.A20]&lt;&gt;0;CONCATENATE(&quot;// &quot;;[.A20];&quot; //&quot;);&quot; &quot;))" office:value-type="string" office:string-value="CrsPrjType = locStrings.CrsPrjType;" calcext:value-type="string">
            <text:p>CrsPrjType = locStrings.CrsPrjType;</text:p>
          </table:table-cell>
          <table:table-cell table:style-name="ce36" table:formula="of:=IF([.B20]&lt;&gt;0;CONCATENATE(&quot;public string &quot;;[.B20];&quot; { get; }&quot;);IF([.A20]&lt;&gt;0;CONCATENATE(&quot;// &quot;;[.A20];&quot; //&quot;);&quot; &quot;))" office:value-type="string" office:string-value="public string CrsPrjType { get; }" calcext:value-type="string">
            <text:p>public string CrsPrjType { get; }</text:p>
          </table:table-cell>
          <table:table-cell table:style-name="ce36" table:formula="of:=IF([.$B20]&lt;&gt;0;CONCATENATE([.$B20];&quot; = &quot;&quot;&quot;;[.C20];&quot;&quot;&quot;;&quot;);IF([.$A20]&lt;&gt;0;CONCATENATE(&quot;// &quot;;[.$A20];&quot; //&quot;);&quot; &quot;))" office:value-type="string" office:string-value="CrsPrjType = &quot;Projection Type:&quot;;" calcext:value-type="string">
            <text:p>CrsPrjType = "Projection Type:";</text:p>
          </table:table-cell>
          <table:table-cell table:style-name="ce36" table:formula="of:=IF([.$B20]&lt;&gt;0;CONCATENATE([.$B20];&quot; = &quot;&quot;&quot;;[.D20];&quot;&quot;&quot;;&quot;);IF([.$A20]&lt;&gt;0;CONCATENATE(&quot;// &quot;;[.$A20];&quot; //&quot;);&quot; &quot;))" office:value-type="string" office:string-value="CrsPrjType = &quot;Tipo di proiezione:&quot;;" calcext:value-type="string">
            <text:p>CrsPrjType = "Tipo di proie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CrsEllName</text:p>
          </table:table-cell>
          <table:table-cell table:style-name="ce34" office:value-type="string" calcext:value-type="string">
            <text:p>Ellipsoid Name:</text:p>
          </table:table-cell>
          <table:table-cell table:style-name="ce34" office:value-type="string" calcext:value-type="string">
            <text:p>Nome dell’elissoide:</text:p>
          </table:table-cell>
          <table:table-cell table:style-name="ce36" table:formula="of:=IF([.B21]&lt;&gt;0;CONCATENATE(&quot;string &quot;;[.B21];&quot; { get; }&quot;);IF([.A21]&lt;&gt;0;CONCATENATE(&quot;// &quot;;[.A21];&quot; //&quot;);&quot; &quot;))" office:value-type="string" office:string-value="string CrsEllName { get; }" calcext:value-type="string">
            <text:p>string CrsEllName { get; }</text:p>
          </table:table-cell>
          <table:table-cell table:style-name="ce36" table:formula="of:=IF([.B21]&lt;&gt;0;CONCATENATE(&quot;public string &quot;;[.B21];&quot; { get; set; }&quot;);IF([.A21]&lt;&gt;0;CONCATENATE(&quot;// &quot;;[.A21];&quot; //&quot;);&quot; &quot;))" office:value-type="string" office:string-value="public string CrsEllName { get; set; }" calcext:value-type="string">
            <text:p>public string CrsEllName { get; set; }</text:p>
          </table:table-cell>
          <table:table-cell table:style-name="ce36" table:formula="of:=IF([.B21]&lt;&gt;0;CONCATENATE([.B21];&quot; = locStrings.&quot;;[.B21];&quot;;&quot;);IF([.A21]&lt;&gt;0;CONCATENATE(&quot;// &quot;;[.A21];&quot; //&quot;);&quot; &quot;))" office:value-type="string" office:string-value="CrsEllName = locStrings.CrsEllName;" calcext:value-type="string">
            <text:p>CrsEllName = locStrings.CrsEllName;</text:p>
          </table:table-cell>
          <table:table-cell table:style-name="ce36" table:formula="of:=IF([.B21]&lt;&gt;0;CONCATENATE(&quot;public string &quot;;[.B21];&quot; { get; }&quot;);IF([.A21]&lt;&gt;0;CONCATENATE(&quot;// &quot;;[.A21];&quot; //&quot;);&quot; &quot;))" office:value-type="string" office:string-value="public string CrsEllName { get; }" calcext:value-type="string">
            <text:p>public string CrsEllName { get; }</text:p>
          </table:table-cell>
          <table:table-cell table:style-name="ce36" table:formula="of:=IF([.$B21]&lt;&gt;0;CONCATENATE([.$B21];&quot; = &quot;&quot;&quot;;[.C21];&quot;&quot;&quot;;&quot;);IF([.$A21]&lt;&gt;0;CONCATENATE(&quot;// &quot;;[.$A21];&quot; //&quot;);&quot; &quot;))" office:value-type="string" office:string-value="CrsEllName = &quot;Ellipsoid Name:&quot;;" calcext:value-type="string">
            <text:p>CrsEllName = "Ellipsoid Name:";</text:p>
          </table:table-cell>
          <table:table-cell table:style-name="ce36" table:formula="of:=IF([.$B21]&lt;&gt;0;CONCATENATE([.$B21];&quot; = &quot;&quot;&quot;;[.D21];&quot;&quot;&quot;;&quot;);IF([.$A21]&lt;&gt;0;CONCATENATE(&quot;// &quot;;[.$A21];&quot; //&quot;);&quot; &quot;))" office:value-type="string" office:string-value="CrsEllName = &quot;Nome dell’elissoide:&quot;;" calcext:value-type="string">
            <text:p>CrsEllName = "Nome dell’elissoid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UI Main Single Point</text:p>
          </table:table-cell>
          <table:table-cell table:style-name="ce32" office:value-type="string" calcext:value-type="string">
            <text:p>CrsShiftName</text:p>
          </table:table-cell>
          <table:table-cell table:style-name="ce34" office:value-type="string" calcext:value-type="string">
            <text:p>Shift Method:</text:p>
          </table:table-cell>
          <table:table-cell table:style-name="ce34" office:value-type="string" calcext:value-type="string">
            <text:p>Metodo di trasformazione:</text:p>
          </table:table-cell>
          <table:table-cell table:style-name="ce36" table:formula="of:=IF([.B22]&lt;&gt;0;CONCATENATE(&quot;string &quot;;[.B22];&quot; { get; }&quot;);IF([.A22]&lt;&gt;0;CONCATENATE(&quot;// &quot;;[.A22];&quot; //&quot;);&quot; &quot;))" office:value-type="string" office:string-value="string CrsShiftName { get; }" calcext:value-type="string">
            <text:p>string CrsShiftName { get; }</text:p>
          </table:table-cell>
          <table:table-cell table:style-name="ce36" table:formula="of:=IF([.B22]&lt;&gt;0;CONCATENATE(&quot;public string &quot;;[.B22];&quot; { get; set; }&quot;);IF([.A22]&lt;&gt;0;CONCATENATE(&quot;// &quot;;[.A22];&quot; //&quot;);&quot; &quot;))" office:value-type="string" office:string-value="public string CrsShiftName { get; set; }" calcext:value-type="string">
            <text:p>public string CrsShiftName { get; set; }</text:p>
          </table:table-cell>
          <table:table-cell table:style-name="ce36" table:formula="of:=IF([.B22]&lt;&gt;0;CONCATENATE([.B22];&quot; = locStrings.&quot;;[.B22];&quot;;&quot;);IF([.A22]&lt;&gt;0;CONCATENATE(&quot;// &quot;;[.A22];&quot; //&quot;);&quot; &quot;))" office:value-type="string" office:string-value="CrsShiftName = locStrings.CrsShiftName;" calcext:value-type="string">
            <text:p>CrsShiftName = locStrings.CrsShiftName;</text:p>
          </table:table-cell>
          <table:table-cell table:style-name="ce36" table:formula="of:=IF([.B22]&lt;&gt;0;CONCATENATE(&quot;public string &quot;;[.B22];&quot; { get; }&quot;);IF([.A22]&lt;&gt;0;CONCATENATE(&quot;// &quot;;[.A22];&quot; //&quot;);&quot; &quot;))" office:value-type="string" office:string-value="public string CrsShiftName { get; }" calcext:value-type="string">
            <text:p>public string CrsShiftName { get; }</text:p>
          </table:table-cell>
          <table:table-cell table:style-name="ce36" table:formula="of:=IF([.$B22]&lt;&gt;0;CONCATENATE([.$B22];&quot; = &quot;&quot;&quot;;[.C22];&quot;&quot;&quot;;&quot;);IF([.$A22]&lt;&gt;0;CONCATENATE(&quot;// &quot;;[.$A22];&quot; //&quot;);&quot; &quot;))" office:value-type="string" office:string-value="CrsShiftName = &quot;Shift Method:&quot;;" calcext:value-type="string">
            <text:p>CrsShiftName = "Shift Method:";</text:p>
          </table:table-cell>
          <table:table-cell table:style-name="ce36" table:formula="of:=IF([.$B22]&lt;&gt;0;CONCATENATE([.$B22];&quot; = &quot;&quot;&quot;;[.D22];&quot;&quot;&quot;;&quot;);IF([.$A22]&lt;&gt;0;CONCATENATE(&quot;// &quot;;[.$A22];&quot; //&quot;);&quot; &quot;))" office:value-type="string" office:string-value="CrsShiftName = &quot;Metodo di trasformazione:&quot;;" calcext:value-type="string">
            <text:p>CrsShiftName = "Metodo di trasforma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/>
          <table:table-cell table:style-name="ce34" table:number-columns-repeated="2"/>
          <table:table-cell table:style-name="ce36" table:formula="of:=IF([.B23]&lt;&gt;0;CONCATENATE(&quot;string &quot;;[.B23];&quot; { get; }&quot;);IF([.A23]&lt;&gt;0;CONCATENATE(&quot;// &quot;;[.A23];&quot; //&quot;);&quot; &quot;))" office:value-type="string" office:string-value="// Panel Settings //" calcext:value-type="string">
            <text:p>// Panel Settings //</text:p>
          </table:table-cell>
          <table:table-cell table:style-name="ce36" table:formula="of:=IF([.B23]&lt;&gt;0;CONCATENATE(&quot;public string &quot;;[.B23];&quot; { get; set; }&quot;);IF([.A23]&lt;&gt;0;CONCATENATE(&quot;// &quot;;[.A23];&quot; //&quot;);&quot; &quot;))" office:value-type="string" office:string-value="// Panel Settings //" calcext:value-type="string">
            <text:p>// Panel Settings //</text:p>
          </table:table-cell>
          <table:table-cell table:style-name="ce36" table:formula="of:=IF([.B23]&lt;&gt;0;CONCATENATE([.B23];&quot; = locStrings.&quot;;[.B23];&quot;;&quot;);IF([.A23]&lt;&gt;0;CONCATENATE(&quot;// &quot;;[.A23];&quot; //&quot;);&quot; &quot;))" office:value-type="string" office:string-value="// Panel Settings //" calcext:value-type="string">
            <text:p>// Panel Settings //</text:p>
          </table:table-cell>
          <table:table-cell table:style-name="ce36" table:formula="of:=IF([.B23]&lt;&gt;0;CONCATENATE(&quot;public string &quot;;[.B23];&quot; { get; }&quot;);IF([.A23]&lt;&gt;0;CONCATENATE(&quot;// &quot;;[.A23];&quot; //&quot;);&quot; &quot;))" office:value-type="string" office:string-value="// Panel Settings //" calcext:value-type="string">
            <text:p>// Panel Settings //</text:p>
          </table:table-cell>
          <table:table-cell table:style-name="ce36" table:formula="of:=IF([.$B23]&lt;&gt;0;CONCATENATE([.$B23];&quot; = &quot;&quot;&quot;;[.C23];&quot;&quot;&quot;;&quot;);IF([.$A23]&lt;&gt;0;CONCATENATE(&quot;// &quot;;[.$A23];&quot; //&quot;);&quot; &quot;))" office:value-type="string" office:string-value="// Panel Settings //" calcext:value-type="string">
            <text:p>// Panel Settings //</text:p>
          </table:table-cell>
          <table:table-cell table:style-name="ce36" table:formula="of:=IF([.$B23]&lt;&gt;0;CONCATENATE([.$B23];&quot; = &quot;&quot;&quot;;[.D23];&quot;&quot;&quot;;&quot;);IF([.$A23]&lt;&gt;0;CONCATENATE(&quot;// &quot;;[.$A23];&quot; //&quot;);&quot; &quot;))" office:value-type="string" office:string-value="// Panel Settings //" calcext:value-type="string">
            <text:p>// Panel Settings //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TxbSetGeoFormat</text:p>
          </table:table-cell>
          <table:table-cell table:style-name="ce34" office:value-type="string" calcext:value-type="string">
            <text:p>Lat/Lon Format:</text:p>
          </table:table-cell>
          <table:table-cell table:style-name="ce34" office:value-type="string" calcext:value-type="string">
            <text:p>Formato Lat/Long:</text:p>
          </table:table-cell>
          <table:table-cell table:style-name="ce36" table:formula="of:=IF([.B24]&lt;&gt;0;CONCATENATE(&quot;string &quot;;[.B24];&quot; { get; }&quot;);IF([.A24]&lt;&gt;0;CONCATENATE(&quot;// &quot;;[.A24];&quot; //&quot;);&quot; &quot;))" office:value-type="string" office:string-value="string TxbSetGeoFormat { get; }" calcext:value-type="string">
            <text:p>string TxbSetGeoFormat { get; }</text:p>
          </table:table-cell>
          <table:table-cell table:style-name="ce36" table:formula="of:=IF([.B24]&lt;&gt;0;CONCATENATE(&quot;public string &quot;;[.B24];&quot; { get; set; }&quot;);IF([.A24]&lt;&gt;0;CONCATENATE(&quot;// &quot;;[.A24];&quot; //&quot;);&quot; &quot;))" office:value-type="string" office:string-value="public string TxbSetGeoFormat { get; set; }" calcext:value-type="string">
            <text:p>public string TxbSetGeoFormat { get; set; }</text:p>
          </table:table-cell>
          <table:table-cell table:style-name="ce36" table:formula="of:=IF([.B24]&lt;&gt;0;CONCATENATE([.B24];&quot; = locStrings.&quot;;[.B24];&quot;;&quot;);IF([.A24]&lt;&gt;0;CONCATENATE(&quot;// &quot;;[.A24];&quot; //&quot;);&quot; &quot;))" office:value-type="string" office:string-value="TxbSetGeoFormat = locStrings.TxbSetGeoFormat;" calcext:value-type="string">
            <text:p>TxbSetGeoFormat = locStrings.TxbSetGeoFormat;</text:p>
          </table:table-cell>
          <table:table-cell table:style-name="ce36" table:formula="of:=IF([.B24]&lt;&gt;0;CONCATENATE(&quot;public string &quot;;[.B24];&quot; { get; }&quot;);IF([.A24]&lt;&gt;0;CONCATENATE(&quot;// &quot;;[.A24];&quot; //&quot;);&quot; &quot;))" office:value-type="string" office:string-value="public string TxbSetGeoFormat { get; }" calcext:value-type="string">
            <text:p>public string TxbSetGeoFormat { get; }</text:p>
          </table:table-cell>
          <table:table-cell table:style-name="ce36" table:formula="of:=IF([.$B24]&lt;&gt;0;CONCATENATE([.$B24];&quot; = &quot;&quot;&quot;;[.C24];&quot;&quot;&quot;;&quot;);IF([.$A24]&lt;&gt;0;CONCATENATE(&quot;// &quot;;[.$A24];&quot; //&quot;);&quot; &quot;))" office:value-type="string" office:string-value="TxbSetGeoFormat = &quot;Lat/Lon Format:&quot;;" calcext:value-type="string">
            <text:p>TxbSetGeoFormat = "Lat/Lon Format:";</text:p>
          </table:table-cell>
          <table:table-cell table:style-name="ce36" table:formula="of:=IF([.$B24]&lt;&gt;0;CONCATENATE([.$B24];&quot; = &quot;&quot;&quot;;[.D24];&quot;&quot;&quot;;&quot;);IF([.$A24]&lt;&gt;0;CONCATENATE(&quot;// &quot;;[.$A24];&quot; //&quot;);&quot; &quot;))" office:value-type="string" office:string-value="TxbSetGeoFormat = &quot;Formato Lat/Long:&quot;;" calcext:value-type="string">
            <text:p>TxbSetGeoFormat = "Formato Lat/Long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TxbSetGeoSign</text:p>
          </table:table-cell>
          <table:table-cell table:style-name="ce34" office:value-type="string" calcext:value-type="string">
            <text:p>Lat/Lon Sign:</text:p>
          </table:table-cell>
          <table:table-cell table:style-name="ce34" office:value-type="string" calcext:value-type="string">
            <text:p>Segno Lat/Long:</text:p>
          </table:table-cell>
          <table:table-cell table:style-name="ce36" table:formula="of:=IF([.B25]&lt;&gt;0;CONCATENATE(&quot;string &quot;;[.B25];&quot; { get; }&quot;);IF([.A25]&lt;&gt;0;CONCATENATE(&quot;// &quot;;[.A25];&quot; //&quot;);&quot; &quot;))" office:value-type="string" office:string-value="string TxbSetGeoSign { get; }" calcext:value-type="string">
            <text:p>string TxbSetGeoSign { get; }</text:p>
          </table:table-cell>
          <table:table-cell table:style-name="ce36" table:formula="of:=IF([.B25]&lt;&gt;0;CONCATENATE(&quot;public string &quot;;[.B25];&quot; { get; set; }&quot;);IF([.A25]&lt;&gt;0;CONCATENATE(&quot;// &quot;;[.A25];&quot; //&quot;);&quot; &quot;))" office:value-type="string" office:string-value="public string TxbSetGeoSign { get; set; }" calcext:value-type="string">
            <text:p>public string TxbSetGeoSign { get; set; }</text:p>
          </table:table-cell>
          <table:table-cell table:style-name="ce36" table:formula="of:=IF([.B25]&lt;&gt;0;CONCATENATE([.B25];&quot; = locStrings.&quot;;[.B25];&quot;;&quot;);IF([.A25]&lt;&gt;0;CONCATENATE(&quot;// &quot;;[.A25];&quot; //&quot;);&quot; &quot;))" office:value-type="string" office:string-value="TxbSetGeoSign = locStrings.TxbSetGeoSign;" calcext:value-type="string">
            <text:p>TxbSetGeoSign = locStrings.TxbSetGeoSign;</text:p>
          </table:table-cell>
          <table:table-cell table:style-name="ce36" table:formula="of:=IF([.B25]&lt;&gt;0;CONCATENATE(&quot;public string &quot;;[.B25];&quot; { get; }&quot;);IF([.A25]&lt;&gt;0;CONCATENATE(&quot;// &quot;;[.A25];&quot; //&quot;);&quot; &quot;))" office:value-type="string" office:string-value="public string TxbSetGeoSign { get; }" calcext:value-type="string">
            <text:p>public string TxbSetGeoSign { get; }</text:p>
          </table:table-cell>
          <table:table-cell table:style-name="ce36" table:formula="of:=IF([.$B25]&lt;&gt;0;CONCATENATE([.$B25];&quot; = &quot;&quot;&quot;;[.C25];&quot;&quot;&quot;;&quot;);IF([.$A25]&lt;&gt;0;CONCATENATE(&quot;// &quot;;[.$A25];&quot; //&quot;);&quot; &quot;))" office:value-type="string" office:string-value="TxbSetGeoSign = &quot;Lat/Lon Sign:&quot;;" calcext:value-type="string">
            <text:p>TxbSetGeoSign = "Lat/Lon Sign:";</text:p>
          </table:table-cell>
          <table:table-cell table:style-name="ce36" table:formula="of:=IF([.$B25]&lt;&gt;0;CONCATENATE([.$B25];&quot; = &quot;&quot;&quot;;[.D25];&quot;&quot;&quot;;&quot;);IF([.$A25]&lt;&gt;0;CONCATENATE(&quot;// &quot;;[.$A25];&quot; //&quot;);&quot; &quot;))" office:value-type="string" office:string-value="TxbSetGeoSign = &quot;Segno Lat/Long:&quot;;" calcext:value-type="string">
            <text:p>TxbSetGeoSign = "Segno Lat/Long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TxbSetGeoDecimals</text:p>
          </table:table-cell>
          <table:table-cell table:style-name="ce34" office:value-type="string" calcext:value-type="string">
            <text:p>Lat/Lon Decimals:</text:p>
          </table:table-cell>
          <table:table-cell table:style-name="ce34" office:value-type="string" calcext:value-type="string">
            <text:p>Decimali Lat/Long:</text:p>
          </table:table-cell>
          <table:table-cell table:style-name="ce36" table:formula="of:=IF([.B26]&lt;&gt;0;CONCATENATE(&quot;string &quot;;[.B26];&quot; { get; }&quot;);IF([.A26]&lt;&gt;0;CONCATENATE(&quot;// &quot;;[.A26];&quot; //&quot;);&quot; &quot;))" office:value-type="string" office:string-value="string TxbSetGeoDecimals { get; }" calcext:value-type="string">
            <text:p>string TxbSetGeoDecimals { get; }</text:p>
          </table:table-cell>
          <table:table-cell table:style-name="ce36" table:formula="of:=IF([.B26]&lt;&gt;0;CONCATENATE(&quot;public string &quot;;[.B26];&quot; { get; set; }&quot;);IF([.A26]&lt;&gt;0;CONCATENATE(&quot;// &quot;;[.A26];&quot; //&quot;);&quot; &quot;))" office:value-type="string" office:string-value="public string TxbSetGeoDecimals { get; set; }" calcext:value-type="string">
            <text:p>public string TxbSetGeoDecimals { get; set; }</text:p>
          </table:table-cell>
          <table:table-cell table:style-name="ce36" table:formula="of:=IF([.B26]&lt;&gt;0;CONCATENATE([.B26];&quot; = locStrings.&quot;;[.B26];&quot;;&quot;);IF([.A26]&lt;&gt;0;CONCATENATE(&quot;// &quot;;[.A26];&quot; //&quot;);&quot; &quot;))" office:value-type="string" office:string-value="TxbSetGeoDecimals = locStrings.TxbSetGeoDecimals;" calcext:value-type="string">
            <text:p>TxbSetGeoDecimals = locStrings.TxbSetGeoDecimals;</text:p>
          </table:table-cell>
          <table:table-cell table:style-name="ce36" table:formula="of:=IF([.B26]&lt;&gt;0;CONCATENATE(&quot;public string &quot;;[.B26];&quot; { get; }&quot;);IF([.A26]&lt;&gt;0;CONCATENATE(&quot;// &quot;;[.A26];&quot; //&quot;);&quot; &quot;))" office:value-type="string" office:string-value="public string TxbSetGeoDecimals { get; }" calcext:value-type="string">
            <text:p>public string TxbSetGeoDecimals { get; }</text:p>
          </table:table-cell>
          <table:table-cell table:style-name="ce36" table:formula="of:=IF([.$B26]&lt;&gt;0;CONCATENATE([.$B26];&quot; = &quot;&quot;&quot;;[.C26];&quot;&quot;&quot;;&quot;);IF([.$A26]&lt;&gt;0;CONCATENATE(&quot;// &quot;;[.$A26];&quot; //&quot;);&quot; &quot;))" office:value-type="string" office:string-value="TxbSetGeoDecimals = &quot;Lat/Lon Decimals:&quot;;" calcext:value-type="string">
            <text:p>TxbSetGeoDecimals = "Lat/Lon Decimals:";</text:p>
          </table:table-cell>
          <table:table-cell table:style-name="ce36" table:formula="of:=IF([.$B26]&lt;&gt;0;CONCATENATE([.$B26];&quot; = &quot;&quot;&quot;;[.D26];&quot;&quot;&quot;;&quot;);IF([.$A26]&lt;&gt;0;CONCATENATE(&quot;// &quot;;[.$A26];&quot; //&quot;);&quot; &quot;))" office:value-type="string" office:string-value="TxbSetGeoDecimals = &quot;Decimali Lat/Long:&quot;;" calcext:value-type="string">
            <text:p>TxbSetGeoDecimals = "Decimali Lat/Long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TxbSetPrjFormat</text:p>
          </table:table-cell>
          <table:table-cell table:style-name="ce34" office:value-type="string" calcext:value-type="string">
            <text:p>East/North Format:</text:p>
          </table:table-cell>
          <table:table-cell table:style-name="ce34" office:value-type="string" calcext:value-type="string">
            <text:p>Formato Est/Nord:</text:p>
          </table:table-cell>
          <table:table-cell table:style-name="ce36" table:formula="of:=IF([.B27]&lt;&gt;0;CONCATENATE(&quot;string &quot;;[.B27];&quot; { get; }&quot;);IF([.A27]&lt;&gt;0;CONCATENATE(&quot;// &quot;;[.A27];&quot; //&quot;);&quot; &quot;))" office:value-type="string" office:string-value="string TxbSetPrjFormat { get; }" calcext:value-type="string">
            <text:p>string TxbSetPrjFormat { get; }</text:p>
          </table:table-cell>
          <table:table-cell table:style-name="ce36" table:formula="of:=IF([.B27]&lt;&gt;0;CONCATENATE(&quot;public string &quot;;[.B27];&quot; { get; set; }&quot;);IF([.A27]&lt;&gt;0;CONCATENATE(&quot;// &quot;;[.A27];&quot; //&quot;);&quot; &quot;))" office:value-type="string" office:string-value="public string TxbSetPrjFormat { get; set; }" calcext:value-type="string">
            <text:p>public string TxbSetPrjFormat { get; set; }</text:p>
          </table:table-cell>
          <table:table-cell table:style-name="ce36" table:formula="of:=IF([.B27]&lt;&gt;0;CONCATENATE([.B27];&quot; = locStrings.&quot;;[.B27];&quot;;&quot;);IF([.A27]&lt;&gt;0;CONCATENATE(&quot;// &quot;;[.A27];&quot; //&quot;);&quot; &quot;))" office:value-type="string" office:string-value="TxbSetPrjFormat = locStrings.TxbSetPrjFormat;" calcext:value-type="string">
            <text:p>TxbSetPrjFormat = locStrings.TxbSetPrjFormat;</text:p>
          </table:table-cell>
          <table:table-cell table:style-name="ce36" table:formula="of:=IF([.B27]&lt;&gt;0;CONCATENATE(&quot;public string &quot;;[.B27];&quot; { get; }&quot;);IF([.A27]&lt;&gt;0;CONCATENATE(&quot;// &quot;;[.A27];&quot; //&quot;);&quot; &quot;))" office:value-type="string" office:string-value="public string TxbSetPrjFormat { get; }" calcext:value-type="string">
            <text:p>public string TxbSetPrjFormat { get; }</text:p>
          </table:table-cell>
          <table:table-cell table:style-name="ce36" table:formula="of:=IF([.$B27]&lt;&gt;0;CONCATENATE([.$B27];&quot; = &quot;&quot;&quot;;[.C27];&quot;&quot;&quot;;&quot;);IF([.$A27]&lt;&gt;0;CONCATENATE(&quot;// &quot;;[.$A27];&quot; //&quot;);&quot; &quot;))" office:value-type="string" office:string-value="TxbSetPrjFormat = &quot;East/North Format:&quot;;" calcext:value-type="string">
            <text:p>TxbSetPrjFormat = "East/North Format:";</text:p>
          </table:table-cell>
          <table:table-cell table:style-name="ce36" table:formula="of:=IF([.$B27]&lt;&gt;0;CONCATENATE([.$B27];&quot; = &quot;&quot;&quot;;[.D27];&quot;&quot;&quot;;&quot;);IF([.$A27]&lt;&gt;0;CONCATENATE(&quot;// &quot;;[.$A27];&quot; //&quot;);&quot; &quot;))" office:value-type="string" office:string-value="TxbSetPrjFormat = &quot;Formato Est/Nord:&quot;;" calcext:value-type="string">
            <text:p>TxbSetPrjFormat = "Formato Est/Nord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TxbSetPrjDecimals</text:p>
          </table:table-cell>
          <table:table-cell table:style-name="ce34" office:value-type="string" calcext:value-type="string">
            <text:p>East/North Decimals:</text:p>
          </table:table-cell>
          <table:table-cell table:style-name="ce34" office:value-type="string" calcext:value-type="string">
            <text:p>Decimali Est/Nord:</text:p>
          </table:table-cell>
          <table:table-cell table:style-name="ce36" table:formula="of:=IF([.B28]&lt;&gt;0;CONCATENATE(&quot;string &quot;;[.B28];&quot; { get; }&quot;);IF([.A28]&lt;&gt;0;CONCATENATE(&quot;// &quot;;[.A28];&quot; //&quot;);&quot; &quot;))" office:value-type="string" office:string-value="string TxbSetPrjDecimals { get; }" calcext:value-type="string">
            <text:p>string TxbSetPrjDecimals { get; }</text:p>
          </table:table-cell>
          <table:table-cell table:style-name="ce36" table:formula="of:=IF([.B28]&lt;&gt;0;CONCATENATE(&quot;public string &quot;;[.B28];&quot; { get; set; }&quot;);IF([.A28]&lt;&gt;0;CONCATENATE(&quot;// &quot;;[.A28];&quot; //&quot;);&quot; &quot;))" office:value-type="string" office:string-value="public string TxbSetPrjDecimals { get; set; }" calcext:value-type="string">
            <text:p>public string TxbSetPrjDecimals { get; set; }</text:p>
          </table:table-cell>
          <table:table-cell table:style-name="ce36" table:formula="of:=IF([.B28]&lt;&gt;0;CONCATENATE([.B28];&quot; = locStrings.&quot;;[.B28];&quot;;&quot;);IF([.A28]&lt;&gt;0;CONCATENATE(&quot;// &quot;;[.A28];&quot; //&quot;);&quot; &quot;))" office:value-type="string" office:string-value="TxbSetPrjDecimals = locStrings.TxbSetPrjDecimals;" calcext:value-type="string">
            <text:p>TxbSetPrjDecimals = locStrings.TxbSetPrjDecimals;</text:p>
          </table:table-cell>
          <table:table-cell table:style-name="ce36" table:formula="of:=IF([.B28]&lt;&gt;0;CONCATENATE(&quot;public string &quot;;[.B28];&quot; { get; }&quot;);IF([.A28]&lt;&gt;0;CONCATENATE(&quot;// &quot;;[.A28];&quot; //&quot;);&quot; &quot;))" office:value-type="string" office:string-value="public string TxbSetPrjDecimals { get; }" calcext:value-type="string">
            <text:p>public string TxbSetPrjDecimals { get; }</text:p>
          </table:table-cell>
          <table:table-cell table:style-name="ce36" table:formula="of:=IF([.$B28]&lt;&gt;0;CONCATENATE([.$B28];&quot; = &quot;&quot;&quot;;[.C28];&quot;&quot;&quot;;&quot;);IF([.$A28]&lt;&gt;0;CONCATENATE(&quot;// &quot;;[.$A28];&quot; //&quot;);&quot; &quot;))" office:value-type="string" office:string-value="TxbSetPrjDecimals = &quot;East/North Decimals:&quot;;" calcext:value-type="string">
            <text:p>TxbSetPrjDecimals = "East/North Decimals:";</text:p>
          </table:table-cell>
          <table:table-cell table:style-name="ce36" table:formula="of:=IF([.$B28]&lt;&gt;0;CONCATENATE([.$B28];&quot; = &quot;&quot;&quot;;[.D28];&quot;&quot;&quot;;&quot;);IF([.$A28]&lt;&gt;0;CONCATENATE(&quot;// &quot;;[.$A28];&quot; //&quot;);&quot; &quot;))" office:value-type="string" office:string-value="TxbSetPrjDecimals = &quot;Decimali Est/Nord:&quot;;" calcext:value-type="string">
            <text:p>TxbSetPrjDecimals = "Decimali Est/Nord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Prj</text:p>
          </table:table-cell>
          <table:table-cell table:style-name="ce34" office:value-type="string" calcext:value-type="string">
            <text:p>Projection</text:p>
          </table:table-cell>
          <table:table-cell table:style-name="ce34" office:value-type="string" calcext:value-type="string">
            <text:p>Proiezione</text:p>
          </table:table-cell>
          <table:table-cell table:style-name="ce36" table:formula="of:=IF([.B29]&lt;&gt;0;CONCATENATE(&quot;string &quot;;[.B29];&quot; { get; }&quot;);IF([.A29]&lt;&gt;0;CONCATENATE(&quot;// &quot;;[.A29];&quot; //&quot;);&quot; &quot;))" office:value-type="string" office:string-value="string SetCrsPrj { get; }" calcext:value-type="string">
            <text:p>string SetCrsPrj { get; }</text:p>
          </table:table-cell>
          <table:table-cell table:style-name="ce36" table:formula="of:=IF([.B29]&lt;&gt;0;CONCATENATE(&quot;public string &quot;;[.B29];&quot; { get; set; }&quot;);IF([.A29]&lt;&gt;0;CONCATENATE(&quot;// &quot;;[.A29];&quot; //&quot;);&quot; &quot;))" office:value-type="string" office:string-value="public string SetCrsPrj { get; set; }" calcext:value-type="string">
            <text:p>public string SetCrsPrj { get; set; }</text:p>
          </table:table-cell>
          <table:table-cell table:style-name="ce36" table:formula="of:=IF([.B29]&lt;&gt;0;CONCATENATE([.B29];&quot; = locStrings.&quot;;[.B29];&quot;;&quot;);IF([.A29]&lt;&gt;0;CONCATENATE(&quot;// &quot;;[.A29];&quot; //&quot;);&quot; &quot;))" office:value-type="string" office:string-value="SetCrsPrj = locStrings.SetCrsPrj;" calcext:value-type="string">
            <text:p>SetCrsPrj = locStrings.SetCrsPrj;</text:p>
          </table:table-cell>
          <table:table-cell table:style-name="ce36" table:formula="of:=IF([.B29]&lt;&gt;0;CONCATENATE(&quot;public string &quot;;[.B29];&quot; { get; }&quot;);IF([.A29]&lt;&gt;0;CONCATENATE(&quot;// &quot;;[.A29];&quot; //&quot;);&quot; &quot;))" office:value-type="string" office:string-value="public string SetCrsPrj { get; }" calcext:value-type="string">
            <text:p>public string SetCrsPrj { get; }</text:p>
          </table:table-cell>
          <table:table-cell table:style-name="ce36" table:formula="of:=IF([.$B29]&lt;&gt;0;CONCATENATE([.$B29];&quot; = &quot;&quot;&quot;;[.C29];&quot;&quot;&quot;;&quot;);IF([.$A29]&lt;&gt;0;CONCATENATE(&quot;// &quot;;[.$A29];&quot; //&quot;);&quot; &quot;))" office:value-type="string" office:string-value="SetCrsPrj = &quot;Projection&quot;;" calcext:value-type="string">
            <text:p>SetCrsPrj = "Projection";</text:p>
          </table:table-cell>
          <table:table-cell table:style-name="ce36" table:formula="of:=IF([.$B29]&lt;&gt;0;CONCATENATE([.$B29];&quot; = &quot;&quot;&quot;;[.D29];&quot;&quot;&quot;;&quot;);IF([.$A29]&lt;&gt;0;CONCATENATE(&quot;// &quot;;[.$A29];&quot; //&quot;);&quot; &quot;))" office:value-type="string" office:string-value="SetCrsPrj = &quot;Proiezione&quot;;" calcext:value-type="string">
            <text:p>SetCrsPrj = "Proiezion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Ell</text:p>
          </table:table-cell>
          <table:table-cell table:style-name="ce34" office:value-type="string" calcext:value-type="string">
            <text:p>Ellipsoid</text:p>
          </table:table-cell>
          <table:table-cell table:style-name="ce34" office:value-type="string" calcext:value-type="string">
            <text:p>Ellissoide</text:p>
          </table:table-cell>
          <table:table-cell table:style-name="ce36" table:formula="of:=IF([.B30]&lt;&gt;0;CONCATENATE(&quot;string &quot;;[.B30];&quot; { get; }&quot;);IF([.A30]&lt;&gt;0;CONCATENATE(&quot;// &quot;;[.A30];&quot; //&quot;);&quot; &quot;))" office:value-type="string" office:string-value="string SetCrsEll { get; }" calcext:value-type="string">
            <text:p>string SetCrsEll { get; }</text:p>
          </table:table-cell>
          <table:table-cell table:style-name="ce36" table:formula="of:=IF([.B30]&lt;&gt;0;CONCATENATE(&quot;public string &quot;;[.B30];&quot; { get; set; }&quot;);IF([.A30]&lt;&gt;0;CONCATENATE(&quot;// &quot;;[.A30];&quot; //&quot;);&quot; &quot;))" office:value-type="string" office:string-value="public string SetCrsEll { get; set; }" calcext:value-type="string">
            <text:p>public string SetCrsEll { get; set; }</text:p>
          </table:table-cell>
          <table:table-cell table:style-name="ce36" table:formula="of:=IF([.B30]&lt;&gt;0;CONCATENATE([.B30];&quot; = locStrings.&quot;;[.B30];&quot;;&quot;);IF([.A30]&lt;&gt;0;CONCATENATE(&quot;// &quot;;[.A30];&quot; //&quot;);&quot; &quot;))" office:value-type="string" office:string-value="SetCrsEll = locStrings.SetCrsEll;" calcext:value-type="string">
            <text:p>SetCrsEll = locStrings.SetCrsEll;</text:p>
          </table:table-cell>
          <table:table-cell table:style-name="ce36" table:formula="of:=IF([.B30]&lt;&gt;0;CONCATENATE(&quot;public string &quot;;[.B30];&quot; { get; }&quot;);IF([.A30]&lt;&gt;0;CONCATENATE(&quot;// &quot;;[.A30];&quot; //&quot;);&quot; &quot;))" office:value-type="string" office:string-value="public string SetCrsEll { get; }" calcext:value-type="string">
            <text:p>public string SetCrsEll { get; }</text:p>
          </table:table-cell>
          <table:table-cell table:style-name="ce36" table:formula="of:=IF([.$B30]&lt;&gt;0;CONCATENATE([.$B30];&quot; = &quot;&quot;&quot;;[.C30];&quot;&quot;&quot;;&quot;);IF([.$A30]&lt;&gt;0;CONCATENATE(&quot;// &quot;;[.$A30];&quot; //&quot;);&quot; &quot;))" office:value-type="string" office:string-value="SetCrsEll = &quot;Ellipsoid&quot;;" calcext:value-type="string">
            <text:p>SetCrsEll = "Ellipsoid";</text:p>
          </table:table-cell>
          <table:table-cell table:style-name="ce36" table:formula="of:=IF([.$B30]&lt;&gt;0;CONCATENATE([.$B30];&quot; = &quot;&quot;&quot;;[.D30];&quot;&quot;&quot;;&quot;);IF([.$A30]&lt;&gt;0;CONCATENATE(&quot;// &quot;;[.$A30];&quot; //&quot;);&quot; &quot;))" office:value-type="string" office:string-value="SetCrsEll = &quot;Ellissoide&quot;;" calcext:value-type="string">
            <text:p>SetCrsEll = "Ellissoid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Trans</text:p>
          </table:table-cell>
          <table:table-cell table:style-name="ce34" office:value-type="string" calcext:value-type="string">
            <text:p>Transformation</text:p>
          </table:table-cell>
          <table:table-cell table:style-name="ce34" office:value-type="string" calcext:value-type="string">
            <text:p>Trasformazione</text:p>
          </table:table-cell>
          <table:table-cell table:style-name="ce36" table:formula="of:=IF([.B31]&lt;&gt;0;CONCATENATE(&quot;string &quot;;[.B31];&quot; { get; }&quot;);IF([.A31]&lt;&gt;0;CONCATENATE(&quot;// &quot;;[.A31];&quot; //&quot;);&quot; &quot;))" office:value-type="string" office:string-value="string SetCrsTrans { get; }" calcext:value-type="string">
            <text:p>string SetCrsTrans { get; }</text:p>
          </table:table-cell>
          <table:table-cell table:style-name="ce36" table:formula="of:=IF([.B31]&lt;&gt;0;CONCATENATE(&quot;public string &quot;;[.B31];&quot; { get; set; }&quot;);IF([.A31]&lt;&gt;0;CONCATENATE(&quot;// &quot;;[.A31];&quot; //&quot;);&quot; &quot;))" office:value-type="string" office:string-value="public string SetCrsTrans { get; set; }" calcext:value-type="string">
            <text:p>public string SetCrsTrans { get; set; }</text:p>
          </table:table-cell>
          <table:table-cell table:style-name="ce36" table:formula="of:=IF([.B31]&lt;&gt;0;CONCATENATE([.B31];&quot; = locStrings.&quot;;[.B31];&quot;;&quot;);IF([.A31]&lt;&gt;0;CONCATENATE(&quot;// &quot;;[.A31];&quot; //&quot;);&quot; &quot;))" office:value-type="string" office:string-value="SetCrsTrans = locStrings.SetCrsTrans;" calcext:value-type="string">
            <text:p>SetCrsTrans = locStrings.SetCrsTrans;</text:p>
          </table:table-cell>
          <table:table-cell table:style-name="ce36" table:formula="of:=IF([.B31]&lt;&gt;0;CONCATENATE(&quot;public string &quot;;[.B31];&quot; { get; }&quot;);IF([.A31]&lt;&gt;0;CONCATENATE(&quot;// &quot;;[.A31];&quot; //&quot;);&quot; &quot;))" office:value-type="string" office:string-value="public string SetCrsTrans { get; }" calcext:value-type="string">
            <text:p>public string SetCrsTrans { get; }</text:p>
          </table:table-cell>
          <table:table-cell table:style-name="ce36" table:formula="of:=IF([.$B31]&lt;&gt;0;CONCATENATE([.$B31];&quot; = &quot;&quot;&quot;;[.C31];&quot;&quot;&quot;;&quot;);IF([.$A31]&lt;&gt;0;CONCATENATE(&quot;// &quot;;[.$A31];&quot; //&quot;);&quot; &quot;))" office:value-type="string" office:string-value="SetCrsTrans = &quot;Transformation&quot;;" calcext:value-type="string">
            <text:p>SetCrsTrans = "Transformation";</text:p>
          </table:table-cell>
          <table:table-cell table:style-name="ce36" table:formula="of:=IF([.$B31]&lt;&gt;0;CONCATENATE([.$B31];&quot; = &quot;&quot;&quot;;[.D31];&quot;&quot;&quot;;&quot;);IF([.$A31]&lt;&gt;0;CONCATENATE(&quot;// &quot;;[.$A31];&quot; //&quot;);&quot; &quot;))" office:value-type="string" office:string-value="SetCrsTrans = &quot;Trasformazione&quot;;" calcext:value-type="string">
            <text:p>SetCrsTrans = "Trasformazion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PrjFullName</text:p>
          </table:table-cell>
          <table:table-cell table:style-name="ce34" office:value-type="string" calcext:value-type="string">
            <text:p>Name:</text:p>
          </table:table-cell>
          <table:table-cell table:style-name="ce34" office:value-type="string" calcext:value-type="string">
            <text:p>Nome:</text:p>
          </table:table-cell>
          <table:table-cell table:style-name="ce36" table:formula="of:=IF([.B32]&lt;&gt;0;CONCATENATE(&quot;string &quot;;[.B32];&quot; { get; }&quot;);IF([.A32]&lt;&gt;0;CONCATENATE(&quot;// &quot;;[.A32];&quot; //&quot;);&quot; &quot;))" office:value-type="string" office:string-value="string SetCrsPrjFullName { get; }" calcext:value-type="string">
            <text:p>string SetCrsPrjFullName { get; }</text:p>
          </table:table-cell>
          <table:table-cell table:style-name="ce36" table:formula="of:=IF([.B32]&lt;&gt;0;CONCATENATE(&quot;public string &quot;;[.B32];&quot; { get; set; }&quot;);IF([.A32]&lt;&gt;0;CONCATENATE(&quot;// &quot;;[.A32];&quot; //&quot;);&quot; &quot;))" office:value-type="string" office:string-value="public string SetCrsPrjFullName { get; set; }" calcext:value-type="string">
            <text:p>public string SetCrsPrjFullName { get; set; }</text:p>
          </table:table-cell>
          <table:table-cell table:style-name="ce36" table:formula="of:=IF([.B32]&lt;&gt;0;CONCATENATE([.B32];&quot; = locStrings.&quot;;[.B32];&quot;;&quot;);IF([.A32]&lt;&gt;0;CONCATENATE(&quot;// &quot;;[.A32];&quot; //&quot;);&quot; &quot;))" office:value-type="string" office:string-value="SetCrsPrjFullName = locStrings.SetCrsPrjFullName;" calcext:value-type="string">
            <text:p>SetCrsPrjFullName = locStrings.SetCrsPrjFullName;</text:p>
          </table:table-cell>
          <table:table-cell table:style-name="ce36" table:formula="of:=IF([.B32]&lt;&gt;0;CONCATENATE(&quot;public string &quot;;[.B32];&quot; { get; }&quot;);IF([.A32]&lt;&gt;0;CONCATENATE(&quot;// &quot;;[.A32];&quot; //&quot;);&quot; &quot;))" office:value-type="string" office:string-value="public string SetCrsPrjFullName { get; }" calcext:value-type="string">
            <text:p>public string SetCrsPrjFullName { get; }</text:p>
          </table:table-cell>
          <table:table-cell table:style-name="ce36" table:formula="of:=IF([.$B32]&lt;&gt;0;CONCATENATE([.$B32];&quot; = &quot;&quot;&quot;;[.C32];&quot;&quot;&quot;;&quot;);IF([.$A32]&lt;&gt;0;CONCATENATE(&quot;// &quot;;[.$A32];&quot; //&quot;);&quot; &quot;))" office:value-type="string" office:string-value="SetCrsPrjFullName = &quot;Name:&quot;;" calcext:value-type="string">
            <text:p>SetCrsPrjFullName = "Name:";</text:p>
          </table:table-cell>
          <table:table-cell table:style-name="ce36" table:formula="of:=IF([.$B32]&lt;&gt;0;CONCATENATE([.$B32];&quot; = &quot;&quot;&quot;;[.D32];&quot;&quot;&quot;;&quot;);IF([.$A32]&lt;&gt;0;CONCATENATE(&quot;// &quot;;[.$A32];&quot; //&quot;);&quot; &quot;))" office:value-type="string" office:string-value="SetCrsPrjFullName = &quot;Nome:&quot;;" calcext:value-type="string">
            <text:p>SetCrsPrjFullName = "Nom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PrjShortName</text:p>
          </table:table-cell>
          <table:table-cell table:style-name="ce34" office:value-type="string" calcext:value-type="string">
            <text:p>Short Name:</text:p>
          </table:table-cell>
          <table:table-cell table:style-name="ce34" office:value-type="string" calcext:value-type="string">
            <text:p>Abbreviazione:</text:p>
          </table:table-cell>
          <table:table-cell table:style-name="ce36" table:formula="of:=IF([.B33]&lt;&gt;0;CONCATENATE(&quot;string &quot;;[.B33];&quot; { get; }&quot;);IF([.A33]&lt;&gt;0;CONCATENATE(&quot;// &quot;;[.A33];&quot; //&quot;);&quot; &quot;))" office:value-type="string" office:string-value="string SetCrsPrjShortName { get; }" calcext:value-type="string">
            <text:p>string SetCrsPrjShortName { get; }</text:p>
          </table:table-cell>
          <table:table-cell table:style-name="ce36" table:formula="of:=IF([.B33]&lt;&gt;0;CONCATENATE(&quot;public string &quot;;[.B33];&quot; { get; set; }&quot;);IF([.A33]&lt;&gt;0;CONCATENATE(&quot;// &quot;;[.A33];&quot; //&quot;);&quot; &quot;))" office:value-type="string" office:string-value="public string SetCrsPrjShortName { get; set; }" calcext:value-type="string">
            <text:p>public string SetCrsPrjShortName { get; set; }</text:p>
          </table:table-cell>
          <table:table-cell table:style-name="ce36" table:formula="of:=IF([.B33]&lt;&gt;0;CONCATENATE([.B33];&quot; = locStrings.&quot;;[.B33];&quot;;&quot;);IF([.A33]&lt;&gt;0;CONCATENATE(&quot;// &quot;;[.A33];&quot; //&quot;);&quot; &quot;))" office:value-type="string" office:string-value="SetCrsPrjShortName = locStrings.SetCrsPrjShortName;" calcext:value-type="string">
            <text:p>SetCrsPrjShortName = locStrings.SetCrsPrjShortName;</text:p>
          </table:table-cell>
          <table:table-cell table:style-name="ce36" table:formula="of:=IF([.B33]&lt;&gt;0;CONCATENATE(&quot;public string &quot;;[.B33];&quot; { get; }&quot;);IF([.A33]&lt;&gt;0;CONCATENATE(&quot;// &quot;;[.A33];&quot; //&quot;);&quot; &quot;))" office:value-type="string" office:string-value="public string SetCrsPrjShortName { get; }" calcext:value-type="string">
            <text:p>public string SetCrsPrjShortName { get; }</text:p>
          </table:table-cell>
          <table:table-cell table:style-name="ce36" table:formula="of:=IF([.$B33]&lt;&gt;0;CONCATENATE([.$B33];&quot; = &quot;&quot;&quot;;[.C33];&quot;&quot;&quot;;&quot;);IF([.$A33]&lt;&gt;0;CONCATENATE(&quot;// &quot;;[.$A33];&quot; //&quot;);&quot; &quot;))" office:value-type="string" office:string-value="SetCrsPrjShortName = &quot;Short Name:&quot;;" calcext:value-type="string">
            <text:p>SetCrsPrjShortName = "Short Name:";</text:p>
          </table:table-cell>
          <table:table-cell table:style-name="ce36" table:formula="of:=IF([.$B33]&lt;&gt;0;CONCATENATE([.$B33];&quot; = &quot;&quot;&quot;;[.D33];&quot;&quot;&quot;;&quot;);IF([.$A33]&lt;&gt;0;CONCATENATE(&quot;// &quot;;[.$A33];&quot; //&quot;);&quot; &quot;))" office:value-type="string" office:string-value="SetCrsPrjShortName = &quot;Abbreviazione:&quot;;" calcext:value-type="string">
            <text:p>SetCrsPrjShortName = "Abbreviazion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PrjMethod</text:p>
          </table:table-cell>
          <table:table-cell table:style-name="ce34" office:value-type="string" calcext:value-type="string">
            <text:p>Method:</text:p>
          </table:table-cell>
          <table:table-cell table:style-name="ce34" office:value-type="string" calcext:value-type="string">
            <text:p>Metodo:</text:p>
          </table:table-cell>
          <table:table-cell table:style-name="ce36" table:formula="of:=IF([.B34]&lt;&gt;0;CONCATENATE(&quot;string &quot;;[.B34];&quot; { get; }&quot;);IF([.A34]&lt;&gt;0;CONCATENATE(&quot;// &quot;;[.A34];&quot; //&quot;);&quot; &quot;))" office:value-type="string" office:string-value="string SetCrsPrjMethod { get; }" calcext:value-type="string">
            <text:p>string SetCrsPrjMethod { get; }</text:p>
          </table:table-cell>
          <table:table-cell table:style-name="ce36" table:formula="of:=IF([.B34]&lt;&gt;0;CONCATENATE(&quot;public string &quot;;[.B34];&quot; { get; set; }&quot;);IF([.A34]&lt;&gt;0;CONCATENATE(&quot;// &quot;;[.A34];&quot; //&quot;);&quot; &quot;))" office:value-type="string" office:string-value="public string SetCrsPrjMethod { get; set; }" calcext:value-type="string">
            <text:p>public string SetCrsPrjMethod { get; set; }</text:p>
          </table:table-cell>
          <table:table-cell table:style-name="ce36" table:formula="of:=IF([.B34]&lt;&gt;0;CONCATENATE([.B34];&quot; = locStrings.&quot;;[.B34];&quot;;&quot;);IF([.A34]&lt;&gt;0;CONCATENATE(&quot;// &quot;;[.A34];&quot; //&quot;);&quot; &quot;))" office:value-type="string" office:string-value="SetCrsPrjMethod = locStrings.SetCrsPrjMethod;" calcext:value-type="string">
            <text:p>SetCrsPrjMethod = locStrings.SetCrsPrjMethod;</text:p>
          </table:table-cell>
          <table:table-cell table:style-name="ce36" table:formula="of:=IF([.B34]&lt;&gt;0;CONCATENATE(&quot;public string &quot;;[.B34];&quot; { get; }&quot;);IF([.A34]&lt;&gt;0;CONCATENATE(&quot;// &quot;;[.A34];&quot; //&quot;);&quot; &quot;))" office:value-type="string" office:string-value="public string SetCrsPrjMethod { get; }" calcext:value-type="string">
            <text:p>public string SetCrsPrjMethod { get; }</text:p>
          </table:table-cell>
          <table:table-cell table:style-name="ce36" table:formula="of:=IF([.$B34]&lt;&gt;0;CONCATENATE([.$B34];&quot; = &quot;&quot;&quot;;[.C34];&quot;&quot;&quot;;&quot;);IF([.$A34]&lt;&gt;0;CONCATENATE(&quot;// &quot;;[.$A34];&quot; //&quot;);&quot; &quot;))" office:value-type="string" office:string-value="SetCrsPrjMethod = &quot;Method:&quot;;" calcext:value-type="string">
            <text:p>SetCrsPrjMethod = "Method:";</text:p>
          </table:table-cell>
          <table:table-cell table:style-name="ce36" table:formula="of:=IF([.$B34]&lt;&gt;0;CONCATENATE([.$B34];&quot; = &quot;&quot;&quot;;[.D34];&quot;&quot;&quot;;&quot;);IF([.$A34]&lt;&gt;0;CONCATENATE(&quot;// &quot;;[.$A34];&quot; //&quot;);&quot; &quot;))" office:value-type="string" office:string-value="SetCrsPrjMethod = &quot;Metodo:&quot;;" calcext:value-type="string">
            <text:p>SetCrsPrjMethod = "Metodo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EllEpsgId</text:p>
          </table:table-cell>
          <table:table-cell table:number-columns-repeated="2" table:style-name="ce34" office:value-type="string" calcext:value-type="string">
            <text:p>EPSG ID:</text:p>
          </table:table-cell>
          <table:table-cell table:style-name="ce36" table:formula="of:=IF([.B35]&lt;&gt;0;CONCATENATE(&quot;string &quot;;[.B35];&quot; { get; }&quot;);IF([.A35]&lt;&gt;0;CONCATENATE(&quot;// &quot;;[.A35];&quot; //&quot;);&quot; &quot;))" office:value-type="string" office:string-value="string SetCrsEllEpsgId { get; }" calcext:value-type="string">
            <text:p>string SetCrsEllEpsgId { get; }</text:p>
          </table:table-cell>
          <table:table-cell table:style-name="ce36" table:formula="of:=IF([.B35]&lt;&gt;0;CONCATENATE(&quot;public string &quot;;[.B35];&quot; { get; set; }&quot;);IF([.A35]&lt;&gt;0;CONCATENATE(&quot;// &quot;;[.A35];&quot; //&quot;);&quot; &quot;))" office:value-type="string" office:string-value="public string SetCrsEllEpsgId { get; set; }" calcext:value-type="string">
            <text:p>public string SetCrsEllEpsgId { get; set; }</text:p>
          </table:table-cell>
          <table:table-cell table:style-name="ce36" table:formula="of:=IF([.B35]&lt;&gt;0;CONCATENATE([.B35];&quot; = locStrings.&quot;;[.B35];&quot;;&quot;);IF([.A35]&lt;&gt;0;CONCATENATE(&quot;// &quot;;[.A35];&quot; //&quot;);&quot; &quot;))" office:value-type="string" office:string-value="SetCrsEllEpsgId = locStrings.SetCrsEllEpsgId;" calcext:value-type="string">
            <text:p>SetCrsEllEpsgId = locStrings.SetCrsEllEpsgId;</text:p>
          </table:table-cell>
          <table:table-cell table:style-name="ce36" table:formula="of:=IF([.B35]&lt;&gt;0;CONCATENATE(&quot;public string &quot;;[.B35];&quot; { get; }&quot;);IF([.A35]&lt;&gt;0;CONCATENATE(&quot;// &quot;;[.A35];&quot; //&quot;);&quot; &quot;))" office:value-type="string" office:string-value="public string SetCrsEllEpsgId { get; }" calcext:value-type="string">
            <text:p>public string SetCrsEllEpsgId { get; }</text:p>
          </table:table-cell>
          <table:table-cell table:style-name="ce36" table:formula="of:=IF([.$B35]&lt;&gt;0;CONCATENATE([.$B35];&quot; = &quot;&quot;&quot;;[.C35];&quot;&quot;&quot;;&quot;);IF([.$A35]&lt;&gt;0;CONCATENATE(&quot;// &quot;;[.$A35];&quot; //&quot;);&quot; &quot;))" office:value-type="string" office:string-value="SetCrsEllEpsgId = &quot;EPSG ID:&quot;;" calcext:value-type="string">
            <text:p>SetCrsEllEpsgId = "EPSG ID:";</text:p>
          </table:table-cell>
          <table:table-cell table:style-name="ce36" table:formula="of:=IF([.$B35]&lt;&gt;0;CONCATENATE([.$B35];&quot; = &quot;&quot;&quot;;[.D35];&quot;&quot;&quot;;&quot;);IF([.$A35]&lt;&gt;0;CONCATENATE(&quot;// &quot;;[.$A35];&quot; //&quot;);&quot; &quot;))" office:value-type="string" office:string-value="SetCrsEllEpsgId = &quot;EPSG ID:&quot;;" calcext:value-type="string">
            <text:p>SetCrsEllEpsgId = "EPSG ID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EllFullName</text:p>
          </table:table-cell>
          <table:table-cell table:style-name="ce34" office:value-type="string" calcext:value-type="string">
            <text:p>Name:</text:p>
          </table:table-cell>
          <table:table-cell table:style-name="ce34" office:value-type="string" calcext:value-type="string">
            <text:p>Nome:</text:p>
          </table:table-cell>
          <table:table-cell table:style-name="ce36" table:formula="of:=IF([.B36]&lt;&gt;0;CONCATENATE(&quot;string &quot;;[.B36];&quot; { get; }&quot;);IF([.A36]&lt;&gt;0;CONCATENATE(&quot;// &quot;;[.A36];&quot; //&quot;);&quot; &quot;))" office:value-type="string" office:string-value="string SetCrsEllFullName { get; }" calcext:value-type="string">
            <text:p>string SetCrsEllFullName { get; }</text:p>
          </table:table-cell>
          <table:table-cell table:style-name="ce36" table:formula="of:=IF([.B36]&lt;&gt;0;CONCATENATE(&quot;public string &quot;;[.B36];&quot; { get; set; }&quot;);IF([.A36]&lt;&gt;0;CONCATENATE(&quot;// &quot;;[.A36];&quot; //&quot;);&quot; &quot;))" office:value-type="string" office:string-value="public string SetCrsEllFullName { get; set; }" calcext:value-type="string">
            <text:p>public string SetCrsEllFullName { get; set; }</text:p>
          </table:table-cell>
          <table:table-cell table:style-name="ce36" table:formula="of:=IF([.B36]&lt;&gt;0;CONCATENATE([.B36];&quot; = locStrings.&quot;;[.B36];&quot;;&quot;);IF([.A36]&lt;&gt;0;CONCATENATE(&quot;// &quot;;[.A36];&quot; //&quot;);&quot; &quot;))" office:value-type="string" office:string-value="SetCrsEllFullName = locStrings.SetCrsEllFullName;" calcext:value-type="string">
            <text:p>SetCrsEllFullName = locStrings.SetCrsEllFullName;</text:p>
          </table:table-cell>
          <table:table-cell table:style-name="ce36" table:formula="of:=IF([.B36]&lt;&gt;0;CONCATENATE(&quot;public string &quot;;[.B36];&quot; { get; }&quot;);IF([.A36]&lt;&gt;0;CONCATENATE(&quot;// &quot;;[.A36];&quot; //&quot;);&quot; &quot;))" office:value-type="string" office:string-value="public string SetCrsEllFullName { get; }" calcext:value-type="string">
            <text:p>public string SetCrsEllFullName { get; }</text:p>
          </table:table-cell>
          <table:table-cell table:style-name="ce36" table:formula="of:=IF([.$B36]&lt;&gt;0;CONCATENATE([.$B36];&quot; = &quot;&quot;&quot;;[.C36];&quot;&quot;&quot;;&quot;);IF([.$A36]&lt;&gt;0;CONCATENATE(&quot;// &quot;;[.$A36];&quot; //&quot;);&quot; &quot;))" office:value-type="string" office:string-value="SetCrsEllFullName = &quot;Name:&quot;;" calcext:value-type="string">
            <text:p>SetCrsEllFullName = "Name:";</text:p>
          </table:table-cell>
          <table:table-cell table:style-name="ce36" table:formula="of:=IF([.$B36]&lt;&gt;0;CONCATENATE([.$B36];&quot; = &quot;&quot;&quot;;[.D36];&quot;&quot;&quot;;&quot;);IF([.$A36]&lt;&gt;0;CONCATENATE(&quot;// &quot;;[.$A36];&quot; //&quot;);&quot; &quot;))" office:value-type="string" office:string-value="SetCrsEllFullName = &quot;Nome:&quot;;" calcext:value-type="string">
            <text:p>SetCrsEllFullName = "Nom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EllSmAxis</text:p>
          </table:table-cell>
          <table:table-cell table:style-name="ce34" office:value-type="string" calcext:value-type="string">
            <text:p>SemiMayor Axis:</text:p>
          </table:table-cell>
          <table:table-cell table:style-name="ce34" office:value-type="string" calcext:value-type="string">
            <text:p>Semi asse Maggiore:</text:p>
          </table:table-cell>
          <table:table-cell table:style-name="ce36" table:formula="of:=IF([.B37]&lt;&gt;0;CONCATENATE(&quot;string &quot;;[.B37];&quot; { get; }&quot;);IF([.A37]&lt;&gt;0;CONCATENATE(&quot;// &quot;;[.A37];&quot; //&quot;);&quot; &quot;))" office:value-type="string" office:string-value="string SetCrsEllSmAxis { get; }" calcext:value-type="string">
            <text:p>string SetCrsEllSmAxis { get; }</text:p>
          </table:table-cell>
          <table:table-cell table:style-name="ce36" table:formula="of:=IF([.B37]&lt;&gt;0;CONCATENATE(&quot;public string &quot;;[.B37];&quot; { get; set; }&quot;);IF([.A37]&lt;&gt;0;CONCATENATE(&quot;// &quot;;[.A37];&quot; //&quot;);&quot; &quot;))" office:value-type="string" office:string-value="public string SetCrsEllSmAxis { get; set; }" calcext:value-type="string">
            <text:p>public string SetCrsEllSmAxis { get; set; }</text:p>
          </table:table-cell>
          <table:table-cell table:style-name="ce36" table:formula="of:=IF([.B37]&lt;&gt;0;CONCATENATE([.B37];&quot; = locStrings.&quot;;[.B37];&quot;;&quot;);IF([.A37]&lt;&gt;0;CONCATENATE(&quot;// &quot;;[.A37];&quot; //&quot;);&quot; &quot;))" office:value-type="string" office:string-value="SetCrsEllSmAxis = locStrings.SetCrsEllSmAxis;" calcext:value-type="string">
            <text:p>SetCrsEllSmAxis = locStrings.SetCrsEllSmAxis;</text:p>
          </table:table-cell>
          <table:table-cell table:style-name="ce36" table:formula="of:=IF([.B37]&lt;&gt;0;CONCATENATE(&quot;public string &quot;;[.B37];&quot; { get; }&quot;);IF([.A37]&lt;&gt;0;CONCATENATE(&quot;// &quot;;[.A37];&quot; //&quot;);&quot; &quot;))" office:value-type="string" office:string-value="public string SetCrsEllSmAxis { get; }" calcext:value-type="string">
            <text:p>public string SetCrsEllSmAxis { get; }</text:p>
          </table:table-cell>
          <table:table-cell table:style-name="ce36" table:formula="of:=IF([.$B37]&lt;&gt;0;CONCATENATE([.$B37];&quot; = &quot;&quot;&quot;;[.C37];&quot;&quot;&quot;;&quot;);IF([.$A37]&lt;&gt;0;CONCATENATE(&quot;// &quot;;[.$A37];&quot; //&quot;);&quot; &quot;))" office:value-type="string" office:string-value="SetCrsEllSmAxis = &quot;SemiMayor Axis:&quot;;" calcext:value-type="string">
            <text:p>SetCrsEllSmAxis = "SemiMayor Axis:";</text:p>
          </table:table-cell>
          <table:table-cell table:style-name="ce36" table:formula="of:=IF([.$B37]&lt;&gt;0;CONCATENATE([.$B37];&quot; = &quot;&quot;&quot;;[.D37];&quot;&quot;&quot;;&quot;);IF([.$A37]&lt;&gt;0;CONCATENATE(&quot;// &quot;;[.$A37];&quot; //&quot;);&quot; &quot;))" office:value-type="string" office:string-value="SetCrsEllSmAxis = &quot;Semi asse Maggiore:&quot;;" calcext:value-type="string">
            <text:p>SetCrsEllSmAxis = "Semi asse Maggiore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EllInvFlatt</text:p>
          </table:table-cell>
          <table:table-cell table:style-name="ce34" office:value-type="string" calcext:value-type="string">
            <text:p>Inverse Flattening:</text:p>
          </table:table-cell>
          <table:table-cell table:style-name="ce34" office:value-type="string" calcext:value-type="string">
            <text:p>Appiattimento inverso:</text:p>
          </table:table-cell>
          <table:table-cell table:style-name="ce36" table:formula="of:=IF([.B38]&lt;&gt;0;CONCATENATE(&quot;string &quot;;[.B38];&quot; { get; }&quot;);IF([.A38]&lt;&gt;0;CONCATENATE(&quot;// &quot;;[.A38];&quot; //&quot;);&quot; &quot;))" office:value-type="string" office:string-value="string SetCrsEllInvFlatt { get; }" calcext:value-type="string">
            <text:p>string SetCrsEllInvFlatt { get; }</text:p>
          </table:table-cell>
          <table:table-cell table:style-name="ce36" table:formula="of:=IF([.B38]&lt;&gt;0;CONCATENATE(&quot;public string &quot;;[.B38];&quot; { get; set; }&quot;);IF([.A38]&lt;&gt;0;CONCATENATE(&quot;// &quot;;[.A38];&quot; //&quot;);&quot; &quot;))" office:value-type="string" office:string-value="public string SetCrsEllInvFlatt { get; set; }" calcext:value-type="string">
            <text:p>public string SetCrsEllInvFlatt { get; set; }</text:p>
          </table:table-cell>
          <table:table-cell table:style-name="ce36" table:formula="of:=IF([.B38]&lt;&gt;0;CONCATENATE([.B38];&quot; = locStrings.&quot;;[.B38];&quot;;&quot;);IF([.A38]&lt;&gt;0;CONCATENATE(&quot;// &quot;;[.A38];&quot; //&quot;);&quot; &quot;))" office:value-type="string" office:string-value="SetCrsEllInvFlatt = locStrings.SetCrsEllInvFlatt;" calcext:value-type="string">
            <text:p>SetCrsEllInvFlatt = locStrings.SetCrsEllInvFlatt;</text:p>
          </table:table-cell>
          <table:table-cell table:style-name="ce36" table:formula="of:=IF([.B38]&lt;&gt;0;CONCATENATE(&quot;public string &quot;;[.B38];&quot; { get; }&quot;);IF([.A38]&lt;&gt;0;CONCATENATE(&quot;// &quot;;[.A38];&quot; //&quot;);&quot; &quot;))" office:value-type="string" office:string-value="public string SetCrsEllInvFlatt { get; }" calcext:value-type="string">
            <text:p>public string SetCrsEllInvFlatt { get; }</text:p>
          </table:table-cell>
          <table:table-cell table:style-name="ce36" table:formula="of:=IF([.$B38]&lt;&gt;0;CONCATENATE([.$B38];&quot; = &quot;&quot;&quot;;[.C38];&quot;&quot;&quot;;&quot;);IF([.$A38]&lt;&gt;0;CONCATENATE(&quot;// &quot;;[.$A38];&quot; //&quot;);&quot; &quot;))" office:value-type="string" office:string-value="SetCrsEllInvFlatt = &quot;Inverse Flattening:&quot;;" calcext:value-type="string">
            <text:p>SetCrsEllInvFlatt = "Inverse Flattening:";</text:p>
          </table:table-cell>
          <table:table-cell table:style-name="ce36" table:formula="of:=IF([.$B38]&lt;&gt;0;CONCATENATE([.$B38];&quot; = &quot;&quot;&quot;;[.D38];&quot;&quot;&quot;;&quot;);IF([.$A38]&lt;&gt;0;CONCATENATE(&quot;// &quot;;[.$A38];&quot; //&quot;);&quot; &quot;))" office:value-type="string" office:string-value="SetCrsEllInvFlatt = &quot;Appiattimento inverso:&quot;;" calcext:value-type="string">
            <text:p>SetCrsEllInvFlatt = "Appiattimento inverso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Method</text:p>
          </table:table-cell>
          <table:table-cell table:style-name="ce34" office:value-type="string" calcext:value-type="string">
            <text:p>Method:</text:p>
          </table:table-cell>
          <table:table-cell table:style-name="ce34" office:value-type="string" calcext:value-type="string">
            <text:p>Metodo:</text:p>
          </table:table-cell>
          <table:table-cell table:style-name="ce36" table:formula="of:=IF([.B39]&lt;&gt;0;CONCATENATE(&quot;string &quot;;[.B39];&quot; { get; }&quot;);IF([.A39]&lt;&gt;0;CONCATENATE(&quot;// &quot;;[.A39];&quot; //&quot;);&quot; &quot;))" office:value-type="string" office:string-value="string SetCrsShiftMethod { get; }" calcext:value-type="string">
            <text:p>string SetCrsShiftMethod { get; }</text:p>
          </table:table-cell>
          <table:table-cell table:style-name="ce36" table:formula="of:=IF([.B39]&lt;&gt;0;CONCATENATE(&quot;public string &quot;;[.B39];&quot; { get; set; }&quot;);IF([.A39]&lt;&gt;0;CONCATENATE(&quot;// &quot;;[.A39];&quot; //&quot;);&quot; &quot;))" office:value-type="string" office:string-value="public string SetCrsShiftMethod { get; set; }" calcext:value-type="string">
            <text:p>public string SetCrsShiftMethod { get; set; }</text:p>
          </table:table-cell>
          <table:table-cell table:style-name="ce36" table:formula="of:=IF([.B39]&lt;&gt;0;CONCATENATE([.B39];&quot; = locStrings.&quot;;[.B39];&quot;;&quot;);IF([.A39]&lt;&gt;0;CONCATENATE(&quot;// &quot;;[.A39];&quot; //&quot;);&quot; &quot;))" office:value-type="string" office:string-value="SetCrsShiftMethod = locStrings.SetCrsShiftMethod;" calcext:value-type="string">
            <text:p>SetCrsShiftMethod = locStrings.SetCrsShiftMethod;</text:p>
          </table:table-cell>
          <table:table-cell table:style-name="ce36" table:formula="of:=IF([.B39]&lt;&gt;0;CONCATENATE(&quot;public string &quot;;[.B39];&quot; { get; }&quot;);IF([.A39]&lt;&gt;0;CONCATENATE(&quot;// &quot;;[.A39];&quot; //&quot;);&quot; &quot;))" office:value-type="string" office:string-value="public string SetCrsShiftMethod { get; }" calcext:value-type="string">
            <text:p>public string SetCrsShiftMethod { get; }</text:p>
          </table:table-cell>
          <table:table-cell table:style-name="ce36" table:formula="of:=IF([.$B39]&lt;&gt;0;CONCATENATE([.$B39];&quot; = &quot;&quot;&quot;;[.C39];&quot;&quot;&quot;;&quot;);IF([.$A39]&lt;&gt;0;CONCATENATE(&quot;// &quot;;[.$A39];&quot; //&quot;);&quot; &quot;))" office:value-type="string" office:string-value="SetCrsShiftMethod = &quot;Method:&quot;;" calcext:value-type="string">
            <text:p>SetCrsShiftMethod = "Method:";</text:p>
          </table:table-cell>
          <table:table-cell table:style-name="ce36" table:formula="of:=IF([.$B39]&lt;&gt;0;CONCATENATE([.$B39];&quot; = &quot;&quot;&quot;;[.D39];&quot;&quot;&quot;;&quot;);IF([.$A39]&lt;&gt;0;CONCATENATE(&quot;// &quot;;[.$A39];&quot; //&quot;);&quot; &quot;))" office:value-type="string" office:string-value="SetCrsShiftMethod = &quot;Metodo:&quot;;" calcext:value-type="string">
            <text:p>SetCrsShiftMethod = "Metodo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Dx</text:p>
          </table:table-cell>
          <table:table-cell table:number-columns-repeated="2" table:style-name="ce34" office:value-type="string" calcext:value-type="string">
            <text:p>Delta X:</text:p>
          </table:table-cell>
          <table:table-cell table:style-name="ce36" table:formula="of:=IF([.B40]&lt;&gt;0;CONCATENATE(&quot;string &quot;;[.B40];&quot; { get; }&quot;);IF([.A40]&lt;&gt;0;CONCATENATE(&quot;// &quot;;[.A40];&quot; //&quot;);&quot; &quot;))" office:value-type="string" office:string-value="string SetCrsShiftDx { get; }" calcext:value-type="string">
            <text:p>string SetCrsShiftDx { get; }</text:p>
          </table:table-cell>
          <table:table-cell table:style-name="ce36" table:formula="of:=IF([.B40]&lt;&gt;0;CONCATENATE(&quot;public string &quot;;[.B40];&quot; { get; set; }&quot;);IF([.A40]&lt;&gt;0;CONCATENATE(&quot;// &quot;;[.A40];&quot; //&quot;);&quot; &quot;))" office:value-type="string" office:string-value="public string SetCrsShiftDx { get; set; }" calcext:value-type="string">
            <text:p>public string SetCrsShiftDx { get; set; }</text:p>
          </table:table-cell>
          <table:table-cell table:style-name="ce36" table:formula="of:=IF([.B40]&lt;&gt;0;CONCATENATE([.B40];&quot; = locStrings.&quot;;[.B40];&quot;;&quot;);IF([.A40]&lt;&gt;0;CONCATENATE(&quot;// &quot;;[.A40];&quot; //&quot;);&quot; &quot;))" office:value-type="string" office:string-value="SetCrsShiftDx = locStrings.SetCrsShiftDx;" calcext:value-type="string">
            <text:p>SetCrsShiftDx = locStrings.SetCrsShiftDx;</text:p>
          </table:table-cell>
          <table:table-cell table:style-name="ce36" table:formula="of:=IF([.B40]&lt;&gt;0;CONCATENATE(&quot;public string &quot;;[.B40];&quot; { get; }&quot;);IF([.A40]&lt;&gt;0;CONCATENATE(&quot;// &quot;;[.A40];&quot; //&quot;);&quot; &quot;))" office:value-type="string" office:string-value="public string SetCrsShiftDx { get; }" calcext:value-type="string">
            <text:p>public string SetCrsShiftDx { get; }</text:p>
          </table:table-cell>
          <table:table-cell table:style-name="ce36" table:formula="of:=IF([.$B40]&lt;&gt;0;CONCATENATE([.$B40];&quot; = &quot;&quot;&quot;;[.C40];&quot;&quot;&quot;;&quot;);IF([.$A40]&lt;&gt;0;CONCATENATE(&quot;// &quot;;[.$A40];&quot; //&quot;);&quot; &quot;))" office:value-type="string" office:string-value="SetCrsShiftDx = &quot;Delta X:&quot;;" calcext:value-type="string">
            <text:p>SetCrsShiftDx = "Delta X:";</text:p>
          </table:table-cell>
          <table:table-cell table:style-name="ce36" table:formula="of:=IF([.$B40]&lt;&gt;0;CONCATENATE([.$B40];&quot; = &quot;&quot;&quot;;[.D40];&quot;&quot;&quot;;&quot;);IF([.$A40]&lt;&gt;0;CONCATENATE(&quot;// &quot;;[.$A40];&quot; //&quot;);&quot; &quot;))" office:value-type="string" office:string-value="SetCrsShiftDx = &quot;Delta X:&quot;;" calcext:value-type="string">
            <text:p>SetCrsShiftDx = "Delta X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Dy</text:p>
          </table:table-cell>
          <table:table-cell table:number-columns-repeated="2" table:style-name="ce34" office:value-type="string" calcext:value-type="string">
            <text:p>Delta Y:</text:p>
          </table:table-cell>
          <table:table-cell table:style-name="ce36" table:formula="of:=IF([.B41]&lt;&gt;0;CONCATENATE(&quot;string &quot;;[.B41];&quot; { get; }&quot;);IF([.A41]&lt;&gt;0;CONCATENATE(&quot;// &quot;;[.A41];&quot; //&quot;);&quot; &quot;))" office:value-type="string" office:string-value="string SetCrsShiftDy { get; }" calcext:value-type="string">
            <text:p>string SetCrsShiftDy { get; }</text:p>
          </table:table-cell>
          <table:table-cell table:style-name="ce36" table:formula="of:=IF([.B41]&lt;&gt;0;CONCATENATE(&quot;public string &quot;;[.B41];&quot; { get; set; }&quot;);IF([.A41]&lt;&gt;0;CONCATENATE(&quot;// &quot;;[.A41];&quot; //&quot;);&quot; &quot;))" office:value-type="string" office:string-value="public string SetCrsShiftDy { get; set; }" calcext:value-type="string">
            <text:p>public string SetCrsShiftDy { get; set; }</text:p>
          </table:table-cell>
          <table:table-cell table:style-name="ce36" table:formula="of:=IF([.B41]&lt;&gt;0;CONCATENATE([.B41];&quot; = locStrings.&quot;;[.B41];&quot;;&quot;);IF([.A41]&lt;&gt;0;CONCATENATE(&quot;// &quot;;[.A41];&quot; //&quot;);&quot; &quot;))" office:value-type="string" office:string-value="SetCrsShiftDy = locStrings.SetCrsShiftDy;" calcext:value-type="string">
            <text:p>SetCrsShiftDy = locStrings.SetCrsShiftDy;</text:p>
          </table:table-cell>
          <table:table-cell table:style-name="ce36" table:formula="of:=IF([.B41]&lt;&gt;0;CONCATENATE(&quot;public string &quot;;[.B41];&quot; { get; }&quot;);IF([.A41]&lt;&gt;0;CONCATENATE(&quot;// &quot;;[.A41];&quot; //&quot;);&quot; &quot;))" office:value-type="string" office:string-value="public string SetCrsShiftDy { get; }" calcext:value-type="string">
            <text:p>public string SetCrsShiftDy { get; }</text:p>
          </table:table-cell>
          <table:table-cell table:style-name="ce36" table:formula="of:=IF([.$B41]&lt;&gt;0;CONCATENATE([.$B41];&quot; = &quot;&quot;&quot;;[.C41];&quot;&quot;&quot;;&quot;);IF([.$A41]&lt;&gt;0;CONCATENATE(&quot;// &quot;;[.$A41];&quot; //&quot;);&quot; &quot;))" office:value-type="string" office:string-value="SetCrsShiftDy = &quot;Delta Y:&quot;;" calcext:value-type="string">
            <text:p>SetCrsShiftDy = "Delta Y:";</text:p>
          </table:table-cell>
          <table:table-cell table:style-name="ce36" table:formula="of:=IF([.$B41]&lt;&gt;0;CONCATENATE([.$B41];&quot; = &quot;&quot;&quot;;[.D41];&quot;&quot;&quot;;&quot;);IF([.$A41]&lt;&gt;0;CONCATENATE(&quot;// &quot;;[.$A41];&quot; //&quot;);&quot; &quot;))" office:value-type="string" office:string-value="SetCrsShiftDy = &quot;Delta Y:&quot;;" calcext:value-type="string">
            <text:p>SetCrsShiftDy = "Delta Y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Dz</text:p>
          </table:table-cell>
          <table:table-cell table:number-columns-repeated="2" table:style-name="ce34" office:value-type="string" calcext:value-type="string">
            <text:p>Delta Z:</text:p>
          </table:table-cell>
          <table:table-cell table:style-name="ce36" table:formula="of:=IF([.B42]&lt;&gt;0;CONCATENATE(&quot;string &quot;;[.B42];&quot; { get; }&quot;);IF([.A42]&lt;&gt;0;CONCATENATE(&quot;// &quot;;[.A42];&quot; //&quot;);&quot; &quot;))" office:value-type="string" office:string-value="string SetCrsShiftDz { get; }" calcext:value-type="string">
            <text:p>string SetCrsShiftDz { get; }</text:p>
          </table:table-cell>
          <table:table-cell table:style-name="ce36" table:formula="of:=IF([.B42]&lt;&gt;0;CONCATENATE(&quot;public string &quot;;[.B42];&quot; { get; set; }&quot;);IF([.A42]&lt;&gt;0;CONCATENATE(&quot;// &quot;;[.A42];&quot; //&quot;);&quot; &quot;))" office:value-type="string" office:string-value="public string SetCrsShiftDz { get; set; }" calcext:value-type="string">
            <text:p>public string SetCrsShiftDz { get; set; }</text:p>
          </table:table-cell>
          <table:table-cell table:style-name="ce36" table:formula="of:=IF([.B42]&lt;&gt;0;CONCATENATE([.B42];&quot; = locStrings.&quot;;[.B42];&quot;;&quot;);IF([.A42]&lt;&gt;0;CONCATENATE(&quot;// &quot;;[.A42];&quot; //&quot;);&quot; &quot;))" office:value-type="string" office:string-value="SetCrsShiftDz = locStrings.SetCrsShiftDz;" calcext:value-type="string">
            <text:p>SetCrsShiftDz = locStrings.SetCrsShiftDz;</text:p>
          </table:table-cell>
          <table:table-cell table:style-name="ce36" table:formula="of:=IF([.B42]&lt;&gt;0;CONCATENATE(&quot;public string &quot;;[.B42];&quot; { get; }&quot;);IF([.A42]&lt;&gt;0;CONCATENATE(&quot;// &quot;;[.A42];&quot; //&quot;);&quot; &quot;))" office:value-type="string" office:string-value="public string SetCrsShiftDz { get; }" calcext:value-type="string">
            <text:p>public string SetCrsShiftDz { get; }</text:p>
          </table:table-cell>
          <table:table-cell table:style-name="ce36" table:formula="of:=IF([.$B42]&lt;&gt;0;CONCATENATE([.$B42];&quot; = &quot;&quot;&quot;;[.C42];&quot;&quot;&quot;;&quot;);IF([.$A42]&lt;&gt;0;CONCATENATE(&quot;// &quot;;[.$A42];&quot; //&quot;);&quot; &quot;))" office:value-type="string" office:string-value="SetCrsShiftDz = &quot;Delta Z:&quot;;" calcext:value-type="string">
            <text:p>SetCrsShiftDz = "Delta Z:";</text:p>
          </table:table-cell>
          <table:table-cell table:style-name="ce36" table:formula="of:=IF([.$B42]&lt;&gt;0;CONCATENATE([.$B42];&quot; = &quot;&quot;&quot;;[.D42];&quot;&quot;&quot;;&quot;);IF([.$A42]&lt;&gt;0;CONCATENATE(&quot;// &quot;;[.$A42];&quot; //&quot;);&quot; &quot;))" office:value-type="string" office:string-value="SetCrsShiftDz = &quot;Delta Z:&quot;;" calcext:value-type="string">
            <text:p>SetCrsShiftDz = "Delta Z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Rx</text:p>
          </table:table-cell>
          <table:table-cell table:style-name="ce34" office:value-type="string" calcext:value-type="string">
            <text:p>Rotation X:</text:p>
          </table:table-cell>
          <table:table-cell table:style-name="ce34" office:value-type="string" calcext:value-type="string">
            <text:p>Rotazione X:</text:p>
          </table:table-cell>
          <table:table-cell table:style-name="ce36" table:formula="of:=IF([.B43]&lt;&gt;0;CONCATENATE(&quot;string &quot;;[.B43];&quot; { get; }&quot;);IF([.A43]&lt;&gt;0;CONCATENATE(&quot;// &quot;;[.A43];&quot; //&quot;);&quot; &quot;))" office:value-type="string" office:string-value="string SetCrsShiftRx { get; }" calcext:value-type="string">
            <text:p>string SetCrsShiftRx { get; }</text:p>
          </table:table-cell>
          <table:table-cell table:style-name="ce36" table:formula="of:=IF([.B43]&lt;&gt;0;CONCATENATE(&quot;public string &quot;;[.B43];&quot; { get; set; }&quot;);IF([.A43]&lt;&gt;0;CONCATENATE(&quot;// &quot;;[.A43];&quot; //&quot;);&quot; &quot;))" office:value-type="string" office:string-value="public string SetCrsShiftRx { get; set; }" calcext:value-type="string">
            <text:p>public string SetCrsShiftRx { get; set; }</text:p>
          </table:table-cell>
          <table:table-cell table:style-name="ce36" table:formula="of:=IF([.B43]&lt;&gt;0;CONCATENATE([.B43];&quot; = locStrings.&quot;;[.B43];&quot;;&quot;);IF([.A43]&lt;&gt;0;CONCATENATE(&quot;// &quot;;[.A43];&quot; //&quot;);&quot; &quot;))" office:value-type="string" office:string-value="SetCrsShiftRx = locStrings.SetCrsShiftRx;" calcext:value-type="string">
            <text:p>SetCrsShiftRx = locStrings.SetCrsShiftRx;</text:p>
          </table:table-cell>
          <table:table-cell table:style-name="ce36" table:formula="of:=IF([.B43]&lt;&gt;0;CONCATENATE(&quot;public string &quot;;[.B43];&quot; { get; }&quot;);IF([.A43]&lt;&gt;0;CONCATENATE(&quot;// &quot;;[.A43];&quot; //&quot;);&quot; &quot;))" office:value-type="string" office:string-value="public string SetCrsShiftRx { get; }" calcext:value-type="string">
            <text:p>public string SetCrsShiftRx { get; }</text:p>
          </table:table-cell>
          <table:table-cell table:style-name="ce36" table:formula="of:=IF([.$B43]&lt;&gt;0;CONCATENATE([.$B43];&quot; = &quot;&quot;&quot;;[.C43];&quot;&quot;&quot;;&quot;);IF([.$A43]&lt;&gt;0;CONCATENATE(&quot;// &quot;;[.$A43];&quot; //&quot;);&quot; &quot;))" office:value-type="string" office:string-value="SetCrsShiftRx = &quot;Rotation X:&quot;;" calcext:value-type="string">
            <text:p>SetCrsShiftRx = "Rotation X:";</text:p>
          </table:table-cell>
          <table:table-cell table:style-name="ce36" table:formula="of:=IF([.$B43]&lt;&gt;0;CONCATENATE([.$B43];&quot; = &quot;&quot;&quot;;[.D43];&quot;&quot;&quot;;&quot;);IF([.$A43]&lt;&gt;0;CONCATENATE(&quot;// &quot;;[.$A43];&quot; //&quot;);&quot; &quot;))" office:value-type="string" office:string-value="SetCrsShiftRx = &quot;Rotazione X:&quot;;" calcext:value-type="string">
            <text:p>SetCrsShiftRx = "Rotazione X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Ry</text:p>
          </table:table-cell>
          <table:table-cell table:style-name="ce34" office:value-type="string" calcext:value-type="string">
            <text:p>Rotation Y:</text:p>
          </table:table-cell>
          <table:table-cell table:style-name="ce34" office:value-type="string" calcext:value-type="string">
            <text:p>Rotazione Y:</text:p>
          </table:table-cell>
          <table:table-cell table:style-name="ce36" table:formula="of:=IF([.B44]&lt;&gt;0;CONCATENATE(&quot;string &quot;;[.B44];&quot; { get; }&quot;);IF([.A44]&lt;&gt;0;CONCATENATE(&quot;// &quot;;[.A44];&quot; //&quot;);&quot; &quot;))" office:value-type="string" office:string-value="string SetCrsShiftRy { get; }" calcext:value-type="string">
            <text:p>string SetCrsShiftRy { get; }</text:p>
          </table:table-cell>
          <table:table-cell table:style-name="ce36" table:formula="of:=IF([.B44]&lt;&gt;0;CONCATENATE(&quot;public string &quot;;[.B44];&quot; { get; set; }&quot;);IF([.A44]&lt;&gt;0;CONCATENATE(&quot;// &quot;;[.A44];&quot; //&quot;);&quot; &quot;))" office:value-type="string" office:string-value="public string SetCrsShiftRy { get; set; }" calcext:value-type="string">
            <text:p>public string SetCrsShiftRy { get; set; }</text:p>
          </table:table-cell>
          <table:table-cell table:style-name="ce36" table:formula="of:=IF([.B44]&lt;&gt;0;CONCATENATE([.B44];&quot; = locStrings.&quot;;[.B44];&quot;;&quot;);IF([.A44]&lt;&gt;0;CONCATENATE(&quot;// &quot;;[.A44];&quot; //&quot;);&quot; &quot;))" office:value-type="string" office:string-value="SetCrsShiftRy = locStrings.SetCrsShiftRy;" calcext:value-type="string">
            <text:p>SetCrsShiftRy = locStrings.SetCrsShiftRy;</text:p>
          </table:table-cell>
          <table:table-cell table:style-name="ce36" table:formula="of:=IF([.B44]&lt;&gt;0;CONCATENATE(&quot;public string &quot;;[.B44];&quot; { get; }&quot;);IF([.A44]&lt;&gt;0;CONCATENATE(&quot;// &quot;;[.A44];&quot; //&quot;);&quot; &quot;))" office:value-type="string" office:string-value="public string SetCrsShiftRy { get; }" calcext:value-type="string">
            <text:p>public string SetCrsShiftRy { get; }</text:p>
          </table:table-cell>
          <table:table-cell table:style-name="ce36" table:formula="of:=IF([.$B44]&lt;&gt;0;CONCATENATE([.$B44];&quot; = &quot;&quot;&quot;;[.C44];&quot;&quot;&quot;;&quot;);IF([.$A44]&lt;&gt;0;CONCATENATE(&quot;// &quot;;[.$A44];&quot; //&quot;);&quot; &quot;))" office:value-type="string" office:string-value="SetCrsShiftRy = &quot;Rotation Y:&quot;;" calcext:value-type="string">
            <text:p>SetCrsShiftRy = "Rotation Y:";</text:p>
          </table:table-cell>
          <table:table-cell table:style-name="ce36" table:formula="of:=IF([.$B44]&lt;&gt;0;CONCATENATE([.$B44];&quot; = &quot;&quot;&quot;;[.D44];&quot;&quot;&quot;;&quot;);IF([.$A44]&lt;&gt;0;CONCATENATE(&quot;// &quot;;[.$A44];&quot; //&quot;);&quot; &quot;))" office:value-type="string" office:string-value="SetCrsShiftRy = &quot;Rotazione Y:&quot;;" calcext:value-type="string">
            <text:p>SetCrsShiftRy = "Rotazione Y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Rz</text:p>
          </table:table-cell>
          <table:table-cell table:style-name="ce34" office:value-type="string" calcext:value-type="string">
            <text:p>Rotation Z:</text:p>
          </table:table-cell>
          <table:table-cell table:style-name="ce34" office:value-type="string" calcext:value-type="string">
            <text:p>Rotazione Z:</text:p>
          </table:table-cell>
          <table:table-cell table:style-name="ce36" table:formula="of:=IF([.B45]&lt;&gt;0;CONCATENATE(&quot;string &quot;;[.B45];&quot; { get; }&quot;);IF([.A45]&lt;&gt;0;CONCATENATE(&quot;// &quot;;[.A45];&quot; //&quot;);&quot; &quot;))" office:value-type="string" office:string-value="string SetCrsShiftRz { get; }" calcext:value-type="string">
            <text:p>string SetCrsShiftRz { get; }</text:p>
          </table:table-cell>
          <table:table-cell table:style-name="ce36" table:formula="of:=IF([.B45]&lt;&gt;0;CONCATENATE(&quot;public string &quot;;[.B45];&quot; { get; set; }&quot;);IF([.A45]&lt;&gt;0;CONCATENATE(&quot;// &quot;;[.A45];&quot; //&quot;);&quot; &quot;))" office:value-type="string" office:string-value="public string SetCrsShiftRz { get; set; }" calcext:value-type="string">
            <text:p>public string SetCrsShiftRz { get; set; }</text:p>
          </table:table-cell>
          <table:table-cell table:style-name="ce36" table:formula="of:=IF([.B45]&lt;&gt;0;CONCATENATE([.B45];&quot; = locStrings.&quot;;[.B45];&quot;;&quot;);IF([.A45]&lt;&gt;0;CONCATENATE(&quot;// &quot;;[.A45];&quot; //&quot;);&quot; &quot;))" office:value-type="string" office:string-value="SetCrsShiftRz = locStrings.SetCrsShiftRz;" calcext:value-type="string">
            <text:p>SetCrsShiftRz = locStrings.SetCrsShiftRz;</text:p>
          </table:table-cell>
          <table:table-cell table:style-name="ce36" table:formula="of:=IF([.B45]&lt;&gt;0;CONCATENATE(&quot;public string &quot;;[.B45];&quot; { get; }&quot;);IF([.A45]&lt;&gt;0;CONCATENATE(&quot;// &quot;;[.A45];&quot; //&quot;);&quot; &quot;))" office:value-type="string" office:string-value="public string SetCrsShiftRz { get; }" calcext:value-type="string">
            <text:p>public string SetCrsShiftRz { get; }</text:p>
          </table:table-cell>
          <table:table-cell table:style-name="ce36" table:formula="of:=IF([.$B45]&lt;&gt;0;CONCATENATE([.$B45];&quot; = &quot;&quot;&quot;;[.C45];&quot;&quot;&quot;;&quot;);IF([.$A45]&lt;&gt;0;CONCATENATE(&quot;// &quot;;[.$A45];&quot; //&quot;);&quot; &quot;))" office:value-type="string" office:string-value="SetCrsShiftRz = &quot;Rotation Z:&quot;;" calcext:value-type="string">
            <text:p>SetCrsShiftRz = "Rotation Z:";</text:p>
          </table:table-cell>
          <table:table-cell table:style-name="ce36" table:formula="of:=IF([.$B45]&lt;&gt;0;CONCATENATE([.$B45];&quot; = &quot;&quot;&quot;;[.D45];&quot;&quot;&quot;;&quot;);IF([.$A45]&lt;&gt;0;CONCATENATE(&quot;// &quot;;[.$A45];&quot; //&quot;);&quot; &quot;))" office:value-type="string" office:string-value="SetCrsShiftRz = &quot;Rotazione Z:&quot;;" calcext:value-type="string">
            <text:p>SetCrsShiftRz = "Rotazione Z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Scale</text:p>
          </table:table-cell>
          <table:table-cell table:style-name="ce34" office:value-type="string" calcext:value-type="string">
            <text:p>Scale Factor:</text:p>
          </table:table-cell>
          <table:table-cell table:style-name="ce34" office:value-type="string" calcext:value-type="string">
            <text:p>Fattore di Scala:</text:p>
          </table:table-cell>
          <table:table-cell table:style-name="ce36" table:formula="of:=IF([.B46]&lt;&gt;0;CONCATENATE(&quot;string &quot;;[.B46];&quot; { get; }&quot;);IF([.A46]&lt;&gt;0;CONCATENATE(&quot;// &quot;;[.A46];&quot; //&quot;);&quot; &quot;))" office:value-type="string" office:string-value="string SetCrsShiftScale { get; }" calcext:value-type="string">
            <text:p>string SetCrsShiftScale { get; }</text:p>
          </table:table-cell>
          <table:table-cell table:style-name="ce36" table:formula="of:=IF([.B46]&lt;&gt;0;CONCATENATE(&quot;public string &quot;;[.B46];&quot; { get; set; }&quot;);IF([.A46]&lt;&gt;0;CONCATENATE(&quot;// &quot;;[.A46];&quot; //&quot;);&quot; &quot;))" office:value-type="string" office:string-value="public string SetCrsShiftScale { get; set; }" calcext:value-type="string">
            <text:p>public string SetCrsShiftScale { get; set; }</text:p>
          </table:table-cell>
          <table:table-cell table:style-name="ce36" table:formula="of:=IF([.B46]&lt;&gt;0;CONCATENATE([.B46];&quot; = locStrings.&quot;;[.B46];&quot;;&quot;);IF([.A46]&lt;&gt;0;CONCATENATE(&quot;// &quot;;[.A46];&quot; //&quot;);&quot; &quot;))" office:value-type="string" office:string-value="SetCrsShiftScale = locStrings.SetCrsShiftScale;" calcext:value-type="string">
            <text:p>SetCrsShiftScale = locStrings.SetCrsShiftScale;</text:p>
          </table:table-cell>
          <table:table-cell table:style-name="ce36" table:formula="of:=IF([.B46]&lt;&gt;0;CONCATENATE(&quot;public string &quot;;[.B46];&quot; { get; }&quot;);IF([.A46]&lt;&gt;0;CONCATENATE(&quot;// &quot;;[.A46];&quot; //&quot;);&quot; &quot;))" office:value-type="string" office:string-value="public string SetCrsShiftScale { get; }" calcext:value-type="string">
            <text:p>public string SetCrsShiftScale { get; }</text:p>
          </table:table-cell>
          <table:table-cell table:style-name="ce36" table:formula="of:=IF([.$B46]&lt;&gt;0;CONCATENATE([.$B46];&quot; = &quot;&quot;&quot;;[.C46];&quot;&quot;&quot;;&quot;);IF([.$A46]&lt;&gt;0;CONCATENATE(&quot;// &quot;;[.$A46];&quot; //&quot;);&quot; &quot;))" office:value-type="string" office:string-value="SetCrsShiftScale = &quot;Scale Factor:&quot;;" calcext:value-type="string">
            <text:p>SetCrsShiftScale = "Scale Factor:";</text:p>
          </table:table-cell>
          <table:table-cell table:style-name="ce36" table:formula="of:=IF([.$B46]&lt;&gt;0;CONCATENATE([.$B46];&quot; = &quot;&quot;&quot;;[.D46];&quot;&quot;&quot;;&quot;);IF([.$A46]&lt;&gt;0;CONCATENATE(&quot;// &quot;;[.$A46];&quot; //&quot;);&quot; &quot;))" office:value-type="string" office:string-value="SetCrsShiftScale = &quot;Fattore di Scala:&quot;;" calcext:value-type="string">
            <text:p>SetCrsShiftScale = "Fattore di Scala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Px</text:p>
          </table:table-cell>
          <table:table-cell table:style-name="ce34" office:value-type="string" calcext:value-type="string">
            <text:p>Rotation Point X:</text:p>
          </table:table-cell>
          <table:table-cell table:style-name="ce34" office:value-type="string" calcext:value-type="string">
            <text:p>Punto di rotazione X:</text:p>
          </table:table-cell>
          <table:table-cell table:style-name="ce36" table:formula="of:=IF([.B47]&lt;&gt;0;CONCATENATE(&quot;string &quot;;[.B47];&quot; { get; }&quot;);IF([.A47]&lt;&gt;0;CONCATENATE(&quot;// &quot;;[.A47];&quot; //&quot;);&quot; &quot;))" office:value-type="string" office:string-value="string SetCrsShiftPx { get; }" calcext:value-type="string">
            <text:p>string SetCrsShiftPx { get; }</text:p>
          </table:table-cell>
          <table:table-cell table:style-name="ce36" table:formula="of:=IF([.B47]&lt;&gt;0;CONCATENATE(&quot;public string &quot;;[.B47];&quot; { get; set; }&quot;);IF([.A47]&lt;&gt;0;CONCATENATE(&quot;// &quot;;[.A47];&quot; //&quot;);&quot; &quot;))" office:value-type="string" office:string-value="public string SetCrsShiftPx { get; set; }" calcext:value-type="string">
            <text:p>public string SetCrsShiftPx { get; set; }</text:p>
          </table:table-cell>
          <table:table-cell table:style-name="ce36" table:formula="of:=IF([.B47]&lt;&gt;0;CONCATENATE([.B47];&quot; = locStrings.&quot;;[.B47];&quot;;&quot;);IF([.A47]&lt;&gt;0;CONCATENATE(&quot;// &quot;;[.A47];&quot; //&quot;);&quot; &quot;))" office:value-type="string" office:string-value="SetCrsShiftPx = locStrings.SetCrsShiftPx;" calcext:value-type="string">
            <text:p>SetCrsShiftPx = locStrings.SetCrsShiftPx;</text:p>
          </table:table-cell>
          <table:table-cell table:style-name="ce36" table:formula="of:=IF([.B47]&lt;&gt;0;CONCATENATE(&quot;public string &quot;;[.B47];&quot; { get; }&quot;);IF([.A47]&lt;&gt;0;CONCATENATE(&quot;// &quot;;[.A47];&quot; //&quot;);&quot; &quot;))" office:value-type="string" office:string-value="public string SetCrsShiftPx { get; }" calcext:value-type="string">
            <text:p>public string SetCrsShiftPx { get; }</text:p>
          </table:table-cell>
          <table:table-cell table:style-name="ce36" table:formula="of:=IF([.$B47]&lt;&gt;0;CONCATENATE([.$B47];&quot; = &quot;&quot;&quot;;[.C47];&quot;&quot;&quot;;&quot;);IF([.$A47]&lt;&gt;0;CONCATENATE(&quot;// &quot;;[.$A47];&quot; //&quot;);&quot; &quot;))" office:value-type="string" office:string-value="SetCrsShiftPx = &quot;Rotation Point X:&quot;;" calcext:value-type="string">
            <text:p>SetCrsShiftPx = "Rotation Point X:";</text:p>
          </table:table-cell>
          <table:table-cell table:style-name="ce36" table:formula="of:=IF([.$B47]&lt;&gt;0;CONCATENATE([.$B47];&quot; = &quot;&quot;&quot;;[.D47];&quot;&quot;&quot;;&quot;);IF([.$A47]&lt;&gt;0;CONCATENATE(&quot;// &quot;;[.$A47];&quot; //&quot;);&quot; &quot;))" office:value-type="string" office:string-value="SetCrsShiftPx = &quot;Punto di rotazione X:&quot;;" calcext:value-type="string">
            <text:p>SetCrsShiftPx = "Punto di rotazione X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Py</text:p>
          </table:table-cell>
          <table:table-cell table:style-name="ce34" office:value-type="string" calcext:value-type="string">
            <text:p>Rotation Point Y:</text:p>
          </table:table-cell>
          <table:table-cell table:style-name="ce34" office:value-type="string" calcext:value-type="string">
            <text:p>Punto di rotazione Y:</text:p>
          </table:table-cell>
          <table:table-cell table:style-name="ce36" table:formula="of:=IF([.B48]&lt;&gt;0;CONCATENATE(&quot;string &quot;;[.B48];&quot; { get; }&quot;);IF([.A48]&lt;&gt;0;CONCATENATE(&quot;// &quot;;[.A48];&quot; //&quot;);&quot; &quot;))" office:value-type="string" office:string-value="string SetCrsShiftPy { get; }" calcext:value-type="string">
            <text:p>string SetCrsShiftPy { get; }</text:p>
          </table:table-cell>
          <table:table-cell table:style-name="ce36" table:formula="of:=IF([.B48]&lt;&gt;0;CONCATENATE(&quot;public string &quot;;[.B48];&quot; { get; set; }&quot;);IF([.A48]&lt;&gt;0;CONCATENATE(&quot;// &quot;;[.A48];&quot; //&quot;);&quot; &quot;))" office:value-type="string" office:string-value="public string SetCrsShiftPy { get; set; }" calcext:value-type="string">
            <text:p>public string SetCrsShiftPy { get; set; }</text:p>
          </table:table-cell>
          <table:table-cell table:style-name="ce36" table:formula="of:=IF([.B48]&lt;&gt;0;CONCATENATE([.B48];&quot; = locStrings.&quot;;[.B48];&quot;;&quot;);IF([.A48]&lt;&gt;0;CONCATENATE(&quot;// &quot;;[.A48];&quot; //&quot;);&quot; &quot;))" office:value-type="string" office:string-value="SetCrsShiftPy = locStrings.SetCrsShiftPy;" calcext:value-type="string">
            <text:p>SetCrsShiftPy = locStrings.SetCrsShiftPy;</text:p>
          </table:table-cell>
          <table:table-cell table:style-name="ce36" table:formula="of:=IF([.B48]&lt;&gt;0;CONCATENATE(&quot;public string &quot;;[.B48];&quot; { get; }&quot;);IF([.A48]&lt;&gt;0;CONCATENATE(&quot;// &quot;;[.A48];&quot; //&quot;);&quot; &quot;))" office:value-type="string" office:string-value="public string SetCrsShiftPy { get; }" calcext:value-type="string">
            <text:p>public string SetCrsShiftPy { get; }</text:p>
          </table:table-cell>
          <table:table-cell table:style-name="ce36" table:formula="of:=IF([.$B48]&lt;&gt;0;CONCATENATE([.$B48];&quot; = &quot;&quot;&quot;;[.C48];&quot;&quot;&quot;;&quot;);IF([.$A48]&lt;&gt;0;CONCATENATE(&quot;// &quot;;[.$A48];&quot; //&quot;);&quot; &quot;))" office:value-type="string" office:string-value="SetCrsShiftPy = &quot;Rotation Point Y:&quot;;" calcext:value-type="string">
            <text:p>SetCrsShiftPy = "Rotation Point Y:";</text:p>
          </table:table-cell>
          <table:table-cell table:style-name="ce36" table:formula="of:=IF([.$B48]&lt;&gt;0;CONCATENATE([.$B48];&quot; = &quot;&quot;&quot;;[.D48];&quot;&quot;&quot;;&quot;);IF([.$A48]&lt;&gt;0;CONCATENATE(&quot;// &quot;;[.$A48];&quot; //&quot;);&quot; &quot;))" office:value-type="string" office:string-value="SetCrsShiftPy = &quot;Punto di rotazione Y:&quot;;" calcext:value-type="string">
            <text:p>SetCrsShiftPy = "Punto di rotazione Y: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anel Settings</text:p>
          </table:table-cell>
          <table:table-cell table:style-name="ce32" office:value-type="string" calcext:value-type="string">
            <text:p>SetCrsShiftPz</text:p>
          </table:table-cell>
          <table:table-cell table:style-name="ce34" office:value-type="string" calcext:value-type="string">
            <text:p>Rotation Point Z:</text:p>
          </table:table-cell>
          <table:table-cell table:style-name="ce34" office:value-type="string" calcext:value-type="string">
            <text:p>Punto di rotazione Z:</text:p>
          </table:table-cell>
          <table:table-cell table:style-name="ce36" table:formula="of:=IF([.B49]&lt;&gt;0;CONCATENATE(&quot;string &quot;;[.B49];&quot; { get; }&quot;);IF([.A49]&lt;&gt;0;CONCATENATE(&quot;// &quot;;[.A49];&quot; //&quot;);&quot; &quot;))" office:value-type="string" office:string-value="string SetCrsShiftPz { get; }" calcext:value-type="string">
            <text:p>string SetCrsShiftPz { get; }</text:p>
          </table:table-cell>
          <table:table-cell table:style-name="ce36" table:formula="of:=IF([.B49]&lt;&gt;0;CONCATENATE(&quot;public string &quot;;[.B49];&quot; { get; set; }&quot;);IF([.A49]&lt;&gt;0;CONCATENATE(&quot;// &quot;;[.A49];&quot; //&quot;);&quot; &quot;))" office:value-type="string" office:string-value="public string SetCrsShiftPz { get; set; }" calcext:value-type="string">
            <text:p>public string SetCrsShiftPz { get; set; }</text:p>
          </table:table-cell>
          <table:table-cell table:style-name="ce36" table:formula="of:=IF([.B49]&lt;&gt;0;CONCATENATE([.B49];&quot; = locStrings.&quot;;[.B49];&quot;;&quot;);IF([.A49]&lt;&gt;0;CONCATENATE(&quot;// &quot;;[.A49];&quot; //&quot;);&quot; &quot;))" office:value-type="string" office:string-value="SetCrsShiftPz = locStrings.SetCrsShiftPz;" calcext:value-type="string">
            <text:p>SetCrsShiftPz = locStrings.SetCrsShiftPz;</text:p>
          </table:table-cell>
          <table:table-cell table:style-name="ce36" table:formula="of:=IF([.B49]&lt;&gt;0;CONCATENATE(&quot;public string &quot;;[.B49];&quot; { get; }&quot;);IF([.A49]&lt;&gt;0;CONCATENATE(&quot;// &quot;;[.A49];&quot; //&quot;);&quot; &quot;))" office:value-type="string" office:string-value="public string SetCrsShiftPz { get; }" calcext:value-type="string">
            <text:p>public string SetCrsShiftPz { get; }</text:p>
          </table:table-cell>
          <table:table-cell table:style-name="ce36" table:formula="of:=IF([.$B49]&lt;&gt;0;CONCATENATE([.$B49];&quot; = &quot;&quot;&quot;;[.C49];&quot;&quot;&quot;;&quot;);IF([.$A49]&lt;&gt;0;CONCATENATE(&quot;// &quot;;[.$A49];&quot; //&quot;);&quot; &quot;))" office:value-type="string" office:string-value="SetCrsShiftPz = &quot;Rotation Point Z:&quot;;" calcext:value-type="string">
            <text:p>SetCrsShiftPz = "Rotation Point Z:";</text:p>
          </table:table-cell>
          <table:table-cell table:style-name="ce36" table:formula="of:=IF([.$B49]&lt;&gt;0;CONCATENATE([.$B49];&quot; = &quot;&quot;&quot;;[.D49];&quot;&quot;&quot;;&quot;);IF([.$A49]&lt;&gt;0;CONCATENATE(&quot;// &quot;;[.$A49];&quot; //&quot;);&quot; &quot;))" office:value-type="string" office:string-value="SetCrsShiftPz = &quot;Punto di rotazione Z:&quot;;" calcext:value-type="string">
            <text:p>SetCrsShiftPz = "Punto di rotazione Z:";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0]&lt;&gt;0;CONCATENATE(&quot;string &quot;;[.B50];&quot; { get; }&quot;);IF([.A50]&lt;&gt;0;CONCATENATE(&quot;// &quot;;[.A50];&quot; //&quot;);&quot; &quot;))" office:value-type="string" office:string-value=" " calcext:value-type="string">
            <text:p><text:s/></text:p>
          </table:table-cell>
          <table:table-cell table:style-name="ce36" table:formula="of:=IF([.B50]&lt;&gt;0;CONCATENATE(&quot;public string &quot;;[.B50];&quot; { get; set; }&quot;);IF([.A50]&lt;&gt;0;CONCATENATE(&quot;// &quot;;[.A50];&quot; //&quot;);&quot; &quot;))" office:value-type="string" office:string-value=" " calcext:value-type="string">
            <text:p><text:s/></text:p>
          </table:table-cell>
          <table:table-cell table:style-name="ce36" table:formula="of:=IF([.B50]&lt;&gt;0;CONCATENATE([.B50];&quot; = locStrings.&quot;;[.B50];&quot;;&quot;);IF([.A50]&lt;&gt;0;CONCATENATE(&quot;// &quot;;[.A50];&quot; //&quot;);&quot; &quot;))" office:value-type="string" office:string-value=" " calcext:value-type="string">
            <text:p><text:s/></text:p>
          </table:table-cell>
          <table:table-cell table:style-name="ce36" table:formula="of:=IF([.B50]&lt;&gt;0;CONCATENATE(&quot;public string &quot;;[.B50];&quot; { get; }&quot;);IF([.A50]&lt;&gt;0;CONCATENATE(&quot;// &quot;;[.A50];&quot; //&quot;);&quot; &quot;))" office:value-type="string" office:string-value=" " calcext:value-type="string">
            <text:p><text:s/></text:p>
          </table:table-cell>
          <table:table-cell table:style-name="ce36" table:formula="of:=IF([.$B50]&lt;&gt;0;CONCATENATE([.$B50];&quot; = &quot;&quot;&quot;;[.C50];&quot;&quot;&quot;;&quot;);IF([.$A50]&lt;&gt;0;CONCATENATE(&quot;// &quot;;[.$A50];&quot; //&quot;);&quot; &quot;))" office:value-type="string" office:string-value=" " calcext:value-type="string">
            <text:p><text:s/></text:p>
          </table:table-cell>
          <table:table-cell table:style-name="ce36" table:formula="of:=IF([.$B50]&lt;&gt;0;CONCATENATE([.$B50];&quot; = &quot;&quot;&quot;;[.D50];&quot;&quot;&quot;;&quot;);IF([.$A50]&lt;&gt;0;CONCATENATE(&quot;// &quot;;[.$A50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1]&lt;&gt;0;CONCATENATE(&quot;string &quot;;[.B51];&quot; { get; }&quot;);IF([.A51]&lt;&gt;0;CONCATENATE(&quot;// &quot;;[.A51];&quot; //&quot;);&quot; &quot;))" office:value-type="string" office:string-value=" " calcext:value-type="string">
            <text:p><text:s/></text:p>
          </table:table-cell>
          <table:table-cell table:style-name="ce36" table:formula="of:=IF([.B51]&lt;&gt;0;CONCATENATE(&quot;public string &quot;;[.B51];&quot; { get; set; }&quot;);IF([.A51]&lt;&gt;0;CONCATENATE(&quot;// &quot;;[.A51];&quot; //&quot;);&quot; &quot;))" office:value-type="string" office:string-value=" " calcext:value-type="string">
            <text:p><text:s/></text:p>
          </table:table-cell>
          <table:table-cell table:style-name="ce36" table:formula="of:=IF([.B51]&lt;&gt;0;CONCATENATE([.B51];&quot; = locStrings.&quot;;[.B51];&quot;;&quot;);IF([.A51]&lt;&gt;0;CONCATENATE(&quot;// &quot;;[.A51];&quot; //&quot;);&quot; &quot;))" office:value-type="string" office:string-value=" " calcext:value-type="string">
            <text:p><text:s/></text:p>
          </table:table-cell>
          <table:table-cell table:style-name="ce36" table:formula="of:=IF([.B51]&lt;&gt;0;CONCATENATE(&quot;public string &quot;;[.B51];&quot; { get; }&quot;);IF([.A51]&lt;&gt;0;CONCATENATE(&quot;// &quot;;[.A51];&quot; //&quot;);&quot; &quot;))" office:value-type="string" office:string-value=" " calcext:value-type="string">
            <text:p><text:s/></text:p>
          </table:table-cell>
          <table:table-cell table:style-name="ce36" table:formula="of:=IF([.$B51]&lt;&gt;0;CONCATENATE([.$B51];&quot; = &quot;&quot;&quot;;[.C51];&quot;&quot;&quot;;&quot;);IF([.$A51]&lt;&gt;0;CONCATENATE(&quot;// &quot;;[.$A51];&quot; //&quot;);&quot; &quot;))" office:value-type="string" office:string-value=" " calcext:value-type="string">
            <text:p><text:s/></text:p>
          </table:table-cell>
          <table:table-cell table:style-name="ce36" table:formula="of:=IF([.$B51]&lt;&gt;0;CONCATENATE([.$B51];&quot; = &quot;&quot;&quot;;[.D51];&quot;&quot;&quot;;&quot;);IF([.$A51]&lt;&gt;0;CONCATENATE(&quot;// &quot;;[.$A51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2]&lt;&gt;0;CONCATENATE(&quot;string &quot;;[.B52];&quot; { get; }&quot;);IF([.A52]&lt;&gt;0;CONCATENATE(&quot;// &quot;;[.A52];&quot; //&quot;);&quot; &quot;))" office:value-type="string" office:string-value=" " calcext:value-type="string">
            <text:p><text:s/></text:p>
          </table:table-cell>
          <table:table-cell table:style-name="ce36" table:formula="of:=IF([.B52]&lt;&gt;0;CONCATENATE(&quot;public string &quot;;[.B52];&quot; { get; set; }&quot;);IF([.A52]&lt;&gt;0;CONCATENATE(&quot;// &quot;;[.A52];&quot; //&quot;);&quot; &quot;))" office:value-type="string" office:string-value=" " calcext:value-type="string">
            <text:p><text:s/></text:p>
          </table:table-cell>
          <table:table-cell table:style-name="ce36" table:formula="of:=IF([.B52]&lt;&gt;0;CONCATENATE([.B52];&quot; = locStrings.&quot;;[.B52];&quot;;&quot;);IF([.A52]&lt;&gt;0;CONCATENATE(&quot;// &quot;;[.A52];&quot; //&quot;);&quot; &quot;))" office:value-type="string" office:string-value=" " calcext:value-type="string">
            <text:p><text:s/></text:p>
          </table:table-cell>
          <table:table-cell table:style-name="ce36" table:formula="of:=IF([.B52]&lt;&gt;0;CONCATENATE(&quot;public string &quot;;[.B52];&quot; { get; }&quot;);IF([.A52]&lt;&gt;0;CONCATENATE(&quot;// &quot;;[.A52];&quot; //&quot;);&quot; &quot;))" office:value-type="string" office:string-value=" " calcext:value-type="string">
            <text:p><text:s/></text:p>
          </table:table-cell>
          <table:table-cell table:style-name="ce36" table:formula="of:=IF([.$B52]&lt;&gt;0;CONCATENATE([.$B52];&quot; = &quot;&quot;&quot;;[.C52];&quot;&quot;&quot;;&quot;);IF([.$A52]&lt;&gt;0;CONCATENATE(&quot;// &quot;;[.$A52];&quot; //&quot;);&quot; &quot;))" office:value-type="string" office:string-value=" " calcext:value-type="string">
            <text:p><text:s/></text:p>
          </table:table-cell>
          <table:table-cell table:style-name="ce36" table:formula="of:=IF([.$B52]&lt;&gt;0;CONCATENATE([.$B52];&quot; = &quot;&quot;&quot;;[.D52];&quot;&quot;&quot;;&quot;);IF([.$A52]&lt;&gt;0;CONCATENATE(&quot;// &quot;;[.$A52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3]&lt;&gt;0;CONCATENATE(&quot;string &quot;;[.B53];&quot; { get; }&quot;);IF([.A53]&lt;&gt;0;CONCATENATE(&quot;// &quot;;[.A53];&quot; //&quot;);&quot; &quot;))" office:value-type="string" office:string-value=" " calcext:value-type="string">
            <text:p><text:s/></text:p>
          </table:table-cell>
          <table:table-cell table:style-name="ce36" table:formula="of:=IF([.B53]&lt;&gt;0;CONCATENATE(&quot;public string &quot;;[.B53];&quot; { get; set; }&quot;);IF([.A53]&lt;&gt;0;CONCATENATE(&quot;// &quot;;[.A53];&quot; //&quot;);&quot; &quot;))" office:value-type="string" office:string-value=" " calcext:value-type="string">
            <text:p><text:s/></text:p>
          </table:table-cell>
          <table:table-cell table:style-name="ce36" table:formula="of:=IF([.B53]&lt;&gt;0;CONCATENATE([.B53];&quot; = locStrings.&quot;;[.B53];&quot;;&quot;);IF([.A53]&lt;&gt;0;CONCATENATE(&quot;// &quot;;[.A53];&quot; //&quot;);&quot; &quot;))" office:value-type="string" office:string-value=" " calcext:value-type="string">
            <text:p><text:s/></text:p>
          </table:table-cell>
          <table:table-cell table:style-name="ce36" table:formula="of:=IF([.B53]&lt;&gt;0;CONCATENATE(&quot;public string &quot;;[.B53];&quot; { get; }&quot;);IF([.A53]&lt;&gt;0;CONCATENATE(&quot;// &quot;;[.A53];&quot; //&quot;);&quot; &quot;))" office:value-type="string" office:string-value=" " calcext:value-type="string">
            <text:p><text:s/></text:p>
          </table:table-cell>
          <table:table-cell table:style-name="ce36" table:formula="of:=IF([.$B53]&lt;&gt;0;CONCATENATE([.$B53];&quot; = &quot;&quot;&quot;;[.C53];&quot;&quot;&quot;;&quot;);IF([.$A53]&lt;&gt;0;CONCATENATE(&quot;// &quot;;[.$A53];&quot; //&quot;);&quot; &quot;))" office:value-type="string" office:string-value=" " calcext:value-type="string">
            <text:p><text:s/></text:p>
          </table:table-cell>
          <table:table-cell table:style-name="ce36" table:formula="of:=IF([.$B53]&lt;&gt;0;CONCATENATE([.$B53];&quot; = &quot;&quot;&quot;;[.D53];&quot;&quot;&quot;;&quot;);IF([.$A53]&lt;&gt;0;CONCATENATE(&quot;// &quot;;[.$A53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4]&lt;&gt;0;CONCATENATE(&quot;string &quot;;[.B54];&quot; { get; }&quot;);IF([.A54]&lt;&gt;0;CONCATENATE(&quot;// &quot;;[.A54];&quot; //&quot;);&quot; &quot;))" office:value-type="string" office:string-value=" " calcext:value-type="string">
            <text:p><text:s/></text:p>
          </table:table-cell>
          <table:table-cell table:style-name="ce36" table:formula="of:=IF([.B54]&lt;&gt;0;CONCATENATE(&quot;public string &quot;;[.B54];&quot; { get; set; }&quot;);IF([.A54]&lt;&gt;0;CONCATENATE(&quot;// &quot;;[.A54];&quot; //&quot;);&quot; &quot;))" office:value-type="string" office:string-value=" " calcext:value-type="string">
            <text:p><text:s/></text:p>
          </table:table-cell>
          <table:table-cell table:style-name="ce36" table:formula="of:=IF([.B54]&lt;&gt;0;CONCATENATE([.B54];&quot; = locStrings.&quot;;[.B54];&quot;;&quot;);IF([.A54]&lt;&gt;0;CONCATENATE(&quot;// &quot;;[.A54];&quot; //&quot;);&quot; &quot;))" office:value-type="string" office:string-value=" " calcext:value-type="string">
            <text:p><text:s/></text:p>
          </table:table-cell>
          <table:table-cell table:style-name="ce36" table:formula="of:=IF([.B54]&lt;&gt;0;CONCATENATE(&quot;public string &quot;;[.B54];&quot; { get; }&quot;);IF([.A54]&lt;&gt;0;CONCATENATE(&quot;// &quot;;[.A54];&quot; //&quot;);&quot; &quot;))" office:value-type="string" office:string-value=" " calcext:value-type="string">
            <text:p><text:s/></text:p>
          </table:table-cell>
          <table:table-cell table:style-name="ce36" table:formula="of:=IF([.$B54]&lt;&gt;0;CONCATENATE([.$B54];&quot; = &quot;&quot;&quot;;[.C54];&quot;&quot;&quot;;&quot;);IF([.$A54]&lt;&gt;0;CONCATENATE(&quot;// &quot;;[.$A54];&quot; //&quot;);&quot; &quot;))" office:value-type="string" office:string-value=" " calcext:value-type="string">
            <text:p><text:s/></text:p>
          </table:table-cell>
          <table:table-cell table:style-name="ce36" table:formula="of:=IF([.$B54]&lt;&gt;0;CONCATENATE([.$B54];&quot; = &quot;&quot;&quot;;[.D54];&quot;&quot;&quot;;&quot;);IF([.$A54]&lt;&gt;0;CONCATENATE(&quot;// &quot;;[.$A54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5]&lt;&gt;0;CONCATENATE(&quot;string &quot;;[.B55];&quot; { get; }&quot;);IF([.A55]&lt;&gt;0;CONCATENATE(&quot;// &quot;;[.A55];&quot; //&quot;);&quot; &quot;))" office:value-type="string" office:string-value=" " calcext:value-type="string">
            <text:p><text:s/></text:p>
          </table:table-cell>
          <table:table-cell table:style-name="ce36" table:formula="of:=IF([.B55]&lt;&gt;0;CONCATENATE(&quot;public string &quot;;[.B55];&quot; { get; set; }&quot;);IF([.A55]&lt;&gt;0;CONCATENATE(&quot;// &quot;;[.A55];&quot; //&quot;);&quot; &quot;))" office:value-type="string" office:string-value=" " calcext:value-type="string">
            <text:p><text:s/></text:p>
          </table:table-cell>
          <table:table-cell table:style-name="ce36" table:formula="of:=IF([.B55]&lt;&gt;0;CONCATENATE([.B55];&quot; = locStrings.&quot;;[.B55];&quot;;&quot;);IF([.A55]&lt;&gt;0;CONCATENATE(&quot;// &quot;;[.A55];&quot; //&quot;);&quot; &quot;))" office:value-type="string" office:string-value=" " calcext:value-type="string">
            <text:p><text:s/></text:p>
          </table:table-cell>
          <table:table-cell table:style-name="ce36" table:formula="of:=IF([.B55]&lt;&gt;0;CONCATENATE(&quot;public string &quot;;[.B55];&quot; { get; }&quot;);IF([.A55]&lt;&gt;0;CONCATENATE(&quot;// &quot;;[.A55];&quot; //&quot;);&quot; &quot;))" office:value-type="string" office:string-value=" " calcext:value-type="string">
            <text:p><text:s/></text:p>
          </table:table-cell>
          <table:table-cell table:style-name="ce36" table:formula="of:=IF([.$B55]&lt;&gt;0;CONCATENATE([.$B55];&quot; = &quot;&quot;&quot;;[.C55];&quot;&quot;&quot;;&quot;);IF([.$A55]&lt;&gt;0;CONCATENATE(&quot;// &quot;;[.$A55];&quot; //&quot;);&quot; &quot;))" office:value-type="string" office:string-value=" " calcext:value-type="string">
            <text:p><text:s/></text:p>
          </table:table-cell>
          <table:table-cell table:style-name="ce36" table:formula="of:=IF([.$B55]&lt;&gt;0;CONCATENATE([.$B55];&quot; = &quot;&quot;&quot;;[.D55];&quot;&quot;&quot;;&quot;);IF([.$A55]&lt;&gt;0;CONCATENATE(&quot;// &quot;;[.$A55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6]&lt;&gt;0;CONCATENATE(&quot;string &quot;;[.B56];&quot; { get; }&quot;);IF([.A56]&lt;&gt;0;CONCATENATE(&quot;// &quot;;[.A56];&quot; //&quot;);&quot; &quot;))" office:value-type="string" office:string-value=" " calcext:value-type="string">
            <text:p><text:s/></text:p>
          </table:table-cell>
          <table:table-cell table:style-name="ce36" table:formula="of:=IF([.B56]&lt;&gt;0;CONCATENATE(&quot;public string &quot;;[.B56];&quot; { get; set; }&quot;);IF([.A56]&lt;&gt;0;CONCATENATE(&quot;// &quot;;[.A56];&quot; //&quot;);&quot; &quot;))" office:value-type="string" office:string-value=" " calcext:value-type="string">
            <text:p><text:s/></text:p>
          </table:table-cell>
          <table:table-cell table:style-name="ce36" table:formula="of:=IF([.B56]&lt;&gt;0;CONCATENATE([.B56];&quot; = locStrings.&quot;;[.B56];&quot;;&quot;);IF([.A56]&lt;&gt;0;CONCATENATE(&quot;// &quot;;[.A56];&quot; //&quot;);&quot; &quot;))" office:value-type="string" office:string-value=" " calcext:value-type="string">
            <text:p><text:s/></text:p>
          </table:table-cell>
          <table:table-cell table:style-name="ce36" table:formula="of:=IF([.B56]&lt;&gt;0;CONCATENATE(&quot;public string &quot;;[.B56];&quot; { get; }&quot;);IF([.A56]&lt;&gt;0;CONCATENATE(&quot;// &quot;;[.A56];&quot; //&quot;);&quot; &quot;))" office:value-type="string" office:string-value=" " calcext:value-type="string">
            <text:p><text:s/></text:p>
          </table:table-cell>
          <table:table-cell table:style-name="ce36" table:formula="of:=IF([.$B56]&lt;&gt;0;CONCATENATE([.$B56];&quot; = &quot;&quot;&quot;;[.C56];&quot;&quot;&quot;;&quot;);IF([.$A56]&lt;&gt;0;CONCATENATE(&quot;// &quot;;[.$A56];&quot; //&quot;);&quot; &quot;))" office:value-type="string" office:string-value=" " calcext:value-type="string">
            <text:p><text:s/></text:p>
          </table:table-cell>
          <table:table-cell table:style-name="ce36" table:formula="of:=IF([.$B56]&lt;&gt;0;CONCATENATE([.$B56];&quot; = &quot;&quot;&quot;;[.D56];&quot;&quot;&quot;;&quot;);IF([.$A56]&lt;&gt;0;CONCATENATE(&quot;// &quot;;[.$A56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7]&lt;&gt;0;CONCATENATE(&quot;string &quot;;[.B57];&quot; { get; }&quot;);IF([.A57]&lt;&gt;0;CONCATENATE(&quot;// &quot;;[.A57];&quot; //&quot;);&quot; &quot;))" office:value-type="string" office:string-value=" " calcext:value-type="string">
            <text:p><text:s/></text:p>
          </table:table-cell>
          <table:table-cell table:style-name="ce36" table:formula="of:=IF([.B57]&lt;&gt;0;CONCATENATE(&quot;public string &quot;;[.B57];&quot; { get; set; }&quot;);IF([.A57]&lt;&gt;0;CONCATENATE(&quot;// &quot;;[.A57];&quot; //&quot;);&quot; &quot;))" office:value-type="string" office:string-value=" " calcext:value-type="string">
            <text:p><text:s/></text:p>
          </table:table-cell>
          <table:table-cell table:style-name="ce36" table:formula="of:=IF([.B57]&lt;&gt;0;CONCATENATE([.B57];&quot; = locStrings.&quot;;[.B57];&quot;;&quot;);IF([.A57]&lt;&gt;0;CONCATENATE(&quot;// &quot;;[.A57];&quot; //&quot;);&quot; &quot;))" office:value-type="string" office:string-value=" " calcext:value-type="string">
            <text:p><text:s/></text:p>
          </table:table-cell>
          <table:table-cell table:style-name="ce36" table:formula="of:=IF([.B57]&lt;&gt;0;CONCATENATE(&quot;public string &quot;;[.B57];&quot; { get; }&quot;);IF([.A57]&lt;&gt;0;CONCATENATE(&quot;// &quot;;[.A57];&quot; //&quot;);&quot; &quot;))" office:value-type="string" office:string-value=" " calcext:value-type="string">
            <text:p><text:s/></text:p>
          </table:table-cell>
          <table:table-cell table:style-name="ce36" table:formula="of:=IF([.$B57]&lt;&gt;0;CONCATENATE([.$B57];&quot; = &quot;&quot;&quot;;[.C57];&quot;&quot;&quot;;&quot;);IF([.$A57]&lt;&gt;0;CONCATENATE(&quot;// &quot;;[.$A57];&quot; //&quot;);&quot; &quot;))" office:value-type="string" office:string-value=" " calcext:value-type="string">
            <text:p><text:s/></text:p>
          </table:table-cell>
          <table:table-cell table:style-name="ce36" table:formula="of:=IF([.$B57]&lt;&gt;0;CONCATENATE([.$B57];&quot; = &quot;&quot;&quot;;[.D57];&quot;&quot;&quot;;&quot;);IF([.$A57]&lt;&gt;0;CONCATENATE(&quot;// &quot;;[.$A57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8]&lt;&gt;0;CONCATENATE(&quot;string &quot;;[.B58];&quot; { get; }&quot;);IF([.A58]&lt;&gt;0;CONCATENATE(&quot;// &quot;;[.A58];&quot; //&quot;);&quot; &quot;))" office:value-type="string" office:string-value=" " calcext:value-type="string">
            <text:p><text:s/></text:p>
          </table:table-cell>
          <table:table-cell table:style-name="ce36" table:formula="of:=IF([.B58]&lt;&gt;0;CONCATENATE(&quot;public string &quot;;[.B58];&quot; { get; set; }&quot;);IF([.A58]&lt;&gt;0;CONCATENATE(&quot;// &quot;;[.A58];&quot; //&quot;);&quot; &quot;))" office:value-type="string" office:string-value=" " calcext:value-type="string">
            <text:p><text:s/></text:p>
          </table:table-cell>
          <table:table-cell table:style-name="ce36" table:formula="of:=IF([.B58]&lt;&gt;0;CONCATENATE([.B58];&quot; = locStrings.&quot;;[.B58];&quot;;&quot;);IF([.A58]&lt;&gt;0;CONCATENATE(&quot;// &quot;;[.A58];&quot; //&quot;);&quot; &quot;))" office:value-type="string" office:string-value=" " calcext:value-type="string">
            <text:p><text:s/></text:p>
          </table:table-cell>
          <table:table-cell table:style-name="ce36" table:formula="of:=IF([.B58]&lt;&gt;0;CONCATENATE(&quot;public string &quot;;[.B58];&quot; { get; }&quot;);IF([.A58]&lt;&gt;0;CONCATENATE(&quot;// &quot;;[.A58];&quot; //&quot;);&quot; &quot;))" office:value-type="string" office:string-value=" " calcext:value-type="string">
            <text:p><text:s/></text:p>
          </table:table-cell>
          <table:table-cell table:style-name="ce36" table:formula="of:=IF([.$B58]&lt;&gt;0;CONCATENATE([.$B58];&quot; = &quot;&quot;&quot;;[.C58];&quot;&quot;&quot;;&quot;);IF([.$A58]&lt;&gt;0;CONCATENATE(&quot;// &quot;;[.$A58];&quot; //&quot;);&quot; &quot;))" office:value-type="string" office:string-value=" " calcext:value-type="string">
            <text:p><text:s/></text:p>
          </table:table-cell>
          <table:table-cell table:style-name="ce36" table:formula="of:=IF([.$B58]&lt;&gt;0;CONCATENATE([.$B58];&quot; = &quot;&quot;&quot;;[.D58];&quot;&quot;&quot;;&quot;);IF([.$A58]&lt;&gt;0;CONCATENATE(&quot;// &quot;;[.$A58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59]&lt;&gt;0;CONCATENATE(&quot;string &quot;;[.B59];&quot; { get; }&quot;);IF([.A59]&lt;&gt;0;CONCATENATE(&quot;// &quot;;[.A59];&quot; //&quot;);&quot; &quot;))" office:value-type="string" office:string-value=" " calcext:value-type="string">
            <text:p><text:s/></text:p>
          </table:table-cell>
          <table:table-cell table:style-name="ce36" table:formula="of:=IF([.B59]&lt;&gt;0;CONCATENATE(&quot;public string &quot;;[.B59];&quot; { get; set; }&quot;);IF([.A59]&lt;&gt;0;CONCATENATE(&quot;// &quot;;[.A59];&quot; //&quot;);&quot; &quot;))" office:value-type="string" office:string-value=" " calcext:value-type="string">
            <text:p><text:s/></text:p>
          </table:table-cell>
          <table:table-cell table:style-name="ce36" table:formula="of:=IF([.B59]&lt;&gt;0;CONCATENATE([.B59];&quot; = locStrings.&quot;;[.B59];&quot;;&quot;);IF([.A59]&lt;&gt;0;CONCATENATE(&quot;// &quot;;[.A59];&quot; //&quot;);&quot; &quot;))" office:value-type="string" office:string-value=" " calcext:value-type="string">
            <text:p><text:s/></text:p>
          </table:table-cell>
          <table:table-cell table:style-name="ce36" table:formula="of:=IF([.B59]&lt;&gt;0;CONCATENATE(&quot;public string &quot;;[.B59];&quot; { get; }&quot;);IF([.A59]&lt;&gt;0;CONCATENATE(&quot;// &quot;;[.A59];&quot; //&quot;);&quot; &quot;))" office:value-type="string" office:string-value=" " calcext:value-type="string">
            <text:p><text:s/></text:p>
          </table:table-cell>
          <table:table-cell table:style-name="ce36" table:formula="of:=IF([.$B59]&lt;&gt;0;CONCATENATE([.$B59];&quot; = &quot;&quot;&quot;;[.C59];&quot;&quot;&quot;;&quot;);IF([.$A59]&lt;&gt;0;CONCATENATE(&quot;// &quot;;[.$A59];&quot; //&quot;);&quot; &quot;))" office:value-type="string" office:string-value=" " calcext:value-type="string">
            <text:p><text:s/></text:p>
          </table:table-cell>
          <table:table-cell table:style-name="ce36" table:formula="of:=IF([.$B59]&lt;&gt;0;CONCATENATE([.$B59];&quot; = &quot;&quot;&quot;;[.D59];&quot;&quot;&quot;;&quot;);IF([.$A59]&lt;&gt;0;CONCATENATE(&quot;// &quot;;[.$A59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0]&lt;&gt;0;CONCATENATE(&quot;string &quot;;[.B60];&quot; { get; }&quot;);IF([.A60]&lt;&gt;0;CONCATENATE(&quot;// &quot;;[.A60];&quot; //&quot;);&quot; &quot;))" office:value-type="string" office:string-value=" " calcext:value-type="string">
            <text:p><text:s/></text:p>
          </table:table-cell>
          <table:table-cell table:style-name="ce36" table:formula="of:=IF([.B60]&lt;&gt;0;CONCATENATE(&quot;public string &quot;;[.B60];&quot; { get; set; }&quot;);IF([.A60]&lt;&gt;0;CONCATENATE(&quot;// &quot;;[.A60];&quot; //&quot;);&quot; &quot;))" office:value-type="string" office:string-value=" " calcext:value-type="string">
            <text:p><text:s/></text:p>
          </table:table-cell>
          <table:table-cell table:style-name="ce36" table:formula="of:=IF([.B60]&lt;&gt;0;CONCATENATE([.B60];&quot; = locStrings.&quot;;[.B60];&quot;;&quot;);IF([.A60]&lt;&gt;0;CONCATENATE(&quot;// &quot;;[.A60];&quot; //&quot;);&quot; &quot;))" office:value-type="string" office:string-value=" " calcext:value-type="string">
            <text:p><text:s/></text:p>
          </table:table-cell>
          <table:table-cell table:style-name="ce36" table:formula="of:=IF([.B60]&lt;&gt;0;CONCATENATE(&quot;public string &quot;;[.B60];&quot; { get; }&quot;);IF([.A60]&lt;&gt;0;CONCATENATE(&quot;// &quot;;[.A60];&quot; //&quot;);&quot; &quot;))" office:value-type="string" office:string-value=" " calcext:value-type="string">
            <text:p><text:s/></text:p>
          </table:table-cell>
          <table:table-cell table:style-name="ce36" table:formula="of:=IF([.$B60]&lt;&gt;0;CONCATENATE([.$B60];&quot; = &quot;&quot;&quot;;[.C60];&quot;&quot;&quot;;&quot;);IF([.$A60]&lt;&gt;0;CONCATENATE(&quot;// &quot;;[.$A60];&quot; //&quot;);&quot; &quot;))" office:value-type="string" office:string-value=" " calcext:value-type="string">
            <text:p><text:s/></text:p>
          </table:table-cell>
          <table:table-cell table:style-name="ce36" table:formula="of:=IF([.$B60]&lt;&gt;0;CONCATENATE([.$B60];&quot; = &quot;&quot;&quot;;[.D60];&quot;&quot;&quot;;&quot;);IF([.$A60]&lt;&gt;0;CONCATENATE(&quot;// &quot;;[.$A60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1]&lt;&gt;0;CONCATENATE(&quot;string &quot;;[.B61];&quot; { get; }&quot;);IF([.A61]&lt;&gt;0;CONCATENATE(&quot;// &quot;;[.A61];&quot; //&quot;);&quot; &quot;))" office:value-type="string" office:string-value=" " calcext:value-type="string">
            <text:p><text:s/></text:p>
          </table:table-cell>
          <table:table-cell table:style-name="ce36" table:formula="of:=IF([.B61]&lt;&gt;0;CONCATENATE(&quot;public string &quot;;[.B61];&quot; { get; set; }&quot;);IF([.A61]&lt;&gt;0;CONCATENATE(&quot;// &quot;;[.A61];&quot; //&quot;);&quot; &quot;))" office:value-type="string" office:string-value=" " calcext:value-type="string">
            <text:p><text:s/></text:p>
          </table:table-cell>
          <table:table-cell table:style-name="ce36" table:formula="of:=IF([.B61]&lt;&gt;0;CONCATENATE([.B61];&quot; = locStrings.&quot;;[.B61];&quot;;&quot;);IF([.A61]&lt;&gt;0;CONCATENATE(&quot;// &quot;;[.A61];&quot; //&quot;);&quot; &quot;))" office:value-type="string" office:string-value=" " calcext:value-type="string">
            <text:p><text:s/></text:p>
          </table:table-cell>
          <table:table-cell table:style-name="ce36" table:formula="of:=IF([.B61]&lt;&gt;0;CONCATENATE(&quot;public string &quot;;[.B61];&quot; { get; }&quot;);IF([.A61]&lt;&gt;0;CONCATENATE(&quot;// &quot;;[.A61];&quot; //&quot;);&quot; &quot;))" office:value-type="string" office:string-value=" " calcext:value-type="string">
            <text:p><text:s/></text:p>
          </table:table-cell>
          <table:table-cell table:style-name="ce36" table:formula="of:=IF([.$B61]&lt;&gt;0;CONCATENATE([.$B61];&quot; = &quot;&quot;&quot;;[.C61];&quot;&quot;&quot;;&quot;);IF([.$A61]&lt;&gt;0;CONCATENATE(&quot;// &quot;;[.$A61];&quot; //&quot;);&quot; &quot;))" office:value-type="string" office:string-value=" " calcext:value-type="string">
            <text:p><text:s/></text:p>
          </table:table-cell>
          <table:table-cell table:style-name="ce36" table:formula="of:=IF([.$B61]&lt;&gt;0;CONCATENATE([.$B61];&quot; = &quot;&quot;&quot;;[.D61];&quot;&quot;&quot;;&quot;);IF([.$A61]&lt;&gt;0;CONCATENATE(&quot;// &quot;;[.$A61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2]&lt;&gt;0;CONCATENATE(&quot;string &quot;;[.B62];&quot; { get; }&quot;);IF([.A62]&lt;&gt;0;CONCATENATE(&quot;// &quot;;[.A62];&quot; //&quot;);&quot; &quot;))" office:value-type="string" office:string-value=" " calcext:value-type="string">
            <text:p><text:s/></text:p>
          </table:table-cell>
          <table:table-cell table:style-name="ce36" table:formula="of:=IF([.B62]&lt;&gt;0;CONCATENATE(&quot;public string &quot;;[.B62];&quot; { get; set; }&quot;);IF([.A62]&lt;&gt;0;CONCATENATE(&quot;// &quot;;[.A62];&quot; //&quot;);&quot; &quot;))" office:value-type="string" office:string-value=" " calcext:value-type="string">
            <text:p><text:s/></text:p>
          </table:table-cell>
          <table:table-cell table:style-name="ce36" table:formula="of:=IF([.B62]&lt;&gt;0;CONCATENATE([.B62];&quot; = locStrings.&quot;;[.B62];&quot;;&quot;);IF([.A62]&lt;&gt;0;CONCATENATE(&quot;// &quot;;[.A62];&quot; //&quot;);&quot; &quot;))" office:value-type="string" office:string-value=" " calcext:value-type="string">
            <text:p><text:s/></text:p>
          </table:table-cell>
          <table:table-cell table:style-name="ce36" table:formula="of:=IF([.B62]&lt;&gt;0;CONCATENATE(&quot;public string &quot;;[.B62];&quot; { get; }&quot;);IF([.A62]&lt;&gt;0;CONCATENATE(&quot;// &quot;;[.A62];&quot; //&quot;);&quot; &quot;))" office:value-type="string" office:string-value=" " calcext:value-type="string">
            <text:p><text:s/></text:p>
          </table:table-cell>
          <table:table-cell table:style-name="ce36" table:formula="of:=IF([.$B62]&lt;&gt;0;CONCATENATE([.$B62];&quot; = &quot;&quot;&quot;;[.C62];&quot;&quot;&quot;;&quot;);IF([.$A62]&lt;&gt;0;CONCATENATE(&quot;// &quot;;[.$A62];&quot; //&quot;);&quot; &quot;))" office:value-type="string" office:string-value=" " calcext:value-type="string">
            <text:p><text:s/></text:p>
          </table:table-cell>
          <table:table-cell table:style-name="ce36" table:formula="of:=IF([.$B62]&lt;&gt;0;CONCATENATE([.$B62];&quot; = &quot;&quot;&quot;;[.D62];&quot;&quot;&quot;;&quot;);IF([.$A62]&lt;&gt;0;CONCATENATE(&quot;// &quot;;[.$A62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3]&lt;&gt;0;CONCATENATE(&quot;string &quot;;[.B63];&quot; { get; }&quot;);IF([.A63]&lt;&gt;0;CONCATENATE(&quot;// &quot;;[.A63];&quot; //&quot;);&quot; &quot;))" office:value-type="string" office:string-value=" " calcext:value-type="string">
            <text:p><text:s/></text:p>
          </table:table-cell>
          <table:table-cell table:style-name="ce36" table:formula="of:=IF([.B63]&lt;&gt;0;CONCATENATE(&quot;public string &quot;;[.B63];&quot; { get; set; }&quot;);IF([.A63]&lt;&gt;0;CONCATENATE(&quot;// &quot;;[.A63];&quot; //&quot;);&quot; &quot;))" office:value-type="string" office:string-value=" " calcext:value-type="string">
            <text:p><text:s/></text:p>
          </table:table-cell>
          <table:table-cell table:style-name="ce36" table:formula="of:=IF([.B63]&lt;&gt;0;CONCATENATE([.B63];&quot; = locStrings.&quot;;[.B63];&quot;;&quot;);IF([.A63]&lt;&gt;0;CONCATENATE(&quot;// &quot;;[.A63];&quot; //&quot;);&quot; &quot;))" office:value-type="string" office:string-value=" " calcext:value-type="string">
            <text:p><text:s/></text:p>
          </table:table-cell>
          <table:table-cell table:style-name="ce36" table:formula="of:=IF([.B63]&lt;&gt;0;CONCATENATE(&quot;public string &quot;;[.B63];&quot; { get; }&quot;);IF([.A63]&lt;&gt;0;CONCATENATE(&quot;// &quot;;[.A63];&quot; //&quot;);&quot; &quot;))" office:value-type="string" office:string-value=" " calcext:value-type="string">
            <text:p><text:s/></text:p>
          </table:table-cell>
          <table:table-cell table:style-name="ce36" table:formula="of:=IF([.$B63]&lt;&gt;0;CONCATENATE([.$B63];&quot; = &quot;&quot;&quot;;[.C63];&quot;&quot;&quot;;&quot;);IF([.$A63]&lt;&gt;0;CONCATENATE(&quot;// &quot;;[.$A63];&quot; //&quot;);&quot; &quot;))" office:value-type="string" office:string-value=" " calcext:value-type="string">
            <text:p><text:s/></text:p>
          </table:table-cell>
          <table:table-cell table:style-name="ce36" table:formula="of:=IF([.$B63]&lt;&gt;0;CONCATENATE([.$B63];&quot; = &quot;&quot;&quot;;[.D63];&quot;&quot;&quot;;&quot;);IF([.$A63]&lt;&gt;0;CONCATENATE(&quot;// &quot;;[.$A63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4]&lt;&gt;0;CONCATENATE(&quot;string &quot;;[.B64];&quot; { get; }&quot;);IF([.A64]&lt;&gt;0;CONCATENATE(&quot;// &quot;;[.A64];&quot; //&quot;);&quot; &quot;))" office:value-type="string" office:string-value=" " calcext:value-type="string">
            <text:p><text:s/></text:p>
          </table:table-cell>
          <table:table-cell table:style-name="ce36" table:formula="of:=IF([.B64]&lt;&gt;0;CONCATENATE(&quot;public string &quot;;[.B64];&quot; { get; set; }&quot;);IF([.A64]&lt;&gt;0;CONCATENATE(&quot;// &quot;;[.A64];&quot; //&quot;);&quot; &quot;))" office:value-type="string" office:string-value=" " calcext:value-type="string">
            <text:p><text:s/></text:p>
          </table:table-cell>
          <table:table-cell table:style-name="ce36" table:formula="of:=IF([.B64]&lt;&gt;0;CONCATENATE([.B64];&quot; = locStrings.&quot;;[.B64];&quot;;&quot;);IF([.A64]&lt;&gt;0;CONCATENATE(&quot;// &quot;;[.A64];&quot; //&quot;);&quot; &quot;))" office:value-type="string" office:string-value=" " calcext:value-type="string">
            <text:p><text:s/></text:p>
          </table:table-cell>
          <table:table-cell table:style-name="ce36" table:formula="of:=IF([.B64]&lt;&gt;0;CONCATENATE(&quot;public string &quot;;[.B64];&quot; { get; }&quot;);IF([.A64]&lt;&gt;0;CONCATENATE(&quot;// &quot;;[.A64];&quot; //&quot;);&quot; &quot;))" office:value-type="string" office:string-value=" " calcext:value-type="string">
            <text:p><text:s/></text:p>
          </table:table-cell>
          <table:table-cell table:style-name="ce36" table:formula="of:=IF([.$B64]&lt;&gt;0;CONCATENATE([.$B64];&quot; = &quot;&quot;&quot;;[.C64];&quot;&quot;&quot;;&quot;);IF([.$A64]&lt;&gt;0;CONCATENATE(&quot;// &quot;;[.$A64];&quot; //&quot;);&quot; &quot;))" office:value-type="string" office:string-value=" " calcext:value-type="string">
            <text:p><text:s/></text:p>
          </table:table-cell>
          <table:table-cell table:style-name="ce36" table:formula="of:=IF([.$B64]&lt;&gt;0;CONCATENATE([.$B64];&quot; = &quot;&quot;&quot;;[.D64];&quot;&quot;&quot;;&quot;);IF([.$A64]&lt;&gt;0;CONCATENATE(&quot;// &quot;;[.$A64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5]&lt;&gt;0;CONCATENATE(&quot;string &quot;;[.B65];&quot; { get; }&quot;);IF([.A65]&lt;&gt;0;CONCATENATE(&quot;// &quot;;[.A65];&quot; //&quot;);&quot; &quot;))" office:value-type="string" office:string-value=" " calcext:value-type="string">
            <text:p><text:s/></text:p>
          </table:table-cell>
          <table:table-cell table:style-name="ce36" table:formula="of:=IF([.B65]&lt;&gt;0;CONCATENATE(&quot;public string &quot;;[.B65];&quot; { get; set; }&quot;);IF([.A65]&lt;&gt;0;CONCATENATE(&quot;// &quot;;[.A65];&quot; //&quot;);&quot; &quot;))" office:value-type="string" office:string-value=" " calcext:value-type="string">
            <text:p><text:s/></text:p>
          </table:table-cell>
          <table:table-cell table:style-name="ce36" table:formula="of:=IF([.B65]&lt;&gt;0;CONCATENATE([.B65];&quot; = locStrings.&quot;;[.B65];&quot;;&quot;);IF([.A65]&lt;&gt;0;CONCATENATE(&quot;// &quot;;[.A65];&quot; //&quot;);&quot; &quot;))" office:value-type="string" office:string-value=" " calcext:value-type="string">
            <text:p><text:s/></text:p>
          </table:table-cell>
          <table:table-cell table:style-name="ce36" table:formula="of:=IF([.B65]&lt;&gt;0;CONCATENATE(&quot;public string &quot;;[.B65];&quot; { get; }&quot;);IF([.A65]&lt;&gt;0;CONCATENATE(&quot;// &quot;;[.A65];&quot; //&quot;);&quot; &quot;))" office:value-type="string" office:string-value=" " calcext:value-type="string">
            <text:p><text:s/></text:p>
          </table:table-cell>
          <table:table-cell table:style-name="ce36" table:formula="of:=IF([.$B65]&lt;&gt;0;CONCATENATE([.$B65];&quot; = &quot;&quot;&quot;;[.C65];&quot;&quot;&quot;;&quot;);IF([.$A65]&lt;&gt;0;CONCATENATE(&quot;// &quot;;[.$A65];&quot; //&quot;);&quot; &quot;))" office:value-type="string" office:string-value=" " calcext:value-type="string">
            <text:p><text:s/></text:p>
          </table:table-cell>
          <table:table-cell table:style-name="ce36" table:formula="of:=IF([.$B65]&lt;&gt;0;CONCATENATE([.$B65];&quot; = &quot;&quot;&quot;;[.D65];&quot;&quot;&quot;;&quot;);IF([.$A65]&lt;&gt;0;CONCATENATE(&quot;// &quot;;[.$A65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6]&lt;&gt;0;CONCATENATE(&quot;string &quot;;[.B66];&quot; { get; }&quot;);IF([.A66]&lt;&gt;0;CONCATENATE(&quot;// &quot;;[.A66];&quot; //&quot;);&quot; &quot;))" office:value-type="string" office:string-value=" " calcext:value-type="string">
            <text:p><text:s/></text:p>
          </table:table-cell>
          <table:table-cell table:style-name="ce36" table:formula="of:=IF([.B66]&lt;&gt;0;CONCATENATE(&quot;public string &quot;;[.B66];&quot; { get; set; }&quot;);IF([.A66]&lt;&gt;0;CONCATENATE(&quot;// &quot;;[.A66];&quot; //&quot;);&quot; &quot;))" office:value-type="string" office:string-value=" " calcext:value-type="string">
            <text:p><text:s/></text:p>
          </table:table-cell>
          <table:table-cell table:style-name="ce36" table:formula="of:=IF([.B66]&lt;&gt;0;CONCATENATE([.B66];&quot; = locStrings.&quot;;[.B66];&quot;;&quot;);IF([.A66]&lt;&gt;0;CONCATENATE(&quot;// &quot;;[.A66];&quot; //&quot;);&quot; &quot;))" office:value-type="string" office:string-value=" " calcext:value-type="string">
            <text:p><text:s/></text:p>
          </table:table-cell>
          <table:table-cell table:style-name="ce36" table:formula="of:=IF([.B66]&lt;&gt;0;CONCATENATE(&quot;public string &quot;;[.B66];&quot; { get; }&quot;);IF([.A66]&lt;&gt;0;CONCATENATE(&quot;// &quot;;[.A66];&quot; //&quot;);&quot; &quot;))" office:value-type="string" office:string-value=" " calcext:value-type="string">
            <text:p><text:s/></text:p>
          </table:table-cell>
          <table:table-cell table:style-name="ce36" table:formula="of:=IF([.$B66]&lt;&gt;0;CONCATENATE([.$B66];&quot; = &quot;&quot;&quot;;[.C66];&quot;&quot;&quot;;&quot;);IF([.$A66]&lt;&gt;0;CONCATENATE(&quot;// &quot;;[.$A66];&quot; //&quot;);&quot; &quot;))" office:value-type="string" office:string-value=" " calcext:value-type="string">
            <text:p><text:s/></text:p>
          </table:table-cell>
          <table:table-cell table:style-name="ce36" table:formula="of:=IF([.$B66]&lt;&gt;0;CONCATENATE([.$B66];&quot; = &quot;&quot;&quot;;[.D66];&quot;&quot;&quot;;&quot;);IF([.$A66]&lt;&gt;0;CONCATENATE(&quot;// &quot;;[.$A66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7]&lt;&gt;0;CONCATENATE(&quot;string &quot;;[.B67];&quot; { get; }&quot;);IF([.A67]&lt;&gt;0;CONCATENATE(&quot;// &quot;;[.A67];&quot; //&quot;);&quot; &quot;))" office:value-type="string" office:string-value=" " calcext:value-type="string">
            <text:p><text:s/></text:p>
          </table:table-cell>
          <table:table-cell table:style-name="ce36" table:formula="of:=IF([.B67]&lt;&gt;0;CONCATENATE(&quot;public string &quot;;[.B67];&quot; { get; set; }&quot;);IF([.A67]&lt;&gt;0;CONCATENATE(&quot;// &quot;;[.A67];&quot; //&quot;);&quot; &quot;))" office:value-type="string" office:string-value=" " calcext:value-type="string">
            <text:p><text:s/></text:p>
          </table:table-cell>
          <table:table-cell table:style-name="ce36" table:formula="of:=IF([.B67]&lt;&gt;0;CONCATENATE([.B67];&quot; = locStrings.&quot;;[.B67];&quot;;&quot;);IF([.A67]&lt;&gt;0;CONCATENATE(&quot;// &quot;;[.A67];&quot; //&quot;);&quot; &quot;))" office:value-type="string" office:string-value=" " calcext:value-type="string">
            <text:p><text:s/></text:p>
          </table:table-cell>
          <table:table-cell table:style-name="ce36" table:formula="of:=IF([.B67]&lt;&gt;0;CONCATENATE(&quot;public string &quot;;[.B67];&quot; { get; }&quot;);IF([.A67]&lt;&gt;0;CONCATENATE(&quot;// &quot;;[.A67];&quot; //&quot;);&quot; &quot;))" office:value-type="string" office:string-value=" " calcext:value-type="string">
            <text:p><text:s/></text:p>
          </table:table-cell>
          <table:table-cell table:style-name="ce36" table:formula="of:=IF([.$B67]&lt;&gt;0;CONCATENATE([.$B67];&quot; = &quot;&quot;&quot;;[.C67];&quot;&quot;&quot;;&quot;);IF([.$A67]&lt;&gt;0;CONCATENATE(&quot;// &quot;;[.$A67];&quot; //&quot;);&quot; &quot;))" office:value-type="string" office:string-value=" " calcext:value-type="string">
            <text:p><text:s/></text:p>
          </table:table-cell>
          <table:table-cell table:style-name="ce36" table:formula="of:=IF([.$B67]&lt;&gt;0;CONCATENATE([.$B67];&quot; = &quot;&quot;&quot;;[.D67];&quot;&quot;&quot;;&quot;);IF([.$A67]&lt;&gt;0;CONCATENATE(&quot;// &quot;;[.$A67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8]&lt;&gt;0;CONCATENATE(&quot;string &quot;;[.B68];&quot; { get; }&quot;);IF([.A68]&lt;&gt;0;CONCATENATE(&quot;// &quot;;[.A68];&quot; //&quot;);&quot; &quot;))" office:value-type="string" office:string-value=" " calcext:value-type="string">
            <text:p><text:s/></text:p>
          </table:table-cell>
          <table:table-cell table:style-name="ce36" table:formula="of:=IF([.B68]&lt;&gt;0;CONCATENATE(&quot;public string &quot;;[.B68];&quot; { get; set; }&quot;);IF([.A68]&lt;&gt;0;CONCATENATE(&quot;// &quot;;[.A68];&quot; //&quot;);&quot; &quot;))" office:value-type="string" office:string-value=" " calcext:value-type="string">
            <text:p><text:s/></text:p>
          </table:table-cell>
          <table:table-cell table:style-name="ce36" table:formula="of:=IF([.B68]&lt;&gt;0;CONCATENATE([.B68];&quot; = locStrings.&quot;;[.B68];&quot;;&quot;);IF([.A68]&lt;&gt;0;CONCATENATE(&quot;// &quot;;[.A68];&quot; //&quot;);&quot; &quot;))" office:value-type="string" office:string-value=" " calcext:value-type="string">
            <text:p><text:s/></text:p>
          </table:table-cell>
          <table:table-cell table:style-name="ce36" table:formula="of:=IF([.B68]&lt;&gt;0;CONCATENATE(&quot;public string &quot;;[.B68];&quot; { get; }&quot;);IF([.A68]&lt;&gt;0;CONCATENATE(&quot;// &quot;;[.A68];&quot; //&quot;);&quot; &quot;))" office:value-type="string" office:string-value=" " calcext:value-type="string">
            <text:p><text:s/></text:p>
          </table:table-cell>
          <table:table-cell table:style-name="ce36" table:formula="of:=IF([.$B68]&lt;&gt;0;CONCATENATE([.$B68];&quot; = &quot;&quot;&quot;;[.C68];&quot;&quot;&quot;;&quot;);IF([.$A68]&lt;&gt;0;CONCATENATE(&quot;// &quot;;[.$A68];&quot; //&quot;);&quot; &quot;))" office:value-type="string" office:string-value=" " calcext:value-type="string">
            <text:p><text:s/></text:p>
          </table:table-cell>
          <table:table-cell table:style-name="ce36" table:formula="of:=IF([.$B68]&lt;&gt;0;CONCATENATE([.$B68];&quot; = &quot;&quot;&quot;;[.D68];&quot;&quot;&quot;;&quot;);IF([.$A68]&lt;&gt;0;CONCATENATE(&quot;// &quot;;[.$A68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69]&lt;&gt;0;CONCATENATE(&quot;string &quot;;[.B69];&quot; { get; }&quot;);IF([.A69]&lt;&gt;0;CONCATENATE(&quot;// &quot;;[.A69];&quot; //&quot;);&quot; &quot;))" office:value-type="string" office:string-value=" " calcext:value-type="string">
            <text:p><text:s/></text:p>
          </table:table-cell>
          <table:table-cell table:style-name="ce36" table:formula="of:=IF([.B69]&lt;&gt;0;CONCATENATE(&quot;public string &quot;;[.B69];&quot; { get; set; }&quot;);IF([.A69]&lt;&gt;0;CONCATENATE(&quot;// &quot;;[.A69];&quot; //&quot;);&quot; &quot;))" office:value-type="string" office:string-value=" " calcext:value-type="string">
            <text:p><text:s/></text:p>
          </table:table-cell>
          <table:table-cell table:style-name="ce36" table:formula="of:=IF([.B69]&lt;&gt;0;CONCATENATE([.B69];&quot; = locStrings.&quot;;[.B69];&quot;;&quot;);IF([.A69]&lt;&gt;0;CONCATENATE(&quot;// &quot;;[.A69];&quot; //&quot;);&quot; &quot;))" office:value-type="string" office:string-value=" " calcext:value-type="string">
            <text:p><text:s/></text:p>
          </table:table-cell>
          <table:table-cell table:style-name="ce36" table:formula="of:=IF([.B69]&lt;&gt;0;CONCATENATE(&quot;public string &quot;;[.B69];&quot; { get; }&quot;);IF([.A69]&lt;&gt;0;CONCATENATE(&quot;// &quot;;[.A69];&quot; //&quot;);&quot; &quot;))" office:value-type="string" office:string-value=" " calcext:value-type="string">
            <text:p><text:s/></text:p>
          </table:table-cell>
          <table:table-cell table:style-name="ce36" table:formula="of:=IF([.$B69]&lt;&gt;0;CONCATENATE([.$B69];&quot; = &quot;&quot;&quot;;[.C69];&quot;&quot;&quot;;&quot;);IF([.$A69]&lt;&gt;0;CONCATENATE(&quot;// &quot;;[.$A69];&quot; //&quot;);&quot; &quot;))" office:value-type="string" office:string-value=" " calcext:value-type="string">
            <text:p><text:s/></text:p>
          </table:table-cell>
          <table:table-cell table:style-name="ce36" table:formula="of:=IF([.$B69]&lt;&gt;0;CONCATENATE([.$B69];&quot; = &quot;&quot;&quot;;[.D69];&quot;&quot;&quot;;&quot;);IF([.$A69]&lt;&gt;0;CONCATENATE(&quot;// &quot;;[.$A69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70]&lt;&gt;0;CONCATENATE(&quot;string &quot;;[.B70];&quot; { get; }&quot;);IF([.A70]&lt;&gt;0;CONCATENATE(&quot;// &quot;;[.A70];&quot; //&quot;);&quot; &quot;))" office:value-type="string" office:string-value=" " calcext:value-type="string">
            <text:p><text:s/></text:p>
          </table:table-cell>
          <table:table-cell table:style-name="ce36" table:formula="of:=IF([.B70]&lt;&gt;0;CONCATENATE(&quot;public string &quot;;[.B70];&quot; { get; set; }&quot;);IF([.A70]&lt;&gt;0;CONCATENATE(&quot;// &quot;;[.A70];&quot; //&quot;);&quot; &quot;))" office:value-type="string" office:string-value=" " calcext:value-type="string">
            <text:p><text:s/></text:p>
          </table:table-cell>
          <table:table-cell table:style-name="ce36" table:formula="of:=IF([.B70]&lt;&gt;0;CONCATENATE([.B70];&quot; = locStrings.&quot;;[.B70];&quot;;&quot;);IF([.A70]&lt;&gt;0;CONCATENATE(&quot;// &quot;;[.A70];&quot; //&quot;);&quot; &quot;))" office:value-type="string" office:string-value=" " calcext:value-type="string">
            <text:p><text:s/></text:p>
          </table:table-cell>
          <table:table-cell table:style-name="ce36" table:formula="of:=IF([.B70]&lt;&gt;0;CONCATENATE(&quot;public string &quot;;[.B70];&quot; { get; }&quot;);IF([.A70]&lt;&gt;0;CONCATENATE(&quot;// &quot;;[.A70];&quot; //&quot;);&quot; &quot;))" office:value-type="string" office:string-value=" " calcext:value-type="string">
            <text:p><text:s/></text:p>
          </table:table-cell>
          <table:table-cell table:style-name="ce36" table:formula="of:=IF([.$B70]&lt;&gt;0;CONCATENATE([.$B70];&quot; = &quot;&quot;&quot;;[.C70];&quot;&quot;&quot;;&quot;);IF([.$A70]&lt;&gt;0;CONCATENATE(&quot;// &quot;;[.$A70];&quot; //&quot;);&quot; &quot;))" office:value-type="string" office:string-value=" " calcext:value-type="string">
            <text:p><text:s/></text:p>
          </table:table-cell>
          <table:table-cell table:style-name="ce36" table:formula="of:=IF([.$B70]&lt;&gt;0;CONCATENATE([.$B70];&quot; = &quot;&quot;&quot;;[.D70];&quot;&quot;&quot;;&quot;);IF([.$A70]&lt;&gt;0;CONCATENATE(&quot;// &quot;;[.$A70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8"/>
          <table:table-cell table:style-name="ce32"/>
          <table:table-cell table:style-name="ce34" table:number-columns-repeated="2"/>
          <table:table-cell table:style-name="ce36" table:formula="of:=IF([.B71]&lt;&gt;0;CONCATENATE(&quot;string &quot;;[.B71];&quot; { get; }&quot;);IF([.A71]&lt;&gt;0;CONCATENATE(&quot;// &quot;;[.A71];&quot; //&quot;);&quot; &quot;))" office:value-type="string" office:string-value=" " calcext:value-type="string">
            <text:p><text:s/></text:p>
          </table:table-cell>
          <table:table-cell table:style-name="ce36" table:formula="of:=IF([.B71]&lt;&gt;0;CONCATENATE(&quot;public string &quot;;[.B71];&quot; { get; set; }&quot;);IF([.A71]&lt;&gt;0;CONCATENATE(&quot;// &quot;;[.A71];&quot; //&quot;);&quot; &quot;))" office:value-type="string" office:string-value=" " calcext:value-type="string">
            <text:p><text:s/></text:p>
          </table:table-cell>
          <table:table-cell table:style-name="ce36" table:formula="of:=IF([.B71]&lt;&gt;0;CONCATENATE([.B71];&quot; = locStrings.&quot;;[.B71];&quot;;&quot;);IF([.A71]&lt;&gt;0;CONCATENATE(&quot;// &quot;;[.A71];&quot; //&quot;);&quot; &quot;))" office:value-type="string" office:string-value=" " calcext:value-type="string">
            <text:p><text:s/></text:p>
          </table:table-cell>
          <table:table-cell table:style-name="ce36" table:formula="of:=IF([.B71]&lt;&gt;0;CONCATENATE(&quot;public string &quot;;[.B71];&quot; { get; }&quot;);IF([.A71]&lt;&gt;0;CONCATENATE(&quot;// &quot;;[.A71];&quot; //&quot;);&quot; &quot;))" office:value-type="string" office:string-value=" " calcext:value-type="string">
            <text:p><text:s/></text:p>
          </table:table-cell>
          <table:table-cell table:style-name="ce36" table:formula="of:=IF([.$B71]&lt;&gt;0;CONCATENATE([.$B71];&quot; = &quot;&quot;&quot;;[.C71];&quot;&quot;&quot;;&quot;);IF([.$A71]&lt;&gt;0;CONCATENATE(&quot;// &quot;;[.$A71];&quot; //&quot;);&quot; &quot;))" office:value-type="string" office:string-value=" " calcext:value-type="string">
            <text:p><text:s/></text:p>
          </table:table-cell>
          <table:table-cell table:style-name="ce36" table:formula="of:=IF([.$B71]&lt;&gt;0;CONCATENATE([.$B71];&quot; = &quot;&quot;&quot;;[.D71];&quot;&quot;&quot;;&quot;);IF([.$A71]&lt;&gt;0;CONCATENATE(&quot;// &quot;;[.$A71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2]&lt;&gt;0;CONCATENATE(&quot;string &quot;;[.B72];&quot; { get; }&quot;);IF([.A72]&lt;&gt;0;CONCATENATE(&quot;// &quot;;[.A72];&quot; //&quot;);&quot; &quot;))" office:value-type="string" office:string-value=" " calcext:value-type="string">
            <text:p><text:s/></text:p>
          </table:table-cell>
          <table:table-cell table:style-name="ce36" table:formula="of:=IF([.B72]&lt;&gt;0;CONCATENATE(&quot;public string &quot;;[.B72];&quot; { get; set; }&quot;);IF([.A72]&lt;&gt;0;CONCATENATE(&quot;// &quot;;[.A72];&quot; //&quot;);&quot; &quot;))" office:value-type="string" office:string-value=" " calcext:value-type="string">
            <text:p><text:s/></text:p>
          </table:table-cell>
          <table:table-cell table:style-name="ce36" table:formula="of:=IF([.B72]&lt;&gt;0;CONCATENATE([.B72];&quot; = locStrings.&quot;;[.B72];&quot;;&quot;);IF([.A72]&lt;&gt;0;CONCATENATE(&quot;// &quot;;[.A72];&quot; //&quot;);&quot; &quot;))" office:value-type="string" office:string-value=" " calcext:value-type="string">
            <text:p><text:s/></text:p>
          </table:table-cell>
          <table:table-cell table:style-name="ce36" table:formula="of:=IF([.B72]&lt;&gt;0;CONCATENATE(&quot;public string &quot;;[.B72];&quot; { get; }&quot;);IF([.A72]&lt;&gt;0;CONCATENATE(&quot;// &quot;;[.A72];&quot; //&quot;);&quot; &quot;))" office:value-type="string" office:string-value=" " calcext:value-type="string">
            <text:p><text:s/></text:p>
          </table:table-cell>
          <table:table-cell table:style-name="ce36" table:formula="of:=IF([.$B72]&lt;&gt;0;CONCATENATE([.$B72];&quot; = &quot;&quot;&quot;;[.C72];&quot;&quot;&quot;;&quot;);IF([.$A72]&lt;&gt;0;CONCATENATE(&quot;// &quot;;[.$A72];&quot; //&quot;);&quot; &quot;))" office:value-type="string" office:string-value=" " calcext:value-type="string">
            <text:p><text:s/></text:p>
          </table:table-cell>
          <table:table-cell table:style-name="ce36" table:formula="of:=IF([.$B72]&lt;&gt;0;CONCATENATE([.$B72];&quot; = &quot;&quot;&quot;;[.D72];&quot;&quot;&quot;;&quot;);IF([.$A72]&lt;&gt;0;CONCATENATE(&quot;// &quot;;[.$A72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3]&lt;&gt;0;CONCATENATE(&quot;string &quot;;[.B73];&quot; { get; }&quot;);IF([.A73]&lt;&gt;0;CONCATENATE(&quot;// &quot;;[.A73];&quot; //&quot;);&quot; &quot;))" office:value-type="string" office:string-value=" " calcext:value-type="string">
            <text:p><text:s/></text:p>
          </table:table-cell>
          <table:table-cell table:style-name="ce36" table:formula="of:=IF([.B73]&lt;&gt;0;CONCATENATE(&quot;public string &quot;;[.B73];&quot; { get; set; }&quot;);IF([.A73]&lt;&gt;0;CONCATENATE(&quot;// &quot;;[.A73];&quot; //&quot;);&quot; &quot;))" office:value-type="string" office:string-value=" " calcext:value-type="string">
            <text:p><text:s/></text:p>
          </table:table-cell>
          <table:table-cell table:style-name="ce36" table:formula="of:=IF([.B73]&lt;&gt;0;CONCATENATE([.B73];&quot; = locStrings.&quot;;[.B73];&quot;;&quot;);IF([.A73]&lt;&gt;0;CONCATENATE(&quot;// &quot;;[.A73];&quot; //&quot;);&quot; &quot;))" office:value-type="string" office:string-value=" " calcext:value-type="string">
            <text:p><text:s/></text:p>
          </table:table-cell>
          <table:table-cell table:style-name="ce36" table:formula="of:=IF([.B73]&lt;&gt;0;CONCATENATE(&quot;public string &quot;;[.B73];&quot; { get; }&quot;);IF([.A73]&lt;&gt;0;CONCATENATE(&quot;// &quot;;[.A73];&quot; //&quot;);&quot; &quot;))" office:value-type="string" office:string-value=" " calcext:value-type="string">
            <text:p><text:s/></text:p>
          </table:table-cell>
          <table:table-cell table:style-name="ce36" table:formula="of:=IF([.$B73]&lt;&gt;0;CONCATENATE([.$B73];&quot; = &quot;&quot;&quot;;[.C73];&quot;&quot;&quot;;&quot;);IF([.$A73]&lt;&gt;0;CONCATENATE(&quot;// &quot;;[.$A73];&quot; //&quot;);&quot; &quot;))" office:value-type="string" office:string-value=" " calcext:value-type="string">
            <text:p><text:s/></text:p>
          </table:table-cell>
          <table:table-cell table:style-name="ce36" table:formula="of:=IF([.$B73]&lt;&gt;0;CONCATENATE([.$B73];&quot; = &quot;&quot;&quot;;[.D73];&quot;&quot;&quot;;&quot;);IF([.$A73]&lt;&gt;0;CONCATENATE(&quot;// &quot;;[.$A73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4]&lt;&gt;0;CONCATENATE(&quot;string &quot;;[.B74];&quot; { get; }&quot;);IF([.A74]&lt;&gt;0;CONCATENATE(&quot;// &quot;;[.A74];&quot; //&quot;);&quot; &quot;))" office:value-type="string" office:string-value=" " calcext:value-type="string">
            <text:p><text:s/></text:p>
          </table:table-cell>
          <table:table-cell table:style-name="ce36" table:formula="of:=IF([.B74]&lt;&gt;0;CONCATENATE(&quot;public string &quot;;[.B74];&quot; { get; set; }&quot;);IF([.A74]&lt;&gt;0;CONCATENATE(&quot;// &quot;;[.A74];&quot; //&quot;);&quot; &quot;))" office:value-type="string" office:string-value=" " calcext:value-type="string">
            <text:p><text:s/></text:p>
          </table:table-cell>
          <table:table-cell table:style-name="ce36" table:formula="of:=IF([.B74]&lt;&gt;0;CONCATENATE([.B74];&quot; = locStrings.&quot;;[.B74];&quot;;&quot;);IF([.A74]&lt;&gt;0;CONCATENATE(&quot;// &quot;;[.A74];&quot; //&quot;);&quot; &quot;))" office:value-type="string" office:string-value=" " calcext:value-type="string">
            <text:p><text:s/></text:p>
          </table:table-cell>
          <table:table-cell table:style-name="ce36" table:formula="of:=IF([.B74]&lt;&gt;0;CONCATENATE(&quot;public string &quot;;[.B74];&quot; { get; }&quot;);IF([.A74]&lt;&gt;0;CONCATENATE(&quot;// &quot;;[.A74];&quot; //&quot;);&quot; &quot;))" office:value-type="string" office:string-value=" " calcext:value-type="string">
            <text:p><text:s/></text:p>
          </table:table-cell>
          <table:table-cell table:style-name="ce36" table:formula="of:=IF([.$B74]&lt;&gt;0;CONCATENATE([.$B74];&quot; = &quot;&quot;&quot;;[.C74];&quot;&quot;&quot;;&quot;);IF([.$A74]&lt;&gt;0;CONCATENATE(&quot;// &quot;;[.$A74];&quot; //&quot;);&quot; &quot;))" office:value-type="string" office:string-value=" " calcext:value-type="string">
            <text:p><text:s/></text:p>
          </table:table-cell>
          <table:table-cell table:style-name="ce36" table:formula="of:=IF([.$B74]&lt;&gt;0;CONCATENATE([.$B74];&quot; = &quot;&quot;&quot;;[.D74];&quot;&quot;&quot;;&quot;);IF([.$A74]&lt;&gt;0;CONCATENATE(&quot;// &quot;;[.$A74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5]&lt;&gt;0;CONCATENATE(&quot;string &quot;;[.B75];&quot; { get; }&quot;);IF([.A75]&lt;&gt;0;CONCATENATE(&quot;// &quot;;[.A75];&quot; //&quot;);&quot; &quot;))" office:value-type="string" office:string-value=" " calcext:value-type="string">
            <text:p><text:s/></text:p>
          </table:table-cell>
          <table:table-cell table:style-name="ce36" table:formula="of:=IF([.B75]&lt;&gt;0;CONCATENATE(&quot;public string &quot;;[.B75];&quot; { get; set; }&quot;);IF([.A75]&lt;&gt;0;CONCATENATE(&quot;// &quot;;[.A75];&quot; //&quot;);&quot; &quot;))" office:value-type="string" office:string-value=" " calcext:value-type="string">
            <text:p><text:s/></text:p>
          </table:table-cell>
          <table:table-cell table:style-name="ce36" table:formula="of:=IF([.B75]&lt;&gt;0;CONCATENATE([.B75];&quot; = locStrings.&quot;;[.B75];&quot;;&quot;);IF([.A75]&lt;&gt;0;CONCATENATE(&quot;// &quot;;[.A75];&quot; //&quot;);&quot; &quot;))" office:value-type="string" office:string-value=" " calcext:value-type="string">
            <text:p><text:s/></text:p>
          </table:table-cell>
          <table:table-cell table:style-name="ce36" table:formula="of:=IF([.B75]&lt;&gt;0;CONCATENATE(&quot;public string &quot;;[.B75];&quot; { get; }&quot;);IF([.A75]&lt;&gt;0;CONCATENATE(&quot;// &quot;;[.A75];&quot; //&quot;);&quot; &quot;))" office:value-type="string" office:string-value=" " calcext:value-type="string">
            <text:p><text:s/></text:p>
          </table:table-cell>
          <table:table-cell table:style-name="ce36" table:formula="of:=IF([.$B75]&lt;&gt;0;CONCATENATE([.$B75];&quot; = &quot;&quot;&quot;;[.C75];&quot;&quot;&quot;;&quot;);IF([.$A75]&lt;&gt;0;CONCATENATE(&quot;// &quot;;[.$A75];&quot; //&quot;);&quot; &quot;))" office:value-type="string" office:string-value=" " calcext:value-type="string">
            <text:p><text:s/></text:p>
          </table:table-cell>
          <table:table-cell table:style-name="ce36" table:formula="of:=IF([.$B75]&lt;&gt;0;CONCATENATE([.$B75];&quot; = &quot;&quot;&quot;;[.D75];&quot;&quot;&quot;;&quot;);IF([.$A75]&lt;&gt;0;CONCATENATE(&quot;// &quot;;[.$A75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6]&lt;&gt;0;CONCATENATE(&quot;string &quot;;[.B76];&quot; { get; }&quot;);IF([.A76]&lt;&gt;0;CONCATENATE(&quot;// &quot;;[.A76];&quot; //&quot;);&quot; &quot;))" office:value-type="string" office:string-value=" " calcext:value-type="string">
            <text:p><text:s/></text:p>
          </table:table-cell>
          <table:table-cell table:style-name="ce36" table:formula="of:=IF([.B76]&lt;&gt;0;CONCATENATE(&quot;public string &quot;;[.B76];&quot; { get; set; }&quot;);IF([.A76]&lt;&gt;0;CONCATENATE(&quot;// &quot;;[.A76];&quot; //&quot;);&quot; &quot;))" office:value-type="string" office:string-value=" " calcext:value-type="string">
            <text:p><text:s/></text:p>
          </table:table-cell>
          <table:table-cell table:style-name="ce36" table:formula="of:=IF([.B76]&lt;&gt;0;CONCATENATE([.B76];&quot; = locStrings.&quot;;[.B76];&quot;;&quot;);IF([.A76]&lt;&gt;0;CONCATENATE(&quot;// &quot;;[.A76];&quot; //&quot;);&quot; &quot;))" office:value-type="string" office:string-value=" " calcext:value-type="string">
            <text:p><text:s/></text:p>
          </table:table-cell>
          <table:table-cell table:style-name="ce36" table:formula="of:=IF([.B76]&lt;&gt;0;CONCATENATE(&quot;public string &quot;;[.B76];&quot; { get; }&quot;);IF([.A76]&lt;&gt;0;CONCATENATE(&quot;// &quot;;[.A76];&quot; //&quot;);&quot; &quot;))" office:value-type="string" office:string-value=" " calcext:value-type="string">
            <text:p><text:s/></text:p>
          </table:table-cell>
          <table:table-cell table:style-name="ce36" table:formula="of:=IF([.$B76]&lt;&gt;0;CONCATENATE([.$B76];&quot; = &quot;&quot;&quot;;[.C76];&quot;&quot;&quot;;&quot;);IF([.$A76]&lt;&gt;0;CONCATENATE(&quot;// &quot;;[.$A76];&quot; //&quot;);&quot; &quot;))" office:value-type="string" office:string-value=" " calcext:value-type="string">
            <text:p><text:s/></text:p>
          </table:table-cell>
          <table:table-cell table:style-name="ce36" table:formula="of:=IF([.$B76]&lt;&gt;0;CONCATENATE([.$B76];&quot; = &quot;&quot;&quot;;[.D76];&quot;&quot;&quot;;&quot;);IF([.$A76]&lt;&gt;0;CONCATENATE(&quot;// &quot;;[.$A76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7]&lt;&gt;0;CONCATENATE(&quot;string &quot;;[.B77];&quot; { get; }&quot;);IF([.A77]&lt;&gt;0;CONCATENATE(&quot;// &quot;;[.A77];&quot; //&quot;);&quot; &quot;))" office:value-type="string" office:string-value=" " calcext:value-type="string">
            <text:p><text:s/></text:p>
          </table:table-cell>
          <table:table-cell table:style-name="ce36" table:formula="of:=IF([.B77]&lt;&gt;0;CONCATENATE(&quot;public string &quot;;[.B77];&quot; { get; set; }&quot;);IF([.A77]&lt;&gt;0;CONCATENATE(&quot;// &quot;;[.A77];&quot; //&quot;);&quot; &quot;))" office:value-type="string" office:string-value=" " calcext:value-type="string">
            <text:p><text:s/></text:p>
          </table:table-cell>
          <table:table-cell table:style-name="ce36" table:formula="of:=IF([.B77]&lt;&gt;0;CONCATENATE([.B77];&quot; = locStrings.&quot;;[.B77];&quot;;&quot;);IF([.A77]&lt;&gt;0;CONCATENATE(&quot;// &quot;;[.A77];&quot; //&quot;);&quot; &quot;))" office:value-type="string" office:string-value=" " calcext:value-type="string">
            <text:p><text:s/></text:p>
          </table:table-cell>
          <table:table-cell table:style-name="ce36" table:formula="of:=IF([.B77]&lt;&gt;0;CONCATENATE(&quot;public string &quot;;[.B77];&quot; { get; }&quot;);IF([.A77]&lt;&gt;0;CONCATENATE(&quot;// &quot;;[.A77];&quot; //&quot;);&quot; &quot;))" office:value-type="string" office:string-value=" " calcext:value-type="string">
            <text:p><text:s/></text:p>
          </table:table-cell>
          <table:table-cell table:style-name="ce36" table:formula="of:=IF([.$B77]&lt;&gt;0;CONCATENATE([.$B77];&quot; = &quot;&quot;&quot;;[.C77];&quot;&quot;&quot;;&quot;);IF([.$A77]&lt;&gt;0;CONCATENATE(&quot;// &quot;;[.$A77];&quot; //&quot;);&quot; &quot;))" office:value-type="string" office:string-value=" " calcext:value-type="string">
            <text:p><text:s/></text:p>
          </table:table-cell>
          <table:table-cell table:style-name="ce36" table:formula="of:=IF([.$B77]&lt;&gt;0;CONCATENATE([.$B77];&quot; = &quot;&quot;&quot;;[.D77];&quot;&quot;&quot;;&quot;);IF([.$A77]&lt;&gt;0;CONCATENATE(&quot;// &quot;;[.$A77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8]&lt;&gt;0;CONCATENATE(&quot;string &quot;;[.B78];&quot; { get; }&quot;);IF([.A78]&lt;&gt;0;CONCATENATE(&quot;// &quot;;[.A78];&quot; //&quot;);&quot; &quot;))" office:value-type="string" office:string-value=" " calcext:value-type="string">
            <text:p><text:s/></text:p>
          </table:table-cell>
          <table:table-cell table:style-name="ce36" table:formula="of:=IF([.B78]&lt;&gt;0;CONCATENATE(&quot;public string &quot;;[.B78];&quot; { get; set; }&quot;);IF([.A78]&lt;&gt;0;CONCATENATE(&quot;// &quot;;[.A78];&quot; //&quot;);&quot; &quot;))" office:value-type="string" office:string-value=" " calcext:value-type="string">
            <text:p><text:s/></text:p>
          </table:table-cell>
          <table:table-cell table:style-name="ce36" table:formula="of:=IF([.B78]&lt;&gt;0;CONCATENATE([.B78];&quot; = locStrings.&quot;;[.B78];&quot;;&quot;);IF([.A78]&lt;&gt;0;CONCATENATE(&quot;// &quot;;[.A78];&quot; //&quot;);&quot; &quot;))" office:value-type="string" office:string-value=" " calcext:value-type="string">
            <text:p><text:s/></text:p>
          </table:table-cell>
          <table:table-cell table:style-name="ce36" table:formula="of:=IF([.B78]&lt;&gt;0;CONCATENATE(&quot;public string &quot;;[.B78];&quot; { get; }&quot;);IF([.A78]&lt;&gt;0;CONCATENATE(&quot;// &quot;;[.A78];&quot; //&quot;);&quot; &quot;))" office:value-type="string" office:string-value=" " calcext:value-type="string">
            <text:p><text:s/></text:p>
          </table:table-cell>
          <table:table-cell table:style-name="ce36" table:formula="of:=IF([.$B78]&lt;&gt;0;CONCATENATE([.$B78];&quot; = &quot;&quot;&quot;;[.C78];&quot;&quot;&quot;;&quot;);IF([.$A78]&lt;&gt;0;CONCATENATE(&quot;// &quot;;[.$A78];&quot; //&quot;);&quot; &quot;))" office:value-type="string" office:string-value=" " calcext:value-type="string">
            <text:p><text:s/></text:p>
          </table:table-cell>
          <table:table-cell table:style-name="ce36" table:formula="of:=IF([.$B78]&lt;&gt;0;CONCATENATE([.$B78];&quot; = &quot;&quot;&quot;;[.D78];&quot;&quot;&quot;;&quot;);IF([.$A78]&lt;&gt;0;CONCATENATE(&quot;// &quot;;[.$A78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79]&lt;&gt;0;CONCATENATE(&quot;string &quot;;[.B79];&quot; { get; }&quot;);IF([.A79]&lt;&gt;0;CONCATENATE(&quot;// &quot;;[.A79];&quot; //&quot;);&quot; &quot;))" office:value-type="string" office:string-value=" " calcext:value-type="string">
            <text:p><text:s/></text:p>
          </table:table-cell>
          <table:table-cell table:style-name="ce36" table:formula="of:=IF([.B79]&lt;&gt;0;CONCATENATE(&quot;public string &quot;;[.B79];&quot; { get; set; }&quot;);IF([.A79]&lt;&gt;0;CONCATENATE(&quot;// &quot;;[.A79];&quot; //&quot;);&quot; &quot;))" office:value-type="string" office:string-value=" " calcext:value-type="string">
            <text:p><text:s/></text:p>
          </table:table-cell>
          <table:table-cell table:style-name="ce36" table:formula="of:=IF([.B79]&lt;&gt;0;CONCATENATE([.B79];&quot; = locStrings.&quot;;[.B79];&quot;;&quot;);IF([.A79]&lt;&gt;0;CONCATENATE(&quot;// &quot;;[.A79];&quot; //&quot;);&quot; &quot;))" office:value-type="string" office:string-value=" " calcext:value-type="string">
            <text:p><text:s/></text:p>
          </table:table-cell>
          <table:table-cell table:style-name="ce36" table:formula="of:=IF([.B79]&lt;&gt;0;CONCATENATE(&quot;public string &quot;;[.B79];&quot; { get; }&quot;);IF([.A79]&lt;&gt;0;CONCATENATE(&quot;// &quot;;[.A79];&quot; //&quot;);&quot; &quot;))" office:value-type="string" office:string-value=" " calcext:value-type="string">
            <text:p><text:s/></text:p>
          </table:table-cell>
          <table:table-cell table:style-name="ce36" table:formula="of:=IF([.$B79]&lt;&gt;0;CONCATENATE([.$B79];&quot; = &quot;&quot;&quot;;[.C79];&quot;&quot;&quot;;&quot;);IF([.$A79]&lt;&gt;0;CONCATENATE(&quot;// &quot;;[.$A79];&quot; //&quot;);&quot; &quot;))" office:value-type="string" office:string-value=" " calcext:value-type="string">
            <text:p><text:s/></text:p>
          </table:table-cell>
          <table:table-cell table:style-name="ce36" table:formula="of:=IF([.$B79]&lt;&gt;0;CONCATENATE([.$B79];&quot; = &quot;&quot;&quot;;[.D79];&quot;&quot;&quot;;&quot;);IF([.$A79]&lt;&gt;0;CONCATENATE(&quot;// &quot;;[.$A79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0]&lt;&gt;0;CONCATENATE(&quot;string &quot;;[.B80];&quot; { get; }&quot;);IF([.A80]&lt;&gt;0;CONCATENATE(&quot;// &quot;;[.A80];&quot; //&quot;);&quot; &quot;))" office:value-type="string" office:string-value=" " calcext:value-type="string">
            <text:p><text:s/></text:p>
          </table:table-cell>
          <table:table-cell table:style-name="ce36" table:formula="of:=IF([.B80]&lt;&gt;0;CONCATENATE(&quot;public string &quot;;[.B80];&quot; { get; set; }&quot;);IF([.A80]&lt;&gt;0;CONCATENATE(&quot;// &quot;;[.A80];&quot; //&quot;);&quot; &quot;))" office:value-type="string" office:string-value=" " calcext:value-type="string">
            <text:p><text:s/></text:p>
          </table:table-cell>
          <table:table-cell table:style-name="ce36" table:formula="of:=IF([.B80]&lt;&gt;0;CONCATENATE([.B80];&quot; = locStrings.&quot;;[.B80];&quot;;&quot;);IF([.A80]&lt;&gt;0;CONCATENATE(&quot;// &quot;;[.A80];&quot; //&quot;);&quot; &quot;))" office:value-type="string" office:string-value=" " calcext:value-type="string">
            <text:p><text:s/></text:p>
          </table:table-cell>
          <table:table-cell table:style-name="ce36" table:formula="of:=IF([.B80]&lt;&gt;0;CONCATENATE(&quot;public string &quot;;[.B80];&quot; { get; }&quot;);IF([.A80]&lt;&gt;0;CONCATENATE(&quot;// &quot;;[.A80];&quot; //&quot;);&quot; &quot;))" office:value-type="string" office:string-value=" " calcext:value-type="string">
            <text:p><text:s/></text:p>
          </table:table-cell>
          <table:table-cell table:style-name="ce36" table:formula="of:=IF([.$B80]&lt;&gt;0;CONCATENATE([.$B80];&quot; = &quot;&quot;&quot;;[.C80];&quot;&quot;&quot;;&quot;);IF([.$A80]&lt;&gt;0;CONCATENATE(&quot;// &quot;;[.$A80];&quot; //&quot;);&quot; &quot;))" office:value-type="string" office:string-value=" " calcext:value-type="string">
            <text:p><text:s/></text:p>
          </table:table-cell>
          <table:table-cell table:style-name="ce36" table:formula="of:=IF([.$B80]&lt;&gt;0;CONCATENATE([.$B80];&quot; = &quot;&quot;&quot;;[.D80];&quot;&quot;&quot;;&quot;);IF([.$A80]&lt;&gt;0;CONCATENATE(&quot;// &quot;;[.$A80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1]&lt;&gt;0;CONCATENATE(&quot;string &quot;;[.B81];&quot; { get; }&quot;);IF([.A81]&lt;&gt;0;CONCATENATE(&quot;// &quot;;[.A81];&quot; //&quot;);&quot; &quot;))" office:value-type="string" office:string-value=" " calcext:value-type="string">
            <text:p><text:s/></text:p>
          </table:table-cell>
          <table:table-cell table:style-name="ce36" table:formula="of:=IF([.B81]&lt;&gt;0;CONCATENATE(&quot;public string &quot;;[.B81];&quot; { get; set; }&quot;);IF([.A81]&lt;&gt;0;CONCATENATE(&quot;// &quot;;[.A81];&quot; //&quot;);&quot; &quot;))" office:value-type="string" office:string-value=" " calcext:value-type="string">
            <text:p><text:s/></text:p>
          </table:table-cell>
          <table:table-cell table:style-name="ce36" table:formula="of:=IF([.B81]&lt;&gt;0;CONCATENATE([.B81];&quot; = locStrings.&quot;;[.B81];&quot;;&quot;);IF([.A81]&lt;&gt;0;CONCATENATE(&quot;// &quot;;[.A81];&quot; //&quot;);&quot; &quot;))" office:value-type="string" office:string-value=" " calcext:value-type="string">
            <text:p><text:s/></text:p>
          </table:table-cell>
          <table:table-cell table:style-name="ce36" table:formula="of:=IF([.B81]&lt;&gt;0;CONCATENATE(&quot;public string &quot;;[.B81];&quot; { get; }&quot;);IF([.A81]&lt;&gt;0;CONCATENATE(&quot;// &quot;;[.A81];&quot; //&quot;);&quot; &quot;))" office:value-type="string" office:string-value=" " calcext:value-type="string">
            <text:p><text:s/></text:p>
          </table:table-cell>
          <table:table-cell table:style-name="ce36" table:formula="of:=IF([.$B81]&lt;&gt;0;CONCATENATE([.$B81];&quot; = &quot;&quot;&quot;;[.C81];&quot;&quot;&quot;;&quot;);IF([.$A81]&lt;&gt;0;CONCATENATE(&quot;// &quot;;[.$A81];&quot; //&quot;);&quot; &quot;))" office:value-type="string" office:string-value=" " calcext:value-type="string">
            <text:p><text:s/></text:p>
          </table:table-cell>
          <table:table-cell table:style-name="ce36" table:formula="of:=IF([.$B81]&lt;&gt;0;CONCATENATE([.$B81];&quot; = &quot;&quot;&quot;;[.D81];&quot;&quot;&quot;;&quot;);IF([.$A81]&lt;&gt;0;CONCATENATE(&quot;// &quot;;[.$A81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2]&lt;&gt;0;CONCATENATE(&quot;string &quot;;[.B82];&quot; { get; }&quot;);IF([.A82]&lt;&gt;0;CONCATENATE(&quot;// &quot;;[.A82];&quot; //&quot;);&quot; &quot;))" office:value-type="string" office:string-value=" " calcext:value-type="string">
            <text:p><text:s/></text:p>
          </table:table-cell>
          <table:table-cell table:style-name="ce36" table:formula="of:=IF([.B82]&lt;&gt;0;CONCATENATE(&quot;public string &quot;;[.B82];&quot; { get; set; }&quot;);IF([.A82]&lt;&gt;0;CONCATENATE(&quot;// &quot;;[.A82];&quot; //&quot;);&quot; &quot;))" office:value-type="string" office:string-value=" " calcext:value-type="string">
            <text:p><text:s/></text:p>
          </table:table-cell>
          <table:table-cell table:style-name="ce36" table:formula="of:=IF([.B82]&lt;&gt;0;CONCATENATE([.B82];&quot; = locStrings.&quot;;[.B82];&quot;;&quot;);IF([.A82]&lt;&gt;0;CONCATENATE(&quot;// &quot;;[.A82];&quot; //&quot;);&quot; &quot;))" office:value-type="string" office:string-value=" " calcext:value-type="string">
            <text:p><text:s/></text:p>
          </table:table-cell>
          <table:table-cell table:style-name="ce36" table:formula="of:=IF([.B82]&lt;&gt;0;CONCATENATE(&quot;public string &quot;;[.B82];&quot; { get; }&quot;);IF([.A82]&lt;&gt;0;CONCATENATE(&quot;// &quot;;[.A82];&quot; //&quot;);&quot; &quot;))" office:value-type="string" office:string-value=" " calcext:value-type="string">
            <text:p><text:s/></text:p>
          </table:table-cell>
          <table:table-cell table:style-name="ce36" table:formula="of:=IF([.$B82]&lt;&gt;0;CONCATENATE([.$B82];&quot; = &quot;&quot;&quot;;[.C82];&quot;&quot;&quot;;&quot;);IF([.$A82]&lt;&gt;0;CONCATENATE(&quot;// &quot;;[.$A82];&quot; //&quot;);&quot; &quot;))" office:value-type="string" office:string-value=" " calcext:value-type="string">
            <text:p><text:s/></text:p>
          </table:table-cell>
          <table:table-cell table:style-name="ce36" table:formula="of:=IF([.$B82]&lt;&gt;0;CONCATENATE([.$B82];&quot; = &quot;&quot;&quot;;[.D82];&quot;&quot;&quot;;&quot;);IF([.$A82]&lt;&gt;0;CONCATENATE(&quot;// &quot;;[.$A82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3]&lt;&gt;0;CONCATENATE(&quot;string &quot;;[.B83];&quot; { get; }&quot;);IF([.A83]&lt;&gt;0;CONCATENATE(&quot;// &quot;;[.A83];&quot; //&quot;);&quot; &quot;))" office:value-type="string" office:string-value=" " calcext:value-type="string">
            <text:p><text:s/></text:p>
          </table:table-cell>
          <table:table-cell table:style-name="ce36" table:formula="of:=IF([.B83]&lt;&gt;0;CONCATENATE(&quot;public string &quot;;[.B83];&quot; { get; set; }&quot;);IF([.A83]&lt;&gt;0;CONCATENATE(&quot;// &quot;;[.A83];&quot; //&quot;);&quot; &quot;))" office:value-type="string" office:string-value=" " calcext:value-type="string">
            <text:p><text:s/></text:p>
          </table:table-cell>
          <table:table-cell table:style-name="ce36" table:formula="of:=IF([.B83]&lt;&gt;0;CONCATENATE([.B83];&quot; = locStrings.&quot;;[.B83];&quot;;&quot;);IF([.A83]&lt;&gt;0;CONCATENATE(&quot;// &quot;;[.A83];&quot; //&quot;);&quot; &quot;))" office:value-type="string" office:string-value=" " calcext:value-type="string">
            <text:p><text:s/></text:p>
          </table:table-cell>
          <table:table-cell table:style-name="ce36" table:formula="of:=IF([.B83]&lt;&gt;0;CONCATENATE(&quot;public string &quot;;[.B83];&quot; { get; }&quot;);IF([.A83]&lt;&gt;0;CONCATENATE(&quot;// &quot;;[.A83];&quot; //&quot;);&quot; &quot;))" office:value-type="string" office:string-value=" " calcext:value-type="string">
            <text:p><text:s/></text:p>
          </table:table-cell>
          <table:table-cell table:style-name="ce36" table:formula="of:=IF([.$B83]&lt;&gt;0;CONCATENATE([.$B83];&quot; = &quot;&quot;&quot;;[.C83];&quot;&quot;&quot;;&quot;);IF([.$A83]&lt;&gt;0;CONCATENATE(&quot;// &quot;;[.$A83];&quot; //&quot;);&quot; &quot;))" office:value-type="string" office:string-value=" " calcext:value-type="string">
            <text:p><text:s/></text:p>
          </table:table-cell>
          <table:table-cell table:style-name="ce36" table:formula="of:=IF([.$B83]&lt;&gt;0;CONCATENATE([.$B83];&quot; = &quot;&quot;&quot;;[.D83];&quot;&quot;&quot;;&quot;);IF([.$A83]&lt;&gt;0;CONCATENATE(&quot;// &quot;;[.$A83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4]&lt;&gt;0;CONCATENATE(&quot;string &quot;;[.B84];&quot; { get; }&quot;);IF([.A84]&lt;&gt;0;CONCATENATE(&quot;// &quot;;[.A84];&quot; //&quot;);&quot; &quot;))" office:value-type="string" office:string-value=" " calcext:value-type="string">
            <text:p><text:s/></text:p>
          </table:table-cell>
          <table:table-cell table:style-name="ce36" table:formula="of:=IF([.B84]&lt;&gt;0;CONCATENATE(&quot;public string &quot;;[.B84];&quot; { get; set; }&quot;);IF([.A84]&lt;&gt;0;CONCATENATE(&quot;// &quot;;[.A84];&quot; //&quot;);&quot; &quot;))" office:value-type="string" office:string-value=" " calcext:value-type="string">
            <text:p><text:s/></text:p>
          </table:table-cell>
          <table:table-cell table:style-name="ce36" table:formula="of:=IF([.B84]&lt;&gt;0;CONCATENATE([.B84];&quot; = locStrings.&quot;;[.B84];&quot;;&quot;);IF([.A84]&lt;&gt;0;CONCATENATE(&quot;// &quot;;[.A84];&quot; //&quot;);&quot; &quot;))" office:value-type="string" office:string-value=" " calcext:value-type="string">
            <text:p><text:s/></text:p>
          </table:table-cell>
          <table:table-cell table:style-name="ce36" table:formula="of:=IF([.B84]&lt;&gt;0;CONCATENATE(&quot;public string &quot;;[.B84];&quot; { get; }&quot;);IF([.A84]&lt;&gt;0;CONCATENATE(&quot;// &quot;;[.A84];&quot; //&quot;);&quot; &quot;))" office:value-type="string" office:string-value=" " calcext:value-type="string">
            <text:p><text:s/></text:p>
          </table:table-cell>
          <table:table-cell table:style-name="ce36" table:formula="of:=IF([.$B84]&lt;&gt;0;CONCATENATE([.$B84];&quot; = &quot;&quot;&quot;;[.C84];&quot;&quot;&quot;;&quot;);IF([.$A84]&lt;&gt;0;CONCATENATE(&quot;// &quot;;[.$A84];&quot; //&quot;);&quot; &quot;))" office:value-type="string" office:string-value=" " calcext:value-type="string">
            <text:p><text:s/></text:p>
          </table:table-cell>
          <table:table-cell table:style-name="ce36" table:formula="of:=IF([.$B84]&lt;&gt;0;CONCATENATE([.$B84];&quot; = &quot;&quot;&quot;;[.D84];&quot;&quot;&quot;;&quot;);IF([.$A84]&lt;&gt;0;CONCATENATE(&quot;// &quot;;[.$A84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5]&lt;&gt;0;CONCATENATE(&quot;string &quot;;[.B85];&quot; { get; }&quot;);IF([.A85]&lt;&gt;0;CONCATENATE(&quot;// &quot;;[.A85];&quot; //&quot;);&quot; &quot;))" office:value-type="string" office:string-value=" " calcext:value-type="string">
            <text:p><text:s/></text:p>
          </table:table-cell>
          <table:table-cell table:style-name="ce36" table:formula="of:=IF([.B85]&lt;&gt;0;CONCATENATE(&quot;public string &quot;;[.B85];&quot; { get; set; }&quot;);IF([.A85]&lt;&gt;0;CONCATENATE(&quot;// &quot;;[.A85];&quot; //&quot;);&quot; &quot;))" office:value-type="string" office:string-value=" " calcext:value-type="string">
            <text:p><text:s/></text:p>
          </table:table-cell>
          <table:table-cell table:style-name="ce36" table:formula="of:=IF([.B85]&lt;&gt;0;CONCATENATE([.B85];&quot; = locStrings.&quot;;[.B85];&quot;;&quot;);IF([.A85]&lt;&gt;0;CONCATENATE(&quot;// &quot;;[.A85];&quot; //&quot;);&quot; &quot;))" office:value-type="string" office:string-value=" " calcext:value-type="string">
            <text:p><text:s/></text:p>
          </table:table-cell>
          <table:table-cell table:style-name="ce36" table:formula="of:=IF([.B85]&lt;&gt;0;CONCATENATE(&quot;public string &quot;;[.B85];&quot; { get; }&quot;);IF([.A85]&lt;&gt;0;CONCATENATE(&quot;// &quot;;[.A85];&quot; //&quot;);&quot; &quot;))" office:value-type="string" office:string-value=" " calcext:value-type="string">
            <text:p><text:s/></text:p>
          </table:table-cell>
          <table:table-cell table:style-name="ce36" table:formula="of:=IF([.$B85]&lt;&gt;0;CONCATENATE([.$B85];&quot; = &quot;&quot;&quot;;[.C85];&quot;&quot;&quot;;&quot;);IF([.$A85]&lt;&gt;0;CONCATENATE(&quot;// &quot;;[.$A85];&quot; //&quot;);&quot; &quot;))" office:value-type="string" office:string-value=" " calcext:value-type="string">
            <text:p><text:s/></text:p>
          </table:table-cell>
          <table:table-cell table:style-name="ce36" table:formula="of:=IF([.$B85]&lt;&gt;0;CONCATENATE([.$B85];&quot; = &quot;&quot;&quot;;[.D85];&quot;&quot;&quot;;&quot;);IF([.$A85]&lt;&gt;0;CONCATENATE(&quot;// &quot;;[.$A85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6]&lt;&gt;0;CONCATENATE(&quot;string &quot;;[.B86];&quot; { get; }&quot;);IF([.A86]&lt;&gt;0;CONCATENATE(&quot;// &quot;;[.A86];&quot; //&quot;);&quot; &quot;))" office:value-type="string" office:string-value=" " calcext:value-type="string">
            <text:p><text:s/></text:p>
          </table:table-cell>
          <table:table-cell table:style-name="ce36" table:formula="of:=IF([.B86]&lt;&gt;0;CONCATENATE(&quot;public string &quot;;[.B86];&quot; { get; set; }&quot;);IF([.A86]&lt;&gt;0;CONCATENATE(&quot;// &quot;;[.A86];&quot; //&quot;);&quot; &quot;))" office:value-type="string" office:string-value=" " calcext:value-type="string">
            <text:p><text:s/></text:p>
          </table:table-cell>
          <table:table-cell table:style-name="ce36" table:formula="of:=IF([.B86]&lt;&gt;0;CONCATENATE([.B86];&quot; = locStrings.&quot;;[.B86];&quot;;&quot;);IF([.A86]&lt;&gt;0;CONCATENATE(&quot;// &quot;;[.A86];&quot; //&quot;);&quot; &quot;))" office:value-type="string" office:string-value=" " calcext:value-type="string">
            <text:p><text:s/></text:p>
          </table:table-cell>
          <table:table-cell table:style-name="ce36" table:formula="of:=IF([.B86]&lt;&gt;0;CONCATENATE(&quot;public string &quot;;[.B86];&quot; { get; }&quot;);IF([.A86]&lt;&gt;0;CONCATENATE(&quot;// &quot;;[.A86];&quot; //&quot;);&quot; &quot;))" office:value-type="string" office:string-value=" " calcext:value-type="string">
            <text:p><text:s/></text:p>
          </table:table-cell>
          <table:table-cell table:style-name="ce36" table:formula="of:=IF([.$B86]&lt;&gt;0;CONCATENATE([.$B86];&quot; = &quot;&quot;&quot;;[.C86];&quot;&quot;&quot;;&quot;);IF([.$A86]&lt;&gt;0;CONCATENATE(&quot;// &quot;;[.$A86];&quot; //&quot;);&quot; &quot;))" office:value-type="string" office:string-value=" " calcext:value-type="string">
            <text:p><text:s/></text:p>
          </table:table-cell>
          <table:table-cell table:style-name="ce36" table:formula="of:=IF([.$B86]&lt;&gt;0;CONCATENATE([.$B86];&quot; = &quot;&quot;&quot;;[.D86];&quot;&quot;&quot;;&quot;);IF([.$A86]&lt;&gt;0;CONCATENATE(&quot;// &quot;;[.$A86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7]&lt;&gt;0;CONCATENATE(&quot;string &quot;;[.B87];&quot; { get; }&quot;);IF([.A87]&lt;&gt;0;CONCATENATE(&quot;// &quot;;[.A87];&quot; //&quot;);&quot; &quot;))" office:value-type="string" office:string-value=" " calcext:value-type="string">
            <text:p><text:s/></text:p>
          </table:table-cell>
          <table:table-cell table:style-name="ce36" table:formula="of:=IF([.B87]&lt;&gt;0;CONCATENATE(&quot;public string &quot;;[.B87];&quot; { get; set; }&quot;);IF([.A87]&lt;&gt;0;CONCATENATE(&quot;// &quot;;[.A87];&quot; //&quot;);&quot; &quot;))" office:value-type="string" office:string-value=" " calcext:value-type="string">
            <text:p><text:s/></text:p>
          </table:table-cell>
          <table:table-cell table:style-name="ce36" table:formula="of:=IF([.B87]&lt;&gt;0;CONCATENATE([.B87];&quot; = locStrings.&quot;;[.B87];&quot;;&quot;);IF([.A87]&lt;&gt;0;CONCATENATE(&quot;// &quot;;[.A87];&quot; //&quot;);&quot; &quot;))" office:value-type="string" office:string-value=" " calcext:value-type="string">
            <text:p><text:s/></text:p>
          </table:table-cell>
          <table:table-cell table:style-name="ce36" table:formula="of:=IF([.B87]&lt;&gt;0;CONCATENATE(&quot;public string &quot;;[.B87];&quot; { get; }&quot;);IF([.A87]&lt;&gt;0;CONCATENATE(&quot;// &quot;;[.A87];&quot; //&quot;);&quot; &quot;))" office:value-type="string" office:string-value=" " calcext:value-type="string">
            <text:p><text:s/></text:p>
          </table:table-cell>
          <table:table-cell table:style-name="ce36" table:formula="of:=IF([.$B87]&lt;&gt;0;CONCATENATE([.$B87];&quot; = &quot;&quot;&quot;;[.C87];&quot;&quot;&quot;;&quot;);IF([.$A87]&lt;&gt;0;CONCATENATE(&quot;// &quot;;[.$A87];&quot; //&quot;);&quot; &quot;))" office:value-type="string" office:string-value=" " calcext:value-type="string">
            <text:p><text:s/></text:p>
          </table:table-cell>
          <table:table-cell table:style-name="ce36" table:formula="of:=IF([.$B87]&lt;&gt;0;CONCATENATE([.$B87];&quot; = &quot;&quot;&quot;;[.D87];&quot;&quot;&quot;;&quot;);IF([.$A87]&lt;&gt;0;CONCATENATE(&quot;// &quot;;[.$A87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8]&lt;&gt;0;CONCATENATE(&quot;string &quot;;[.B88];&quot; { get; }&quot;);IF([.A88]&lt;&gt;0;CONCATENATE(&quot;// &quot;;[.A88];&quot; //&quot;);&quot; &quot;))" office:value-type="string" office:string-value=" " calcext:value-type="string">
            <text:p><text:s/></text:p>
          </table:table-cell>
          <table:table-cell table:style-name="ce36" table:formula="of:=IF([.B88]&lt;&gt;0;CONCATENATE(&quot;public string &quot;;[.B88];&quot; { get; set; }&quot;);IF([.A88]&lt;&gt;0;CONCATENATE(&quot;// &quot;;[.A88];&quot; //&quot;);&quot; &quot;))" office:value-type="string" office:string-value=" " calcext:value-type="string">
            <text:p><text:s/></text:p>
          </table:table-cell>
          <table:table-cell table:style-name="ce36" table:formula="of:=IF([.B88]&lt;&gt;0;CONCATENATE([.B88];&quot; = locStrings.&quot;;[.B88];&quot;;&quot;);IF([.A88]&lt;&gt;0;CONCATENATE(&quot;// &quot;;[.A88];&quot; //&quot;);&quot; &quot;))" office:value-type="string" office:string-value=" " calcext:value-type="string">
            <text:p><text:s/></text:p>
          </table:table-cell>
          <table:table-cell table:style-name="ce36" table:formula="of:=IF([.B88]&lt;&gt;0;CONCATENATE(&quot;public string &quot;;[.B88];&quot; { get; }&quot;);IF([.A88]&lt;&gt;0;CONCATENATE(&quot;// &quot;;[.A88];&quot; //&quot;);&quot; &quot;))" office:value-type="string" office:string-value=" " calcext:value-type="string">
            <text:p><text:s/></text:p>
          </table:table-cell>
          <table:table-cell table:style-name="ce36" table:formula="of:=IF([.$B88]&lt;&gt;0;CONCATENATE([.$B88];&quot; = &quot;&quot;&quot;;[.C88];&quot;&quot;&quot;;&quot;);IF([.$A88]&lt;&gt;0;CONCATENATE(&quot;// &quot;;[.$A88];&quot; //&quot;);&quot; &quot;))" office:value-type="string" office:string-value=" " calcext:value-type="string">
            <text:p><text:s/></text:p>
          </table:table-cell>
          <table:table-cell table:style-name="ce36" table:formula="of:=IF([.$B88]&lt;&gt;0;CONCATENATE([.$B88];&quot; = &quot;&quot;&quot;;[.D88];&quot;&quot;&quot;;&quot;);IF([.$A88]&lt;&gt;0;CONCATENATE(&quot;// &quot;;[.$A88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9]&lt;&gt;0;CONCATENATE(&quot;string &quot;;[.B89];&quot; { get; }&quot;);IF([.A89]&lt;&gt;0;CONCATENATE(&quot;// &quot;;[.A89];&quot; //&quot;);&quot; &quot;))" office:value-type="string" office:string-value=" " calcext:value-type="string">
            <text:p><text:s/></text:p>
          </table:table-cell>
          <table:table-cell table:style-name="ce36" table:formula="of:=IF([.B89]&lt;&gt;0;CONCATENATE(&quot;public string &quot;;[.B89];&quot; { get; set; }&quot;);IF([.A89]&lt;&gt;0;CONCATENATE(&quot;// &quot;;[.A89];&quot; //&quot;);&quot; &quot;))" office:value-type="string" office:string-value=" " calcext:value-type="string">
            <text:p><text:s/></text:p>
          </table:table-cell>
          <table:table-cell table:style-name="ce36" table:formula="of:=IF([.B89]&lt;&gt;0;CONCATENATE([.B89];&quot; = locStrings.&quot;;[.B89];&quot;;&quot;);IF([.A89]&lt;&gt;0;CONCATENATE(&quot;// &quot;;[.A89];&quot; //&quot;);&quot; &quot;))" office:value-type="string" office:string-value=" " calcext:value-type="string">
            <text:p><text:s/></text:p>
          </table:table-cell>
          <table:table-cell table:style-name="ce36" table:formula="of:=IF([.B89]&lt;&gt;0;CONCATENATE(&quot;public string &quot;;[.B89];&quot; { get; }&quot;);IF([.A89]&lt;&gt;0;CONCATENATE(&quot;// &quot;;[.A89];&quot; //&quot;);&quot; &quot;))" office:value-type="string" office:string-value=" " calcext:value-type="string">
            <text:p><text:s/></text:p>
          </table:table-cell>
          <table:table-cell table:style-name="ce36" table:formula="of:=IF([.$B89]&lt;&gt;0;CONCATENATE([.$B89];&quot; = &quot;&quot;&quot;;[.C89];&quot;&quot;&quot;;&quot;);IF([.$A89]&lt;&gt;0;CONCATENATE(&quot;// &quot;;[.$A89];&quot; //&quot;);&quot; &quot;))" office:value-type="string" office:string-value=" " calcext:value-type="string">
            <text:p><text:s/></text:p>
          </table:table-cell>
          <table:table-cell table:style-name="ce36" table:formula="of:=IF([.$B89]&lt;&gt;0;CONCATENATE([.$B89];&quot; = &quot;&quot;&quot;;[.D89];&quot;&quot;&quot;;&quot;);IF([.$A89]&lt;&gt;0;CONCATENATE(&quot;// &quot;;[.$A89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0]&lt;&gt;0;CONCATENATE(&quot;string &quot;;[.B90];&quot; { get; }&quot;);IF([.A90]&lt;&gt;0;CONCATENATE(&quot;// &quot;;[.A90];&quot; //&quot;);&quot; &quot;))" office:value-type="string" office:string-value=" " calcext:value-type="string">
            <text:p><text:s/></text:p>
          </table:table-cell>
          <table:table-cell table:style-name="ce36" table:formula="of:=IF([.B90]&lt;&gt;0;CONCATENATE(&quot;public string &quot;;[.B90];&quot; { get; set; }&quot;);IF([.A90]&lt;&gt;0;CONCATENATE(&quot;// &quot;;[.A90];&quot; //&quot;);&quot; &quot;))" office:value-type="string" office:string-value=" " calcext:value-type="string">
            <text:p><text:s/></text:p>
          </table:table-cell>
          <table:table-cell table:style-name="ce36" table:formula="of:=IF([.B90]&lt;&gt;0;CONCATENATE([.B90];&quot; = locStrings.&quot;;[.B90];&quot;;&quot;);IF([.A90]&lt;&gt;0;CONCATENATE(&quot;// &quot;;[.A90];&quot; //&quot;);&quot; &quot;))" office:value-type="string" office:string-value=" " calcext:value-type="string">
            <text:p><text:s/></text:p>
          </table:table-cell>
          <table:table-cell table:style-name="ce36" table:formula="of:=IF([.B90]&lt;&gt;0;CONCATENATE(&quot;public string &quot;;[.B90];&quot; { get; }&quot;);IF([.A90]&lt;&gt;0;CONCATENATE(&quot;// &quot;;[.A90];&quot; //&quot;);&quot; &quot;))" office:value-type="string" office:string-value=" " calcext:value-type="string">
            <text:p><text:s/></text:p>
          </table:table-cell>
          <table:table-cell table:style-name="ce36" table:formula="of:=IF([.$B90]&lt;&gt;0;CONCATENATE([.$B90];&quot; = &quot;&quot;&quot;;[.C90];&quot;&quot;&quot;;&quot;);IF([.$A90]&lt;&gt;0;CONCATENATE(&quot;// &quot;;[.$A90];&quot; //&quot;);&quot; &quot;))" office:value-type="string" office:string-value=" " calcext:value-type="string">
            <text:p><text:s/></text:p>
          </table:table-cell>
          <table:table-cell table:style-name="ce36" table:formula="of:=IF([.$B90]&lt;&gt;0;CONCATENATE([.$B90];&quot; = &quot;&quot;&quot;;[.D90];&quot;&quot;&quot;;&quot;);IF([.$A90]&lt;&gt;0;CONCATENATE(&quot;// &quot;;[.$A90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1]&lt;&gt;0;CONCATENATE(&quot;string &quot;;[.B91];&quot; { get; }&quot;);IF([.A91]&lt;&gt;0;CONCATENATE(&quot;// &quot;;[.A91];&quot; //&quot;);&quot; &quot;))" office:value-type="string" office:string-value=" " calcext:value-type="string">
            <text:p><text:s/></text:p>
          </table:table-cell>
          <table:table-cell table:style-name="ce36" table:formula="of:=IF([.B91]&lt;&gt;0;CONCATENATE(&quot;public string &quot;;[.B91];&quot; { get; set; }&quot;);IF([.A91]&lt;&gt;0;CONCATENATE(&quot;// &quot;;[.A91];&quot; //&quot;);&quot; &quot;))" office:value-type="string" office:string-value=" " calcext:value-type="string">
            <text:p><text:s/></text:p>
          </table:table-cell>
          <table:table-cell table:style-name="ce36" table:formula="of:=IF([.B91]&lt;&gt;0;CONCATENATE([.B91];&quot; = locStrings.&quot;;[.B91];&quot;;&quot;);IF([.A91]&lt;&gt;0;CONCATENATE(&quot;// &quot;;[.A91];&quot; //&quot;);&quot; &quot;))" office:value-type="string" office:string-value=" " calcext:value-type="string">
            <text:p><text:s/></text:p>
          </table:table-cell>
          <table:table-cell table:style-name="ce36" table:formula="of:=IF([.B91]&lt;&gt;0;CONCATENATE(&quot;public string &quot;;[.B91];&quot; { get; }&quot;);IF([.A91]&lt;&gt;0;CONCATENATE(&quot;// &quot;;[.A91];&quot; //&quot;);&quot; &quot;))" office:value-type="string" office:string-value=" " calcext:value-type="string">
            <text:p><text:s/></text:p>
          </table:table-cell>
          <table:table-cell table:style-name="ce36" table:formula="of:=IF([.$B91]&lt;&gt;0;CONCATENATE([.$B91];&quot; = &quot;&quot;&quot;;[.C91];&quot;&quot;&quot;;&quot;);IF([.$A91]&lt;&gt;0;CONCATENATE(&quot;// &quot;;[.$A91];&quot; //&quot;);&quot; &quot;))" office:value-type="string" office:string-value=" " calcext:value-type="string">
            <text:p><text:s/></text:p>
          </table:table-cell>
          <table:table-cell table:style-name="ce36" table:formula="of:=IF([.$B91]&lt;&gt;0;CONCATENATE([.$B91];&quot; = &quot;&quot;&quot;;[.D91];&quot;&quot;&quot;;&quot;);IF([.$A91]&lt;&gt;0;CONCATENATE(&quot;// &quot;;[.$A91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2]&lt;&gt;0;CONCATENATE(&quot;string &quot;;[.B92];&quot; { get; }&quot;);IF([.A92]&lt;&gt;0;CONCATENATE(&quot;// &quot;;[.A92];&quot; //&quot;);&quot; &quot;))" office:value-type="string" office:string-value=" " calcext:value-type="string">
            <text:p><text:s/></text:p>
          </table:table-cell>
          <table:table-cell table:style-name="ce36" table:formula="of:=IF([.B92]&lt;&gt;0;CONCATENATE(&quot;public string &quot;;[.B92];&quot; { get; set; }&quot;);IF([.A92]&lt;&gt;0;CONCATENATE(&quot;// &quot;;[.A92];&quot; //&quot;);&quot; &quot;))" office:value-type="string" office:string-value=" " calcext:value-type="string">
            <text:p><text:s/></text:p>
          </table:table-cell>
          <table:table-cell table:style-name="ce36" table:formula="of:=IF([.B92]&lt;&gt;0;CONCATENATE([.B92];&quot; = locStrings.&quot;;[.B92];&quot;;&quot;);IF([.A92]&lt;&gt;0;CONCATENATE(&quot;// &quot;;[.A92];&quot; //&quot;);&quot; &quot;))" office:value-type="string" office:string-value=" " calcext:value-type="string">
            <text:p><text:s/></text:p>
          </table:table-cell>
          <table:table-cell table:style-name="ce36" table:formula="of:=IF([.B92]&lt;&gt;0;CONCATENATE(&quot;public string &quot;;[.B92];&quot; { get; }&quot;);IF([.A92]&lt;&gt;0;CONCATENATE(&quot;// &quot;;[.A92];&quot; //&quot;);&quot; &quot;))" office:value-type="string" office:string-value=" " calcext:value-type="string">
            <text:p><text:s/></text:p>
          </table:table-cell>
          <table:table-cell table:style-name="ce36" table:formula="of:=IF([.$B92]&lt;&gt;0;CONCATENATE([.$B92];&quot; = &quot;&quot;&quot;;[.C92];&quot;&quot;&quot;;&quot;);IF([.$A92]&lt;&gt;0;CONCATENATE(&quot;// &quot;;[.$A92];&quot; //&quot;);&quot; &quot;))" office:value-type="string" office:string-value=" " calcext:value-type="string">
            <text:p><text:s/></text:p>
          </table:table-cell>
          <table:table-cell table:style-name="ce36" table:formula="of:=IF([.$B92]&lt;&gt;0;CONCATENATE([.$B92];&quot; = &quot;&quot;&quot;;[.D92];&quot;&quot;&quot;;&quot;);IF([.$A92]&lt;&gt;0;CONCATENATE(&quot;// &quot;;[.$A92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3]&lt;&gt;0;CONCATENATE(&quot;string &quot;;[.B93];&quot; { get; }&quot;);IF([.A93]&lt;&gt;0;CONCATENATE(&quot;// &quot;;[.A93];&quot; //&quot;);&quot; &quot;))" office:value-type="string" office:string-value=" " calcext:value-type="string">
            <text:p><text:s/></text:p>
          </table:table-cell>
          <table:table-cell table:style-name="ce36" table:formula="of:=IF([.B93]&lt;&gt;0;CONCATENATE(&quot;public string &quot;;[.B93];&quot; { get; set; }&quot;);IF([.A93]&lt;&gt;0;CONCATENATE(&quot;// &quot;;[.A93];&quot; //&quot;);&quot; &quot;))" office:value-type="string" office:string-value=" " calcext:value-type="string">
            <text:p><text:s/></text:p>
          </table:table-cell>
          <table:table-cell table:style-name="ce36" table:formula="of:=IF([.B93]&lt;&gt;0;CONCATENATE([.B93];&quot; = locStrings.&quot;;[.B93];&quot;;&quot;);IF([.A93]&lt;&gt;0;CONCATENATE(&quot;// &quot;;[.A93];&quot; //&quot;);&quot; &quot;))" office:value-type="string" office:string-value=" " calcext:value-type="string">
            <text:p><text:s/></text:p>
          </table:table-cell>
          <table:table-cell table:style-name="ce36" table:formula="of:=IF([.B93]&lt;&gt;0;CONCATENATE(&quot;public string &quot;;[.B93];&quot; { get; }&quot;);IF([.A93]&lt;&gt;0;CONCATENATE(&quot;// &quot;;[.A93];&quot; //&quot;);&quot; &quot;))" office:value-type="string" office:string-value=" " calcext:value-type="string">
            <text:p><text:s/></text:p>
          </table:table-cell>
          <table:table-cell table:style-name="ce36" table:formula="of:=IF([.$B93]&lt;&gt;0;CONCATENATE([.$B93];&quot; = &quot;&quot;&quot;;[.C93];&quot;&quot;&quot;;&quot;);IF([.$A93]&lt;&gt;0;CONCATENATE(&quot;// &quot;;[.$A93];&quot; //&quot;);&quot; &quot;))" office:value-type="string" office:string-value=" " calcext:value-type="string">
            <text:p><text:s/></text:p>
          </table:table-cell>
          <table:table-cell table:style-name="ce36" table:formula="of:=IF([.$B93]&lt;&gt;0;CONCATENATE([.$B93];&quot; = &quot;&quot;&quot;;[.D93];&quot;&quot;&quot;;&quot;);IF([.$A93]&lt;&gt;0;CONCATENATE(&quot;// &quot;;[.$A93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4]&lt;&gt;0;CONCATENATE(&quot;string &quot;;[.B94];&quot; { get; }&quot;);IF([.A94]&lt;&gt;0;CONCATENATE(&quot;// &quot;;[.A94];&quot; //&quot;);&quot; &quot;))" office:value-type="string" office:string-value=" " calcext:value-type="string">
            <text:p><text:s/></text:p>
          </table:table-cell>
          <table:table-cell table:style-name="ce36" table:formula="of:=IF([.B94]&lt;&gt;0;CONCATENATE(&quot;public string &quot;;[.B94];&quot; { get; set; }&quot;);IF([.A94]&lt;&gt;0;CONCATENATE(&quot;// &quot;;[.A94];&quot; //&quot;);&quot; &quot;))" office:value-type="string" office:string-value=" " calcext:value-type="string">
            <text:p><text:s/></text:p>
          </table:table-cell>
          <table:table-cell table:style-name="ce36" table:formula="of:=IF([.B94]&lt;&gt;0;CONCATENATE([.B94];&quot; = locStrings.&quot;;[.B94];&quot;;&quot;);IF([.A94]&lt;&gt;0;CONCATENATE(&quot;// &quot;;[.A94];&quot; //&quot;);&quot; &quot;))" office:value-type="string" office:string-value=" " calcext:value-type="string">
            <text:p><text:s/></text:p>
          </table:table-cell>
          <table:table-cell table:style-name="ce36" table:formula="of:=IF([.B94]&lt;&gt;0;CONCATENATE(&quot;public string &quot;;[.B94];&quot; { get; }&quot;);IF([.A94]&lt;&gt;0;CONCATENATE(&quot;// &quot;;[.A94];&quot; //&quot;);&quot; &quot;))" office:value-type="string" office:string-value=" " calcext:value-type="string">
            <text:p><text:s/></text:p>
          </table:table-cell>
          <table:table-cell table:style-name="ce36" table:formula="of:=IF([.$B94]&lt;&gt;0;CONCATENATE([.$B94];&quot; = &quot;&quot;&quot;;[.C94];&quot;&quot;&quot;;&quot;);IF([.$A94]&lt;&gt;0;CONCATENATE(&quot;// &quot;;[.$A94];&quot; //&quot;);&quot; &quot;))" office:value-type="string" office:string-value=" " calcext:value-type="string">
            <text:p><text:s/></text:p>
          </table:table-cell>
          <table:table-cell table:style-name="ce36" table:formula="of:=IF([.$B94]&lt;&gt;0;CONCATENATE([.$B94];&quot; = &quot;&quot;&quot;;[.D94];&quot;&quot;&quot;;&quot;);IF([.$A94]&lt;&gt;0;CONCATENATE(&quot;// &quot;;[.$A94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5]&lt;&gt;0;CONCATENATE(&quot;string &quot;;[.B95];&quot; { get; }&quot;);IF([.A95]&lt;&gt;0;CONCATENATE(&quot;// &quot;;[.A95];&quot; //&quot;);&quot; &quot;))" office:value-type="string" office:string-value=" " calcext:value-type="string">
            <text:p><text:s/></text:p>
          </table:table-cell>
          <table:table-cell table:style-name="ce36" table:formula="of:=IF([.B95]&lt;&gt;0;CONCATENATE(&quot;public string &quot;;[.B95];&quot; { get; set; }&quot;);IF([.A95]&lt;&gt;0;CONCATENATE(&quot;// &quot;;[.A95];&quot; //&quot;);&quot; &quot;))" office:value-type="string" office:string-value=" " calcext:value-type="string">
            <text:p><text:s/></text:p>
          </table:table-cell>
          <table:table-cell table:style-name="ce36" table:formula="of:=IF([.B95]&lt;&gt;0;CONCATENATE([.B95];&quot; = locStrings.&quot;;[.B95];&quot;;&quot;);IF([.A95]&lt;&gt;0;CONCATENATE(&quot;// &quot;;[.A95];&quot; //&quot;);&quot; &quot;))" office:value-type="string" office:string-value=" " calcext:value-type="string">
            <text:p><text:s/></text:p>
          </table:table-cell>
          <table:table-cell table:style-name="ce36" table:formula="of:=IF([.B95]&lt;&gt;0;CONCATENATE(&quot;public string &quot;;[.B95];&quot; { get; }&quot;);IF([.A95]&lt;&gt;0;CONCATENATE(&quot;// &quot;;[.A95];&quot; //&quot;);&quot; &quot;))" office:value-type="string" office:string-value=" " calcext:value-type="string">
            <text:p><text:s/></text:p>
          </table:table-cell>
          <table:table-cell table:style-name="ce36" table:formula="of:=IF([.$B95]&lt;&gt;0;CONCATENATE([.$B95];&quot; = &quot;&quot;&quot;;[.C95];&quot;&quot;&quot;;&quot;);IF([.$A95]&lt;&gt;0;CONCATENATE(&quot;// &quot;;[.$A95];&quot; //&quot;);&quot; &quot;))" office:value-type="string" office:string-value=" " calcext:value-type="string">
            <text:p><text:s/></text:p>
          </table:table-cell>
          <table:table-cell table:style-name="ce36" table:formula="of:=IF([.$B95]&lt;&gt;0;CONCATENATE([.$B95];&quot; = &quot;&quot;&quot;;[.D95];&quot;&quot;&quot;;&quot;);IF([.$A95]&lt;&gt;0;CONCATENATE(&quot;// &quot;;[.$A95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6]&lt;&gt;0;CONCATENATE(&quot;string &quot;;[.B96];&quot; { get; }&quot;);IF([.A96]&lt;&gt;0;CONCATENATE(&quot;// &quot;;[.A96];&quot; //&quot;);&quot; &quot;))" office:value-type="string" office:string-value=" " calcext:value-type="string">
            <text:p><text:s/></text:p>
          </table:table-cell>
          <table:table-cell table:style-name="ce36" table:formula="of:=IF([.B96]&lt;&gt;0;CONCATENATE(&quot;public string &quot;;[.B96];&quot; { get; set; }&quot;);IF([.A96]&lt;&gt;0;CONCATENATE(&quot;// &quot;;[.A96];&quot; //&quot;);&quot; &quot;))" office:value-type="string" office:string-value=" " calcext:value-type="string">
            <text:p><text:s/></text:p>
          </table:table-cell>
          <table:table-cell table:style-name="ce36" table:formula="of:=IF([.B96]&lt;&gt;0;CONCATENATE([.B96];&quot; = locStrings.&quot;;[.B96];&quot;;&quot;);IF([.A96]&lt;&gt;0;CONCATENATE(&quot;// &quot;;[.A96];&quot; //&quot;);&quot; &quot;))" office:value-type="string" office:string-value=" " calcext:value-type="string">
            <text:p><text:s/></text:p>
          </table:table-cell>
          <table:table-cell table:style-name="ce36" table:formula="of:=IF([.B96]&lt;&gt;0;CONCATENATE(&quot;public string &quot;;[.B96];&quot; { get; }&quot;);IF([.A96]&lt;&gt;0;CONCATENATE(&quot;// &quot;;[.A96];&quot; //&quot;);&quot; &quot;))" office:value-type="string" office:string-value=" " calcext:value-type="string">
            <text:p><text:s/></text:p>
          </table:table-cell>
          <table:table-cell table:style-name="ce36" table:formula="of:=IF([.$B96]&lt;&gt;0;CONCATENATE([.$B96];&quot; = &quot;&quot;&quot;;[.C96];&quot;&quot;&quot;;&quot;);IF([.$A96]&lt;&gt;0;CONCATENATE(&quot;// &quot;;[.$A96];&quot; //&quot;);&quot; &quot;))" office:value-type="string" office:string-value=" " calcext:value-type="string">
            <text:p><text:s/></text:p>
          </table:table-cell>
          <table:table-cell table:style-name="ce36" table:formula="of:=IF([.$B96]&lt;&gt;0;CONCATENATE([.$B96];&quot; = &quot;&quot;&quot;;[.D96];&quot;&quot;&quot;;&quot;);IF([.$A96]&lt;&gt;0;CONCATENATE(&quot;// &quot;;[.$A96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7]&lt;&gt;0;CONCATENATE(&quot;string &quot;;[.B97];&quot; { get; }&quot;);IF([.A97]&lt;&gt;0;CONCATENATE(&quot;// &quot;;[.A97];&quot; //&quot;);&quot; &quot;))" office:value-type="string" office:string-value=" " calcext:value-type="string">
            <text:p><text:s/></text:p>
          </table:table-cell>
          <table:table-cell table:style-name="ce36" table:formula="of:=IF([.B97]&lt;&gt;0;CONCATENATE(&quot;public string &quot;;[.B97];&quot; { get; set; }&quot;);IF([.A97]&lt;&gt;0;CONCATENATE(&quot;// &quot;;[.A97];&quot; //&quot;);&quot; &quot;))" office:value-type="string" office:string-value=" " calcext:value-type="string">
            <text:p><text:s/></text:p>
          </table:table-cell>
          <table:table-cell table:style-name="ce36" table:formula="of:=IF([.B97]&lt;&gt;0;CONCATENATE([.B97];&quot; = locStrings.&quot;;[.B97];&quot;;&quot;);IF([.A97]&lt;&gt;0;CONCATENATE(&quot;// &quot;;[.A97];&quot; //&quot;);&quot; &quot;))" office:value-type="string" office:string-value=" " calcext:value-type="string">
            <text:p><text:s/></text:p>
          </table:table-cell>
          <table:table-cell table:style-name="ce36" table:formula="of:=IF([.B97]&lt;&gt;0;CONCATENATE(&quot;public string &quot;;[.B97];&quot; { get; }&quot;);IF([.A97]&lt;&gt;0;CONCATENATE(&quot;// &quot;;[.A97];&quot; //&quot;);&quot; &quot;))" office:value-type="string" office:string-value=" " calcext:value-type="string">
            <text:p><text:s/></text:p>
          </table:table-cell>
          <table:table-cell table:style-name="ce36" table:formula="of:=IF([.$B97]&lt;&gt;0;CONCATENATE([.$B97];&quot; = &quot;&quot;&quot;;[.C97];&quot;&quot;&quot;;&quot;);IF([.$A97]&lt;&gt;0;CONCATENATE(&quot;// &quot;;[.$A97];&quot; //&quot;);&quot; &quot;))" office:value-type="string" office:string-value=" " calcext:value-type="string">
            <text:p><text:s/></text:p>
          </table:table-cell>
          <table:table-cell table:style-name="ce36" table:formula="of:=IF([.$B97]&lt;&gt;0;CONCATENATE([.$B97];&quot; = &quot;&quot;&quot;;[.D97];&quot;&quot;&quot;;&quot;);IF([.$A97]&lt;&gt;0;CONCATENATE(&quot;// &quot;;[.$A97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8]&lt;&gt;0;CONCATENATE(&quot;string &quot;;[.B98];&quot; { get; }&quot;);IF([.A98]&lt;&gt;0;CONCATENATE(&quot;// &quot;;[.A98];&quot; //&quot;);&quot; &quot;))" office:value-type="string" office:string-value=" " calcext:value-type="string">
            <text:p><text:s/></text:p>
          </table:table-cell>
          <table:table-cell table:style-name="ce36" table:formula="of:=IF([.B98]&lt;&gt;0;CONCATENATE(&quot;public string &quot;;[.B98];&quot; { get; set; }&quot;);IF([.A98]&lt;&gt;0;CONCATENATE(&quot;// &quot;;[.A98];&quot; //&quot;);&quot; &quot;))" office:value-type="string" office:string-value=" " calcext:value-type="string">
            <text:p><text:s/></text:p>
          </table:table-cell>
          <table:table-cell table:style-name="ce36" table:formula="of:=IF([.B98]&lt;&gt;0;CONCATENATE([.B98];&quot; = locStrings.&quot;;[.B98];&quot;;&quot;);IF([.A98]&lt;&gt;0;CONCATENATE(&quot;// &quot;;[.A98];&quot; //&quot;);&quot; &quot;))" office:value-type="string" office:string-value=" " calcext:value-type="string">
            <text:p><text:s/></text:p>
          </table:table-cell>
          <table:table-cell table:style-name="ce36" table:formula="of:=IF([.B98]&lt;&gt;0;CONCATENATE(&quot;public string &quot;;[.B98];&quot; { get; }&quot;);IF([.A98]&lt;&gt;0;CONCATENATE(&quot;// &quot;;[.A98];&quot; //&quot;);&quot; &quot;))" office:value-type="string" office:string-value=" " calcext:value-type="string">
            <text:p><text:s/></text:p>
          </table:table-cell>
          <table:table-cell table:style-name="ce36" table:formula="of:=IF([.$B98]&lt;&gt;0;CONCATENATE([.$B98];&quot; = &quot;&quot;&quot;;[.C98];&quot;&quot;&quot;;&quot;);IF([.$A98]&lt;&gt;0;CONCATENATE(&quot;// &quot;;[.$A98];&quot; //&quot;);&quot; &quot;))" office:value-type="string" office:string-value=" " calcext:value-type="string">
            <text:p><text:s/></text:p>
          </table:table-cell>
          <table:table-cell table:style-name="ce36" table:formula="of:=IF([.$B98]&lt;&gt;0;CONCATENATE([.$B98];&quot; = &quot;&quot;&quot;;[.D98];&quot;&quot;&quot;;&quot;);IF([.$A98]&lt;&gt;0;CONCATENATE(&quot;// &quot;;[.$A98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9]&lt;&gt;0;CONCATENATE(&quot;string &quot;;[.B99];&quot; { get; }&quot;);IF([.A99]&lt;&gt;0;CONCATENATE(&quot;// &quot;;[.A99];&quot; //&quot;);&quot; &quot;))" office:value-type="string" office:string-value=" " calcext:value-type="string">
            <text:p><text:s/></text:p>
          </table:table-cell>
          <table:table-cell table:style-name="ce36" table:formula="of:=IF([.B99]&lt;&gt;0;CONCATENATE(&quot;public string &quot;;[.B99];&quot; { get; set; }&quot;);IF([.A99]&lt;&gt;0;CONCATENATE(&quot;// &quot;;[.A99];&quot; //&quot;);&quot; &quot;))" office:value-type="string" office:string-value=" " calcext:value-type="string">
            <text:p><text:s/></text:p>
          </table:table-cell>
          <table:table-cell table:style-name="ce36" table:formula="of:=IF([.B99]&lt;&gt;0;CONCATENATE([.B99];&quot; = locStrings.&quot;;[.B99];&quot;;&quot;);IF([.A99]&lt;&gt;0;CONCATENATE(&quot;// &quot;;[.A99];&quot; //&quot;);&quot; &quot;))" office:value-type="string" office:string-value=" " calcext:value-type="string">
            <text:p><text:s/></text:p>
          </table:table-cell>
          <table:table-cell table:style-name="ce36" table:formula="of:=IF([.B99]&lt;&gt;0;CONCATENATE(&quot;public string &quot;;[.B99];&quot; { get; }&quot;);IF([.A99]&lt;&gt;0;CONCATENATE(&quot;// &quot;;[.A99];&quot; //&quot;);&quot; &quot;))" office:value-type="string" office:string-value=" " calcext:value-type="string">
            <text:p><text:s/></text:p>
          </table:table-cell>
          <table:table-cell table:style-name="ce36" table:formula="of:=IF([.$B99]&lt;&gt;0;CONCATENATE([.$B99];&quot; = &quot;&quot;&quot;;[.C99];&quot;&quot;&quot;;&quot;);IF([.$A99]&lt;&gt;0;CONCATENATE(&quot;// &quot;;[.$A99];&quot; //&quot;);&quot; &quot;))" office:value-type="string" office:string-value=" " calcext:value-type="string">
            <text:p><text:s/></text:p>
          </table:table-cell>
          <table:table-cell table:style-name="ce36" table:formula="of:=IF([.$B99]&lt;&gt;0;CONCATENATE([.$B99];&quot; = &quot;&quot;&quot;;[.D99];&quot;&quot;&quot;;&quot;);IF([.$A99]&lt;&gt;0;CONCATENATE(&quot;// &quot;;[.$A99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0]&lt;&gt;0;CONCATENATE(&quot;string &quot;;[.B100];&quot; { get; }&quot;);IF([.A100]&lt;&gt;0;CONCATENATE(&quot;// &quot;;[.A100];&quot; //&quot;);&quot; &quot;))" office:value-type="string" office:string-value=" " calcext:value-type="string">
            <text:p><text:s/></text:p>
          </table:table-cell>
          <table:table-cell table:style-name="ce36" table:formula="of:=IF([.B100]&lt;&gt;0;CONCATENATE(&quot;public string &quot;;[.B100];&quot; { get; set; }&quot;);IF([.A100]&lt;&gt;0;CONCATENATE(&quot;// &quot;;[.A100];&quot; //&quot;);&quot; &quot;))" office:value-type="string" office:string-value=" " calcext:value-type="string">
            <text:p><text:s/></text:p>
          </table:table-cell>
          <table:table-cell table:style-name="ce36" table:formula="of:=IF([.B100]&lt;&gt;0;CONCATENATE([.B100];&quot; = locStrings.&quot;;[.B100];&quot;;&quot;);IF([.A100]&lt;&gt;0;CONCATENATE(&quot;// &quot;;[.A100];&quot; //&quot;);&quot; &quot;))" office:value-type="string" office:string-value=" " calcext:value-type="string">
            <text:p><text:s/></text:p>
          </table:table-cell>
          <table:table-cell table:style-name="ce36" table:formula="of:=IF([.B100]&lt;&gt;0;CONCATENATE(&quot;public string &quot;;[.B100];&quot; { get; }&quot;);IF([.A100]&lt;&gt;0;CONCATENATE(&quot;// &quot;;[.A100];&quot; //&quot;);&quot; &quot;))" office:value-type="string" office:string-value=" " calcext:value-type="string">
            <text:p><text:s/></text:p>
          </table:table-cell>
          <table:table-cell table:style-name="ce36" table:formula="of:=IF([.$B100]&lt;&gt;0;CONCATENATE([.$B100];&quot; = &quot;&quot;&quot;;[.C100];&quot;&quot;&quot;;&quot;);IF([.$A100]&lt;&gt;0;CONCATENATE(&quot;// &quot;;[.$A100];&quot; //&quot;);&quot; &quot;))" office:value-type="string" office:string-value=" " calcext:value-type="string">
            <text:p><text:s/></text:p>
          </table:table-cell>
          <table:table-cell table:style-name="ce36" table:formula="of:=IF([.$B100]&lt;&gt;0;CONCATENATE([.$B100];&quot; = &quot;&quot;&quot;;[.D100];&quot;&quot;&quot;;&quot;);IF([.$A100]&lt;&gt;0;CONCATENATE(&quot;// &quot;;[.$A100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1]&lt;&gt;0;CONCATENATE(&quot;string &quot;;[.B101];&quot; { get; }&quot;);IF([.A101]&lt;&gt;0;CONCATENATE(&quot;// &quot;;[.A101];&quot; //&quot;);&quot; &quot;))" office:value-type="string" office:string-value=" " calcext:value-type="string">
            <text:p><text:s/></text:p>
          </table:table-cell>
          <table:table-cell table:style-name="ce36" table:formula="of:=IF([.B101]&lt;&gt;0;CONCATENATE(&quot;public string &quot;;[.B101];&quot; { get; set; }&quot;);IF([.A101]&lt;&gt;0;CONCATENATE(&quot;// &quot;;[.A101];&quot; //&quot;);&quot; &quot;))" office:value-type="string" office:string-value=" " calcext:value-type="string">
            <text:p><text:s/></text:p>
          </table:table-cell>
          <table:table-cell table:style-name="ce36" table:formula="of:=IF([.B101]&lt;&gt;0;CONCATENATE([.B101];&quot; = locStrings.&quot;;[.B101];&quot;;&quot;);IF([.A101]&lt;&gt;0;CONCATENATE(&quot;// &quot;;[.A101];&quot; //&quot;);&quot; &quot;))" office:value-type="string" office:string-value=" " calcext:value-type="string">
            <text:p><text:s/></text:p>
          </table:table-cell>
          <table:table-cell table:style-name="ce36" table:formula="of:=IF([.B101]&lt;&gt;0;CONCATENATE(&quot;public string &quot;;[.B101];&quot; { get; }&quot;);IF([.A101]&lt;&gt;0;CONCATENATE(&quot;// &quot;;[.A101];&quot; //&quot;);&quot; &quot;))" office:value-type="string" office:string-value=" " calcext:value-type="string">
            <text:p><text:s/></text:p>
          </table:table-cell>
          <table:table-cell table:style-name="ce36" table:formula="of:=IF([.$B101]&lt;&gt;0;CONCATENATE([.$B101];&quot; = &quot;&quot;&quot;;[.C101];&quot;&quot;&quot;;&quot;);IF([.$A101]&lt;&gt;0;CONCATENATE(&quot;// &quot;;[.$A101];&quot; //&quot;);&quot; &quot;))" office:value-type="string" office:string-value=" " calcext:value-type="string">
            <text:p><text:s/></text:p>
          </table:table-cell>
          <table:table-cell table:style-name="ce36" table:formula="of:=IF([.$B101]&lt;&gt;0;CONCATENATE([.$B101];&quot; = &quot;&quot;&quot;;[.D101];&quot;&quot;&quot;;&quot;);IF([.$A101]&lt;&gt;0;CONCATENATE(&quot;// &quot;;[.$A101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2]&lt;&gt;0;CONCATENATE(&quot;string &quot;;[.B102];&quot; { get; }&quot;);IF([.A102]&lt;&gt;0;CONCATENATE(&quot;// &quot;;[.A102];&quot; //&quot;);&quot; &quot;))" office:value-type="string" office:string-value=" " calcext:value-type="string">
            <text:p><text:s/></text:p>
          </table:table-cell>
          <table:table-cell table:style-name="ce36" table:formula="of:=IF([.B102]&lt;&gt;0;CONCATENATE(&quot;public string &quot;;[.B102];&quot; { get; set; }&quot;);IF([.A102]&lt;&gt;0;CONCATENATE(&quot;// &quot;;[.A102];&quot; //&quot;);&quot; &quot;))" office:value-type="string" office:string-value=" " calcext:value-type="string">
            <text:p><text:s/></text:p>
          </table:table-cell>
          <table:table-cell table:style-name="ce36" table:formula="of:=IF([.B102]&lt;&gt;0;CONCATENATE([.B102];&quot; = locStrings.&quot;;[.B102];&quot;;&quot;);IF([.A102]&lt;&gt;0;CONCATENATE(&quot;// &quot;;[.A102];&quot; //&quot;);&quot; &quot;))" office:value-type="string" office:string-value=" " calcext:value-type="string">
            <text:p><text:s/></text:p>
          </table:table-cell>
          <table:table-cell table:style-name="ce36" table:formula="of:=IF([.B102]&lt;&gt;0;CONCATENATE(&quot;public string &quot;;[.B102];&quot; { get; }&quot;);IF([.A102]&lt;&gt;0;CONCATENATE(&quot;// &quot;;[.A102];&quot; //&quot;);&quot; &quot;))" office:value-type="string" office:string-value=" " calcext:value-type="string">
            <text:p><text:s/></text:p>
          </table:table-cell>
          <table:table-cell table:style-name="ce36" table:formula="of:=IF([.$B102]&lt;&gt;0;CONCATENATE([.$B102];&quot; = &quot;&quot;&quot;;[.C102];&quot;&quot;&quot;;&quot;);IF([.$A102]&lt;&gt;0;CONCATENATE(&quot;// &quot;;[.$A102];&quot; //&quot;);&quot; &quot;))" office:value-type="string" office:string-value=" " calcext:value-type="string">
            <text:p><text:s/></text:p>
          </table:table-cell>
          <table:table-cell table:style-name="ce36" table:formula="of:=IF([.$B102]&lt;&gt;0;CONCATENATE([.$B102];&quot; = &quot;&quot;&quot;;[.D102];&quot;&quot;&quot;;&quot;);IF([.$A102]&lt;&gt;0;CONCATENATE(&quot;// &quot;;[.$A102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3]&lt;&gt;0;CONCATENATE(&quot;string &quot;;[.B103];&quot; { get; }&quot;);IF([.A103]&lt;&gt;0;CONCATENATE(&quot;// &quot;;[.A103];&quot; //&quot;);&quot; &quot;))" office:value-type="string" office:string-value=" " calcext:value-type="string">
            <text:p><text:s/></text:p>
          </table:table-cell>
          <table:table-cell table:style-name="ce36" table:formula="of:=IF([.B103]&lt;&gt;0;CONCATENATE(&quot;public string &quot;;[.B103];&quot; { get; set; }&quot;);IF([.A103]&lt;&gt;0;CONCATENATE(&quot;// &quot;;[.A103];&quot; //&quot;);&quot; &quot;))" office:value-type="string" office:string-value=" " calcext:value-type="string">
            <text:p><text:s/></text:p>
          </table:table-cell>
          <table:table-cell table:style-name="ce36" table:formula="of:=IF([.B103]&lt;&gt;0;CONCATENATE([.B103];&quot; = locStrings.&quot;;[.B103];&quot;;&quot;);IF([.A103]&lt;&gt;0;CONCATENATE(&quot;// &quot;;[.A103];&quot; //&quot;);&quot; &quot;))" office:value-type="string" office:string-value=" " calcext:value-type="string">
            <text:p><text:s/></text:p>
          </table:table-cell>
          <table:table-cell table:style-name="ce36" table:formula="of:=IF([.B103]&lt;&gt;0;CONCATENATE(&quot;public string &quot;;[.B103];&quot; { get; }&quot;);IF([.A103]&lt;&gt;0;CONCATENATE(&quot;// &quot;;[.A103];&quot; //&quot;);&quot; &quot;))" office:value-type="string" office:string-value=" " calcext:value-type="string">
            <text:p><text:s/></text:p>
          </table:table-cell>
          <table:table-cell table:style-name="ce36" table:formula="of:=IF([.$B103]&lt;&gt;0;CONCATENATE([.$B103];&quot; = &quot;&quot;&quot;;[.C103];&quot;&quot;&quot;;&quot;);IF([.$A103]&lt;&gt;0;CONCATENATE(&quot;// &quot;;[.$A103];&quot; //&quot;);&quot; &quot;))" office:value-type="string" office:string-value=" " calcext:value-type="string">
            <text:p><text:s/></text:p>
          </table:table-cell>
          <table:table-cell table:style-name="ce36" table:formula="of:=IF([.$B103]&lt;&gt;0;CONCATENATE([.$B103];&quot; = &quot;&quot;&quot;;[.D103];&quot;&quot;&quot;;&quot;);IF([.$A103]&lt;&gt;0;CONCATENATE(&quot;// &quot;;[.$A103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4]&lt;&gt;0;CONCATENATE(&quot;string &quot;;[.B104];&quot; { get; }&quot;);IF([.A104]&lt;&gt;0;CONCATENATE(&quot;// &quot;;[.A104];&quot; //&quot;);&quot; &quot;))" office:value-type="string" office:string-value=" " calcext:value-type="string">
            <text:p><text:s/></text:p>
          </table:table-cell>
          <table:table-cell table:style-name="ce36" table:formula="of:=IF([.B104]&lt;&gt;0;CONCATENATE(&quot;public string &quot;;[.B104];&quot; { get; set; }&quot;);IF([.A104]&lt;&gt;0;CONCATENATE(&quot;// &quot;;[.A104];&quot; //&quot;);&quot; &quot;))" office:value-type="string" office:string-value=" " calcext:value-type="string">
            <text:p><text:s/></text:p>
          </table:table-cell>
          <table:table-cell table:style-name="ce36" table:formula="of:=IF([.B104]&lt;&gt;0;CONCATENATE([.B104];&quot; = locStrings.&quot;;[.B104];&quot;;&quot;);IF([.A104]&lt;&gt;0;CONCATENATE(&quot;// &quot;;[.A104];&quot; //&quot;);&quot; &quot;))" office:value-type="string" office:string-value=" " calcext:value-type="string">
            <text:p><text:s/></text:p>
          </table:table-cell>
          <table:table-cell table:style-name="ce36" table:formula="of:=IF([.B104]&lt;&gt;0;CONCATENATE(&quot;public string &quot;;[.B104];&quot; { get; }&quot;);IF([.A104]&lt;&gt;0;CONCATENATE(&quot;// &quot;;[.A104];&quot; //&quot;);&quot; &quot;))" office:value-type="string" office:string-value=" " calcext:value-type="string">
            <text:p><text:s/></text:p>
          </table:table-cell>
          <table:table-cell table:style-name="ce36" table:formula="of:=IF([.$B104]&lt;&gt;0;CONCATENATE([.$B104];&quot; = &quot;&quot;&quot;;[.C104];&quot;&quot;&quot;;&quot;);IF([.$A104]&lt;&gt;0;CONCATENATE(&quot;// &quot;;[.$A104];&quot; //&quot;);&quot; &quot;))" office:value-type="string" office:string-value=" " calcext:value-type="string">
            <text:p><text:s/></text:p>
          </table:table-cell>
          <table:table-cell table:style-name="ce36" table:formula="of:=IF([.$B104]&lt;&gt;0;CONCATENATE([.$B104];&quot; = &quot;&quot;&quot;;[.D104];&quot;&quot;&quot;;&quot;);IF([.$A104]&lt;&gt;0;CONCATENATE(&quot;// &quot;;[.$A104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5]&lt;&gt;0;CONCATENATE(&quot;string &quot;;[.B105];&quot; { get; }&quot;);IF([.A105]&lt;&gt;0;CONCATENATE(&quot;// &quot;;[.A105];&quot; //&quot;);&quot; &quot;))" office:value-type="string" office:string-value=" " calcext:value-type="string">
            <text:p><text:s/></text:p>
          </table:table-cell>
          <table:table-cell table:style-name="ce36" table:formula="of:=IF([.B105]&lt;&gt;0;CONCATENATE(&quot;public string &quot;;[.B105];&quot; { get; set; }&quot;);IF([.A105]&lt;&gt;0;CONCATENATE(&quot;// &quot;;[.A105];&quot; //&quot;);&quot; &quot;))" office:value-type="string" office:string-value=" " calcext:value-type="string">
            <text:p><text:s/></text:p>
          </table:table-cell>
          <table:table-cell table:style-name="ce36" table:formula="of:=IF([.B105]&lt;&gt;0;CONCATENATE([.B105];&quot; = locStrings.&quot;;[.B105];&quot;;&quot;);IF([.A105]&lt;&gt;0;CONCATENATE(&quot;// &quot;;[.A105];&quot; //&quot;);&quot; &quot;))" office:value-type="string" office:string-value=" " calcext:value-type="string">
            <text:p><text:s/></text:p>
          </table:table-cell>
          <table:table-cell table:style-name="ce36" table:formula="of:=IF([.B105]&lt;&gt;0;CONCATENATE(&quot;public string &quot;;[.B105];&quot; { get; }&quot;);IF([.A105]&lt;&gt;0;CONCATENATE(&quot;// &quot;;[.A105];&quot; //&quot;);&quot; &quot;))" office:value-type="string" office:string-value=" " calcext:value-type="string">
            <text:p><text:s/></text:p>
          </table:table-cell>
          <table:table-cell table:style-name="ce36" table:formula="of:=IF([.$B105]&lt;&gt;0;CONCATENATE([.$B105];&quot; = &quot;&quot;&quot;;[.C105];&quot;&quot;&quot;;&quot;);IF([.$A105]&lt;&gt;0;CONCATENATE(&quot;// &quot;;[.$A105];&quot; //&quot;);&quot; &quot;))" office:value-type="string" office:string-value=" " calcext:value-type="string">
            <text:p><text:s/></text:p>
          </table:table-cell>
          <table:table-cell table:style-name="ce36" table:formula="of:=IF([.$B105]&lt;&gt;0;CONCATENATE([.$B105];&quot; = &quot;&quot;&quot;;[.D105];&quot;&quot;&quot;;&quot;);IF([.$A105]&lt;&gt;0;CONCATENATE(&quot;// &quot;;[.$A105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6]&lt;&gt;0;CONCATENATE(&quot;string &quot;;[.B106];&quot; { get; }&quot;);IF([.A106]&lt;&gt;0;CONCATENATE(&quot;// &quot;;[.A106];&quot; //&quot;);&quot; &quot;))" office:value-type="string" office:string-value=" " calcext:value-type="string">
            <text:p><text:s/></text:p>
          </table:table-cell>
          <table:table-cell table:style-name="ce36" table:formula="of:=IF([.B106]&lt;&gt;0;CONCATENATE(&quot;public string &quot;;[.B106];&quot; { get; set; }&quot;);IF([.A106]&lt;&gt;0;CONCATENATE(&quot;// &quot;;[.A106];&quot; //&quot;);&quot; &quot;))" office:value-type="string" office:string-value=" " calcext:value-type="string">
            <text:p><text:s/></text:p>
          </table:table-cell>
          <table:table-cell table:style-name="ce36" table:formula="of:=IF([.B106]&lt;&gt;0;CONCATENATE([.B106];&quot; = locStrings.&quot;;[.B106];&quot;;&quot;);IF([.A106]&lt;&gt;0;CONCATENATE(&quot;// &quot;;[.A106];&quot; //&quot;);&quot; &quot;))" office:value-type="string" office:string-value=" " calcext:value-type="string">
            <text:p><text:s/></text:p>
          </table:table-cell>
          <table:table-cell table:style-name="ce36" table:formula="of:=IF([.B106]&lt;&gt;0;CONCATENATE(&quot;public string &quot;;[.B106];&quot; { get; }&quot;);IF([.A106]&lt;&gt;0;CONCATENATE(&quot;// &quot;;[.A106];&quot; //&quot;);&quot; &quot;))" office:value-type="string" office:string-value=" " calcext:value-type="string">
            <text:p><text:s/></text:p>
          </table:table-cell>
          <table:table-cell table:style-name="ce36" table:formula="of:=IF([.$B106]&lt;&gt;0;CONCATENATE([.$B106];&quot; = &quot;&quot;&quot;;[.C106];&quot;&quot;&quot;;&quot;);IF([.$A106]&lt;&gt;0;CONCATENATE(&quot;// &quot;;[.$A106];&quot; //&quot;);&quot; &quot;))" office:value-type="string" office:string-value=" " calcext:value-type="string">
            <text:p><text:s/></text:p>
          </table:table-cell>
          <table:table-cell table:style-name="ce36" table:formula="of:=IF([.$B106]&lt;&gt;0;CONCATENATE([.$B106];&quot; = &quot;&quot;&quot;;[.D106];&quot;&quot;&quot;;&quot;);IF([.$A106]&lt;&gt;0;CONCATENATE(&quot;// &quot;;[.$A106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7]&lt;&gt;0;CONCATENATE(&quot;string &quot;;[.B107];&quot; { get; }&quot;);IF([.A107]&lt;&gt;0;CONCATENATE(&quot;// &quot;;[.A107];&quot; //&quot;);&quot; &quot;))" office:value-type="string" office:string-value=" " calcext:value-type="string">
            <text:p><text:s/></text:p>
          </table:table-cell>
          <table:table-cell table:style-name="ce36" table:formula="of:=IF([.B107]&lt;&gt;0;CONCATENATE(&quot;public string &quot;;[.B107];&quot; { get; set; }&quot;);IF([.A107]&lt;&gt;0;CONCATENATE(&quot;// &quot;;[.A107];&quot; //&quot;);&quot; &quot;))" office:value-type="string" office:string-value=" " calcext:value-type="string">
            <text:p><text:s/></text:p>
          </table:table-cell>
          <table:table-cell table:style-name="ce36" table:formula="of:=IF([.B107]&lt;&gt;0;CONCATENATE([.B107];&quot; = locStrings.&quot;;[.B107];&quot;;&quot;);IF([.A107]&lt;&gt;0;CONCATENATE(&quot;// &quot;;[.A107];&quot; //&quot;);&quot; &quot;))" office:value-type="string" office:string-value=" " calcext:value-type="string">
            <text:p><text:s/></text:p>
          </table:table-cell>
          <table:table-cell table:style-name="ce36" table:formula="of:=IF([.B107]&lt;&gt;0;CONCATENATE(&quot;public string &quot;;[.B107];&quot; { get; }&quot;);IF([.A107]&lt;&gt;0;CONCATENATE(&quot;// &quot;;[.A107];&quot; //&quot;);&quot; &quot;))" office:value-type="string" office:string-value=" " calcext:value-type="string">
            <text:p><text:s/></text:p>
          </table:table-cell>
          <table:table-cell table:style-name="ce36" table:formula="of:=IF([.$B107]&lt;&gt;0;CONCATENATE([.$B107];&quot; = &quot;&quot;&quot;;[.C107];&quot;&quot;&quot;;&quot;);IF([.$A107]&lt;&gt;0;CONCATENATE(&quot;// &quot;;[.$A107];&quot; //&quot;);&quot; &quot;))" office:value-type="string" office:string-value=" " calcext:value-type="string">
            <text:p><text:s/></text:p>
          </table:table-cell>
          <table:table-cell table:style-name="ce36" table:formula="of:=IF([.$B107]&lt;&gt;0;CONCATENATE([.$B107];&quot; = &quot;&quot;&quot;;[.D107];&quot;&quot;&quot;;&quot;);IF([.$A107]&lt;&gt;0;CONCATENATE(&quot;// &quot;;[.$A107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8]&lt;&gt;0;CONCATENATE(&quot;string &quot;;[.B108];&quot; { get; }&quot;);IF([.A108]&lt;&gt;0;CONCATENATE(&quot;// &quot;;[.A108];&quot; //&quot;);&quot; &quot;))" office:value-type="string" office:string-value=" " calcext:value-type="string">
            <text:p><text:s/></text:p>
          </table:table-cell>
          <table:table-cell table:style-name="ce36" table:formula="of:=IF([.B108]&lt;&gt;0;CONCATENATE(&quot;public string &quot;;[.B108];&quot; { get; set; }&quot;);IF([.A108]&lt;&gt;0;CONCATENATE(&quot;// &quot;;[.A108];&quot; //&quot;);&quot; &quot;))" office:value-type="string" office:string-value=" " calcext:value-type="string">
            <text:p><text:s/></text:p>
          </table:table-cell>
          <table:table-cell table:style-name="ce36" table:formula="of:=IF([.B108]&lt;&gt;0;CONCATENATE([.B108];&quot; = locStrings.&quot;;[.B108];&quot;;&quot;);IF([.A108]&lt;&gt;0;CONCATENATE(&quot;// &quot;;[.A108];&quot; //&quot;);&quot; &quot;))" office:value-type="string" office:string-value=" " calcext:value-type="string">
            <text:p><text:s/></text:p>
          </table:table-cell>
          <table:table-cell table:style-name="ce36" table:formula="of:=IF([.B108]&lt;&gt;0;CONCATENATE(&quot;public string &quot;;[.B108];&quot; { get; }&quot;);IF([.A108]&lt;&gt;0;CONCATENATE(&quot;// &quot;;[.A108];&quot; //&quot;);&quot; &quot;))" office:value-type="string" office:string-value=" " calcext:value-type="string">
            <text:p><text:s/></text:p>
          </table:table-cell>
          <table:table-cell table:style-name="ce36" table:formula="of:=IF([.$B108]&lt;&gt;0;CONCATENATE([.$B108];&quot; = &quot;&quot;&quot;;[.C108];&quot;&quot;&quot;;&quot;);IF([.$A108]&lt;&gt;0;CONCATENATE(&quot;// &quot;;[.$A108];&quot; //&quot;);&quot; &quot;))" office:value-type="string" office:string-value=" " calcext:value-type="string">
            <text:p><text:s/></text:p>
          </table:table-cell>
          <table:table-cell table:style-name="ce36" table:formula="of:=IF([.$B108]&lt;&gt;0;CONCATENATE([.$B108];&quot; = &quot;&quot;&quot;;[.D108];&quot;&quot;&quot;;&quot;);IF([.$A108]&lt;&gt;0;CONCATENATE(&quot;// &quot;;[.$A108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09]&lt;&gt;0;CONCATENATE(&quot;string &quot;;[.B109];&quot; { get; }&quot;);IF([.A109]&lt;&gt;0;CONCATENATE(&quot;// &quot;;[.A109];&quot; //&quot;);&quot; &quot;))" office:value-type="string" office:string-value=" " calcext:value-type="string">
            <text:p><text:s/></text:p>
          </table:table-cell>
          <table:table-cell table:style-name="ce36" table:formula="of:=IF([.B109]&lt;&gt;0;CONCATENATE(&quot;public string &quot;;[.B109];&quot; { get; set; }&quot;);IF([.A109]&lt;&gt;0;CONCATENATE(&quot;// &quot;;[.A109];&quot; //&quot;);&quot; &quot;))" office:value-type="string" office:string-value=" " calcext:value-type="string">
            <text:p><text:s/></text:p>
          </table:table-cell>
          <table:table-cell table:style-name="ce36" table:formula="of:=IF([.B109]&lt;&gt;0;CONCATENATE([.B109];&quot; = locStrings.&quot;;[.B109];&quot;;&quot;);IF([.A109]&lt;&gt;0;CONCATENATE(&quot;// &quot;;[.A109];&quot; //&quot;);&quot; &quot;))" office:value-type="string" office:string-value=" " calcext:value-type="string">
            <text:p><text:s/></text:p>
          </table:table-cell>
          <table:table-cell table:style-name="ce36" table:formula="of:=IF([.B109]&lt;&gt;0;CONCATENATE(&quot;public string &quot;;[.B109];&quot; { get; }&quot;);IF([.A109]&lt;&gt;0;CONCATENATE(&quot;// &quot;;[.A109];&quot; //&quot;);&quot; &quot;))" office:value-type="string" office:string-value=" " calcext:value-type="string">
            <text:p><text:s/></text:p>
          </table:table-cell>
          <table:table-cell table:style-name="ce36" table:formula="of:=IF([.$B109]&lt;&gt;0;CONCATENATE([.$B109];&quot; = &quot;&quot;&quot;;[.C109];&quot;&quot;&quot;;&quot;);IF([.$A109]&lt;&gt;0;CONCATENATE(&quot;// &quot;;[.$A109];&quot; //&quot;);&quot; &quot;))" office:value-type="string" office:string-value=" " calcext:value-type="string">
            <text:p><text:s/></text:p>
          </table:table-cell>
          <table:table-cell table:style-name="ce36" table:formula="of:=IF([.$B109]&lt;&gt;0;CONCATENATE([.$B109];&quot; = &quot;&quot;&quot;;[.D109];&quot;&quot;&quot;;&quot;);IF([.$A109]&lt;&gt;0;CONCATENATE(&quot;// &quot;;[.$A109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10]&lt;&gt;0;CONCATENATE(&quot;string &quot;;[.B110];&quot; { get; }&quot;);IF([.A110]&lt;&gt;0;CONCATENATE(&quot;// &quot;;[.A110];&quot; //&quot;);&quot; &quot;))" office:value-type="string" office:string-value=" " calcext:value-type="string">
            <text:p><text:s/></text:p>
          </table:table-cell>
          <table:table-cell table:style-name="ce36" table:formula="of:=IF([.B110]&lt;&gt;0;CONCATENATE(&quot;public string &quot;;[.B110];&quot; { get; set; }&quot;);IF([.A110]&lt;&gt;0;CONCATENATE(&quot;// &quot;;[.A110];&quot; //&quot;);&quot; &quot;))" office:value-type="string" office:string-value=" " calcext:value-type="string">
            <text:p><text:s/></text:p>
          </table:table-cell>
          <table:table-cell table:style-name="ce36" table:formula="of:=IF([.B110]&lt;&gt;0;CONCATENATE([.B110];&quot; = locStrings.&quot;;[.B110];&quot;;&quot;);IF([.A110]&lt;&gt;0;CONCATENATE(&quot;// &quot;;[.A110];&quot; //&quot;);&quot; &quot;))" office:value-type="string" office:string-value=" " calcext:value-type="string">
            <text:p><text:s/></text:p>
          </table:table-cell>
          <table:table-cell table:style-name="ce36" table:formula="of:=IF([.B110]&lt;&gt;0;CONCATENATE(&quot;public string &quot;;[.B110];&quot; { get; }&quot;);IF([.A110]&lt;&gt;0;CONCATENATE(&quot;// &quot;;[.A110];&quot; //&quot;);&quot; &quot;))" office:value-type="string" office:string-value=" " calcext:value-type="string">
            <text:p><text:s/></text:p>
          </table:table-cell>
          <table:table-cell table:style-name="ce36" table:formula="of:=IF([.$B110]&lt;&gt;0;CONCATENATE([.$B110];&quot; = &quot;&quot;&quot;;[.C110];&quot;&quot;&quot;;&quot;);IF([.$A110]&lt;&gt;0;CONCATENATE(&quot;// &quot;;[.$A110];&quot; //&quot;);&quot; &quot;))" office:value-type="string" office:string-value=" " calcext:value-type="string">
            <text:p><text:s/></text:p>
          </table:table-cell>
          <table:table-cell table:style-name="ce36" table:formula="of:=IF([.$B110]&lt;&gt;0;CONCATENATE([.$B110];&quot; = &quot;&quot;&quot;;[.D110];&quot;&quot;&quot;;&quot;);IF([.$A110]&lt;&gt;0;CONCATENATE(&quot;// &quot;;[.$A110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111]&lt;&gt;0;CONCATENATE(&quot;string &quot;;[.B111];&quot; { get; }&quot;);IF([.A111]&lt;&gt;0;CONCATENATE(&quot;// &quot;;[.A111];&quot; //&quot;);&quot; &quot;))" office:value-type="string" office:string-value=" " calcext:value-type="string">
            <text:p><text:s/></text:p>
          </table:table-cell>
          <table:table-cell table:style-name="ce36" table:formula="of:=IF([.B111]&lt;&gt;0;CONCATENATE(&quot;public string &quot;;[.B111];&quot; { get; set; }&quot;);IF([.A111]&lt;&gt;0;CONCATENATE(&quot;// &quot;;[.A111];&quot; //&quot;);&quot; &quot;))" office:value-type="string" office:string-value=" " calcext:value-type="string">
            <text:p><text:s/></text:p>
          </table:table-cell>
          <table:table-cell table:style-name="ce36" table:formula="of:=IF([.B111]&lt;&gt;0;CONCATENATE([.B111];&quot; = locStrings.&quot;;[.B111];&quot;;&quot;);IF([.A111]&lt;&gt;0;CONCATENATE(&quot;// &quot;;[.A111];&quot; //&quot;);&quot; &quot;))" office:value-type="string" office:string-value=" " calcext:value-type="string">
            <text:p><text:s/></text:p>
          </table:table-cell>
          <table:table-cell table:style-name="ce36" table:formula="of:=IF([.B111]&lt;&gt;0;CONCATENATE(&quot;public string &quot;;[.B111];&quot; { get; }&quot;);IF([.A111]&lt;&gt;0;CONCATENATE(&quot;// &quot;;[.A111];&quot; //&quot;);&quot; &quot;))" office:value-type="string" office:string-value=" " calcext:value-type="string">
            <text:p><text:s/></text:p>
          </table:table-cell>
          <table:table-cell table:style-name="ce36" table:formula="of:=IF([.$B111]&lt;&gt;0;CONCATENATE([.$B111];&quot; = &quot;&quot;&quot;;[.C111];&quot;&quot;&quot;;&quot;);IF([.$A111]&lt;&gt;0;CONCATENATE(&quot;// &quot;;[.$A111];&quot; //&quot;);&quot; &quot;))" office:value-type="string" office:string-value=" " calcext:value-type="string">
            <text:p><text:s/></text:p>
          </table:table-cell>
          <table:table-cell table:style-name="ce36" table:formula="of:=IF([.$B111]&lt;&gt;0;CONCATENATE([.$B111];&quot; = &quot;&quot;&quot;;[.D111];&quot;&quot;&quot;;&quot;);IF([.$A111]&lt;&gt;0;CONCATENATE(&quot;// &quot;;[.$A111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1" table:number-rows-repeated="1048463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Enumerators" table:style-name="ta1">
        <table:table-column table:style-name="co1" table:default-cell-style-name="ce29"/>
        <table:table-column table:style-name="co1" table:number-columns-repeated="3" table:default-cell-style-name="ce33"/>
        <table:table-column table:style-name="co2" table:number-columns-repeated="6" table:default-cell-style-name="ce37"/>
        <table:table-column table:style-name="co3" table:number-columns-repeated="54" table:default-cell-style-name="ce37"/>
        <table:table-row table:style-name="ro1">
          <table:table-cell table:style-name="ce20"/>
          <table:table-cell table:style-name="ce5" table:number-columns-repeated="3"/>
          <table:table-cell table:style-name="ce35" office:value-type="string" calcext:value-type="string">
            <text:p>IStrings.cs</text:p>
          </table:table-cell>
          <table:table-cell table:style-name="ce38" office:value-type="string" calcext:value-type="string" table:number-columns-spanned="2" table:number-rows-spanned="1">
            <text:p>StringProvider.cs</text:p>
          </table:table-cell>
          <table:covered-table-cell table:style-name="ce5"/>
          <table:table-cell table:style-name="ce35" office:value-type="string" calcext:value-type="string">
            <text:p>##Strings.cs</text:p>
          </table:table-cell>
          <table:table-cell table:style-name="ce35" office:value-type="string" calcext:value-type="string">
            <text:p>EnStrings.cs</text:p>
          </table:table-cell>
          <table:table-cell table:style-name="ce35" office:value-type="string" calcext:value-type="string">
            <text:p>ItStrings.cs</text:p>
          </table:table-cell>
          <table:table-cell table:number-columns-repeated="54"/>
        </table:table-row>
        <table:table-row table:style-name="ro1">
          <table:table-cell table:style-name="ce20"/>
          <table:table-cell table:style-name="ce31" office:value-type="string" calcext:value-type="string">
            <text:p>Nome</text:p>
          </table:table-cell>
          <table:table-cell table:style-name="ce31" office:value-type="string" calcext:value-type="string">
            <text:p>EN Strings</text:p>
          </table:table-cell>
          <table:table-cell table:style-name="ce31" office:value-type="string" calcext:value-type="string">
            <text:p>IT Strings</text:p>
          </table:table-cell>
          <table:table-cell table:style-name="ce31" office:value-type="string" calcext:value-type="string">
            <text:p>Interface</text:p>
          </table:table-cell>
          <table:table-cell table:style-name="ce31" office:value-type="string" calcext:value-type="string">
            <text:p>Public Properties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Public Properties</text:p>
          </table:table-cell>
          <table:table-cell table:number-columns-repeated="2" table:style-name="ce31" office:value-type="string" calcext:value-type="string">
            <text:p>Constructor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/>
          <table:table-cell table:style-name="ce34" table:number-columns-repeated="2"/>
          <table:table-cell table:style-name="ce36" table:formula="of:=IF([.B3]&lt;&gt;0;CONCATENATE(&quot;string &quot;;[.B3];&quot; { get; }&quot;);IF([.A3]&lt;&gt;0;CONCATENATE(&quot;// &quot;;[.A3];&quot; //&quot;);&quot; &quot;))" office:value-type="string" office:string-value="// Projection Methods //" calcext:value-type="string">
            <text:p>// Projection Methods //</text:p>
          </table:table-cell>
          <table:table-cell table:style-name="ce36" table:formula="of:=IF([.B3]&lt;&gt;0;CONCATENATE(&quot;public string &quot;;[.B3];&quot; { get; set; }&quot;);IF([.A3]&lt;&gt;0;CONCATENATE(&quot;// &quot;;[.A3];&quot; //&quot;);&quot; &quot;))" office:value-type="string" office:string-value="// Projection Methods //" calcext:value-type="string">
            <text:p>// Projection Methods //</text:p>
          </table:table-cell>
          <table:table-cell table:style-name="ce36" table:formula="of:=IF([.B3]&lt;&gt;0;CONCATENATE([.B3];&quot; = locStrings.&quot;;[.B3];&quot;;&quot;);IF([.A3]&lt;&gt;0;CONCATENATE(&quot;// &quot;;[.A3];&quot; //&quot;);&quot; &quot;))" office:value-type="string" office:string-value="// Projection Methods //" calcext:value-type="string">
            <text:p>// Projection Methods //</text:p>
          </table:table-cell>
          <table:table-cell table:style-name="ce36" table:formula="of:=IF([.B3]&lt;&gt;0;CONCATENATE(&quot;public string &quot;;[.B3];&quot; { get; }&quot;);IF([.A3]&lt;&gt;0;CONCATENATE(&quot;// &quot;;[.A3];&quot; //&quot;);&quot; &quot;))" office:value-type="string" office:string-value="// Projection Methods //" calcext:value-type="string">
            <text:p>// Projection Methods //</text:p>
          </table:table-cell>
          <table:table-cell table:style-name="ce36" table:formula="of:=IF([.$B3]&lt;&gt;0;CONCATENATE([.$B3];&quot; = &quot;&quot;&quot;;[.C3];&quot;&quot;&quot;;&quot;);IF([.$A3]&lt;&gt;0;CONCATENATE(&quot;// &quot;;[.$A3];&quot; //&quot;);&quot; &quot;))" office:value-type="string" office:string-value="// Projection Methods //" calcext:value-type="string">
            <text:p>// Projection Methods //</text:p>
          </table:table-cell>
          <table:table-cell table:style-name="ce36" table:formula="of:=IF([.$B3]&lt;&gt;0;CONCATENATE([.$B3];&quot; = &quot;&quot;&quot;;[.D3];&quot;&quot;&quot;;&quot;);IF([.$A3]&lt;&gt;0;CONCATENATE(&quot;// &quot;;[.$A3];&quot; //&quot;);&quot; &quot;))" office:value-type="string" office:string-value="// Projection Methods //" calcext:value-type="string">
            <text:p>// Projection Methods //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onicConformal2SP</text:p>
          </table:table-cell>
          <table:table-cell table:style-name="ce34" office:value-type="string" calcext:value-type="string">
            <text:p>Lambert Conic Conformal (2 Parallels)</text:p>
          </table:table-cell>
          <table:table-cell table:style-name="ce34" office:value-type="string" calcext:value-type="string">
            <text:p>Conica Conforme di Lambert (2 paralleli)</text:p>
          </table:table-cell>
          <table:table-cell table:style-name="ce36" table:formula="of:=IF([.B4]&lt;&gt;0;CONCATENATE(&quot;string &quot;;[.B4];&quot; { get; }&quot;);IF([.A4]&lt;&gt;0;CONCATENATE(&quot;// &quot;;[.A4];&quot; //&quot;);&quot; &quot;))" office:value-type="string" office:string-value="string PrjLambertConicConformal2SP { get; }" calcext:value-type="string">
            <text:p>string PrjLambertConicConformal2SP { get; }</text:p>
          </table:table-cell>
          <table:table-cell table:style-name="ce36" table:formula="of:=IF([.B4]&lt;&gt;0;CONCATENATE(&quot;public string &quot;;[.B4];&quot; { get; set; }&quot;);IF([.A4]&lt;&gt;0;CONCATENATE(&quot;// &quot;;[.A4];&quot; //&quot;);&quot; &quot;))" office:value-type="string" office:string-value="public string PrjLambertConicConformal2SP { get; set; }" calcext:value-type="string">
            <text:p>public string PrjLambertConicConformal2SP { get; set; }</text:p>
          </table:table-cell>
          <table:table-cell table:style-name="ce36" table:formula="of:=IF([.B4]&lt;&gt;0;CONCATENATE([.B4];&quot; = locStrings.&quot;;[.B4];&quot;;&quot;);IF([.A4]&lt;&gt;0;CONCATENATE(&quot;// &quot;;[.A4];&quot; //&quot;);&quot; &quot;))" office:value-type="string" office:string-value="PrjLambertConicConformal2SP = locStrings.PrjLambertConicConformal2SP;" calcext:value-type="string">
            <text:p>PrjLambertConicConformal2SP = locStrings.PrjLambertConicConformal2SP;</text:p>
          </table:table-cell>
          <table:table-cell table:style-name="ce36" table:formula="of:=IF([.B4]&lt;&gt;0;CONCATENATE(&quot;public string &quot;;[.B4];&quot; { get; }&quot;);IF([.A4]&lt;&gt;0;CONCATENATE(&quot;// &quot;;[.A4];&quot; //&quot;);&quot; &quot;))" office:value-type="string" office:string-value="public string PrjLambertConicConformal2SP { get; }" calcext:value-type="string">
            <text:p>public string PrjLambertConicConformal2SP { get; }</text:p>
          </table:table-cell>
          <table:table-cell table:style-name="ce36" table:formula="of:=IF([.$B4]&lt;&gt;0;CONCATENATE([.$B4];&quot; = &quot;&quot;&quot;;[.C4];&quot;&quot;&quot;;&quot;);IF([.$A4]&lt;&gt;0;CONCATENATE(&quot;// &quot;;[.$A4];&quot; //&quot;);&quot; &quot;))" office:value-type="string" office:string-value="PrjLambertConicConformal2SP = &quot;Lambert Conic Conformal (2 Parallels)&quot;;" calcext:value-type="string">
            <text:p>PrjLambertConicConformal2SP = "Lambert Conic Conformal (2 Parallels)";</text:p>
          </table:table-cell>
          <table:table-cell table:style-name="ce36" table:formula="of:=IF([.$B4]&lt;&gt;0;CONCATENATE([.$B4];&quot; = &quot;&quot;&quot;;[.D4];&quot;&quot;&quot;;&quot;);IF([.$A4]&lt;&gt;0;CONCATENATE(&quot;// &quot;;[.$A4];&quot; //&quot;);&quot; &quot;))" office:value-type="string" office:string-value="PrjLambertConicConformal2SP = &quot;Conica Conforme di Lambert (2 paralleli)&quot;;" calcext:value-type="string">
            <text:p>PrjLambertConicConformal2SP = "Conica Conforme di Lambert (2 paralleli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onicConformal1SP</text:p>
          </table:table-cell>
          <table:table-cell table:style-name="ce34" office:value-type="string" calcext:value-type="string">
            <text:p>Lambert Conic Conformal (1 Parallel)</text:p>
          </table:table-cell>
          <table:table-cell table:style-name="ce34" office:value-type="string" calcext:value-type="string">
            <text:p>Conica Conforme di Lambert (1 parallelo)</text:p>
          </table:table-cell>
          <table:table-cell table:style-name="ce36" table:formula="of:=IF([.B5]&lt;&gt;0;CONCATENATE(&quot;string &quot;;[.B5];&quot; { get; }&quot;);IF([.A5]&lt;&gt;0;CONCATENATE(&quot;// &quot;;[.A5];&quot; //&quot;);&quot; &quot;))" office:value-type="string" office:string-value="string PrjLambertConicConformal1SP { get; }" calcext:value-type="string">
            <text:p>string PrjLambertConicConformal1SP { get; }</text:p>
          </table:table-cell>
          <table:table-cell table:style-name="ce36" table:formula="of:=IF([.B5]&lt;&gt;0;CONCATENATE(&quot;public string &quot;;[.B5];&quot; { get; set; }&quot;);IF([.A5]&lt;&gt;0;CONCATENATE(&quot;// &quot;;[.A5];&quot; //&quot;);&quot; &quot;))" office:value-type="string" office:string-value="public string PrjLambertConicConformal1SP { get; set; }" calcext:value-type="string">
            <text:p>public string PrjLambertConicConformal1SP { get; set; }</text:p>
          </table:table-cell>
          <table:table-cell table:style-name="ce36" table:formula="of:=IF([.B5]&lt;&gt;0;CONCATENATE([.B5];&quot; = locStrings.&quot;;[.B5];&quot;;&quot;);IF([.A5]&lt;&gt;0;CONCATENATE(&quot;// &quot;;[.A5];&quot; //&quot;);&quot; &quot;))" office:value-type="string" office:string-value="PrjLambertConicConformal1SP = locStrings.PrjLambertConicConformal1SP;" calcext:value-type="string">
            <text:p>PrjLambertConicConformal1SP = locStrings.PrjLambertConicConformal1SP;</text:p>
          </table:table-cell>
          <table:table-cell table:style-name="ce36" table:formula="of:=IF([.B5]&lt;&gt;0;CONCATENATE(&quot;public string &quot;;[.B5];&quot; { get; }&quot;);IF([.A5]&lt;&gt;0;CONCATENATE(&quot;// &quot;;[.A5];&quot; //&quot;);&quot; &quot;))" office:value-type="string" office:string-value="public string PrjLambertConicConformal1SP { get; }" calcext:value-type="string">
            <text:p>public string PrjLambertConicConformal1SP { get; }</text:p>
          </table:table-cell>
          <table:table-cell table:style-name="ce36" table:formula="of:=IF([.$B5]&lt;&gt;0;CONCATENATE([.$B5];&quot; = &quot;&quot;&quot;;[.C5];&quot;&quot;&quot;;&quot;);IF([.$A5]&lt;&gt;0;CONCATENATE(&quot;// &quot;;[.$A5];&quot; //&quot;);&quot; &quot;))" office:value-type="string" office:string-value="PrjLambertConicConformal1SP = &quot;Lambert Conic Conformal (1 Parallel)&quot;;" calcext:value-type="string">
            <text:p>PrjLambertConicConformal1SP = "Lambert Conic Conformal (1 Parallel)";</text:p>
          </table:table-cell>
          <table:table-cell table:style-name="ce36" table:formula="of:=IF([.$B5]&lt;&gt;0;CONCATENATE([.$B5];&quot; = &quot;&quot;&quot;;[.D5];&quot;&quot;&quot;;&quot;);IF([.$A5]&lt;&gt;0;CONCATENATE(&quot;// &quot;;[.$A5];&quot; //&quot;);&quot; &quot;))" office:value-type="string" office:string-value="PrjLambertConicConformal1SP = &quot;Conica Conforme di Lambert (1 parallelo)&quot;;" calcext:value-type="string">
            <text:p>PrjLambertConicConformal1SP = "Conica Conforme di Lambert (1 parallelo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onicConformalWest</text:p>
          </table:table-cell>
          <table:table-cell table:style-name="ce34" office:value-type="string" calcext:value-type="string">
            <text:p>Lambert Conic Conformal (West Oriented)</text:p>
          </table:table-cell>
          <table:table-cell table:style-name="ce34" office:value-type="string" calcext:value-type="string">
            <text:p>Conica Conforme di Lambert (Orientata ad ovest)</text:p>
          </table:table-cell>
          <table:table-cell table:style-name="ce36" table:formula="of:=IF([.B6]&lt;&gt;0;CONCATENATE(&quot;string &quot;;[.B6];&quot; { get; }&quot;);IF([.A6]&lt;&gt;0;CONCATENATE(&quot;// &quot;;[.A6];&quot; //&quot;);&quot; &quot;))" office:value-type="string" office:string-value="string PrjLambertConicConformalWest { get; }" calcext:value-type="string">
            <text:p>string PrjLambertConicConformalWest { get; }</text:p>
          </table:table-cell>
          <table:table-cell table:style-name="ce36" table:formula="of:=IF([.B6]&lt;&gt;0;CONCATENATE(&quot;public string &quot;;[.B6];&quot; { get; set; }&quot;);IF([.A6]&lt;&gt;0;CONCATENATE(&quot;// &quot;;[.A6];&quot; //&quot;);&quot; &quot;))" office:value-type="string" office:string-value="public string PrjLambertConicConformalWest { get; set; }" calcext:value-type="string">
            <text:p>public string PrjLambertConicConformalWest { get; set; }</text:p>
          </table:table-cell>
          <table:table-cell table:style-name="ce36" table:formula="of:=IF([.B6]&lt;&gt;0;CONCATENATE([.B6];&quot; = locStrings.&quot;;[.B6];&quot;;&quot;);IF([.A6]&lt;&gt;0;CONCATENATE(&quot;// &quot;;[.A6];&quot; //&quot;);&quot; &quot;))" office:value-type="string" office:string-value="PrjLambertConicConformalWest = locStrings.PrjLambertConicConformalWest;" calcext:value-type="string">
            <text:p>PrjLambertConicConformalWest = locStrings.PrjLambertConicConformalWest;</text:p>
          </table:table-cell>
          <table:table-cell table:style-name="ce36" table:formula="of:=IF([.B6]&lt;&gt;0;CONCATENATE(&quot;public string &quot;;[.B6];&quot; { get; }&quot;);IF([.A6]&lt;&gt;0;CONCATENATE(&quot;// &quot;;[.A6];&quot; //&quot;);&quot; &quot;))" office:value-type="string" office:string-value="public string PrjLambertConicConformalWest { get; }" calcext:value-type="string">
            <text:p>public string PrjLambertConicConformalWest { get; }</text:p>
          </table:table-cell>
          <table:table-cell table:style-name="ce36" table:formula="of:=IF([.$B6]&lt;&gt;0;CONCATENATE([.$B6];&quot; = &quot;&quot;&quot;;[.C6];&quot;&quot;&quot;;&quot;);IF([.$A6]&lt;&gt;0;CONCATENATE(&quot;// &quot;;[.$A6];&quot; //&quot;);&quot; &quot;))" office:value-type="string" office:string-value="PrjLambertConicConformalWest = &quot;Lambert Conic Conformal (West Oriented)&quot;;" calcext:value-type="string">
            <text:p>PrjLambertConicConformalWest = "Lambert Conic Conformal (West Oriented)";</text:p>
          </table:table-cell>
          <table:table-cell table:style-name="ce36" table:formula="of:=IF([.$B6]&lt;&gt;0;CONCATENATE([.$B6];&quot; = &quot;&quot;&quot;;[.D6];&quot;&quot;&quot;;&quot;);IF([.$A6]&lt;&gt;0;CONCATENATE(&quot;// &quot;;[.$A6];&quot; //&quot;);&quot; &quot;))" office:value-type="string" office:string-value="PrjLambertConicConformalWest = &quot;Conica Conforme di Lambert (Orientata ad ovest)&quot;;" calcext:value-type="string">
            <text:p>PrjLambertConicConformalWest = "Conica Conforme di Lambert (Orientata ad ovest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onicConformalBelgium</text:p>
          </table:table-cell>
          <table:table-cell table:style-name="ce34" office:value-type="string" calcext:value-type="string">
            <text:p>Lambert Conic Conformal (Belgium)</text:p>
          </table:table-cell>
          <table:table-cell table:style-name="ce34" office:value-type="string" calcext:value-type="string">
            <text:p>Conica Conforme di Lambert (Belgio)</text:p>
          </table:table-cell>
          <table:table-cell table:style-name="ce36" table:formula="of:=IF([.B7]&lt;&gt;0;CONCATENATE(&quot;string &quot;;[.B7];&quot; { get; }&quot;);IF([.A7]&lt;&gt;0;CONCATENATE(&quot;// &quot;;[.A7];&quot; //&quot;);&quot; &quot;))" office:value-type="string" office:string-value="string PrjLambertConicConformalBelgium { get; }" calcext:value-type="string">
            <text:p>string PrjLambertConicConformalBelgium { get; }</text:p>
          </table:table-cell>
          <table:table-cell table:style-name="ce36" table:formula="of:=IF([.B7]&lt;&gt;0;CONCATENATE(&quot;public string &quot;;[.B7];&quot; { get; set; }&quot;);IF([.A7]&lt;&gt;0;CONCATENATE(&quot;// &quot;;[.A7];&quot; //&quot;);&quot; &quot;))" office:value-type="string" office:string-value="public string PrjLambertConicConformalBelgium { get; set; }" calcext:value-type="string">
            <text:p>public string PrjLambertConicConformalBelgium { get; set; }</text:p>
          </table:table-cell>
          <table:table-cell table:style-name="ce36" table:formula="of:=IF([.B7]&lt;&gt;0;CONCATENATE([.B7];&quot; = locStrings.&quot;;[.B7];&quot;;&quot;);IF([.A7]&lt;&gt;0;CONCATENATE(&quot;// &quot;;[.A7];&quot; //&quot;);&quot; &quot;))" office:value-type="string" office:string-value="PrjLambertConicConformalBelgium = locStrings.PrjLambertConicConformalBelgium;" calcext:value-type="string">
            <text:p>PrjLambertConicConformalBelgium = locStrings.PrjLambertConicConformalBelgium;</text:p>
          </table:table-cell>
          <table:table-cell table:style-name="ce36" table:formula="of:=IF([.B7]&lt;&gt;0;CONCATENATE(&quot;public string &quot;;[.B7];&quot; { get; }&quot;);IF([.A7]&lt;&gt;0;CONCATENATE(&quot;// &quot;;[.A7];&quot; //&quot;);&quot; &quot;))" office:value-type="string" office:string-value="public string PrjLambertConicConformalBelgium { get; }" calcext:value-type="string">
            <text:p>public string PrjLambertConicConformalBelgium { get; }</text:p>
          </table:table-cell>
          <table:table-cell table:style-name="ce36" table:formula="of:=IF([.$B7]&lt;&gt;0;CONCATENATE([.$B7];&quot; = &quot;&quot;&quot;;[.C7];&quot;&quot;&quot;;&quot;);IF([.$A7]&lt;&gt;0;CONCATENATE(&quot;// &quot;;[.$A7];&quot; //&quot;);&quot; &quot;))" office:value-type="string" office:string-value="PrjLambertConicConformalBelgium = &quot;Lambert Conic Conformal (Belgium)&quot;;" calcext:value-type="string">
            <text:p>PrjLambertConicConformalBelgium = "Lambert Conic Conformal (Belgium)";</text:p>
          </table:table-cell>
          <table:table-cell table:style-name="ce36" table:formula="of:=IF([.$B7]&lt;&gt;0;CONCATENATE([.$B7];&quot; = &quot;&quot;&quot;;[.D7];&quot;&quot;&quot;;&quot;);IF([.$A7]&lt;&gt;0;CONCATENATE(&quot;// &quot;;[.$A7];&quot; //&quot;);&quot; &quot;))" office:value-type="string" office:string-value="PrjLambertConicConformalBelgium = &quot;Conica Conforme di Lambert (Belgio)&quot;;" calcext:value-type="string">
            <text:p>PrjLambertConicConformalBelgium = "Conica Conforme di Lambert (Belgio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onicNearConformal</text:p>
          </table:table-cell>
          <table:table-cell table:style-name="ce34" office:value-type="string" calcext:value-type="string">
            <text:p>Lambert Conic Near Conformal</text:p>
          </table:table-cell>
          <table:table-cell table:style-name="ce34" office:value-type="string" calcext:value-type="string">
            <text:p>Conica Quasi Conforme di Lambert</text:p>
          </table:table-cell>
          <table:table-cell table:style-name="ce36" table:formula="of:=IF([.B8]&lt;&gt;0;CONCATENATE(&quot;string &quot;;[.B8];&quot; { get; }&quot;);IF([.A8]&lt;&gt;0;CONCATENATE(&quot;// &quot;;[.A8];&quot; //&quot;);&quot; &quot;))" office:value-type="string" office:string-value="string PrjLambertConicNearConformal { get; }" calcext:value-type="string">
            <text:p>string PrjLambertConicNearConformal { get; }</text:p>
          </table:table-cell>
          <table:table-cell table:style-name="ce36" table:formula="of:=IF([.B8]&lt;&gt;0;CONCATENATE(&quot;public string &quot;;[.B8];&quot; { get; set; }&quot;);IF([.A8]&lt;&gt;0;CONCATENATE(&quot;// &quot;;[.A8];&quot; //&quot;);&quot; &quot;))" office:value-type="string" office:string-value="public string PrjLambertConicNearConformal { get; set; }" calcext:value-type="string">
            <text:p>public string PrjLambertConicNearConformal { get; set; }</text:p>
          </table:table-cell>
          <table:table-cell table:style-name="ce36" table:formula="of:=IF([.B8]&lt;&gt;0;CONCATENATE([.B8];&quot; = locStrings.&quot;;[.B8];&quot;;&quot;);IF([.A8]&lt;&gt;0;CONCATENATE(&quot;// &quot;;[.A8];&quot; //&quot;);&quot; &quot;))" office:value-type="string" office:string-value="PrjLambertConicNearConformal = locStrings.PrjLambertConicNearConformal;" calcext:value-type="string">
            <text:p>PrjLambertConicNearConformal = locStrings.PrjLambertConicNearConformal;</text:p>
          </table:table-cell>
          <table:table-cell table:style-name="ce36" table:formula="of:=IF([.B8]&lt;&gt;0;CONCATENATE(&quot;public string &quot;;[.B8];&quot; { get; }&quot;);IF([.A8]&lt;&gt;0;CONCATENATE(&quot;// &quot;;[.A8];&quot; //&quot;);&quot; &quot;))" office:value-type="string" office:string-value="public string PrjLambertConicNearConformal { get; }" calcext:value-type="string">
            <text:p>public string PrjLambertConicNearConformal { get; }</text:p>
          </table:table-cell>
          <table:table-cell table:style-name="ce36" table:formula="of:=IF([.$B8]&lt;&gt;0;CONCATENATE([.$B8];&quot; = &quot;&quot;&quot;;[.C8];&quot;&quot;&quot;;&quot;);IF([.$A8]&lt;&gt;0;CONCATENATE(&quot;// &quot;;[.$A8];&quot; //&quot;);&quot; &quot;))" office:value-type="string" office:string-value="PrjLambertConicNearConformal = &quot;Lambert Conic Near Conformal&quot;;" calcext:value-type="string">
            <text:p>PrjLambertConicNearConformal = "Lambert Conic Near Conformal";</text:p>
          </table:table-cell>
          <table:table-cell table:style-name="ce36" table:formula="of:=IF([.$B8]&lt;&gt;0;CONCATENATE([.$B8];&quot; = &quot;&quot;&quot;;[.D8];&quot;&quot;&quot;;&quot;);IF([.$A8]&lt;&gt;0;CONCATENATE(&quot;// &quot;;[.$A8];&quot; //&quot;);&quot; &quot;))" office:value-type="string" office:string-value="PrjLambertConicNearConformal = &quot;Conica Quasi Conforme di Lambert&quot;;" calcext:value-type="string">
            <text:p>PrjLambertConicNearConformal = "Conica Quasi Conforme di Lambert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Krovak</text:p>
          </table:table-cell>
          <table:table-cell table:number-columns-repeated="2" table:style-name="ce34" office:value-type="string" calcext:value-type="string">
            <text:p>Krovak</text:p>
          </table:table-cell>
          <table:table-cell table:style-name="ce36" table:formula="of:=IF([.B9]&lt;&gt;0;CONCATENATE(&quot;string &quot;;[.B9];&quot; { get; }&quot;);IF([.A9]&lt;&gt;0;CONCATENATE(&quot;// &quot;;[.A9];&quot; //&quot;);&quot; &quot;))" office:value-type="string" office:string-value="string PrjKrovak { get; }" calcext:value-type="string">
            <text:p>string PrjKrovak { get; }</text:p>
          </table:table-cell>
          <table:table-cell table:style-name="ce36" table:formula="of:=IF([.B9]&lt;&gt;0;CONCATENATE(&quot;public string &quot;;[.B9];&quot; { get; set; }&quot;);IF([.A9]&lt;&gt;0;CONCATENATE(&quot;// &quot;;[.A9];&quot; //&quot;);&quot; &quot;))" office:value-type="string" office:string-value="public string PrjKrovak { get; set; }" calcext:value-type="string">
            <text:p>public string PrjKrovak { get; set; }</text:p>
          </table:table-cell>
          <table:table-cell table:style-name="ce36" table:formula="of:=IF([.B9]&lt;&gt;0;CONCATENATE([.B9];&quot; = locStrings.&quot;;[.B9];&quot;;&quot;);IF([.A9]&lt;&gt;0;CONCATENATE(&quot;// &quot;;[.A9];&quot; //&quot;);&quot; &quot;))" office:value-type="string" office:string-value="PrjKrovak = locStrings.PrjKrovak;" calcext:value-type="string">
            <text:p>PrjKrovak = locStrings.PrjKrovak;</text:p>
          </table:table-cell>
          <table:table-cell table:style-name="ce36" table:formula="of:=IF([.B9]&lt;&gt;0;CONCATENATE(&quot;public string &quot;;[.B9];&quot; { get; }&quot;);IF([.A9]&lt;&gt;0;CONCATENATE(&quot;// &quot;;[.A9];&quot; //&quot;);&quot; &quot;))" office:value-type="string" office:string-value="public string PrjKrovak { get; }" calcext:value-type="string">
            <text:p>public string PrjKrovak { get; }</text:p>
          </table:table-cell>
          <table:table-cell table:style-name="ce36" table:formula="of:=IF([.$B9]&lt;&gt;0;CONCATENATE([.$B9];&quot; = &quot;&quot;&quot;;[.C9];&quot;&quot;&quot;;&quot;);IF([.$A9]&lt;&gt;0;CONCATENATE(&quot;// &quot;;[.$A9];&quot; //&quot;);&quot; &quot;))" office:value-type="string" office:string-value="PrjKrovak = &quot;Krovak&quot;;" calcext:value-type="string">
            <text:p>PrjKrovak = "Krovak";</text:p>
          </table:table-cell>
          <table:table-cell table:style-name="ce36" table:formula="of:=IF([.$B9]&lt;&gt;0;CONCATENATE([.$B9];&quot; = &quot;&quot;&quot;;[.D9];&quot;&quot;&quot;;&quot;);IF([.$A9]&lt;&gt;0;CONCATENATE(&quot;// &quot;;[.$A9];&quot; //&quot;);&quot; &quot;))" office:value-type="string" office:string-value="PrjKrovak = &quot;Krovak&quot;;" calcext:value-type="string">
            <text:p>PrjKrovak = "Krovak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KrovakNorth</text:p>
          </table:table-cell>
          <table:table-cell table:style-name="ce34" office:value-type="string" calcext:value-type="string">
            <text:p>Krovak (North oriented)</text:p>
          </table:table-cell>
          <table:table-cell table:style-name="ce34" office:value-type="string" calcext:value-type="string">
            <text:p>Krovak (Orientata a nord)</text:p>
          </table:table-cell>
          <table:table-cell table:style-name="ce36" table:formula="of:=IF([.B10]&lt;&gt;0;CONCATENATE(&quot;string &quot;;[.B10];&quot; { get; }&quot;);IF([.A10]&lt;&gt;0;CONCATENATE(&quot;// &quot;;[.A10];&quot; //&quot;);&quot; &quot;))" office:value-type="string" office:string-value="string PrjKrovakNorth { get; }" calcext:value-type="string">
            <text:p>string PrjKrovakNorth { get; }</text:p>
          </table:table-cell>
          <table:table-cell table:style-name="ce36" table:formula="of:=IF([.B10]&lt;&gt;0;CONCATENATE(&quot;public string &quot;;[.B10];&quot; { get; set; }&quot;);IF([.A10]&lt;&gt;0;CONCATENATE(&quot;// &quot;;[.A10];&quot; //&quot;);&quot; &quot;))" office:value-type="string" office:string-value="public string PrjKrovakNorth { get; set; }" calcext:value-type="string">
            <text:p>public string PrjKrovakNorth { get; set; }</text:p>
          </table:table-cell>
          <table:table-cell table:style-name="ce36" table:formula="of:=IF([.B10]&lt;&gt;0;CONCATENATE([.B10];&quot; = locStrings.&quot;;[.B10];&quot;;&quot;);IF([.A10]&lt;&gt;0;CONCATENATE(&quot;// &quot;;[.A10];&quot; //&quot;);&quot; &quot;))" office:value-type="string" office:string-value="PrjKrovakNorth = locStrings.PrjKrovakNorth;" calcext:value-type="string">
            <text:p>PrjKrovakNorth = locStrings.PrjKrovakNorth;</text:p>
          </table:table-cell>
          <table:table-cell table:style-name="ce36" table:formula="of:=IF([.B10]&lt;&gt;0;CONCATENATE(&quot;public string &quot;;[.B10];&quot; { get; }&quot;);IF([.A10]&lt;&gt;0;CONCATENATE(&quot;// &quot;;[.A10];&quot; //&quot;);&quot; &quot;))" office:value-type="string" office:string-value="public string PrjKrovakNorth { get; }" calcext:value-type="string">
            <text:p>public string PrjKrovakNorth { get; }</text:p>
          </table:table-cell>
          <table:table-cell table:style-name="ce36" table:formula="of:=IF([.$B10]&lt;&gt;0;CONCATENATE([.$B10];&quot; = &quot;&quot;&quot;;[.C10];&quot;&quot;&quot;;&quot;);IF([.$A10]&lt;&gt;0;CONCATENATE(&quot;// &quot;;[.$A10];&quot; //&quot;);&quot; &quot;))" office:value-type="string" office:string-value="PrjKrovakNorth = &quot;Krovak (North oriented)&quot;;" calcext:value-type="string">
            <text:p>PrjKrovakNorth = "Krovak (North oriented)";</text:p>
          </table:table-cell>
          <table:table-cell table:style-name="ce36" table:formula="of:=IF([.$B10]&lt;&gt;0;CONCATENATE([.$B10];&quot; = &quot;&quot;&quot;;[.D10];&quot;&quot;&quot;;&quot;);IF([.$A10]&lt;&gt;0;CONCATENATE(&quot;// &quot;;[.$A10];&quot; //&quot;);&quot; &quot;))" office:value-type="string" office:string-value="PrjKrovakNorth = &quot;Krovak (Orientata a nord)&quot;;" calcext:value-type="string">
            <text:p>PrjKrovakNorth = "Krovak (Orientata a nord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KrovakModified</text:p>
          </table:table-cell>
          <table:table-cell table:style-name="ce34" office:value-type="string" calcext:value-type="string">
            <text:p>Krovak Modified</text:p>
          </table:table-cell>
          <table:table-cell table:style-name="ce34" office:value-type="string" calcext:value-type="string">
            <text:p>Krovak Modificata</text:p>
          </table:table-cell>
          <table:table-cell table:style-name="ce36" table:formula="of:=IF([.B11]&lt;&gt;0;CONCATENATE(&quot;string &quot;;[.B11];&quot; { get; }&quot;);IF([.A11]&lt;&gt;0;CONCATENATE(&quot;// &quot;;[.A11];&quot; //&quot;);&quot; &quot;))" office:value-type="string" office:string-value="string PrjKrovakModified { get; }" calcext:value-type="string">
            <text:p>string PrjKrovakModified { get; }</text:p>
          </table:table-cell>
          <table:table-cell table:style-name="ce36" table:formula="of:=IF([.B11]&lt;&gt;0;CONCATENATE(&quot;public string &quot;;[.B11];&quot; { get; set; }&quot;);IF([.A11]&lt;&gt;0;CONCATENATE(&quot;// &quot;;[.A11];&quot; //&quot;);&quot; &quot;))" office:value-type="string" office:string-value="public string PrjKrovakModified { get; set; }" calcext:value-type="string">
            <text:p>public string PrjKrovakModified { get; set; }</text:p>
          </table:table-cell>
          <table:table-cell table:style-name="ce36" table:formula="of:=IF([.B11]&lt;&gt;0;CONCATENATE([.B11];&quot; = locStrings.&quot;;[.B11];&quot;;&quot;);IF([.A11]&lt;&gt;0;CONCATENATE(&quot;// &quot;;[.A11];&quot; //&quot;);&quot; &quot;))" office:value-type="string" office:string-value="PrjKrovakModified = locStrings.PrjKrovakModified;" calcext:value-type="string">
            <text:p>PrjKrovakModified = locStrings.PrjKrovakModified;</text:p>
          </table:table-cell>
          <table:table-cell table:style-name="ce36" table:formula="of:=IF([.B11]&lt;&gt;0;CONCATENATE(&quot;public string &quot;;[.B11];&quot; { get; }&quot;);IF([.A11]&lt;&gt;0;CONCATENATE(&quot;// &quot;;[.A11];&quot; //&quot;);&quot; &quot;))" office:value-type="string" office:string-value="public string PrjKrovakModified { get; }" calcext:value-type="string">
            <text:p>public string PrjKrovakModified { get; }</text:p>
          </table:table-cell>
          <table:table-cell table:style-name="ce36" table:formula="of:=IF([.$B11]&lt;&gt;0;CONCATENATE([.$B11];&quot; = &quot;&quot;&quot;;[.C11];&quot;&quot;&quot;;&quot;);IF([.$A11]&lt;&gt;0;CONCATENATE(&quot;// &quot;;[.$A11];&quot; //&quot;);&quot; &quot;))" office:value-type="string" office:string-value="PrjKrovakModified = &quot;Krovak Modified&quot;;" calcext:value-type="string">
            <text:p>PrjKrovakModified = "Krovak Modified";</text:p>
          </table:table-cell>
          <table:table-cell table:style-name="ce36" table:formula="of:=IF([.$B11]&lt;&gt;0;CONCATENATE([.$B11];&quot; = &quot;&quot;&quot;;[.D11];&quot;&quot;&quot;;&quot;);IF([.$A11]&lt;&gt;0;CONCATENATE(&quot;// &quot;;[.$A11];&quot; //&quot;);&quot; &quot;))" office:value-type="string" office:string-value="PrjKrovakModified = &quot;Krovak Modificata&quot;;" calcext:value-type="string">
            <text:p>PrjKrovakModified = "Krovak Modificat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KrovakModifiedNorth</text:p>
          </table:table-cell>
          <table:table-cell table:style-name="ce34" office:value-type="string" calcext:value-type="string">
            <text:p>Krovak Modified (North oriented)</text:p>
          </table:table-cell>
          <table:table-cell table:style-name="ce34" office:value-type="string" calcext:value-type="string">
            <text:p>Krovak Modificata (Orientata a nord)</text:p>
          </table:table-cell>
          <table:table-cell table:style-name="ce36" table:formula="of:=IF([.B12]&lt;&gt;0;CONCATENATE(&quot;string &quot;;[.B12];&quot; { get; }&quot;);IF([.A12]&lt;&gt;0;CONCATENATE(&quot;// &quot;;[.A12];&quot; //&quot;);&quot; &quot;))" office:value-type="string" office:string-value="string PrjKrovakModifiedNorth { get; }" calcext:value-type="string">
            <text:p>string PrjKrovakModifiedNorth { get; }</text:p>
          </table:table-cell>
          <table:table-cell table:style-name="ce36" table:formula="of:=IF([.B12]&lt;&gt;0;CONCATENATE(&quot;public string &quot;;[.B12];&quot; { get; set; }&quot;);IF([.A12]&lt;&gt;0;CONCATENATE(&quot;// &quot;;[.A12];&quot; //&quot;);&quot; &quot;))" office:value-type="string" office:string-value="public string PrjKrovakModifiedNorth { get; set; }" calcext:value-type="string">
            <text:p>public string PrjKrovakModifiedNorth { get; set; }</text:p>
          </table:table-cell>
          <table:table-cell table:style-name="ce36" table:formula="of:=IF([.B12]&lt;&gt;0;CONCATENATE([.B12];&quot; = locStrings.&quot;;[.B12];&quot;;&quot;);IF([.A12]&lt;&gt;0;CONCATENATE(&quot;// &quot;;[.A12];&quot; //&quot;);&quot; &quot;))" office:value-type="string" office:string-value="PrjKrovakModifiedNorth = locStrings.PrjKrovakModifiedNorth;" calcext:value-type="string">
            <text:p>PrjKrovakModifiedNorth = locStrings.PrjKrovakModifiedNorth;</text:p>
          </table:table-cell>
          <table:table-cell table:style-name="ce36" table:formula="of:=IF([.B12]&lt;&gt;0;CONCATENATE(&quot;public string &quot;;[.B12];&quot; { get; }&quot;);IF([.A12]&lt;&gt;0;CONCATENATE(&quot;// &quot;;[.A12];&quot; //&quot;);&quot; &quot;))" office:value-type="string" office:string-value="public string PrjKrovakModifiedNorth { get; }" calcext:value-type="string">
            <text:p>public string PrjKrovakModifiedNorth { get; }</text:p>
          </table:table-cell>
          <table:table-cell table:style-name="ce36" table:formula="of:=IF([.$B12]&lt;&gt;0;CONCATENATE([.$B12];&quot; = &quot;&quot;&quot;;[.C12];&quot;&quot;&quot;;&quot;);IF([.$A12]&lt;&gt;0;CONCATENATE(&quot;// &quot;;[.$A12];&quot; //&quot;);&quot; &quot;))" office:value-type="string" office:string-value="PrjKrovakModifiedNorth = &quot;Krovak Modified (North oriented)&quot;;" calcext:value-type="string">
            <text:p>PrjKrovakModifiedNorth = "Krovak Modified (North oriented)";</text:p>
          </table:table-cell>
          <table:table-cell table:style-name="ce36" table:formula="of:=IF([.$B12]&lt;&gt;0;CONCATENATE([.$B12];&quot; = &quot;&quot;&quot;;[.D12];&quot;&quot;&quot;;&quot;);IF([.$A12]&lt;&gt;0;CONCATENATE(&quot;// &quot;;[.$A12];&quot; //&quot;);&quot; &quot;))" office:value-type="string" office:string-value="PrjKrovakModifiedNorth = &quot;Krovak Modificata (Orientata a nord)&quot;;" calcext:value-type="string">
            <text:p>PrjKrovakModifiedNorth = "Krovak Modificata (Orientata a nord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MercatorVariantA</text:p>
          </table:table-cell>
          <table:table-cell table:style-name="ce34" office:value-type="string" calcext:value-type="string">
            <text:p>Mercator (Variant A)</text:p>
          </table:table-cell>
          <table:table-cell table:style-name="ce34" office:value-type="string" calcext:value-type="string">
            <text:p>Mercatore (Variante A)</text:p>
          </table:table-cell>
          <table:table-cell table:style-name="ce36" table:formula="of:=IF([.B13]&lt;&gt;0;CONCATENATE(&quot;string &quot;;[.B13];&quot; { get; }&quot;);IF([.A13]&lt;&gt;0;CONCATENATE(&quot;// &quot;;[.A13];&quot; //&quot;);&quot; &quot;))" office:value-type="string" office:string-value="string PrjMercatorVariantA { get; }" calcext:value-type="string">
            <text:p>string PrjMercatorVariantA { get; }</text:p>
          </table:table-cell>
          <table:table-cell table:style-name="ce36" table:formula="of:=IF([.B13]&lt;&gt;0;CONCATENATE(&quot;public string &quot;;[.B13];&quot; { get; set; }&quot;);IF([.A13]&lt;&gt;0;CONCATENATE(&quot;// &quot;;[.A13];&quot; //&quot;);&quot; &quot;))" office:value-type="string" office:string-value="public string PrjMercatorVariantA { get; set; }" calcext:value-type="string">
            <text:p>public string PrjMercatorVariantA { get; set; }</text:p>
          </table:table-cell>
          <table:table-cell table:style-name="ce36" table:formula="of:=IF([.B13]&lt;&gt;0;CONCATENATE([.B13];&quot; = locStrings.&quot;;[.B13];&quot;;&quot;);IF([.A13]&lt;&gt;0;CONCATENATE(&quot;// &quot;;[.A13];&quot; //&quot;);&quot; &quot;))" office:value-type="string" office:string-value="PrjMercatorVariantA = locStrings.PrjMercatorVariantA;" calcext:value-type="string">
            <text:p>PrjMercatorVariantA = locStrings.PrjMercatorVariantA;</text:p>
          </table:table-cell>
          <table:table-cell table:style-name="ce36" table:formula="of:=IF([.B13]&lt;&gt;0;CONCATENATE(&quot;public string &quot;;[.B13];&quot; { get; }&quot;);IF([.A13]&lt;&gt;0;CONCATENATE(&quot;// &quot;;[.A13];&quot; //&quot;);&quot; &quot;))" office:value-type="string" office:string-value="public string PrjMercatorVariantA { get; }" calcext:value-type="string">
            <text:p>public string PrjMercatorVariantA { get; }</text:p>
          </table:table-cell>
          <table:table-cell table:style-name="ce36" table:formula="of:=IF([.$B13]&lt;&gt;0;CONCATENATE([.$B13];&quot; = &quot;&quot;&quot;;[.C13];&quot;&quot;&quot;;&quot;);IF([.$A13]&lt;&gt;0;CONCATENATE(&quot;// &quot;;[.$A13];&quot; //&quot;);&quot; &quot;))" office:value-type="string" office:string-value="PrjMercatorVariantA = &quot;Mercator (Variant A)&quot;;" calcext:value-type="string">
            <text:p>PrjMercatorVariantA = "Mercator (Variant A)";</text:p>
          </table:table-cell>
          <table:table-cell table:style-name="ce36" table:formula="of:=IF([.$B13]&lt;&gt;0;CONCATENATE([.$B13];&quot; = &quot;&quot;&quot;;[.D13];&quot;&quot;&quot;;&quot;);IF([.$A13]&lt;&gt;0;CONCATENATE(&quot;// &quot;;[.$A13];&quot; //&quot;);&quot; &quot;))" office:value-type="string" office:string-value="PrjMercatorVariantA = &quot;Mercatore (Variante A)&quot;;" calcext:value-type="string">
            <text:p>PrjMercatorVariantA = "Mercatore (Variante A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MercatorVariantB</text:p>
          </table:table-cell>
          <table:table-cell table:style-name="ce34" office:value-type="string" calcext:value-type="string">
            <text:p>Mercator (Variant B)</text:p>
          </table:table-cell>
          <table:table-cell table:style-name="ce34" office:value-type="string" calcext:value-type="string">
            <text:p>Mercatore (Variante B)</text:p>
          </table:table-cell>
          <table:table-cell table:style-name="ce36" table:formula="of:=IF([.B14]&lt;&gt;0;CONCATENATE(&quot;string &quot;;[.B14];&quot; { get; }&quot;);IF([.A14]&lt;&gt;0;CONCATENATE(&quot;// &quot;;[.A14];&quot; //&quot;);&quot; &quot;))" office:value-type="string" office:string-value="string PrjMercatorVariantB { get; }" calcext:value-type="string">
            <text:p>string PrjMercatorVariantB { get; }</text:p>
          </table:table-cell>
          <table:table-cell table:style-name="ce36" table:formula="of:=IF([.B14]&lt;&gt;0;CONCATENATE(&quot;public string &quot;;[.B14];&quot; { get; set; }&quot;);IF([.A14]&lt;&gt;0;CONCATENATE(&quot;// &quot;;[.A14];&quot; //&quot;);&quot; &quot;))" office:value-type="string" office:string-value="public string PrjMercatorVariantB { get; set; }" calcext:value-type="string">
            <text:p>public string PrjMercatorVariantB { get; set; }</text:p>
          </table:table-cell>
          <table:table-cell table:style-name="ce36" table:formula="of:=IF([.B14]&lt;&gt;0;CONCATENATE([.B14];&quot; = locStrings.&quot;;[.B14];&quot;;&quot;);IF([.A14]&lt;&gt;0;CONCATENATE(&quot;// &quot;;[.A14];&quot; //&quot;);&quot; &quot;))" office:value-type="string" office:string-value="PrjMercatorVariantB = locStrings.PrjMercatorVariantB;" calcext:value-type="string">
            <text:p>PrjMercatorVariantB = locStrings.PrjMercatorVariantB;</text:p>
          </table:table-cell>
          <table:table-cell table:style-name="ce36" table:formula="of:=IF([.B14]&lt;&gt;0;CONCATENATE(&quot;public string &quot;;[.B14];&quot; { get; }&quot;);IF([.A14]&lt;&gt;0;CONCATENATE(&quot;// &quot;;[.A14];&quot; //&quot;);&quot; &quot;))" office:value-type="string" office:string-value="public string PrjMercatorVariantB { get; }" calcext:value-type="string">
            <text:p>public string PrjMercatorVariantB { get; }</text:p>
          </table:table-cell>
          <table:table-cell table:style-name="ce36" table:formula="of:=IF([.$B14]&lt;&gt;0;CONCATENATE([.$B14];&quot; = &quot;&quot;&quot;;[.C14];&quot;&quot;&quot;;&quot;);IF([.$A14]&lt;&gt;0;CONCATENATE(&quot;// &quot;;[.$A14];&quot; //&quot;);&quot; &quot;))" office:value-type="string" office:string-value="PrjMercatorVariantB = &quot;Mercator (Variant B)&quot;;" calcext:value-type="string">
            <text:p>PrjMercatorVariantB = "Mercator (Variant B)";</text:p>
          </table:table-cell>
          <table:table-cell table:style-name="ce36" table:formula="of:=IF([.$B14]&lt;&gt;0;CONCATENATE([.$B14];&quot; = &quot;&quot;&quot;;[.D14];&quot;&quot;&quot;;&quot;);IF([.$A14]&lt;&gt;0;CONCATENATE(&quot;// &quot;;[.$A14];&quot; //&quot;);&quot; &quot;))" office:value-type="string" office:string-value="PrjMercatorVariantB = &quot;Mercatore (Variante B)&quot;;" calcext:value-type="string">
            <text:p>PrjMercatorVariantB = "Mercatore (Variante B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MercatorVariantC</text:p>
          </table:table-cell>
          <table:table-cell table:style-name="ce34" office:value-type="string" calcext:value-type="string">
            <text:p>Mercator (Variant C)</text:p>
          </table:table-cell>
          <table:table-cell table:style-name="ce34" office:value-type="string" calcext:value-type="string">
            <text:p>Mercatore (Variante C)</text:p>
          </table:table-cell>
          <table:table-cell table:style-name="ce36" table:formula="of:=IF([.B15]&lt;&gt;0;CONCATENATE(&quot;string &quot;;[.B15];&quot; { get; }&quot;);IF([.A15]&lt;&gt;0;CONCATENATE(&quot;// &quot;;[.A15];&quot; //&quot;);&quot; &quot;))" office:value-type="string" office:string-value="string PrjMercatorVariantC { get; }" calcext:value-type="string">
            <text:p>string PrjMercatorVariantC { get; }</text:p>
          </table:table-cell>
          <table:table-cell table:style-name="ce36" table:formula="of:=IF([.B15]&lt;&gt;0;CONCATENATE(&quot;public string &quot;;[.B15];&quot; { get; set; }&quot;);IF([.A15]&lt;&gt;0;CONCATENATE(&quot;// &quot;;[.A15];&quot; //&quot;);&quot; &quot;))" office:value-type="string" office:string-value="public string PrjMercatorVariantC { get; set; }" calcext:value-type="string">
            <text:p>public string PrjMercatorVariantC { get; set; }</text:p>
          </table:table-cell>
          <table:table-cell table:style-name="ce36" table:formula="of:=IF([.B15]&lt;&gt;0;CONCATENATE([.B15];&quot; = locStrings.&quot;;[.B15];&quot;;&quot;);IF([.A15]&lt;&gt;0;CONCATENATE(&quot;// &quot;;[.A15];&quot; //&quot;);&quot; &quot;))" office:value-type="string" office:string-value="PrjMercatorVariantC = locStrings.PrjMercatorVariantC;" calcext:value-type="string">
            <text:p>PrjMercatorVariantC = locStrings.PrjMercatorVariantC;</text:p>
          </table:table-cell>
          <table:table-cell table:style-name="ce36" table:formula="of:=IF([.B15]&lt;&gt;0;CONCATENATE(&quot;public string &quot;;[.B15];&quot; { get; }&quot;);IF([.A15]&lt;&gt;0;CONCATENATE(&quot;// &quot;;[.A15];&quot; //&quot;);&quot; &quot;))" office:value-type="string" office:string-value="public string PrjMercatorVariantC { get; }" calcext:value-type="string">
            <text:p>public string PrjMercatorVariantC { get; }</text:p>
          </table:table-cell>
          <table:table-cell table:style-name="ce36" table:formula="of:=IF([.$B15]&lt;&gt;0;CONCATENATE([.$B15];&quot; = &quot;&quot;&quot;;[.C15];&quot;&quot;&quot;;&quot;);IF([.$A15]&lt;&gt;0;CONCATENATE(&quot;// &quot;;[.$A15];&quot; //&quot;);&quot; &quot;))" office:value-type="string" office:string-value="PrjMercatorVariantC = &quot;Mercator (Variant C)&quot;;" calcext:value-type="string">
            <text:p>PrjMercatorVariantC = "Mercator (Variant C)";</text:p>
          </table:table-cell>
          <table:table-cell table:style-name="ce36" table:formula="of:=IF([.$B15]&lt;&gt;0;CONCATENATE([.$B15];&quot; = &quot;&quot;&quot;;[.D15];&quot;&quot;&quot;;&quot;);IF([.$A15]&lt;&gt;0;CONCATENATE(&quot;// &quot;;[.$A15];&quot; //&quot;);&quot; &quot;))" office:value-type="string" office:string-value="PrjMercatorVariantC = &quot;Mercatore (Variante C)&quot;;" calcext:value-type="string">
            <text:p>PrjMercatorVariantC = "Mercatore (Variante C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MercatorSpherical</text:p>
          </table:table-cell>
          <table:table-cell table:style-name="ce34" office:value-type="string" calcext:value-type="string">
            <text:p>Mercator Spherical</text:p>
          </table:table-cell>
          <table:table-cell table:style-name="ce34" office:value-type="string" calcext:value-type="string">
            <text:p>Mercatore Sferica</text:p>
          </table:table-cell>
          <table:table-cell table:style-name="ce36" table:formula="of:=IF([.B16]&lt;&gt;0;CONCATENATE(&quot;string &quot;;[.B16];&quot; { get; }&quot;);IF([.A16]&lt;&gt;0;CONCATENATE(&quot;// &quot;;[.A16];&quot; //&quot;);&quot; &quot;))" office:value-type="string" office:string-value="string PrjMercatorSpherical { get; }" calcext:value-type="string">
            <text:p>string PrjMercatorSpherical { get; }</text:p>
          </table:table-cell>
          <table:table-cell table:style-name="ce36" table:formula="of:=IF([.B16]&lt;&gt;0;CONCATENATE(&quot;public string &quot;;[.B16];&quot; { get; set; }&quot;);IF([.A16]&lt;&gt;0;CONCATENATE(&quot;// &quot;;[.A16];&quot; //&quot;);&quot; &quot;))" office:value-type="string" office:string-value="public string PrjMercatorSpherical { get; set; }" calcext:value-type="string">
            <text:p>public string PrjMercatorSpherical { get; set; }</text:p>
          </table:table-cell>
          <table:table-cell table:style-name="ce36" table:formula="of:=IF([.B16]&lt;&gt;0;CONCATENATE([.B16];&quot; = locStrings.&quot;;[.B16];&quot;;&quot;);IF([.A16]&lt;&gt;0;CONCATENATE(&quot;// &quot;;[.A16];&quot; //&quot;);&quot; &quot;))" office:value-type="string" office:string-value="PrjMercatorSpherical = locStrings.PrjMercatorSpherical;" calcext:value-type="string">
            <text:p>PrjMercatorSpherical = locStrings.PrjMercatorSpherical;</text:p>
          </table:table-cell>
          <table:table-cell table:style-name="ce36" table:formula="of:=IF([.B16]&lt;&gt;0;CONCATENATE(&quot;public string &quot;;[.B16];&quot; { get; }&quot;);IF([.A16]&lt;&gt;0;CONCATENATE(&quot;// &quot;;[.A16];&quot; //&quot;);&quot; &quot;))" office:value-type="string" office:string-value="public string PrjMercatorSpherical { get; }" calcext:value-type="string">
            <text:p>public string PrjMercatorSpherical { get; }</text:p>
          </table:table-cell>
          <table:table-cell table:style-name="ce36" table:formula="of:=IF([.$B16]&lt;&gt;0;CONCATENATE([.$B16];&quot; = &quot;&quot;&quot;;[.C16];&quot;&quot;&quot;;&quot;);IF([.$A16]&lt;&gt;0;CONCATENATE(&quot;// &quot;;[.$A16];&quot; //&quot;);&quot; &quot;))" office:value-type="string" office:string-value="PrjMercatorSpherical = &quot;Mercator Spherical&quot;;" calcext:value-type="string">
            <text:p>PrjMercatorSpherical = "Mercator Spherical";</text:p>
          </table:table-cell>
          <table:table-cell table:style-name="ce36" table:formula="of:=IF([.$B16]&lt;&gt;0;CONCATENATE([.$B16];&quot; = &quot;&quot;&quot;;[.D16];&quot;&quot;&quot;;&quot;);IF([.$A16]&lt;&gt;0;CONCATENATE(&quot;// &quot;;[.$A16];&quot; //&quot;);&quot; &quot;))" office:value-type="string" office:string-value="PrjMercatorSpherical = &quot;Mercatore Sferica&quot;;" calcext:value-type="string">
            <text:p>PrjMercatorSpherical = "Mercatore Sferic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MercatorPseudo</text:p>
          </table:table-cell>
          <table:table-cell table:style-name="ce34" office:value-type="string" calcext:value-type="string">
            <text:p>Pseudo-Mercator</text:p>
          </table:table-cell>
          <table:table-cell table:style-name="ce34" office:value-type="string" calcext:value-type="string">
            <text:p>Pseudo-Mercatore</text:p>
          </table:table-cell>
          <table:table-cell table:style-name="ce36" table:formula="of:=IF([.B17]&lt;&gt;0;CONCATENATE(&quot;string &quot;;[.B17];&quot; { get; }&quot;);IF([.A17]&lt;&gt;0;CONCATENATE(&quot;// &quot;;[.A17];&quot; //&quot;);&quot; &quot;))" office:value-type="string" office:string-value="string PrjMercatorPseudo { get; }" calcext:value-type="string">
            <text:p>string PrjMercatorPseudo { get; }</text:p>
          </table:table-cell>
          <table:table-cell table:style-name="ce36" table:formula="of:=IF([.B17]&lt;&gt;0;CONCATENATE(&quot;public string &quot;;[.B17];&quot; { get; set; }&quot;);IF([.A17]&lt;&gt;0;CONCATENATE(&quot;// &quot;;[.A17];&quot; //&quot;);&quot; &quot;))" office:value-type="string" office:string-value="public string PrjMercatorPseudo { get; set; }" calcext:value-type="string">
            <text:p>public string PrjMercatorPseudo { get; set; }</text:p>
          </table:table-cell>
          <table:table-cell table:style-name="ce36" table:formula="of:=IF([.B17]&lt;&gt;0;CONCATENATE([.B17];&quot; = locStrings.&quot;;[.B17];&quot;;&quot;);IF([.A17]&lt;&gt;0;CONCATENATE(&quot;// &quot;;[.A17];&quot; //&quot;);&quot; &quot;))" office:value-type="string" office:string-value="PrjMercatorPseudo = locStrings.PrjMercatorPseudo;" calcext:value-type="string">
            <text:p>PrjMercatorPseudo = locStrings.PrjMercatorPseudo;</text:p>
          </table:table-cell>
          <table:table-cell table:style-name="ce36" table:formula="of:=IF([.B17]&lt;&gt;0;CONCATENATE(&quot;public string &quot;;[.B17];&quot; { get; }&quot;);IF([.A17]&lt;&gt;0;CONCATENATE(&quot;// &quot;;[.A17];&quot; //&quot;);&quot; &quot;))" office:value-type="string" office:string-value="public string PrjMercatorPseudo { get; }" calcext:value-type="string">
            <text:p>public string PrjMercatorPseudo { get; }</text:p>
          </table:table-cell>
          <table:table-cell table:style-name="ce36" table:formula="of:=IF([.$B17]&lt;&gt;0;CONCATENATE([.$B17];&quot; = &quot;&quot;&quot;;[.C17];&quot;&quot;&quot;;&quot;);IF([.$A17]&lt;&gt;0;CONCATENATE(&quot;// &quot;;[.$A17];&quot; //&quot;);&quot; &quot;))" office:value-type="string" office:string-value="PrjMercatorPseudo = &quot;Pseudo-Mercator&quot;;" calcext:value-type="string">
            <text:p>PrjMercatorPseudo = "Pseudo-Mercator";</text:p>
          </table:table-cell>
          <table:table-cell table:style-name="ce36" table:formula="of:=IF([.$B17]&lt;&gt;0;CONCATENATE([.$B17];&quot; = &quot;&quot;&quot;;[.D17];&quot;&quot;&quot;;&quot;);IF([.$A17]&lt;&gt;0;CONCATENATE(&quot;// &quot;;[.$A17];&quot; //&quot;);&quot; &quot;))" office:value-type="string" office:string-value="PrjMercatorPseudo = &quot;Pseudo-Mercatore&quot;;" calcext:value-type="string">
            <text:p>PrjMercatorPseudo = "Pseudo-Mercator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CassiniSoldner</text:p>
          </table:table-cell>
          <table:table-cell table:number-columns-repeated="2" table:style-name="ce34" office:value-type="string" calcext:value-type="string">
            <text:p>Cassini-Soldner</text:p>
          </table:table-cell>
          <table:table-cell table:style-name="ce36" table:formula="of:=IF([.B18]&lt;&gt;0;CONCATENATE(&quot;string &quot;;[.B18];&quot; { get; }&quot;);IF([.A18]&lt;&gt;0;CONCATENATE(&quot;// &quot;;[.A18];&quot; //&quot;);&quot; &quot;))" office:value-type="string" office:string-value="string PrjCassiniSoldner { get; }" calcext:value-type="string">
            <text:p>string PrjCassiniSoldner { get; }</text:p>
          </table:table-cell>
          <table:table-cell table:style-name="ce36" table:formula="of:=IF([.B18]&lt;&gt;0;CONCATENATE(&quot;public string &quot;;[.B18];&quot; { get; set; }&quot;);IF([.A18]&lt;&gt;0;CONCATENATE(&quot;// &quot;;[.A18];&quot; //&quot;);&quot; &quot;))" office:value-type="string" office:string-value="public string PrjCassiniSoldner { get; set; }" calcext:value-type="string">
            <text:p>public string PrjCassiniSoldner { get; set; }</text:p>
          </table:table-cell>
          <table:table-cell table:style-name="ce36" table:formula="of:=IF([.B18]&lt;&gt;0;CONCATENATE([.B18];&quot; = locStrings.&quot;;[.B18];&quot;;&quot;);IF([.A18]&lt;&gt;0;CONCATENATE(&quot;// &quot;;[.A18];&quot; //&quot;);&quot; &quot;))" office:value-type="string" office:string-value="PrjCassiniSoldner = locStrings.PrjCassiniSoldner;" calcext:value-type="string">
            <text:p>PrjCassiniSoldner = locStrings.PrjCassiniSoldner;</text:p>
          </table:table-cell>
          <table:table-cell table:style-name="ce36" table:formula="of:=IF([.B18]&lt;&gt;0;CONCATENATE(&quot;public string &quot;;[.B18];&quot; { get; }&quot;);IF([.A18]&lt;&gt;0;CONCATENATE(&quot;// &quot;;[.A18];&quot; //&quot;);&quot; &quot;))" office:value-type="string" office:string-value="public string PrjCassiniSoldner { get; }" calcext:value-type="string">
            <text:p>public string PrjCassiniSoldner { get; }</text:p>
          </table:table-cell>
          <table:table-cell table:style-name="ce36" table:formula="of:=IF([.$B18]&lt;&gt;0;CONCATENATE([.$B18];&quot; = &quot;&quot;&quot;;[.C18];&quot;&quot;&quot;;&quot;);IF([.$A18]&lt;&gt;0;CONCATENATE(&quot;// &quot;;[.$A18];&quot; //&quot;);&quot; &quot;))" office:value-type="string" office:string-value="PrjCassiniSoldner = &quot;Cassini-Soldner&quot;;" calcext:value-type="string">
            <text:p>PrjCassiniSoldner = "Cassini-Soldner";</text:p>
          </table:table-cell>
          <table:table-cell table:style-name="ce36" table:formula="of:=IF([.$B18]&lt;&gt;0;CONCATENATE([.$B18];&quot; = &quot;&quot;&quot;;[.D18];&quot;&quot;&quot;;&quot;);IF([.$A18]&lt;&gt;0;CONCATENATE(&quot;// &quot;;[.$A18];&quot; //&quot;);&quot; &quot;))" office:value-type="string" office:string-value="PrjCassiniSoldner = &quot;Cassini-Soldner&quot;;" calcext:value-type="string">
            <text:p>PrjCassiniSoldner = "Cassini-Soldner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CassiniSoldnerHyperbolic</text:p>
          </table:table-cell>
          <table:table-cell table:style-name="ce34" office:value-type="string" calcext:value-type="string">
            <text:p>Cassini-Soldner Hyperbolic</text:p>
          </table:table-cell>
          <table:table-cell table:style-name="ce34" office:value-type="string" calcext:value-type="string">
            <text:p>Cassini-Soldner Iperbolica</text:p>
          </table:table-cell>
          <table:table-cell table:style-name="ce36" table:formula="of:=IF([.B19]&lt;&gt;0;CONCATENATE(&quot;string &quot;;[.B19];&quot; { get; }&quot;);IF([.A19]&lt;&gt;0;CONCATENATE(&quot;// &quot;;[.A19];&quot; //&quot;);&quot; &quot;))" office:value-type="string" office:string-value="string PrjCassiniSoldnerHyperbolic { get; }" calcext:value-type="string">
            <text:p>string PrjCassiniSoldnerHyperbolic { get; }</text:p>
          </table:table-cell>
          <table:table-cell table:style-name="ce36" table:formula="of:=IF([.B19]&lt;&gt;0;CONCATENATE(&quot;public string &quot;;[.B19];&quot; { get; set; }&quot;);IF([.A19]&lt;&gt;0;CONCATENATE(&quot;// &quot;;[.A19];&quot; //&quot;);&quot; &quot;))" office:value-type="string" office:string-value="public string PrjCassiniSoldnerHyperbolic { get; set; }" calcext:value-type="string">
            <text:p>public string PrjCassiniSoldnerHyperbolic { get; set; }</text:p>
          </table:table-cell>
          <table:table-cell table:style-name="ce36" table:formula="of:=IF([.B19]&lt;&gt;0;CONCATENATE([.B19];&quot; = locStrings.&quot;;[.B19];&quot;;&quot;);IF([.A19]&lt;&gt;0;CONCATENATE(&quot;// &quot;;[.A19];&quot; //&quot;);&quot; &quot;))" office:value-type="string" office:string-value="PrjCassiniSoldnerHyperbolic = locStrings.PrjCassiniSoldnerHyperbolic;" calcext:value-type="string">
            <text:p>PrjCassiniSoldnerHyperbolic = locStrings.PrjCassiniSoldnerHyperbolic;</text:p>
          </table:table-cell>
          <table:table-cell table:style-name="ce36" table:formula="of:=IF([.B19]&lt;&gt;0;CONCATENATE(&quot;public string &quot;;[.B19];&quot; { get; }&quot;);IF([.A19]&lt;&gt;0;CONCATENATE(&quot;// &quot;;[.A19];&quot; //&quot;);&quot; &quot;))" office:value-type="string" office:string-value="public string PrjCassiniSoldnerHyperbolic { get; }" calcext:value-type="string">
            <text:p>public string PrjCassiniSoldnerHyperbolic { get; }</text:p>
          </table:table-cell>
          <table:table-cell table:style-name="ce36" table:formula="of:=IF([.$B19]&lt;&gt;0;CONCATENATE([.$B19];&quot; = &quot;&quot;&quot;;[.C19];&quot;&quot;&quot;;&quot;);IF([.$A19]&lt;&gt;0;CONCATENATE(&quot;// &quot;;[.$A19];&quot; //&quot;);&quot; &quot;))" office:value-type="string" office:string-value="PrjCassiniSoldnerHyperbolic = &quot;Cassini-Soldner Hyperbolic&quot;;" calcext:value-type="string">
            <text:p>PrjCassiniSoldnerHyperbolic = "Cassini-Soldner Hyperbolic";</text:p>
          </table:table-cell>
          <table:table-cell table:style-name="ce36" table:formula="of:=IF([.$B19]&lt;&gt;0;CONCATENATE([.$B19];&quot; = &quot;&quot;&quot;;[.D19];&quot;&quot;&quot;;&quot;);IF([.$A19]&lt;&gt;0;CONCATENATE(&quot;// &quot;;[.$A19];&quot; //&quot;);&quot; &quot;))" office:value-type="string" office:string-value="PrjCassiniSoldnerHyperbolic = &quot;Cassini-Soldner Iperbolica&quot;;" calcext:value-type="string">
            <text:p>PrjCassiniSoldnerHyperbolic = "Cassini-Soldner Iperbolic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TransverseMercator</text:p>
          </table:table-cell>
          <table:table-cell table:style-name="ce34" office:value-type="string" calcext:value-type="string">
            <text:p>Transverse Mercator</text:p>
          </table:table-cell>
          <table:table-cell table:style-name="ce34" office:value-type="string" calcext:value-type="string">
            <text:p>Trasversa di Mercatore</text:p>
          </table:table-cell>
          <table:table-cell table:style-name="ce36" table:formula="of:=IF([.B20]&lt;&gt;0;CONCATENATE(&quot;string &quot;;[.B20];&quot; { get; }&quot;);IF([.A20]&lt;&gt;0;CONCATENATE(&quot;// &quot;;[.A20];&quot; //&quot;);&quot; &quot;))" office:value-type="string" office:string-value="string PrjTransverseMercator { get; }" calcext:value-type="string">
            <text:p>string PrjTransverseMercator { get; }</text:p>
          </table:table-cell>
          <table:table-cell table:style-name="ce36" table:formula="of:=IF([.B20]&lt;&gt;0;CONCATENATE(&quot;public string &quot;;[.B20];&quot; { get; set; }&quot;);IF([.A20]&lt;&gt;0;CONCATENATE(&quot;// &quot;;[.A20];&quot; //&quot;);&quot; &quot;))" office:value-type="string" office:string-value="public string PrjTransverseMercator { get; set; }" calcext:value-type="string">
            <text:p>public string PrjTransverseMercator { get; set; }</text:p>
          </table:table-cell>
          <table:table-cell table:style-name="ce36" table:formula="of:=IF([.B20]&lt;&gt;0;CONCATENATE([.B20];&quot; = locStrings.&quot;;[.B20];&quot;;&quot;);IF([.A20]&lt;&gt;0;CONCATENATE(&quot;// &quot;;[.A20];&quot; //&quot;);&quot; &quot;))" office:value-type="string" office:string-value="PrjTransverseMercator = locStrings.PrjTransverseMercator;" calcext:value-type="string">
            <text:p>PrjTransverseMercator = locStrings.PrjTransverseMercator;</text:p>
          </table:table-cell>
          <table:table-cell table:style-name="ce36" table:formula="of:=IF([.B20]&lt;&gt;0;CONCATENATE(&quot;public string &quot;;[.B20];&quot; { get; }&quot;);IF([.A20]&lt;&gt;0;CONCATENATE(&quot;// &quot;;[.A20];&quot; //&quot;);&quot; &quot;))" office:value-type="string" office:string-value="public string PrjTransverseMercator { get; }" calcext:value-type="string">
            <text:p>public string PrjTransverseMercator { get; }</text:p>
          </table:table-cell>
          <table:table-cell table:style-name="ce36" table:formula="of:=IF([.$B20]&lt;&gt;0;CONCATENATE([.$B20];&quot; = &quot;&quot;&quot;;[.C20];&quot;&quot;&quot;;&quot;);IF([.$A20]&lt;&gt;0;CONCATENATE(&quot;// &quot;;[.$A20];&quot; //&quot;);&quot; &quot;))" office:value-type="string" office:string-value="PrjTransverseMercator = &quot;Transverse Mercator&quot;;" calcext:value-type="string">
            <text:p>PrjTransverseMercator = "Transverse Mercator";</text:p>
          </table:table-cell>
          <table:table-cell table:style-name="ce36" table:formula="of:=IF([.$B20]&lt;&gt;0;CONCATENATE([.$B20];&quot; = &quot;&quot;&quot;;[.D20];&quot;&quot;&quot;;&quot;);IF([.$A20]&lt;&gt;0;CONCATENATE(&quot;// &quot;;[.$A20];&quot; //&quot;);&quot; &quot;))" office:value-type="string" office:string-value="PrjTransverseMercator = &quot;Trasversa di Mercatore&quot;;" calcext:value-type="string">
            <text:p>PrjTransverseMercator = "Trasversa di Mercator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TransverseMercatorUniversal</text:p>
          </table:table-cell>
          <table:table-cell table:style-name="ce34" office:value-type="string" calcext:value-type="string">
            <text:p>Universal Transverse Mercator (U.T.M.)</text:p>
          </table:table-cell>
          <table:table-cell table:style-name="ce34" office:value-type="string" calcext:value-type="string">
            <text:p>Trasversa di Mercatore Universale (U.T.M.)</text:p>
          </table:table-cell>
          <table:table-cell table:style-name="ce36" table:formula="of:=IF([.B21]&lt;&gt;0;CONCATENATE(&quot;string &quot;;[.B21];&quot; { get; }&quot;);IF([.A21]&lt;&gt;0;CONCATENATE(&quot;// &quot;;[.A21];&quot; //&quot;);&quot; &quot;))" office:value-type="string" office:string-value="string PrjTransverseMercatorUniversal { get; }" calcext:value-type="string">
            <text:p>string PrjTransverseMercatorUniversal { get; }</text:p>
          </table:table-cell>
          <table:table-cell table:style-name="ce36" table:formula="of:=IF([.B21]&lt;&gt;0;CONCATENATE(&quot;public string &quot;;[.B21];&quot; { get; set; }&quot;);IF([.A21]&lt;&gt;0;CONCATENATE(&quot;// &quot;;[.A21];&quot; //&quot;);&quot; &quot;))" office:value-type="string" office:string-value="public string PrjTransverseMercatorUniversal { get; set; }" calcext:value-type="string">
            <text:p>public string PrjTransverseMercatorUniversal { get; set; }</text:p>
          </table:table-cell>
          <table:table-cell table:style-name="ce36" table:formula="of:=IF([.B21]&lt;&gt;0;CONCATENATE([.B21];&quot; = locStrings.&quot;;[.B21];&quot;;&quot;);IF([.A21]&lt;&gt;0;CONCATENATE(&quot;// &quot;;[.A21];&quot; //&quot;);&quot; &quot;))" office:value-type="string" office:string-value="PrjTransverseMercatorUniversal = locStrings.PrjTransverseMercatorUniversal;" calcext:value-type="string">
            <text:p>PrjTransverseMercatorUniversal = locStrings.PrjTransverseMercatorUniversal;</text:p>
          </table:table-cell>
          <table:table-cell table:style-name="ce36" table:formula="of:=IF([.B21]&lt;&gt;0;CONCATENATE(&quot;public string &quot;;[.B21];&quot; { get; }&quot;);IF([.A21]&lt;&gt;0;CONCATENATE(&quot;// &quot;;[.A21];&quot; //&quot;);&quot; &quot;))" office:value-type="string" office:string-value="public string PrjTransverseMercatorUniversal { get; }" calcext:value-type="string">
            <text:p>public string PrjTransverseMercatorUniversal { get; }</text:p>
          </table:table-cell>
          <table:table-cell table:style-name="ce36" table:formula="of:=IF([.$B21]&lt;&gt;0;CONCATENATE([.$B21];&quot; = &quot;&quot;&quot;;[.C21];&quot;&quot;&quot;;&quot;);IF([.$A21]&lt;&gt;0;CONCATENATE(&quot;// &quot;;[.$A21];&quot; //&quot;);&quot; &quot;))" office:value-type="string" office:string-value="PrjTransverseMercatorUniversal = &quot;Universal Transverse Mercator (U.T.M.)&quot;;" calcext:value-type="string">
            <text:p>PrjTransverseMercatorUniversal = "Universal Transverse Mercator (U.T.M.)";</text:p>
          </table:table-cell>
          <table:table-cell table:style-name="ce36" table:formula="of:=IF([.$B21]&lt;&gt;0;CONCATENATE([.$B21];&quot; = &quot;&quot;&quot;;[.D21];&quot;&quot;&quot;;&quot;);IF([.$A21]&lt;&gt;0;CONCATENATE(&quot;// &quot;;[.$A21];&quot; //&quot;);&quot; &quot;))" office:value-type="string" office:string-value="PrjTransverseMercatorUniversal = &quot;Trasversa di Mercatore Universale (U.T.M.)&quot;;" calcext:value-type="string">
            <text:p>PrjTransverseMercatorUniversal = "Trasversa di Mercatore Universale (U.T.M.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TransverseMercatorZoned</text:p>
          </table:table-cell>
          <table:table-cell table:style-name="ce34" office:value-type="string" calcext:value-type="string">
            <text:p>Zoned Transverse Mercator</text:p>
          </table:table-cell>
          <table:table-cell table:style-name="ce34" office:value-type="string" calcext:value-type="string">
            <text:p>Trasversa di Mercatore a Zone</text:p>
          </table:table-cell>
          <table:table-cell table:style-name="ce36" table:formula="of:=IF([.B22]&lt;&gt;0;CONCATENATE(&quot;string &quot;;[.B22];&quot; { get; }&quot;);IF([.A22]&lt;&gt;0;CONCATENATE(&quot;// &quot;;[.A22];&quot; //&quot;);&quot; &quot;))" office:value-type="string" office:string-value="string PrjTransverseMercatorZoned { get; }" calcext:value-type="string">
            <text:p>string PrjTransverseMercatorZoned { get; }</text:p>
          </table:table-cell>
          <table:table-cell table:style-name="ce36" table:formula="of:=IF([.B22]&lt;&gt;0;CONCATENATE(&quot;public string &quot;;[.B22];&quot; { get; set; }&quot;);IF([.A22]&lt;&gt;0;CONCATENATE(&quot;// &quot;;[.A22];&quot; //&quot;);&quot; &quot;))" office:value-type="string" office:string-value="public string PrjTransverseMercatorZoned { get; set; }" calcext:value-type="string">
            <text:p>public string PrjTransverseMercatorZoned { get; set; }</text:p>
          </table:table-cell>
          <table:table-cell table:style-name="ce36" table:formula="of:=IF([.B22]&lt;&gt;0;CONCATENATE([.B22];&quot; = locStrings.&quot;;[.B22];&quot;;&quot;);IF([.A22]&lt;&gt;0;CONCATENATE(&quot;// &quot;;[.A22];&quot; //&quot;);&quot; &quot;))" office:value-type="string" office:string-value="PrjTransverseMercatorZoned = locStrings.PrjTransverseMercatorZoned;" calcext:value-type="string">
            <text:p>PrjTransverseMercatorZoned = locStrings.PrjTransverseMercatorZoned;</text:p>
          </table:table-cell>
          <table:table-cell table:style-name="ce36" table:formula="of:=IF([.B22]&lt;&gt;0;CONCATENATE(&quot;public string &quot;;[.B22];&quot; { get; }&quot;);IF([.A22]&lt;&gt;0;CONCATENATE(&quot;// &quot;;[.A22];&quot; //&quot;);&quot; &quot;))" office:value-type="string" office:string-value="public string PrjTransverseMercatorZoned { get; }" calcext:value-type="string">
            <text:p>public string PrjTransverseMercatorZoned { get; }</text:p>
          </table:table-cell>
          <table:table-cell table:style-name="ce36" table:formula="of:=IF([.$B22]&lt;&gt;0;CONCATENATE([.$B22];&quot; = &quot;&quot;&quot;;[.C22];&quot;&quot;&quot;;&quot;);IF([.$A22]&lt;&gt;0;CONCATENATE(&quot;// &quot;;[.$A22];&quot; //&quot;);&quot; &quot;))" office:value-type="string" office:string-value="PrjTransverseMercatorZoned = &quot;Zoned Transverse Mercator&quot;;" calcext:value-type="string">
            <text:p>PrjTransverseMercatorZoned = "Zoned Transverse Mercator";</text:p>
          </table:table-cell>
          <table:table-cell table:style-name="ce36" table:formula="of:=IF([.$B22]&lt;&gt;0;CONCATENATE([.$B22];&quot; = &quot;&quot;&quot;;[.D22];&quot;&quot;&quot;;&quot;);IF([.$A22]&lt;&gt;0;CONCATENATE(&quot;// &quot;;[.$A22];&quot; //&quot;);&quot; &quot;))" office:value-type="string" office:string-value="PrjTransverseMercatorZoned = &quot;Trasversa di Mercatore a Zone&quot;;" calcext:value-type="string">
            <text:p>PrjTransverseMercatorZoned = "Trasversa di Mercatore a Zon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TransverseMercatorSouth</text:p>
          </table:table-cell>
          <table:table-cell table:style-name="ce34" office:value-type="string" calcext:value-type="string">
            <text:p>Transverse Mercator (South oriented)</text:p>
          </table:table-cell>
          <table:table-cell table:style-name="ce34" office:value-type="string" calcext:value-type="string">
            <text:p>Trasversa di Mercatore (Orientata a sud)</text:p>
          </table:table-cell>
          <table:table-cell table:style-name="ce36" table:formula="of:=IF([.B23]&lt;&gt;0;CONCATENATE(&quot;string &quot;;[.B23];&quot; { get; }&quot;);IF([.A23]&lt;&gt;0;CONCATENATE(&quot;// &quot;;[.A23];&quot; //&quot;);&quot; &quot;))" office:value-type="string" office:string-value="string PrjTransverseMercatorSouth { get; }" calcext:value-type="string">
            <text:p>string PrjTransverseMercatorSouth { get; }</text:p>
          </table:table-cell>
          <table:table-cell table:style-name="ce36" table:formula="of:=IF([.B23]&lt;&gt;0;CONCATENATE(&quot;public string &quot;;[.B23];&quot; { get; set; }&quot;);IF([.A23]&lt;&gt;0;CONCATENATE(&quot;// &quot;;[.A23];&quot; //&quot;);&quot; &quot;))" office:value-type="string" office:string-value="public string PrjTransverseMercatorSouth { get; set; }" calcext:value-type="string">
            <text:p>public string PrjTransverseMercatorSouth { get; set; }</text:p>
          </table:table-cell>
          <table:table-cell table:style-name="ce36" table:formula="of:=IF([.B23]&lt;&gt;0;CONCATENATE([.B23];&quot; = locStrings.&quot;;[.B23];&quot;;&quot;);IF([.A23]&lt;&gt;0;CONCATENATE(&quot;// &quot;;[.A23];&quot; //&quot;);&quot; &quot;))" office:value-type="string" office:string-value="PrjTransverseMercatorSouth = locStrings.PrjTransverseMercatorSouth;" calcext:value-type="string">
            <text:p>PrjTransverseMercatorSouth = locStrings.PrjTransverseMercatorSouth;</text:p>
          </table:table-cell>
          <table:table-cell table:style-name="ce36" table:formula="of:=IF([.B23]&lt;&gt;0;CONCATENATE(&quot;public string &quot;;[.B23];&quot; { get; }&quot;);IF([.A23]&lt;&gt;0;CONCATENATE(&quot;// &quot;;[.A23];&quot; //&quot;);&quot; &quot;))" office:value-type="string" office:string-value="public string PrjTransverseMercatorSouth { get; }" calcext:value-type="string">
            <text:p>public string PrjTransverseMercatorSouth { get; }</text:p>
          </table:table-cell>
          <table:table-cell table:style-name="ce36" table:formula="of:=IF([.$B23]&lt;&gt;0;CONCATENATE([.$B23];&quot; = &quot;&quot;&quot;;[.C23];&quot;&quot;&quot;;&quot;);IF([.$A23]&lt;&gt;0;CONCATENATE(&quot;// &quot;;[.$A23];&quot; //&quot;);&quot; &quot;))" office:value-type="string" office:string-value="PrjTransverseMercatorSouth = &quot;Transverse Mercator (South oriented)&quot;;" calcext:value-type="string">
            <text:p>PrjTransverseMercatorSouth = "Transverse Mercator (South oriented)";</text:p>
          </table:table-cell>
          <table:table-cell table:style-name="ce36" table:formula="of:=IF([.$B23]&lt;&gt;0;CONCATENATE([.$B23];&quot; = &quot;&quot;&quot;;[.D23];&quot;&quot;&quot;;&quot;);IF([.$A23]&lt;&gt;0;CONCATENATE(&quot;// &quot;;[.$A23];&quot; //&quot;);&quot; &quot;))" office:value-type="string" office:string-value="PrjTransverseMercatorSouth = &quot;Trasversa di Mercatore (Orientata a sud)&quot;;" calcext:value-type="string">
            <text:p>PrjTransverseMercatorSouth = "Trasversa di Mercatore (Orientata a sud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ObliqueMercatorHotineA</text:p>
          </table:table-cell>
          <table:table-cell table:style-name="ce34" office:value-type="string" calcext:value-type="string">
            <text:p>Oblique Mercator Hotine A</text:p>
          </table:table-cell>
          <table:table-cell table:style-name="ce34" office:value-type="string" calcext:value-type="string">
            <text:p>Obliqua di Mercatore Hotine (Variante A)</text:p>
          </table:table-cell>
          <table:table-cell table:style-name="ce36" table:formula="of:=IF([.B24]&lt;&gt;0;CONCATENATE(&quot;string &quot;;[.B24];&quot; { get; }&quot;);IF([.A24]&lt;&gt;0;CONCATENATE(&quot;// &quot;;[.A24];&quot; //&quot;);&quot; &quot;))" office:value-type="string" office:string-value="string PrjObliqueMercatorHotineA { get; }" calcext:value-type="string">
            <text:p>string PrjObliqueMercatorHotineA { get; }</text:p>
          </table:table-cell>
          <table:table-cell table:style-name="ce36" table:formula="of:=IF([.B24]&lt;&gt;0;CONCATENATE(&quot;public string &quot;;[.B24];&quot; { get; set; }&quot;);IF([.A24]&lt;&gt;0;CONCATENATE(&quot;// &quot;;[.A24];&quot; //&quot;);&quot; &quot;))" office:value-type="string" office:string-value="public string PrjObliqueMercatorHotineA { get; set; }" calcext:value-type="string">
            <text:p>public string PrjObliqueMercatorHotineA { get; set; }</text:p>
          </table:table-cell>
          <table:table-cell table:style-name="ce36" table:formula="of:=IF([.B24]&lt;&gt;0;CONCATENATE([.B24];&quot; = locStrings.&quot;;[.B24];&quot;;&quot;);IF([.A24]&lt;&gt;0;CONCATENATE(&quot;// &quot;;[.A24];&quot; //&quot;);&quot; &quot;))" office:value-type="string" office:string-value="PrjObliqueMercatorHotineA = locStrings.PrjObliqueMercatorHotineA;" calcext:value-type="string">
            <text:p>PrjObliqueMercatorHotineA = locStrings.PrjObliqueMercatorHotineA;</text:p>
          </table:table-cell>
          <table:table-cell table:style-name="ce36" table:formula="of:=IF([.B24]&lt;&gt;0;CONCATENATE(&quot;public string &quot;;[.B24];&quot; { get; }&quot;);IF([.A24]&lt;&gt;0;CONCATENATE(&quot;// &quot;;[.A24];&quot; //&quot;);&quot; &quot;))" office:value-type="string" office:string-value="public string PrjObliqueMercatorHotineA { get; }" calcext:value-type="string">
            <text:p>public string PrjObliqueMercatorHotineA { get; }</text:p>
          </table:table-cell>
          <table:table-cell table:style-name="ce36" table:formula="of:=IF([.$B24]&lt;&gt;0;CONCATENATE([.$B24];&quot; = &quot;&quot;&quot;;[.C24];&quot;&quot;&quot;;&quot;);IF([.$A24]&lt;&gt;0;CONCATENATE(&quot;// &quot;;[.$A24];&quot; //&quot;);&quot; &quot;))" office:value-type="string" office:string-value="PrjObliqueMercatorHotineA = &quot;Oblique Mercator Hotine A&quot;;" calcext:value-type="string">
            <text:p>PrjObliqueMercatorHotineA = "Oblique Mercator Hotine A";</text:p>
          </table:table-cell>
          <table:table-cell table:style-name="ce36" table:formula="of:=IF([.$B24]&lt;&gt;0;CONCATENATE([.$B24];&quot; = &quot;&quot;&quot;;[.D24];&quot;&quot;&quot;;&quot;);IF([.$A24]&lt;&gt;0;CONCATENATE(&quot;// &quot;;[.$A24];&quot; //&quot;);&quot; &quot;))" office:value-type="string" office:string-value="PrjObliqueMercatorHotineA = &quot;Obliqua di Mercatore Hotine (Variante A)&quot;;" calcext:value-type="string">
            <text:p>PrjObliqueMercatorHotineA = "Obliqua di Mercatore Hotine (Variante A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ObliqueMercatorHotineB</text:p>
          </table:table-cell>
          <table:table-cell table:style-name="ce34" office:value-type="string" calcext:value-type="string">
            <text:p>Oblique Mercator Hotine B</text:p>
          </table:table-cell>
          <table:table-cell table:style-name="ce34" office:value-type="string" calcext:value-type="string">
            <text:p>Obliqua di Mercatore Hotine (Variante B)</text:p>
          </table:table-cell>
          <table:table-cell table:style-name="ce36" table:formula="of:=IF([.B25]&lt;&gt;0;CONCATENATE(&quot;string &quot;;[.B25];&quot; { get; }&quot;);IF([.A25]&lt;&gt;0;CONCATENATE(&quot;// &quot;;[.A25];&quot; //&quot;);&quot; &quot;))" office:value-type="string" office:string-value="string PrjObliqueMercatorHotineB { get; }" calcext:value-type="string">
            <text:p>string PrjObliqueMercatorHotineB { get; }</text:p>
          </table:table-cell>
          <table:table-cell table:style-name="ce36" table:formula="of:=IF([.B25]&lt;&gt;0;CONCATENATE(&quot;public string &quot;;[.B25];&quot; { get; set; }&quot;);IF([.A25]&lt;&gt;0;CONCATENATE(&quot;// &quot;;[.A25];&quot; //&quot;);&quot; &quot;))" office:value-type="string" office:string-value="public string PrjObliqueMercatorHotineB { get; set; }" calcext:value-type="string">
            <text:p>public string PrjObliqueMercatorHotineB { get; set; }</text:p>
          </table:table-cell>
          <table:table-cell table:style-name="ce36" table:formula="of:=IF([.B25]&lt;&gt;0;CONCATENATE([.B25];&quot; = locStrings.&quot;;[.B25];&quot;;&quot;);IF([.A25]&lt;&gt;0;CONCATENATE(&quot;// &quot;;[.A25];&quot; //&quot;);&quot; &quot;))" office:value-type="string" office:string-value="PrjObliqueMercatorHotineB = locStrings.PrjObliqueMercatorHotineB;" calcext:value-type="string">
            <text:p>PrjObliqueMercatorHotineB = locStrings.PrjObliqueMercatorHotineB;</text:p>
          </table:table-cell>
          <table:table-cell table:style-name="ce36" table:formula="of:=IF([.B25]&lt;&gt;0;CONCATENATE(&quot;public string &quot;;[.B25];&quot; { get; }&quot;);IF([.A25]&lt;&gt;0;CONCATENATE(&quot;// &quot;;[.A25];&quot; //&quot;);&quot; &quot;))" office:value-type="string" office:string-value="public string PrjObliqueMercatorHotineB { get; }" calcext:value-type="string">
            <text:p>public string PrjObliqueMercatorHotineB { get; }</text:p>
          </table:table-cell>
          <table:table-cell table:style-name="ce36" table:formula="of:=IF([.$B25]&lt;&gt;0;CONCATENATE([.$B25];&quot; = &quot;&quot;&quot;;[.C25];&quot;&quot;&quot;;&quot;);IF([.$A25]&lt;&gt;0;CONCATENATE(&quot;// &quot;;[.$A25];&quot; //&quot;);&quot; &quot;))" office:value-type="string" office:string-value="PrjObliqueMercatorHotineB = &quot;Oblique Mercator Hotine B&quot;;" calcext:value-type="string">
            <text:p>PrjObliqueMercatorHotineB = "Oblique Mercator Hotine B";</text:p>
          </table:table-cell>
          <table:table-cell table:style-name="ce36" table:formula="of:=IF([.$B25]&lt;&gt;0;CONCATENATE([.$B25];&quot; = &quot;&quot;&quot;;[.D25];&quot;&quot;&quot;;&quot;);IF([.$A25]&lt;&gt;0;CONCATENATE(&quot;// &quot;;[.$A25];&quot; //&quot;);&quot; &quot;))" office:value-type="string" office:string-value="PrjObliqueMercatorHotineB = &quot;Obliqua di Mercatore Hotine (Variante B)&quot;;" calcext:value-type="string">
            <text:p>PrjObliqueMercatorHotineB = "Obliqua di Mercatore Hotine (Variante B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ObliqueMercatorLaborde</text:p>
          </table:table-cell>
          <table:table-cell table:style-name="ce34" office:value-type="string" calcext:value-type="string">
            <text:p>Oblique Mercator Laborde</text:p>
          </table:table-cell>
          <table:table-cell table:style-name="ce34" office:value-type="string" calcext:value-type="string">
            <text:p>Obliqua di Mercatore Laborde</text:p>
          </table:table-cell>
          <table:table-cell table:style-name="ce36" table:formula="of:=IF([.B26]&lt;&gt;0;CONCATENATE(&quot;string &quot;;[.B26];&quot; { get; }&quot;);IF([.A26]&lt;&gt;0;CONCATENATE(&quot;// &quot;;[.A26];&quot; //&quot;);&quot; &quot;))" office:value-type="string" office:string-value="string PrjObliqueMercatorLaborde { get; }" calcext:value-type="string">
            <text:p>string PrjObliqueMercatorLaborde { get; }</text:p>
          </table:table-cell>
          <table:table-cell table:style-name="ce36" table:formula="of:=IF([.B26]&lt;&gt;0;CONCATENATE(&quot;public string &quot;;[.B26];&quot; { get; set; }&quot;);IF([.A26]&lt;&gt;0;CONCATENATE(&quot;// &quot;;[.A26];&quot; //&quot;);&quot; &quot;))" office:value-type="string" office:string-value="public string PrjObliqueMercatorLaborde { get; set; }" calcext:value-type="string">
            <text:p>public string PrjObliqueMercatorLaborde { get; set; }</text:p>
          </table:table-cell>
          <table:table-cell table:style-name="ce36" table:formula="of:=IF([.B26]&lt;&gt;0;CONCATENATE([.B26];&quot; = locStrings.&quot;;[.B26];&quot;;&quot;);IF([.A26]&lt;&gt;0;CONCATENATE(&quot;// &quot;;[.A26];&quot; //&quot;);&quot; &quot;))" office:value-type="string" office:string-value="PrjObliqueMercatorLaborde = locStrings.PrjObliqueMercatorLaborde;" calcext:value-type="string">
            <text:p>PrjObliqueMercatorLaborde = locStrings.PrjObliqueMercatorLaborde;</text:p>
          </table:table-cell>
          <table:table-cell table:style-name="ce36" table:formula="of:=IF([.B26]&lt;&gt;0;CONCATENATE(&quot;public string &quot;;[.B26];&quot; { get; }&quot;);IF([.A26]&lt;&gt;0;CONCATENATE(&quot;// &quot;;[.A26];&quot; //&quot;);&quot; &quot;))" office:value-type="string" office:string-value="public string PrjObliqueMercatorLaborde { get; }" calcext:value-type="string">
            <text:p>public string PrjObliqueMercatorLaborde { get; }</text:p>
          </table:table-cell>
          <table:table-cell table:style-name="ce36" table:formula="of:=IF([.$B26]&lt;&gt;0;CONCATENATE([.$B26];&quot; = &quot;&quot;&quot;;[.C26];&quot;&quot;&quot;;&quot;);IF([.$A26]&lt;&gt;0;CONCATENATE(&quot;// &quot;;[.$A26];&quot; //&quot;);&quot; &quot;))" office:value-type="string" office:string-value="PrjObliqueMercatorLaborde = &quot;Oblique Mercator Laborde&quot;;" calcext:value-type="string">
            <text:p>PrjObliqueMercatorLaborde = "Oblique Mercator Laborde";</text:p>
          </table:table-cell>
          <table:table-cell table:style-name="ce36" table:formula="of:=IF([.$B26]&lt;&gt;0;CONCATENATE([.$B26];&quot; = &quot;&quot;&quot;;[.D26];&quot;&quot;&quot;;&quot;);IF([.$A26]&lt;&gt;0;CONCATENATE(&quot;// &quot;;[.$A26];&quot; //&quot;);&quot; &quot;))" office:value-type="string" office:string-value="PrjObliqueMercatorLaborde = &quot;Obliqua di Mercatore Laborde&quot;;" calcext:value-type="string">
            <text:p>PrjObliqueMercatorLaborde = "Obliqua di Mercatore Labord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StereographicOblique</text:p>
          </table:table-cell>
          <table:table-cell table:style-name="ce34" office:value-type="string" calcext:value-type="string">
            <text:p>Stereographic Oblique</text:p>
          </table:table-cell>
          <table:table-cell table:style-name="ce34" office:value-type="string" calcext:value-type="string">
            <text:p>Stereografica Obliqua</text:p>
          </table:table-cell>
          <table:table-cell table:style-name="ce36" table:formula="of:=IF([.B27]&lt;&gt;0;CONCATENATE(&quot;string &quot;;[.B27];&quot; { get; }&quot;);IF([.A27]&lt;&gt;0;CONCATENATE(&quot;// &quot;;[.A27];&quot; //&quot;);&quot; &quot;))" office:value-type="string" office:string-value="string PrjStereographicOblique { get; }" calcext:value-type="string">
            <text:p>string PrjStereographicOblique { get; }</text:p>
          </table:table-cell>
          <table:table-cell table:style-name="ce36" table:formula="of:=IF([.B27]&lt;&gt;0;CONCATENATE(&quot;public string &quot;;[.B27];&quot; { get; set; }&quot;);IF([.A27]&lt;&gt;0;CONCATENATE(&quot;// &quot;;[.A27];&quot; //&quot;);&quot; &quot;))" office:value-type="string" office:string-value="public string PrjStereographicOblique { get; set; }" calcext:value-type="string">
            <text:p>public string PrjStereographicOblique { get; set; }</text:p>
          </table:table-cell>
          <table:table-cell table:style-name="ce36" table:formula="of:=IF([.B27]&lt;&gt;0;CONCATENATE([.B27];&quot; = locStrings.&quot;;[.B27];&quot;;&quot;);IF([.A27]&lt;&gt;0;CONCATENATE(&quot;// &quot;;[.A27];&quot; //&quot;);&quot; &quot;))" office:value-type="string" office:string-value="PrjStereographicOblique = locStrings.PrjStereographicOblique;" calcext:value-type="string">
            <text:p>PrjStereographicOblique = locStrings.PrjStereographicOblique;</text:p>
          </table:table-cell>
          <table:table-cell table:style-name="ce36" table:formula="of:=IF([.B27]&lt;&gt;0;CONCATENATE(&quot;public string &quot;;[.B27];&quot; { get; }&quot;);IF([.A27]&lt;&gt;0;CONCATENATE(&quot;// &quot;;[.A27];&quot; //&quot;);&quot; &quot;))" office:value-type="string" office:string-value="public string PrjStereographicOblique { get; }" calcext:value-type="string">
            <text:p>public string PrjStereographicOblique { get; }</text:p>
          </table:table-cell>
          <table:table-cell table:style-name="ce36" table:formula="of:=IF([.$B27]&lt;&gt;0;CONCATENATE([.$B27];&quot; = &quot;&quot;&quot;;[.C27];&quot;&quot;&quot;;&quot;);IF([.$A27]&lt;&gt;0;CONCATENATE(&quot;// &quot;;[.$A27];&quot; //&quot;);&quot; &quot;))" office:value-type="string" office:string-value="PrjStereographicOblique = &quot;Stereographic Oblique&quot;;" calcext:value-type="string">
            <text:p>PrjStereographicOblique = "Stereographic Oblique";</text:p>
          </table:table-cell>
          <table:table-cell table:style-name="ce36" table:formula="of:=IF([.$B27]&lt;&gt;0;CONCATENATE([.$B27];&quot; = &quot;&quot;&quot;;[.D27];&quot;&quot;&quot;;&quot;);IF([.$A27]&lt;&gt;0;CONCATENATE(&quot;// &quot;;[.$A27];&quot; //&quot;);&quot; &quot;))" office:value-type="string" office:string-value="PrjStereographicOblique = &quot;Stereografica Obliqua&quot;;" calcext:value-type="string">
            <text:p>PrjStereographicOblique = "Stereografica Obliqu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StereographicPolarA</text:p>
          </table:table-cell>
          <table:table-cell table:style-name="ce34" office:value-type="string" calcext:value-type="string">
            <text:p>Stereographic Polar A</text:p>
          </table:table-cell>
          <table:table-cell table:style-name="ce34" office:value-type="string" calcext:value-type="string">
            <text:p>Stereografica Polare (Variante A)</text:p>
          </table:table-cell>
          <table:table-cell table:style-name="ce36" table:formula="of:=IF([.B28]&lt;&gt;0;CONCATENATE(&quot;string &quot;;[.B28];&quot; { get; }&quot;);IF([.A28]&lt;&gt;0;CONCATENATE(&quot;// &quot;;[.A28];&quot; //&quot;);&quot; &quot;))" office:value-type="string" office:string-value="string PrjStereographicPolarA { get; }" calcext:value-type="string">
            <text:p>string PrjStereographicPolarA { get; }</text:p>
          </table:table-cell>
          <table:table-cell table:style-name="ce36" table:formula="of:=IF([.B28]&lt;&gt;0;CONCATENATE(&quot;public string &quot;;[.B28];&quot; { get; set; }&quot;);IF([.A28]&lt;&gt;0;CONCATENATE(&quot;// &quot;;[.A28];&quot; //&quot;);&quot; &quot;))" office:value-type="string" office:string-value="public string PrjStereographicPolarA { get; set; }" calcext:value-type="string">
            <text:p>public string PrjStereographicPolarA { get; set; }</text:p>
          </table:table-cell>
          <table:table-cell table:style-name="ce36" table:formula="of:=IF([.B28]&lt;&gt;0;CONCATENATE([.B28];&quot; = locStrings.&quot;;[.B28];&quot;;&quot;);IF([.A28]&lt;&gt;0;CONCATENATE(&quot;// &quot;;[.A28];&quot; //&quot;);&quot; &quot;))" office:value-type="string" office:string-value="PrjStereographicPolarA = locStrings.PrjStereographicPolarA;" calcext:value-type="string">
            <text:p>PrjStereographicPolarA = locStrings.PrjStereographicPolarA;</text:p>
          </table:table-cell>
          <table:table-cell table:style-name="ce36" table:formula="of:=IF([.B28]&lt;&gt;0;CONCATENATE(&quot;public string &quot;;[.B28];&quot; { get; }&quot;);IF([.A28]&lt;&gt;0;CONCATENATE(&quot;// &quot;;[.A28];&quot; //&quot;);&quot; &quot;))" office:value-type="string" office:string-value="public string PrjStereographicPolarA { get; }" calcext:value-type="string">
            <text:p>public string PrjStereographicPolarA { get; }</text:p>
          </table:table-cell>
          <table:table-cell table:style-name="ce36" table:formula="of:=IF([.$B28]&lt;&gt;0;CONCATENATE([.$B28];&quot; = &quot;&quot;&quot;;[.C28];&quot;&quot;&quot;;&quot;);IF([.$A28]&lt;&gt;0;CONCATENATE(&quot;// &quot;;[.$A28];&quot; //&quot;);&quot; &quot;))" office:value-type="string" office:string-value="PrjStereographicPolarA = &quot;Stereographic Polar A&quot;;" calcext:value-type="string">
            <text:p>PrjStereographicPolarA = "Stereographic Polar A";</text:p>
          </table:table-cell>
          <table:table-cell table:style-name="ce36" table:formula="of:=IF([.$B28]&lt;&gt;0;CONCATENATE([.$B28];&quot; = &quot;&quot;&quot;;[.D28];&quot;&quot;&quot;;&quot;);IF([.$A28]&lt;&gt;0;CONCATENATE(&quot;// &quot;;[.$A28];&quot; //&quot;);&quot; &quot;))" office:value-type="string" office:string-value="PrjStereographicPolarA = &quot;Stereografica Polare (Variante A)&quot;;" calcext:value-type="string">
            <text:p>PrjStereographicPolarA = "Stereografica Polare (Variante A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StereographicPolarB</text:p>
          </table:table-cell>
          <table:table-cell table:style-name="ce34" office:value-type="string" calcext:value-type="string">
            <text:p>Stereographic Polar B</text:p>
          </table:table-cell>
          <table:table-cell table:style-name="ce34" office:value-type="string" calcext:value-type="string">
            <text:p>Stereografica Polare (Variante B)</text:p>
          </table:table-cell>
          <table:table-cell table:style-name="ce36" table:formula="of:=IF([.B29]&lt;&gt;0;CONCATENATE(&quot;string &quot;;[.B29];&quot; { get; }&quot;);IF([.A29]&lt;&gt;0;CONCATENATE(&quot;// &quot;;[.A29];&quot; //&quot;);&quot; &quot;))" office:value-type="string" office:string-value="string PrjStereographicPolarB { get; }" calcext:value-type="string">
            <text:p>string PrjStereographicPolarB { get; }</text:p>
          </table:table-cell>
          <table:table-cell table:style-name="ce36" table:formula="of:=IF([.B29]&lt;&gt;0;CONCATENATE(&quot;public string &quot;;[.B29];&quot; { get; set; }&quot;);IF([.A29]&lt;&gt;0;CONCATENATE(&quot;// &quot;;[.A29];&quot; //&quot;);&quot; &quot;))" office:value-type="string" office:string-value="public string PrjStereographicPolarB { get; set; }" calcext:value-type="string">
            <text:p>public string PrjStereographicPolarB { get; set; }</text:p>
          </table:table-cell>
          <table:table-cell table:style-name="ce36" table:formula="of:=IF([.B29]&lt;&gt;0;CONCATENATE([.B29];&quot; = locStrings.&quot;;[.B29];&quot;;&quot;);IF([.A29]&lt;&gt;0;CONCATENATE(&quot;// &quot;;[.A29];&quot; //&quot;);&quot; &quot;))" office:value-type="string" office:string-value="PrjStereographicPolarB = locStrings.PrjStereographicPolarB;" calcext:value-type="string">
            <text:p>PrjStereographicPolarB = locStrings.PrjStereographicPolarB;</text:p>
          </table:table-cell>
          <table:table-cell table:style-name="ce36" table:formula="of:=IF([.B29]&lt;&gt;0;CONCATENATE(&quot;public string &quot;;[.B29];&quot; { get; }&quot;);IF([.A29]&lt;&gt;0;CONCATENATE(&quot;// &quot;;[.A29];&quot; //&quot;);&quot; &quot;))" office:value-type="string" office:string-value="public string PrjStereographicPolarB { get; }" calcext:value-type="string">
            <text:p>public string PrjStereographicPolarB { get; }</text:p>
          </table:table-cell>
          <table:table-cell table:style-name="ce36" table:formula="of:=IF([.$B29]&lt;&gt;0;CONCATENATE([.$B29];&quot; = &quot;&quot;&quot;;[.C29];&quot;&quot;&quot;;&quot;);IF([.$A29]&lt;&gt;0;CONCATENATE(&quot;// &quot;;[.$A29];&quot; //&quot;);&quot; &quot;))" office:value-type="string" office:string-value="PrjStereographicPolarB = &quot;Stereographic Polar B&quot;;" calcext:value-type="string">
            <text:p>PrjStereographicPolarB = "Stereographic Polar B";</text:p>
          </table:table-cell>
          <table:table-cell table:style-name="ce36" table:formula="of:=IF([.$B29]&lt;&gt;0;CONCATENATE([.$B29];&quot; = &quot;&quot;&quot;;[.D29];&quot;&quot;&quot;;&quot;);IF([.$A29]&lt;&gt;0;CONCATENATE(&quot;// &quot;;[.$A29];&quot; //&quot;);&quot; &quot;))" office:value-type="string" office:string-value="PrjStereographicPolarB = &quot;Stereografica Polare (Variante B)&quot;;" calcext:value-type="string">
            <text:p>PrjStereographicPolarB = "Stereografica Polare (Variante B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StereographicPolarC</text:p>
          </table:table-cell>
          <table:table-cell table:style-name="ce34" office:value-type="string" calcext:value-type="string">
            <text:p>Stereographic Polar C</text:p>
          </table:table-cell>
          <table:table-cell table:style-name="ce34" office:value-type="string" calcext:value-type="string">
            <text:p>Stereografica Polare (Variante C)</text:p>
          </table:table-cell>
          <table:table-cell table:style-name="ce36" table:formula="of:=IF([.B30]&lt;&gt;0;CONCATENATE(&quot;string &quot;;[.B30];&quot; { get; }&quot;);IF([.A30]&lt;&gt;0;CONCATENATE(&quot;// &quot;;[.A30];&quot; //&quot;);&quot; &quot;))" office:value-type="string" office:string-value="string PrjStereographicPolarC { get; }" calcext:value-type="string">
            <text:p>string PrjStereographicPolarC { get; }</text:p>
          </table:table-cell>
          <table:table-cell table:style-name="ce36" table:formula="of:=IF([.B30]&lt;&gt;0;CONCATENATE(&quot;public string &quot;;[.B30];&quot; { get; set; }&quot;);IF([.A30]&lt;&gt;0;CONCATENATE(&quot;// &quot;;[.A30];&quot; //&quot;);&quot; &quot;))" office:value-type="string" office:string-value="public string PrjStereographicPolarC { get; set; }" calcext:value-type="string">
            <text:p>public string PrjStereographicPolarC { get; set; }</text:p>
          </table:table-cell>
          <table:table-cell table:style-name="ce36" table:formula="of:=IF([.B30]&lt;&gt;0;CONCATENATE([.B30];&quot; = locStrings.&quot;;[.B30];&quot;;&quot;);IF([.A30]&lt;&gt;0;CONCATENATE(&quot;// &quot;;[.A30];&quot; //&quot;);&quot; &quot;))" office:value-type="string" office:string-value="PrjStereographicPolarC = locStrings.PrjStereographicPolarC;" calcext:value-type="string">
            <text:p>PrjStereographicPolarC = locStrings.PrjStereographicPolarC;</text:p>
          </table:table-cell>
          <table:table-cell table:style-name="ce36" table:formula="of:=IF([.B30]&lt;&gt;0;CONCATENATE(&quot;public string &quot;;[.B30];&quot; { get; }&quot;);IF([.A30]&lt;&gt;0;CONCATENATE(&quot;// &quot;;[.A30];&quot; //&quot;);&quot; &quot;))" office:value-type="string" office:string-value="public string PrjStereographicPolarC { get; }" calcext:value-type="string">
            <text:p>public string PrjStereographicPolarC { get; }</text:p>
          </table:table-cell>
          <table:table-cell table:style-name="ce36" table:formula="of:=IF([.$B30]&lt;&gt;0;CONCATENATE([.$B30];&quot; = &quot;&quot;&quot;;[.C30];&quot;&quot;&quot;;&quot;);IF([.$A30]&lt;&gt;0;CONCATENATE(&quot;// &quot;;[.$A30];&quot; //&quot;);&quot; &quot;))" office:value-type="string" office:string-value="PrjStereographicPolarC = &quot;Stereographic Polar C&quot;;" calcext:value-type="string">
            <text:p>PrjStereographicPolarC = "Stereographic Polar C";</text:p>
          </table:table-cell>
          <table:table-cell table:style-name="ce36" table:formula="of:=IF([.$B30]&lt;&gt;0;CONCATENATE([.$B30];&quot; = &quot;&quot;&quot;;[.D30];&quot;&quot;&quot;;&quot;);IF([.$A30]&lt;&gt;0;CONCATENATE(&quot;// &quot;;[.$A30];&quot; //&quot;);&quot; &quot;))" office:value-type="string" office:string-value="PrjStereographicPolarC = &quot;Stereografica Polare (Variante C)&quot;;" calcext:value-type="string">
            <text:p>PrjStereographicPolarC = "Stereografica Polare (Variante C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NewZealandGrid</text:p>
          </table:table-cell>
          <table:table-cell table:style-name="ce34" office:value-type="string" calcext:value-type="string">
            <text:p>New Zealand Grid</text:p>
          </table:table-cell>
          <table:table-cell table:style-name="ce34" office:value-type="string" calcext:value-type="string">
            <text:p>Griglia della Nuova Zelanda</text:p>
          </table:table-cell>
          <table:table-cell table:style-name="ce36" table:formula="of:=IF([.B31]&lt;&gt;0;CONCATENATE(&quot;string &quot;;[.B31];&quot; { get; }&quot;);IF([.A31]&lt;&gt;0;CONCATENATE(&quot;// &quot;;[.A31];&quot; //&quot;);&quot; &quot;))" office:value-type="string" office:string-value="string PrjNewZealandGrid { get; }" calcext:value-type="string">
            <text:p>string PrjNewZealandGrid { get; }</text:p>
          </table:table-cell>
          <table:table-cell table:style-name="ce36" table:formula="of:=IF([.B31]&lt;&gt;0;CONCATENATE(&quot;public string &quot;;[.B31];&quot; { get; set; }&quot;);IF([.A31]&lt;&gt;0;CONCATENATE(&quot;// &quot;;[.A31];&quot; //&quot;);&quot; &quot;))" office:value-type="string" office:string-value="public string PrjNewZealandGrid { get; set; }" calcext:value-type="string">
            <text:p>public string PrjNewZealandGrid { get; set; }</text:p>
          </table:table-cell>
          <table:table-cell table:style-name="ce36" table:formula="of:=IF([.B31]&lt;&gt;0;CONCATENATE([.B31];&quot; = locStrings.&quot;;[.B31];&quot;;&quot;);IF([.A31]&lt;&gt;0;CONCATENATE(&quot;// &quot;;[.A31];&quot; //&quot;);&quot; &quot;))" office:value-type="string" office:string-value="PrjNewZealandGrid = locStrings.PrjNewZealandGrid;" calcext:value-type="string">
            <text:p>PrjNewZealandGrid = locStrings.PrjNewZealandGrid;</text:p>
          </table:table-cell>
          <table:table-cell table:style-name="ce36" table:formula="of:=IF([.B31]&lt;&gt;0;CONCATENATE(&quot;public string &quot;;[.B31];&quot; { get; }&quot;);IF([.A31]&lt;&gt;0;CONCATENATE(&quot;// &quot;;[.A31];&quot; //&quot;);&quot; &quot;))" office:value-type="string" office:string-value="public string PrjNewZealandGrid { get; }" calcext:value-type="string">
            <text:p>public string PrjNewZealandGrid { get; }</text:p>
          </table:table-cell>
          <table:table-cell table:style-name="ce36" table:formula="of:=IF([.$B31]&lt;&gt;0;CONCATENATE([.$B31];&quot; = &quot;&quot;&quot;;[.C31];&quot;&quot;&quot;;&quot;);IF([.$A31]&lt;&gt;0;CONCATENATE(&quot;// &quot;;[.$A31];&quot; //&quot;);&quot; &quot;))" office:value-type="string" office:string-value="PrjNewZealandGrid = &quot;New Zealand Grid&quot;;" calcext:value-type="string">
            <text:p>PrjNewZealandGrid = "New Zealand Grid";</text:p>
          </table:table-cell>
          <table:table-cell table:style-name="ce36" table:formula="of:=IF([.$B31]&lt;&gt;0;CONCATENATE([.$B31];&quot; = &quot;&quot;&quot;;[.D31];&quot;&quot;&quot;;&quot;);IF([.$A31]&lt;&gt;0;CONCATENATE(&quot;// &quot;;[.$A31];&quot; //&quot;);&quot; &quot;))" office:value-type="string" office:string-value="PrjNewZealandGrid = &quot;Griglia della Nuova Zelanda&quot;;" calcext:value-type="string">
            <text:p>PrjNewZealandGrid = "Griglia della Nuova Zeland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TunisiaMining</text:p>
          </table:table-cell>
          <table:table-cell table:style-name="ce34" office:value-type="string" calcext:value-type="string">
            <text:p>Tunisia Mining</text:p>
          </table:table-cell>
          <table:table-cell table:style-name="ce34" office:value-type="string" calcext:value-type="string">
            <text:p>Miniere della Tunisia</text:p>
          </table:table-cell>
          <table:table-cell table:style-name="ce36" table:formula="of:=IF([.B32]&lt;&gt;0;CONCATENATE(&quot;string &quot;;[.B32];&quot; { get; }&quot;);IF([.A32]&lt;&gt;0;CONCATENATE(&quot;// &quot;;[.A32];&quot; //&quot;);&quot; &quot;))" office:value-type="string" office:string-value="string PrjTunisiaMining { get; }" calcext:value-type="string">
            <text:p>string PrjTunisiaMining { get; }</text:p>
          </table:table-cell>
          <table:table-cell table:style-name="ce36" table:formula="of:=IF([.B32]&lt;&gt;0;CONCATENATE(&quot;public string &quot;;[.B32];&quot; { get; set; }&quot;);IF([.A32]&lt;&gt;0;CONCATENATE(&quot;// &quot;;[.A32];&quot; //&quot;);&quot; &quot;))" office:value-type="string" office:string-value="public string PrjTunisiaMining { get; set; }" calcext:value-type="string">
            <text:p>public string PrjTunisiaMining { get; set; }</text:p>
          </table:table-cell>
          <table:table-cell table:style-name="ce36" table:formula="of:=IF([.B32]&lt;&gt;0;CONCATENATE([.B32];&quot; = locStrings.&quot;;[.B32];&quot;;&quot;);IF([.A32]&lt;&gt;0;CONCATENATE(&quot;// &quot;;[.A32];&quot; //&quot;);&quot; &quot;))" office:value-type="string" office:string-value="PrjTunisiaMining = locStrings.PrjTunisiaMining;" calcext:value-type="string">
            <text:p>PrjTunisiaMining = locStrings.PrjTunisiaMining;</text:p>
          </table:table-cell>
          <table:table-cell table:style-name="ce36" table:formula="of:=IF([.B32]&lt;&gt;0;CONCATENATE(&quot;public string &quot;;[.B32];&quot; { get; }&quot;);IF([.A32]&lt;&gt;0;CONCATENATE(&quot;// &quot;;[.A32];&quot; //&quot;);&quot; &quot;))" office:value-type="string" office:string-value="public string PrjTunisiaMining { get; }" calcext:value-type="string">
            <text:p>public string PrjTunisiaMining { get; }</text:p>
          </table:table-cell>
          <table:table-cell table:style-name="ce36" table:formula="of:=IF([.$B32]&lt;&gt;0;CONCATENATE([.$B32];&quot; = &quot;&quot;&quot;;[.C32];&quot;&quot;&quot;;&quot;);IF([.$A32]&lt;&gt;0;CONCATENATE(&quot;// &quot;;[.$A32];&quot; //&quot;);&quot; &quot;))" office:value-type="string" office:string-value="PrjTunisiaMining = &quot;Tunisia Mining&quot;;" calcext:value-type="string">
            <text:p>PrjTunisiaMining = "Tunisia Mining";</text:p>
          </table:table-cell>
          <table:table-cell table:style-name="ce36" table:formula="of:=IF([.$B32]&lt;&gt;0;CONCATENATE([.$B32];&quot; = &quot;&quot;&quot;;[.D32];&quot;&quot;&quot;;&quot;);IF([.$A32]&lt;&gt;0;CONCATENATE(&quot;// &quot;;[.$A32];&quot; //&quot;);&quot; &quot;))" office:value-type="string" office:string-value="PrjTunisiaMining = &quot;Miniere della Tunisia&quot;;" calcext:value-type="string">
            <text:p>PrjTunisiaMining = "Miniere della Tunisi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AmericanPolyconic</text:p>
          </table:table-cell>
          <table:table-cell table:style-name="ce34" office:value-type="string" calcext:value-type="string">
            <text:p>American Polyconic</text:p>
          </table:table-cell>
          <table:table-cell table:style-name="ce34" office:value-type="string" calcext:value-type="string">
            <text:p>Policonica Americana</text:p>
          </table:table-cell>
          <table:table-cell table:style-name="ce36" table:formula="of:=IF([.B33]&lt;&gt;0;CONCATENATE(&quot;string &quot;;[.B33];&quot; { get; }&quot;);IF([.A33]&lt;&gt;0;CONCATENATE(&quot;// &quot;;[.A33];&quot; //&quot;);&quot; &quot;))" office:value-type="string" office:string-value="string PrjAmericanPolyconic { get; }" calcext:value-type="string">
            <text:p>string PrjAmericanPolyconic { get; }</text:p>
          </table:table-cell>
          <table:table-cell table:style-name="ce36" table:formula="of:=IF([.B33]&lt;&gt;0;CONCATENATE(&quot;public string &quot;;[.B33];&quot; { get; set; }&quot;);IF([.A33]&lt;&gt;0;CONCATENATE(&quot;// &quot;;[.A33];&quot; //&quot;);&quot; &quot;))" office:value-type="string" office:string-value="public string PrjAmericanPolyconic { get; set; }" calcext:value-type="string">
            <text:p>public string PrjAmericanPolyconic { get; set; }</text:p>
          </table:table-cell>
          <table:table-cell table:style-name="ce36" table:formula="of:=IF([.B33]&lt;&gt;0;CONCATENATE([.B33];&quot; = locStrings.&quot;;[.B33];&quot;;&quot;);IF([.A33]&lt;&gt;0;CONCATENATE(&quot;// &quot;;[.A33];&quot; //&quot;);&quot; &quot;))" office:value-type="string" office:string-value="PrjAmericanPolyconic = locStrings.PrjAmericanPolyconic;" calcext:value-type="string">
            <text:p>PrjAmericanPolyconic = locStrings.PrjAmericanPolyconic;</text:p>
          </table:table-cell>
          <table:table-cell table:style-name="ce36" table:formula="of:=IF([.B33]&lt;&gt;0;CONCATENATE(&quot;public string &quot;;[.B33];&quot; { get; }&quot;);IF([.A33]&lt;&gt;0;CONCATENATE(&quot;// &quot;;[.A33];&quot; //&quot;);&quot; &quot;))" office:value-type="string" office:string-value="public string PrjAmericanPolyconic { get; }" calcext:value-type="string">
            <text:p>public string PrjAmericanPolyconic { get; }</text:p>
          </table:table-cell>
          <table:table-cell table:style-name="ce36" table:formula="of:=IF([.$B33]&lt;&gt;0;CONCATENATE([.$B33];&quot; = &quot;&quot;&quot;;[.C33];&quot;&quot;&quot;;&quot;);IF([.$A33]&lt;&gt;0;CONCATENATE(&quot;// &quot;;[.$A33];&quot; //&quot;);&quot; &quot;))" office:value-type="string" office:string-value="PrjAmericanPolyconic = &quot;American Polyconic&quot;;" calcext:value-type="string">
            <text:p>PrjAmericanPolyconic = "American Polyconic";</text:p>
          </table:table-cell>
          <table:table-cell table:style-name="ce36" table:formula="of:=IF([.$B33]&lt;&gt;0;CONCATENATE([.$B33];&quot; = &quot;&quot;&quot;;[.D33];&quot;&quot;&quot;;&quot;);IF([.$A33]&lt;&gt;0;CONCATENATE(&quot;// &quot;;[.$A33];&quot; //&quot;);&quot; &quot;))" office:value-type="string" office:string-value="PrjAmericanPolyconic = &quot;Policonica Americana&quot;;" calcext:value-type="string">
            <text:p>PrjAmericanPolyconic = "Policonica American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AzimutalEqualArea</text:p>
          </table:table-cell>
          <table:table-cell table:style-name="ce34" office:value-type="string" calcext:value-type="string">
            <text:p>Lambert Azimutal Equal Area</text:p>
          </table:table-cell>
          <table:table-cell table:style-name="ce34" office:value-type="string" calcext:value-type="string">
            <text:p>PrjLambertAzimutalEqualArea</text:p>
          </table:table-cell>
          <table:table-cell table:style-name="ce36" table:formula="of:=IF([.B34]&lt;&gt;0;CONCATENATE(&quot;string &quot;;[.B34];&quot; { get; }&quot;);IF([.A34]&lt;&gt;0;CONCATENATE(&quot;// &quot;;[.A34];&quot; //&quot;);&quot; &quot;))" office:value-type="string" office:string-value="string PrjLambertAzimutalEqualArea { get; }" calcext:value-type="string">
            <text:p>string PrjLambertAzimutalEqualArea { get; }</text:p>
          </table:table-cell>
          <table:table-cell table:style-name="ce36" table:formula="of:=IF([.B34]&lt;&gt;0;CONCATENATE(&quot;public string &quot;;[.B34];&quot; { get; set; }&quot;);IF([.A34]&lt;&gt;0;CONCATENATE(&quot;// &quot;;[.A34];&quot; //&quot;);&quot; &quot;))" office:value-type="string" office:string-value="public string PrjLambertAzimutalEqualArea { get; set; }" calcext:value-type="string">
            <text:p>public string PrjLambertAzimutalEqualArea { get; set; }</text:p>
          </table:table-cell>
          <table:table-cell table:style-name="ce36" table:formula="of:=IF([.B34]&lt;&gt;0;CONCATENATE([.B34];&quot; = locStrings.&quot;;[.B34];&quot;;&quot;);IF([.A34]&lt;&gt;0;CONCATENATE(&quot;// &quot;;[.A34];&quot; //&quot;);&quot; &quot;))" office:value-type="string" office:string-value="PrjLambertAzimutalEqualArea = locStrings.PrjLambertAzimutalEqualArea;" calcext:value-type="string">
            <text:p>PrjLambertAzimutalEqualArea = locStrings.PrjLambertAzimutalEqualArea;</text:p>
          </table:table-cell>
          <table:table-cell table:style-name="ce36" table:formula="of:=IF([.B34]&lt;&gt;0;CONCATENATE(&quot;public string &quot;;[.B34];&quot; { get; }&quot;);IF([.A34]&lt;&gt;0;CONCATENATE(&quot;// &quot;;[.A34];&quot; //&quot;);&quot; &quot;))" office:value-type="string" office:string-value="public string PrjLambertAzimutalEqualArea { get; }" calcext:value-type="string">
            <text:p>public string PrjLambertAzimutalEqualArea { get; }</text:p>
          </table:table-cell>
          <table:table-cell table:style-name="ce36" table:formula="of:=IF([.$B34]&lt;&gt;0;CONCATENATE([.$B34];&quot; = &quot;&quot;&quot;;[.C34];&quot;&quot;&quot;;&quot;);IF([.$A34]&lt;&gt;0;CONCATENATE(&quot;// &quot;;[.$A34];&quot; //&quot;);&quot; &quot;))" office:value-type="string" office:string-value="PrjLambertAzimutalEqualArea = &quot;Lambert Azimutal Equal Area&quot;;" calcext:value-type="string">
            <text:p>PrjLambertAzimutalEqualArea = "Lambert Azimutal Equal Area";</text:p>
          </table:table-cell>
          <table:table-cell table:style-name="ce36" table:formula="of:=IF([.$B34]&lt;&gt;0;CONCATENATE([.$B34];&quot; = &quot;&quot;&quot;;[.D34];&quot;&quot;&quot;;&quot;);IF([.$A34]&lt;&gt;0;CONCATENATE(&quot;// &quot;;[.$A34];&quot; //&quot;);&quot; &quot;))" office:value-type="string" office:string-value="PrjLambertAzimutalEqualArea = &quot;PrjLambertAzimutalEqualArea&quot;;" calcext:value-type="string">
            <text:p>PrjLambertAzimutalEqualArea = "PrjLambertAzimutalEqualAre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AzimutalEqualAreaPolar</text:p>
          </table:table-cell>
          <table:table-cell table:style-name="ce34" office:value-type="string" calcext:value-type="string">
            <text:p>Lambert Azimutal Equal Area Polar</text:p>
          </table:table-cell>
          <table:table-cell table:style-name="ce34" office:value-type="string" calcext:value-type="string">
            <text:p>PrjLambertAzimutalEqualAreaPolar</text:p>
          </table:table-cell>
          <table:table-cell table:style-name="ce36" table:formula="of:=IF([.B35]&lt;&gt;0;CONCATENATE(&quot;string &quot;;[.B35];&quot; { get; }&quot;);IF([.A35]&lt;&gt;0;CONCATENATE(&quot;// &quot;;[.A35];&quot; //&quot;);&quot; &quot;))" office:value-type="string" office:string-value="string PrjLambertAzimutalEqualAreaPolar { get; }" calcext:value-type="string">
            <text:p>string PrjLambertAzimutalEqualAreaPolar { get; }</text:p>
          </table:table-cell>
          <table:table-cell table:style-name="ce36" table:formula="of:=IF([.B35]&lt;&gt;0;CONCATENATE(&quot;public string &quot;;[.B35];&quot; { get; set; }&quot;);IF([.A35]&lt;&gt;0;CONCATENATE(&quot;// &quot;;[.A35];&quot; //&quot;);&quot; &quot;))" office:value-type="string" office:string-value="public string PrjLambertAzimutalEqualAreaPolar { get; set; }" calcext:value-type="string">
            <text:p>public string PrjLambertAzimutalEqualAreaPolar { get; set; }</text:p>
          </table:table-cell>
          <table:table-cell table:style-name="ce36" table:formula="of:=IF([.B35]&lt;&gt;0;CONCATENATE([.B35];&quot; = locStrings.&quot;;[.B35];&quot;;&quot;);IF([.A35]&lt;&gt;0;CONCATENATE(&quot;// &quot;;[.A35];&quot; //&quot;);&quot; &quot;))" office:value-type="string" office:string-value="PrjLambertAzimutalEqualAreaPolar = locStrings.PrjLambertAzimutalEqualAreaPolar;" calcext:value-type="string">
            <text:p>PrjLambertAzimutalEqualAreaPolar = locStrings.PrjLambertAzimutalEqualAreaPolar;</text:p>
          </table:table-cell>
          <table:table-cell table:style-name="ce36" table:formula="of:=IF([.B35]&lt;&gt;0;CONCATENATE(&quot;public string &quot;;[.B35];&quot; { get; }&quot;);IF([.A35]&lt;&gt;0;CONCATENATE(&quot;// &quot;;[.A35];&quot; //&quot;);&quot; &quot;))" office:value-type="string" office:string-value="public string PrjLambertAzimutalEqualAreaPolar { get; }" calcext:value-type="string">
            <text:p>public string PrjLambertAzimutalEqualAreaPolar { get; }</text:p>
          </table:table-cell>
          <table:table-cell table:style-name="ce36" table:formula="of:=IF([.$B35]&lt;&gt;0;CONCATENATE([.$B35];&quot; = &quot;&quot;&quot;;[.C35];&quot;&quot;&quot;;&quot;);IF([.$A35]&lt;&gt;0;CONCATENATE(&quot;// &quot;;[.$A35];&quot; //&quot;);&quot; &quot;))" office:value-type="string" office:string-value="PrjLambertAzimutalEqualAreaPolar = &quot;Lambert Azimutal Equal Area Polar&quot;;" calcext:value-type="string">
            <text:p>PrjLambertAzimutalEqualAreaPolar = "Lambert Azimutal Equal Area Polar";</text:p>
          </table:table-cell>
          <table:table-cell table:style-name="ce36" table:formula="of:=IF([.$B35]&lt;&gt;0;CONCATENATE([.$B35];&quot; = &quot;&quot;&quot;;[.D35];&quot;&quot;&quot;;&quot;);IF([.$A35]&lt;&gt;0;CONCATENATE(&quot;// &quot;;[.$A35];&quot; //&quot;);&quot; &quot;))" office:value-type="string" office:string-value="PrjLambertAzimutalEqualAreaPolar = &quot;PrjLambertAzimutalEqualAreaPolar&quot;;" calcext:value-type="string">
            <text:p>PrjLambertAzimutalEqualAreaPolar = "PrjLambertAzimutalEqualAreaPolar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AzimutalEqualAreaSpherical</text:p>
          </table:table-cell>
          <table:table-cell table:style-name="ce34" office:value-type="string" calcext:value-type="string">
            <text:p>Lambert Azimutal Equal Area Spherical</text:p>
          </table:table-cell>
          <table:table-cell table:style-name="ce34" office:value-type="string" calcext:value-type="string">
            <text:p>PrjLambertAzimutalEqualAreaSpherical</text:p>
          </table:table-cell>
          <table:table-cell table:style-name="ce36" table:formula="of:=IF([.B36]&lt;&gt;0;CONCATENATE(&quot;string &quot;;[.B36];&quot; { get; }&quot;);IF([.A36]&lt;&gt;0;CONCATENATE(&quot;// &quot;;[.A36];&quot; //&quot;);&quot; &quot;))" office:value-type="string" office:string-value="string PrjLambertAzimutalEqualAreaSpherical { get; }" calcext:value-type="string">
            <text:p>string PrjLambertAzimutalEqualAreaSpherical { get; }</text:p>
          </table:table-cell>
          <table:table-cell table:style-name="ce36" table:formula="of:=IF([.B36]&lt;&gt;0;CONCATENATE(&quot;public string &quot;;[.B36];&quot; { get; set; }&quot;);IF([.A36]&lt;&gt;0;CONCATENATE(&quot;// &quot;;[.A36];&quot; //&quot;);&quot; &quot;))" office:value-type="string" office:string-value="public string PrjLambertAzimutalEqualAreaSpherical { get; set; }" calcext:value-type="string">
            <text:p>public string PrjLambertAzimutalEqualAreaSpherical { get; set; }</text:p>
          </table:table-cell>
          <table:table-cell table:style-name="ce36" table:formula="of:=IF([.B36]&lt;&gt;0;CONCATENATE([.B36];&quot; = locStrings.&quot;;[.B36];&quot;;&quot;);IF([.A36]&lt;&gt;0;CONCATENATE(&quot;// &quot;;[.A36];&quot; //&quot;);&quot; &quot;))" office:value-type="string" office:string-value="PrjLambertAzimutalEqualAreaSpherical = locStrings.PrjLambertAzimutalEqualAreaSpherical;" calcext:value-type="string">
            <text:p>PrjLambertAzimutalEqualAreaSpherical = locStrings.PrjLambertAzimutalEqualAreaSpherical;</text:p>
          </table:table-cell>
          <table:table-cell table:style-name="ce36" table:formula="of:=IF([.B36]&lt;&gt;0;CONCATENATE(&quot;public string &quot;;[.B36];&quot; { get; }&quot;);IF([.A36]&lt;&gt;0;CONCATENATE(&quot;// &quot;;[.A36];&quot; //&quot;);&quot; &quot;))" office:value-type="string" office:string-value="public string PrjLambertAzimutalEqualAreaSpherical { get; }" calcext:value-type="string">
            <text:p>public string PrjLambertAzimutalEqualAreaSpherical { get; }</text:p>
          </table:table-cell>
          <table:table-cell table:style-name="ce36" table:formula="of:=IF([.$B36]&lt;&gt;0;CONCATENATE([.$B36];&quot; = &quot;&quot;&quot;;[.C36];&quot;&quot;&quot;;&quot;);IF([.$A36]&lt;&gt;0;CONCATENATE(&quot;// &quot;;[.$A36];&quot; //&quot;);&quot; &quot;))" office:value-type="string" office:string-value="PrjLambertAzimutalEqualAreaSpherical = &quot;Lambert Azimutal Equal Area Spherical&quot;;" calcext:value-type="string">
            <text:p>PrjLambertAzimutalEqualAreaSpherical = "Lambert Azimutal Equal Area Spherical";</text:p>
          </table:table-cell>
          <table:table-cell table:style-name="ce36" table:formula="of:=IF([.$B36]&lt;&gt;0;CONCATENATE([.$B36];&quot; = &quot;&quot;&quot;;[.D36];&quot;&quot;&quot;;&quot;);IF([.$A36]&lt;&gt;0;CONCATENATE(&quot;// &quot;;[.$A36];&quot; //&quot;);&quot; &quot;))" office:value-type="string" office:string-value="PrjLambertAzimutalEqualAreaSpherical = &quot;PrjLambertAzimutalEqualAreaSpherical&quot;;" calcext:value-type="string">
            <text:p>PrjLambertAzimutalEqualAreaSpherical = "PrjLambertAzimutalEqualAreaSpherical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ylindricalEqualArea</text:p>
          </table:table-cell>
          <table:table-cell table:style-name="ce34" office:value-type="string" calcext:value-type="string">
            <text:p>Lambert Cylindrical Equal Area</text:p>
          </table:table-cell>
          <table:table-cell table:style-name="ce34" office:value-type="string" calcext:value-type="string">
            <text:p>PrjLambertCylindricalEqualArea</text:p>
          </table:table-cell>
          <table:table-cell table:style-name="ce36" table:formula="of:=IF([.B37]&lt;&gt;0;CONCATENATE(&quot;string &quot;;[.B37];&quot; { get; }&quot;);IF([.A37]&lt;&gt;0;CONCATENATE(&quot;// &quot;;[.A37];&quot; //&quot;);&quot; &quot;))" office:value-type="string" office:string-value="string PrjLambertCylindricalEqualArea { get; }" calcext:value-type="string">
            <text:p>string PrjLambertCylindricalEqualArea { get; }</text:p>
          </table:table-cell>
          <table:table-cell table:style-name="ce36" table:formula="of:=IF([.B37]&lt;&gt;0;CONCATENATE(&quot;public string &quot;;[.B37];&quot; { get; set; }&quot;);IF([.A37]&lt;&gt;0;CONCATENATE(&quot;// &quot;;[.A37];&quot; //&quot;);&quot; &quot;))" office:value-type="string" office:string-value="public string PrjLambertCylindricalEqualArea { get; set; }" calcext:value-type="string">
            <text:p>public string PrjLambertCylindricalEqualArea { get; set; }</text:p>
          </table:table-cell>
          <table:table-cell table:style-name="ce36" table:formula="of:=IF([.B37]&lt;&gt;0;CONCATENATE([.B37];&quot; = locStrings.&quot;;[.B37];&quot;;&quot;);IF([.A37]&lt;&gt;0;CONCATENATE(&quot;// &quot;;[.A37];&quot; //&quot;);&quot; &quot;))" office:value-type="string" office:string-value="PrjLambertCylindricalEqualArea = locStrings.PrjLambertCylindricalEqualArea;" calcext:value-type="string">
            <text:p>PrjLambertCylindricalEqualArea = locStrings.PrjLambertCylindricalEqualArea;</text:p>
          </table:table-cell>
          <table:table-cell table:style-name="ce36" table:formula="of:=IF([.B37]&lt;&gt;0;CONCATENATE(&quot;public string &quot;;[.B37];&quot; { get; }&quot;);IF([.A37]&lt;&gt;0;CONCATENATE(&quot;// &quot;;[.A37];&quot; //&quot;);&quot; &quot;))" office:value-type="string" office:string-value="public string PrjLambertCylindricalEqualArea { get; }" calcext:value-type="string">
            <text:p>public string PrjLambertCylindricalEqualArea { get; }</text:p>
          </table:table-cell>
          <table:table-cell table:style-name="ce36" table:formula="of:=IF([.$B37]&lt;&gt;0;CONCATENATE([.$B37];&quot; = &quot;&quot;&quot;;[.C37];&quot;&quot;&quot;;&quot;);IF([.$A37]&lt;&gt;0;CONCATENATE(&quot;// &quot;;[.$A37];&quot; //&quot;);&quot; &quot;))" office:value-type="string" office:string-value="PrjLambertCylindricalEqualArea = &quot;Lambert Cylindrical Equal Area&quot;;" calcext:value-type="string">
            <text:p>PrjLambertCylindricalEqualArea = "Lambert Cylindrical Equal Area";</text:p>
          </table:table-cell>
          <table:table-cell table:style-name="ce36" table:formula="of:=IF([.$B37]&lt;&gt;0;CONCATENATE([.$B37];&quot; = &quot;&quot;&quot;;[.D37];&quot;&quot;&quot;;&quot;);IF([.$A37]&lt;&gt;0;CONCATENATE(&quot;// &quot;;[.$A37];&quot; //&quot;);&quot; &quot;))" office:value-type="string" office:string-value="PrjLambertCylindricalEqualArea = &quot;PrjLambertCylindricalEqualArea&quot;;" calcext:value-type="string">
            <text:p>PrjLambertCylindricalEqualArea = "PrjLambertCylindricalEqualAre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LambertCylindricalEqualAreaSpherical</text:p>
          </table:table-cell>
          <table:table-cell table:style-name="ce34" office:value-type="string" calcext:value-type="string">
            <text:p>Lambert Cylindrical Equal Area Spherical</text:p>
          </table:table-cell>
          <table:table-cell table:style-name="ce34" office:value-type="string" calcext:value-type="string">
            <text:p>PrjLambertCylindricalEqualAreaSpherical</text:p>
          </table:table-cell>
          <table:table-cell table:style-name="ce36" table:formula="of:=IF([.B38]&lt;&gt;0;CONCATENATE(&quot;string &quot;;[.B38];&quot; { get; }&quot;);IF([.A38]&lt;&gt;0;CONCATENATE(&quot;// &quot;;[.A38];&quot; //&quot;);&quot; &quot;))" office:value-type="string" office:string-value="string PrjLambertCylindricalEqualAreaSpherical { get; }" calcext:value-type="string">
            <text:p>string PrjLambertCylindricalEqualAreaSpherical { get; }</text:p>
          </table:table-cell>
          <table:table-cell table:style-name="ce36" table:formula="of:=IF([.B38]&lt;&gt;0;CONCATENATE(&quot;public string &quot;;[.B38];&quot; { get; set; }&quot;);IF([.A38]&lt;&gt;0;CONCATENATE(&quot;// &quot;;[.A38];&quot; //&quot;);&quot; &quot;))" office:value-type="string" office:string-value="public string PrjLambertCylindricalEqualAreaSpherical { get; set; }" calcext:value-type="string">
            <text:p>public string PrjLambertCylindricalEqualAreaSpherical { get; set; }</text:p>
          </table:table-cell>
          <table:table-cell table:style-name="ce36" table:formula="of:=IF([.B38]&lt;&gt;0;CONCATENATE([.B38];&quot; = locStrings.&quot;;[.B38];&quot;;&quot;);IF([.A38]&lt;&gt;0;CONCATENATE(&quot;// &quot;;[.A38];&quot; //&quot;);&quot; &quot;))" office:value-type="string" office:string-value="PrjLambertCylindricalEqualAreaSpherical = locStrings.PrjLambertCylindricalEqualAreaSpherical;" calcext:value-type="string">
            <text:p>PrjLambertCylindricalEqualAreaSpherical = locStrings.PrjLambertCylindricalEqualAreaSpherical;</text:p>
          </table:table-cell>
          <table:table-cell table:style-name="ce36" table:formula="of:=IF([.B38]&lt;&gt;0;CONCATENATE(&quot;public string &quot;;[.B38];&quot; { get; }&quot;);IF([.A38]&lt;&gt;0;CONCATENATE(&quot;// &quot;;[.A38];&quot; //&quot;);&quot; &quot;))" office:value-type="string" office:string-value="public string PrjLambertCylindricalEqualAreaSpherical { get; }" calcext:value-type="string">
            <text:p>public string PrjLambertCylindricalEqualAreaSpherical { get; }</text:p>
          </table:table-cell>
          <table:table-cell table:style-name="ce36" table:formula="of:=IF([.$B38]&lt;&gt;0;CONCATENATE([.$B38];&quot; = &quot;&quot;&quot;;[.C38];&quot;&quot;&quot;;&quot;);IF([.$A38]&lt;&gt;0;CONCATENATE(&quot;// &quot;;[.$A38];&quot; //&quot;);&quot; &quot;))" office:value-type="string" office:string-value="PrjLambertCylindricalEqualAreaSpherical = &quot;Lambert Cylindrical Equal Area Spherical&quot;;" calcext:value-type="string">
            <text:p>PrjLambertCylindricalEqualAreaSpherical = "Lambert Cylindrical Equal Area Spherical";</text:p>
          </table:table-cell>
          <table:table-cell table:style-name="ce36" table:formula="of:=IF([.$B38]&lt;&gt;0;CONCATENATE([.$B38];&quot; = &quot;&quot;&quot;;[.D38];&quot;&quot;&quot;;&quot;);IF([.$A38]&lt;&gt;0;CONCATENATE(&quot;// &quot;;[.$A38];&quot; //&quot;);&quot; &quot;))" office:value-type="string" office:string-value="PrjLambertCylindricalEqualAreaSpherical = &quot;PrjLambertCylindricalEqualAreaSpherical&quot;;" calcext:value-type="string">
            <text:p>PrjLambertCylindricalEqualAreaSpherical = "PrjLambertCylindricalEqualAreaSpherical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AlbersEqualArea</text:p>
          </table:table-cell>
          <table:table-cell table:style-name="ce34" office:value-type="string" calcext:value-type="string">
            <text:p>Albers Equal Area</text:p>
          </table:table-cell>
          <table:table-cell table:style-name="ce34" office:value-type="string" calcext:value-type="string">
            <text:p>PrjAlbersEqualArea</text:p>
          </table:table-cell>
          <table:table-cell table:style-name="ce36" table:formula="of:=IF([.B39]&lt;&gt;0;CONCATENATE(&quot;string &quot;;[.B39];&quot; { get; }&quot;);IF([.A39]&lt;&gt;0;CONCATENATE(&quot;// &quot;;[.A39];&quot; //&quot;);&quot; &quot;))" office:value-type="string" office:string-value="string PrjAlbersEqualArea { get; }" calcext:value-type="string">
            <text:p>string PrjAlbersEqualArea { get; }</text:p>
          </table:table-cell>
          <table:table-cell table:style-name="ce36" table:formula="of:=IF([.B39]&lt;&gt;0;CONCATENATE(&quot;public string &quot;;[.B39];&quot; { get; set; }&quot;);IF([.A39]&lt;&gt;0;CONCATENATE(&quot;// &quot;;[.A39];&quot; //&quot;);&quot; &quot;))" office:value-type="string" office:string-value="public string PrjAlbersEqualArea { get; set; }" calcext:value-type="string">
            <text:p>public string PrjAlbersEqualArea { get; set; }</text:p>
          </table:table-cell>
          <table:table-cell table:style-name="ce36" table:formula="of:=IF([.B39]&lt;&gt;0;CONCATENATE([.B39];&quot; = locStrings.&quot;;[.B39];&quot;;&quot;);IF([.A39]&lt;&gt;0;CONCATENATE(&quot;// &quot;;[.A39];&quot; //&quot;);&quot; &quot;))" office:value-type="string" office:string-value="PrjAlbersEqualArea = locStrings.PrjAlbersEqualArea;" calcext:value-type="string">
            <text:p>PrjAlbersEqualArea = locStrings.PrjAlbersEqualArea;</text:p>
          </table:table-cell>
          <table:table-cell table:style-name="ce36" table:formula="of:=IF([.B39]&lt;&gt;0;CONCATENATE(&quot;public string &quot;;[.B39];&quot; { get; }&quot;);IF([.A39]&lt;&gt;0;CONCATENATE(&quot;// &quot;;[.A39];&quot; //&quot;);&quot; &quot;))" office:value-type="string" office:string-value="public string PrjAlbersEqualArea { get; }" calcext:value-type="string">
            <text:p>public string PrjAlbersEqualArea { get; }</text:p>
          </table:table-cell>
          <table:table-cell table:style-name="ce36" table:formula="of:=IF([.$B39]&lt;&gt;0;CONCATENATE([.$B39];&quot; = &quot;&quot;&quot;;[.C39];&quot;&quot;&quot;;&quot;);IF([.$A39]&lt;&gt;0;CONCATENATE(&quot;// &quot;;[.$A39];&quot; //&quot;);&quot; &quot;))" office:value-type="string" office:string-value="PrjAlbersEqualArea = &quot;Albers Equal Area&quot;;" calcext:value-type="string">
            <text:p>PrjAlbersEqualArea = "Albers Equal Area";</text:p>
          </table:table-cell>
          <table:table-cell table:style-name="ce36" table:formula="of:=IF([.$B39]&lt;&gt;0;CONCATENATE([.$B39];&quot; = &quot;&quot;&quot;;[.D39];&quot;&quot;&quot;;&quot;);IF([.$A39]&lt;&gt;0;CONCATENATE(&quot;// &quot;;[.$A39];&quot; //&quot;);&quot; &quot;))" office:value-type="string" office:string-value="PrjAlbersEqualArea = &quot;PrjAlbersEqualArea&quot;;" calcext:value-type="string">
            <text:p>PrjAlbersEqualArea = "PrjAlbersEqualAre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EquidistantCylindrical</text:p>
          </table:table-cell>
          <table:table-cell table:style-name="ce34" office:value-type="string" calcext:value-type="string">
            <text:p>Equidistant Cylindrical</text:p>
          </table:table-cell>
          <table:table-cell table:style-name="ce34" office:value-type="string" calcext:value-type="string">
            <text:p>PrjEquidistantCylindrical</text:p>
          </table:table-cell>
          <table:table-cell table:style-name="ce36" table:formula="of:=IF([.B40]&lt;&gt;0;CONCATENATE(&quot;string &quot;;[.B40];&quot; { get; }&quot;);IF([.A40]&lt;&gt;0;CONCATENATE(&quot;// &quot;;[.A40];&quot; //&quot;);&quot; &quot;))" office:value-type="string" office:string-value="string PrjEquidistantCylindrical { get; }" calcext:value-type="string">
            <text:p>string PrjEquidistantCylindrical { get; }</text:p>
          </table:table-cell>
          <table:table-cell table:style-name="ce36" table:formula="of:=IF([.B40]&lt;&gt;0;CONCATENATE(&quot;public string &quot;;[.B40];&quot; { get; set; }&quot;);IF([.A40]&lt;&gt;0;CONCATENATE(&quot;// &quot;;[.A40];&quot; //&quot;);&quot; &quot;))" office:value-type="string" office:string-value="public string PrjEquidistantCylindrical { get; set; }" calcext:value-type="string">
            <text:p>public string PrjEquidistantCylindrical { get; set; }</text:p>
          </table:table-cell>
          <table:table-cell table:style-name="ce36" table:formula="of:=IF([.B40]&lt;&gt;0;CONCATENATE([.B40];&quot; = locStrings.&quot;;[.B40];&quot;;&quot;);IF([.A40]&lt;&gt;0;CONCATENATE(&quot;// &quot;;[.A40];&quot; //&quot;);&quot; &quot;))" office:value-type="string" office:string-value="PrjEquidistantCylindrical = locStrings.PrjEquidistantCylindrical;" calcext:value-type="string">
            <text:p>PrjEquidistantCylindrical = locStrings.PrjEquidistantCylindrical;</text:p>
          </table:table-cell>
          <table:table-cell table:style-name="ce36" table:formula="of:=IF([.B40]&lt;&gt;0;CONCATENATE(&quot;public string &quot;;[.B40];&quot; { get; }&quot;);IF([.A40]&lt;&gt;0;CONCATENATE(&quot;// &quot;;[.A40];&quot; //&quot;);&quot; &quot;))" office:value-type="string" office:string-value="public string PrjEquidistantCylindrical { get; }" calcext:value-type="string">
            <text:p>public string PrjEquidistantCylindrical { get; }</text:p>
          </table:table-cell>
          <table:table-cell table:style-name="ce36" table:formula="of:=IF([.$B40]&lt;&gt;0;CONCATENATE([.$B40];&quot; = &quot;&quot;&quot;;[.C40];&quot;&quot;&quot;;&quot;);IF([.$A40]&lt;&gt;0;CONCATENATE(&quot;// &quot;;[.$A40];&quot; //&quot;);&quot; &quot;))" office:value-type="string" office:string-value="PrjEquidistantCylindrical = &quot;Equidistant Cylindrical&quot;;" calcext:value-type="string">
            <text:p>PrjEquidistantCylindrical = "Equidistant Cylindrical";</text:p>
          </table:table-cell>
          <table:table-cell table:style-name="ce36" table:formula="of:=IF([.$B40]&lt;&gt;0;CONCATENATE([.$B40];&quot; = &quot;&quot;&quot;;[.D40];&quot;&quot;&quot;;&quot;);IF([.$A40]&lt;&gt;0;CONCATENATE(&quot;// &quot;;[.$A40];&quot; //&quot;);&quot; &quot;))" office:value-type="string" office:string-value="PrjEquidistantCylindrical = &quot;PrjEquidistantCylindrical&quot;;" calcext:value-type="string">
            <text:p>PrjEquidistantCylindrical = "PrjEquidistantCylindrical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EquidistantCylindricalSpherical</text:p>
          </table:table-cell>
          <table:table-cell table:style-name="ce34" office:value-type="string" calcext:value-type="string">
            <text:p>Equidistant Cylindrical Spherical</text:p>
          </table:table-cell>
          <table:table-cell table:style-name="ce34" office:value-type="string" calcext:value-type="string">
            <text:p>PrjEquidistantCylindricalSpherical</text:p>
          </table:table-cell>
          <table:table-cell table:style-name="ce36" table:formula="of:=IF([.B41]&lt;&gt;0;CONCATENATE(&quot;string &quot;;[.B41];&quot; { get; }&quot;);IF([.A41]&lt;&gt;0;CONCATENATE(&quot;// &quot;;[.A41];&quot; //&quot;);&quot; &quot;))" office:value-type="string" office:string-value="string PrjEquidistantCylindricalSpherical { get; }" calcext:value-type="string">
            <text:p>string PrjEquidistantCylindricalSpherical { get; }</text:p>
          </table:table-cell>
          <table:table-cell table:style-name="ce36" table:formula="of:=IF([.B41]&lt;&gt;0;CONCATENATE(&quot;public string &quot;;[.B41];&quot; { get; set; }&quot;);IF([.A41]&lt;&gt;0;CONCATENATE(&quot;// &quot;;[.A41];&quot; //&quot;);&quot; &quot;))" office:value-type="string" office:string-value="public string PrjEquidistantCylindricalSpherical { get; set; }" calcext:value-type="string">
            <text:p>public string PrjEquidistantCylindricalSpherical { get; set; }</text:p>
          </table:table-cell>
          <table:table-cell table:style-name="ce36" table:formula="of:=IF([.B41]&lt;&gt;0;CONCATENATE([.B41];&quot; = locStrings.&quot;;[.B41];&quot;;&quot;);IF([.A41]&lt;&gt;0;CONCATENATE(&quot;// &quot;;[.A41];&quot; //&quot;);&quot; &quot;))" office:value-type="string" office:string-value="PrjEquidistantCylindricalSpherical = locStrings.PrjEquidistantCylindricalSpherical;" calcext:value-type="string">
            <text:p>PrjEquidistantCylindricalSpherical = locStrings.PrjEquidistantCylindricalSpherical;</text:p>
          </table:table-cell>
          <table:table-cell table:style-name="ce36" table:formula="of:=IF([.B41]&lt;&gt;0;CONCATENATE(&quot;public string &quot;;[.B41];&quot; { get; }&quot;);IF([.A41]&lt;&gt;0;CONCATENATE(&quot;// &quot;;[.A41];&quot; //&quot;);&quot; &quot;))" office:value-type="string" office:string-value="public string PrjEquidistantCylindricalSpherical { get; }" calcext:value-type="string">
            <text:p>public string PrjEquidistantCylindricalSpherical { get; }</text:p>
          </table:table-cell>
          <table:table-cell table:style-name="ce36" table:formula="of:=IF([.$B41]&lt;&gt;0;CONCATENATE([.$B41];&quot; = &quot;&quot;&quot;;[.C41];&quot;&quot;&quot;;&quot;);IF([.$A41]&lt;&gt;0;CONCATENATE(&quot;// &quot;;[.$A41];&quot; //&quot;);&quot; &quot;))" office:value-type="string" office:string-value="PrjEquidistantCylindricalSpherical = &quot;Equidistant Cylindrical Spherical&quot;;" calcext:value-type="string">
            <text:p>PrjEquidistantCylindricalSpherical = "Equidistant Cylindrical Spherical";</text:p>
          </table:table-cell>
          <table:table-cell table:style-name="ce36" table:formula="of:=IF([.$B41]&lt;&gt;0;CONCATENATE([.$B41];&quot; = &quot;&quot;&quot;;[.D41];&quot;&quot;&quot;;&quot;);IF([.$A41]&lt;&gt;0;CONCATENATE(&quot;// &quot;;[.$A41];&quot; //&quot;);&quot; &quot;))" office:value-type="string" office:string-value="PrjEquidistantCylindricalSpherical = &quot;PrjEquidistantCylindricalSpherical&quot;;" calcext:value-type="string">
            <text:p>PrjEquidistantCylindricalSpherical = "PrjEquidistantCylindricalSpherical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PseudoPlateCarree</text:p>
          </table:table-cell>
          <table:table-cell table:style-name="ce34" office:value-type="string" calcext:value-type="string">
            <text:p>Pseudo Plate Carree</text:p>
          </table:table-cell>
          <table:table-cell table:style-name="ce34" office:value-type="string" calcext:value-type="string">
            <text:p>PrjPseudoPlateCarree</text:p>
          </table:table-cell>
          <table:table-cell table:style-name="ce36" table:formula="of:=IF([.B42]&lt;&gt;0;CONCATENATE(&quot;string &quot;;[.B42];&quot; { get; }&quot;);IF([.A42]&lt;&gt;0;CONCATENATE(&quot;// &quot;;[.A42];&quot; //&quot;);&quot; &quot;))" office:value-type="string" office:string-value="string PrjPseudoPlateCarree { get; }" calcext:value-type="string">
            <text:p>string PrjPseudoPlateCarree { get; }</text:p>
          </table:table-cell>
          <table:table-cell table:style-name="ce36" table:formula="of:=IF([.B42]&lt;&gt;0;CONCATENATE(&quot;public string &quot;;[.B42];&quot; { get; set; }&quot;);IF([.A42]&lt;&gt;0;CONCATENATE(&quot;// &quot;;[.A42];&quot; //&quot;);&quot; &quot;))" office:value-type="string" office:string-value="public string PrjPseudoPlateCarree { get; set; }" calcext:value-type="string">
            <text:p>public string PrjPseudoPlateCarree { get; set; }</text:p>
          </table:table-cell>
          <table:table-cell table:style-name="ce36" table:formula="of:=IF([.B42]&lt;&gt;0;CONCATENATE([.B42];&quot; = locStrings.&quot;;[.B42];&quot;;&quot;);IF([.A42]&lt;&gt;0;CONCATENATE(&quot;// &quot;;[.A42];&quot; //&quot;);&quot; &quot;))" office:value-type="string" office:string-value="PrjPseudoPlateCarree = locStrings.PrjPseudoPlateCarree;" calcext:value-type="string">
            <text:p>PrjPseudoPlateCarree = locStrings.PrjPseudoPlateCarree;</text:p>
          </table:table-cell>
          <table:table-cell table:style-name="ce36" table:formula="of:=IF([.B42]&lt;&gt;0;CONCATENATE(&quot;public string &quot;;[.B42];&quot; { get; }&quot;);IF([.A42]&lt;&gt;0;CONCATENATE(&quot;// &quot;;[.A42];&quot; //&quot;);&quot; &quot;))" office:value-type="string" office:string-value="public string PrjPseudoPlateCarree { get; }" calcext:value-type="string">
            <text:p>public string PrjPseudoPlateCarree { get; }</text:p>
          </table:table-cell>
          <table:table-cell table:style-name="ce36" table:formula="of:=IF([.$B42]&lt;&gt;0;CONCATENATE([.$B42];&quot; = &quot;&quot;&quot;;[.C42];&quot;&quot;&quot;;&quot;);IF([.$A42]&lt;&gt;0;CONCATENATE(&quot;// &quot;;[.$A42];&quot; //&quot;);&quot; &quot;))" office:value-type="string" office:string-value="PrjPseudoPlateCarree = &quot;Pseudo Plate Carree&quot;;" calcext:value-type="string">
            <text:p>PrjPseudoPlateCarree = "Pseudo Plate Carree";</text:p>
          </table:table-cell>
          <table:table-cell table:style-name="ce36" table:formula="of:=IF([.$B42]&lt;&gt;0;CONCATENATE([.$B42];&quot; = &quot;&quot;&quot;;[.D42];&quot;&quot;&quot;;&quot;);IF([.$A42]&lt;&gt;0;CONCATENATE(&quot;// &quot;;[.$A42];&quot; //&quot;);&quot; &quot;))" office:value-type="string" office:string-value="PrjPseudoPlateCarree = &quot;PrjPseudoPlateCarree&quot;;" calcext:value-type="string">
            <text:p>PrjPseudoPlateCarree = "PrjPseudoPlateCarre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Bonne</text:p>
          </table:table-cell>
          <table:table-cell table:style-name="ce34" office:value-type="string" calcext:value-type="string">
            <text:p>Bonne</text:p>
          </table:table-cell>
          <table:table-cell table:style-name="ce34" office:value-type="string" calcext:value-type="string">
            <text:p>PrjBonne</text:p>
          </table:table-cell>
          <table:table-cell table:style-name="ce36" table:formula="of:=IF([.B43]&lt;&gt;0;CONCATENATE(&quot;string &quot;;[.B43];&quot; { get; }&quot;);IF([.A43]&lt;&gt;0;CONCATENATE(&quot;// &quot;;[.A43];&quot; //&quot;);&quot; &quot;))" office:value-type="string" office:string-value="string PrjBonne { get; }" calcext:value-type="string">
            <text:p>string PrjBonne { get; }</text:p>
          </table:table-cell>
          <table:table-cell table:style-name="ce36" table:formula="of:=IF([.B43]&lt;&gt;0;CONCATENATE(&quot;public string &quot;;[.B43];&quot; { get; set; }&quot;);IF([.A43]&lt;&gt;0;CONCATENATE(&quot;// &quot;;[.A43];&quot; //&quot;);&quot; &quot;))" office:value-type="string" office:string-value="public string PrjBonne { get; set; }" calcext:value-type="string">
            <text:p>public string PrjBonne { get; set; }</text:p>
          </table:table-cell>
          <table:table-cell table:style-name="ce36" table:formula="of:=IF([.B43]&lt;&gt;0;CONCATENATE([.B43];&quot; = locStrings.&quot;;[.B43];&quot;;&quot;);IF([.A43]&lt;&gt;0;CONCATENATE(&quot;// &quot;;[.A43];&quot; //&quot;);&quot; &quot;))" office:value-type="string" office:string-value="PrjBonne = locStrings.PrjBonne;" calcext:value-type="string">
            <text:p>PrjBonne = locStrings.PrjBonne;</text:p>
          </table:table-cell>
          <table:table-cell table:style-name="ce36" table:formula="of:=IF([.B43]&lt;&gt;0;CONCATENATE(&quot;public string &quot;;[.B43];&quot; { get; }&quot;);IF([.A43]&lt;&gt;0;CONCATENATE(&quot;// &quot;;[.A43];&quot; //&quot;);&quot; &quot;))" office:value-type="string" office:string-value="public string PrjBonne { get; }" calcext:value-type="string">
            <text:p>public string PrjBonne { get; }</text:p>
          </table:table-cell>
          <table:table-cell table:style-name="ce36" table:formula="of:=IF([.$B43]&lt;&gt;0;CONCATENATE([.$B43];&quot; = &quot;&quot;&quot;;[.C43];&quot;&quot;&quot;;&quot;);IF([.$A43]&lt;&gt;0;CONCATENATE(&quot;// &quot;;[.$A43];&quot; //&quot;);&quot; &quot;))" office:value-type="string" office:string-value="PrjBonne = &quot;Bonne&quot;;" calcext:value-type="string">
            <text:p>PrjBonne = "Bonne";</text:p>
          </table:table-cell>
          <table:table-cell table:style-name="ce36" table:formula="of:=IF([.$B43]&lt;&gt;0;CONCATENATE([.$B43];&quot; = &quot;&quot;&quot;;[.D43];&quot;&quot;&quot;;&quot;);IF([.$A43]&lt;&gt;0;CONCATENATE(&quot;// &quot;;[.$A43];&quot; //&quot;);&quot; &quot;))" office:value-type="string" office:string-value="PrjBonne = &quot;PrjBonne&quot;;" calcext:value-type="string">
            <text:p>PrjBonne = "PrjBonn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BonneSouth</text:p>
          </table:table-cell>
          <table:table-cell table:style-name="ce34" office:value-type="string" calcext:value-type="string">
            <text:p>Bonne South oriented</text:p>
          </table:table-cell>
          <table:table-cell table:style-name="ce34" office:value-type="string" calcext:value-type="string">
            <text:p>PrjBonneSouth</text:p>
          </table:table-cell>
          <table:table-cell table:style-name="ce36" table:formula="of:=IF([.B44]&lt;&gt;0;CONCATENATE(&quot;string &quot;;[.B44];&quot; { get; }&quot;);IF([.A44]&lt;&gt;0;CONCATENATE(&quot;// &quot;;[.A44];&quot; //&quot;);&quot; &quot;))" office:value-type="string" office:string-value="string PrjBonneSouth { get; }" calcext:value-type="string">
            <text:p>string PrjBonneSouth { get; }</text:p>
          </table:table-cell>
          <table:table-cell table:style-name="ce36" table:formula="of:=IF([.B44]&lt;&gt;0;CONCATENATE(&quot;public string &quot;;[.B44];&quot; { get; set; }&quot;);IF([.A44]&lt;&gt;0;CONCATENATE(&quot;// &quot;;[.A44];&quot; //&quot;);&quot; &quot;))" office:value-type="string" office:string-value="public string PrjBonneSouth { get; set; }" calcext:value-type="string">
            <text:p>public string PrjBonneSouth { get; set; }</text:p>
          </table:table-cell>
          <table:table-cell table:style-name="ce36" table:formula="of:=IF([.B44]&lt;&gt;0;CONCATENATE([.B44];&quot; = locStrings.&quot;;[.B44];&quot;;&quot;);IF([.A44]&lt;&gt;0;CONCATENATE(&quot;// &quot;;[.A44];&quot; //&quot;);&quot; &quot;))" office:value-type="string" office:string-value="PrjBonneSouth = locStrings.PrjBonneSouth;" calcext:value-type="string">
            <text:p>PrjBonneSouth = locStrings.PrjBonneSouth;</text:p>
          </table:table-cell>
          <table:table-cell table:style-name="ce36" table:formula="of:=IF([.B44]&lt;&gt;0;CONCATENATE(&quot;public string &quot;;[.B44];&quot; { get; }&quot;);IF([.A44]&lt;&gt;0;CONCATENATE(&quot;// &quot;;[.A44];&quot; //&quot;);&quot; &quot;))" office:value-type="string" office:string-value="public string PrjBonneSouth { get; }" calcext:value-type="string">
            <text:p>public string PrjBonneSouth { get; }</text:p>
          </table:table-cell>
          <table:table-cell table:style-name="ce36" table:formula="of:=IF([.$B44]&lt;&gt;0;CONCATENATE([.$B44];&quot; = &quot;&quot;&quot;;[.C44];&quot;&quot;&quot;;&quot;);IF([.$A44]&lt;&gt;0;CONCATENATE(&quot;// &quot;;[.$A44];&quot; //&quot;);&quot; &quot;))" office:value-type="string" office:string-value="PrjBonneSouth = &quot;Bonne South oriented&quot;;" calcext:value-type="string">
            <text:p>PrjBonneSouth = "Bonne South oriented";</text:p>
          </table:table-cell>
          <table:table-cell table:style-name="ce36" table:formula="of:=IF([.$B44]&lt;&gt;0;CONCATENATE([.$B44];&quot; = &quot;&quot;&quot;;[.D44];&quot;&quot;&quot;;&quot;);IF([.$A44]&lt;&gt;0;CONCATENATE(&quot;// &quot;;[.$A44];&quot; //&quot;);&quot; &quot;))" office:value-type="string" office:string-value="PrjBonneSouth = &quot;PrjBonneSouth&quot;;" calcext:value-type="string">
            <text:p>PrjBonneSouth = "PrjBonneSouth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AzimutalEquidistantModified</text:p>
          </table:table-cell>
          <table:table-cell table:style-name="ce34" office:value-type="string" calcext:value-type="string">
            <text:p>Azimutal Equidistant Modified</text:p>
          </table:table-cell>
          <table:table-cell table:style-name="ce34" office:value-type="string" calcext:value-type="string">
            <text:p>PrjAzimutalEquidistantModified</text:p>
          </table:table-cell>
          <table:table-cell table:style-name="ce36" table:formula="of:=IF([.B45]&lt;&gt;0;CONCATENATE(&quot;string &quot;;[.B45];&quot; { get; }&quot;);IF([.A45]&lt;&gt;0;CONCATENATE(&quot;// &quot;;[.A45];&quot; //&quot;);&quot; &quot;))" office:value-type="string" office:string-value="string PrjAzimutalEquidistantModified { get; }" calcext:value-type="string">
            <text:p>string PrjAzimutalEquidistantModified { get; }</text:p>
          </table:table-cell>
          <table:table-cell table:style-name="ce36" table:formula="of:=IF([.B45]&lt;&gt;0;CONCATENATE(&quot;public string &quot;;[.B45];&quot; { get; set; }&quot;);IF([.A45]&lt;&gt;0;CONCATENATE(&quot;// &quot;;[.A45];&quot; //&quot;);&quot; &quot;))" office:value-type="string" office:string-value="public string PrjAzimutalEquidistantModified { get; set; }" calcext:value-type="string">
            <text:p>public string PrjAzimutalEquidistantModified { get; set; }</text:p>
          </table:table-cell>
          <table:table-cell table:style-name="ce36" table:formula="of:=IF([.B45]&lt;&gt;0;CONCATENATE([.B45];&quot; = locStrings.&quot;;[.B45];&quot;;&quot;);IF([.A45]&lt;&gt;0;CONCATENATE(&quot;// &quot;;[.A45];&quot; //&quot;);&quot; &quot;))" office:value-type="string" office:string-value="PrjAzimutalEquidistantModified = locStrings.PrjAzimutalEquidistantModified;" calcext:value-type="string">
            <text:p>PrjAzimutalEquidistantModified = locStrings.PrjAzimutalEquidistantModified;</text:p>
          </table:table-cell>
          <table:table-cell table:style-name="ce36" table:formula="of:=IF([.B45]&lt;&gt;0;CONCATENATE(&quot;public string &quot;;[.B45];&quot; { get; }&quot;);IF([.A45]&lt;&gt;0;CONCATENATE(&quot;// &quot;;[.A45];&quot; //&quot;);&quot; &quot;))" office:value-type="string" office:string-value="public string PrjAzimutalEquidistantModified { get; }" calcext:value-type="string">
            <text:p>public string PrjAzimutalEquidistantModified { get; }</text:p>
          </table:table-cell>
          <table:table-cell table:style-name="ce36" table:formula="of:=IF([.$B45]&lt;&gt;0;CONCATENATE([.$B45];&quot; = &quot;&quot;&quot;;[.C45];&quot;&quot;&quot;;&quot;);IF([.$A45]&lt;&gt;0;CONCATENATE(&quot;// &quot;;[.$A45];&quot; //&quot;);&quot; &quot;))" office:value-type="string" office:string-value="PrjAzimutalEquidistantModified = &quot;Azimutal Equidistant Modified&quot;;" calcext:value-type="string">
            <text:p>PrjAzimutalEquidistantModified = "Azimutal Equidistant Modified";</text:p>
          </table:table-cell>
          <table:table-cell table:style-name="ce36" table:formula="of:=IF([.$B45]&lt;&gt;0;CONCATENATE([.$B45];&quot; = &quot;&quot;&quot;;[.D45];&quot;&quot;&quot;;&quot;);IF([.$A45]&lt;&gt;0;CONCATENATE(&quot;// &quot;;[.$A45];&quot; //&quot;);&quot; &quot;))" office:value-type="string" office:string-value="PrjAzimutalEquidistantModified = &quot;PrjAzimutalEquidistantModified&quot;;" calcext:value-type="string">
            <text:p>PrjAzimutalEquidistantModified = "PrjAzimutalEquidistantModified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Projection Methods</text:p>
          </table:table-cell>
          <table:table-cell table:style-name="ce32" office:value-type="string" calcext:value-type="string">
            <text:p>PrjAzimutalEquidistantGuam</text:p>
          </table:table-cell>
          <table:table-cell table:style-name="ce34" office:value-type="string" calcext:value-type="string">
            <text:p>Azimutal Equidistant Guam</text:p>
          </table:table-cell>
          <table:table-cell table:style-name="ce34" office:value-type="string" calcext:value-type="string">
            <text:p>PrjAzimutalEquidistantGuam</text:p>
          </table:table-cell>
          <table:table-cell table:style-name="ce36" table:formula="of:=IF([.B46]&lt;&gt;0;CONCATENATE(&quot;string &quot;;[.B46];&quot; { get; }&quot;);IF([.A46]&lt;&gt;0;CONCATENATE(&quot;// &quot;;[.A46];&quot; //&quot;);&quot; &quot;))" office:value-type="string" office:string-value="string PrjAzimutalEquidistantGuam { get; }" calcext:value-type="string">
            <text:p>string PrjAzimutalEquidistantGuam { get; }</text:p>
          </table:table-cell>
          <table:table-cell table:style-name="ce36" table:formula="of:=IF([.B46]&lt;&gt;0;CONCATENATE(&quot;public string &quot;;[.B46];&quot; { get; set; }&quot;);IF([.A46]&lt;&gt;0;CONCATENATE(&quot;// &quot;;[.A46];&quot; //&quot;);&quot; &quot;))" office:value-type="string" office:string-value="public string PrjAzimutalEquidistantGuam { get; set; }" calcext:value-type="string">
            <text:p>public string PrjAzimutalEquidistantGuam { get; set; }</text:p>
          </table:table-cell>
          <table:table-cell table:style-name="ce36" table:formula="of:=IF([.B46]&lt;&gt;0;CONCATENATE([.B46];&quot; = locStrings.&quot;;[.B46];&quot;;&quot;);IF([.A46]&lt;&gt;0;CONCATENATE(&quot;// &quot;;[.A46];&quot; //&quot;);&quot; &quot;))" office:value-type="string" office:string-value="PrjAzimutalEquidistantGuam = locStrings.PrjAzimutalEquidistantGuam;" calcext:value-type="string">
            <text:p>PrjAzimutalEquidistantGuam = locStrings.PrjAzimutalEquidistantGuam;</text:p>
          </table:table-cell>
          <table:table-cell table:style-name="ce36" table:formula="of:=IF([.B46]&lt;&gt;0;CONCATENATE(&quot;public string &quot;;[.B46];&quot; { get; }&quot;);IF([.A46]&lt;&gt;0;CONCATENATE(&quot;// &quot;;[.A46];&quot; //&quot;);&quot; &quot;))" office:value-type="string" office:string-value="public string PrjAzimutalEquidistantGuam { get; }" calcext:value-type="string">
            <text:p>public string PrjAzimutalEquidistantGuam { get; }</text:p>
          </table:table-cell>
          <table:table-cell table:style-name="ce36" table:formula="of:=IF([.$B46]&lt;&gt;0;CONCATENATE([.$B46];&quot; = &quot;&quot;&quot;;[.C46];&quot;&quot;&quot;;&quot;);IF([.$A46]&lt;&gt;0;CONCATENATE(&quot;// &quot;;[.$A46];&quot; //&quot;);&quot; &quot;))" office:value-type="string" office:string-value="PrjAzimutalEquidistantGuam = &quot;Azimutal Equidistant Guam&quot;;" calcext:value-type="string">
            <text:p>PrjAzimutalEquidistantGuam = "Azimutal Equidistant Guam";</text:p>
          </table:table-cell>
          <table:table-cell table:style-name="ce36" table:formula="of:=IF([.$B46]&lt;&gt;0;CONCATENATE([.$B46];&quot; = &quot;&quot;&quot;;[.D46];&quot;&quot;&quot;;&quot;);IF([.$A46]&lt;&gt;0;CONCATENATE(&quot;// &quot;;[.$A46];&quot; //&quot;);&quot; &quot;))" office:value-type="string" office:string-value="PrjAzimutalEquidistantGuam = &quot;PrjAzimutalEquidistantGuam&quot;;" calcext:value-type="string">
            <text:p>PrjAzimutalEquidistantGuam = "PrjAzimutalEquidistantGuam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/>
          <table:table-cell table:style-name="ce34" table:number-columns-repeated="2"/>
          <table:table-cell table:style-name="ce36" table:formula="of:=IF([.B47]&lt;&gt;0;CONCATENATE(&quot;string &quot;;[.B47];&quot; { get; }&quot;);IF([.A47]&lt;&gt;0;CONCATENATE(&quot;// &quot;;[.A47];&quot; //&quot;);&quot; &quot;))" office:value-type="string" office:string-value="// Transformation Methods //" calcext:value-type="string">
            <text:p>// Transformation Methods //</text:p>
          </table:table-cell>
          <table:table-cell table:style-name="ce36" table:formula="of:=IF([.B47]&lt;&gt;0;CONCATENATE(&quot;public string &quot;;[.B47];&quot; { get; set; }&quot;);IF([.A47]&lt;&gt;0;CONCATENATE(&quot;// &quot;;[.A47];&quot; //&quot;);&quot; &quot;))" office:value-type="string" office:string-value="// Transformation Methods //" calcext:value-type="string">
            <text:p>// Transformation Methods //</text:p>
          </table:table-cell>
          <table:table-cell table:style-name="ce36" table:formula="of:=IF([.B47]&lt;&gt;0;CONCATENATE([.B47];&quot; = locStrings.&quot;;[.B47];&quot;;&quot;);IF([.A47]&lt;&gt;0;CONCATENATE(&quot;// &quot;;[.A47];&quot; //&quot;);&quot; &quot;))" office:value-type="string" office:string-value="// Transformation Methods //" calcext:value-type="string">
            <text:p>// Transformation Methods //</text:p>
          </table:table-cell>
          <table:table-cell table:style-name="ce36" table:formula="of:=IF([.B47]&lt;&gt;0;CONCATENATE(&quot;public string &quot;;[.B47];&quot; { get; }&quot;);IF([.A47]&lt;&gt;0;CONCATENATE(&quot;// &quot;;[.A47];&quot; //&quot;);&quot; &quot;))" office:value-type="string" office:string-value="// Transformation Methods //" calcext:value-type="string">
            <text:p>// Transformation Methods //</text:p>
          </table:table-cell>
          <table:table-cell table:style-name="ce36" table:formula="of:=IF([.$B47]&lt;&gt;0;CONCATENATE([.$B47];&quot; = &quot;&quot;&quot;;[.C47];&quot;&quot;&quot;;&quot;);IF([.$A47]&lt;&gt;0;CONCATENATE(&quot;// &quot;;[.$A47];&quot; //&quot;);&quot; &quot;))" office:value-type="string" office:string-value="// Transformation Methods //" calcext:value-type="string">
            <text:p>// Transformation Methods //</text:p>
          </table:table-cell>
          <table:table-cell table:style-name="ce36" table:formula="of:=IF([.$B47]&lt;&gt;0;CONCATENATE([.$B47];&quot; = &quot;&quot;&quot;;[.D47];&quot;&quot;&quot;;&quot;);IF([.$A47]&lt;&gt;0;CONCATENATE(&quot;// &quot;;[.$A47];&quot; //&quot;);&quot; &quot;))" office:value-type="string" office:string-value="// Transformation Methods //" calcext:value-type="string">
            <text:p>// Transformation Methods //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None</text:p>
          </table:table-cell>
          <table:table-cell table:style-name="ce34" office:value-type="string" calcext:value-type="string">
            <text:p>None</text:p>
          </table:table-cell>
          <table:table-cell table:style-name="ce34" office:value-type="string" calcext:value-type="string">
            <text:p>Nessuno</text:p>
          </table:table-cell>
          <table:table-cell table:style-name="ce36" table:formula="of:=IF([.B48]&lt;&gt;0;CONCATENATE(&quot;string &quot;;[.B48];&quot; { get; }&quot;);IF([.A48]&lt;&gt;0;CONCATENATE(&quot;// &quot;;[.A48];&quot; //&quot;);&quot; &quot;))" office:value-type="string" office:string-value="string SftNone { get; }" calcext:value-type="string">
            <text:p>string SftNone { get; }</text:p>
          </table:table-cell>
          <table:table-cell table:style-name="ce36" table:formula="of:=IF([.B48]&lt;&gt;0;CONCATENATE(&quot;public string &quot;;[.B48];&quot; { get; set; }&quot;);IF([.A48]&lt;&gt;0;CONCATENATE(&quot;// &quot;;[.A48];&quot; //&quot;);&quot; &quot;))" office:value-type="string" office:string-value="public string SftNone { get; set; }" calcext:value-type="string">
            <text:p>public string SftNone { get; set; }</text:p>
          </table:table-cell>
          <table:table-cell table:style-name="ce36" table:formula="of:=IF([.B48]&lt;&gt;0;CONCATENATE([.B48];&quot; = locStrings.&quot;;[.B48];&quot;;&quot;);IF([.A48]&lt;&gt;0;CONCATENATE(&quot;// &quot;;[.A48];&quot; //&quot;);&quot; &quot;))" office:value-type="string" office:string-value="SftNone = locStrings.SftNone;" calcext:value-type="string">
            <text:p>SftNone = locStrings.SftNone;</text:p>
          </table:table-cell>
          <table:table-cell table:style-name="ce36" table:formula="of:=IF([.B48]&lt;&gt;0;CONCATENATE(&quot;public string &quot;;[.B48];&quot; { get; }&quot;);IF([.A48]&lt;&gt;0;CONCATENATE(&quot;// &quot;;[.A48];&quot; //&quot;);&quot; &quot;))" office:value-type="string" office:string-value="public string SftNone { get; }" calcext:value-type="string">
            <text:p>public string SftNone { get; }</text:p>
          </table:table-cell>
          <table:table-cell table:style-name="ce36" table:formula="of:=IF([.$B48]&lt;&gt;0;CONCATENATE([.$B48];&quot; = &quot;&quot;&quot;;[.C48];&quot;&quot;&quot;;&quot;);IF([.$A48]&lt;&gt;0;CONCATENATE(&quot;// &quot;;[.$A48];&quot; //&quot;);&quot; &quot;))" office:value-type="string" office:string-value="SftNone = &quot;None&quot;;" calcext:value-type="string">
            <text:p>SftNone = "None";</text:p>
          </table:table-cell>
          <table:table-cell table:style-name="ce36" table:formula="of:=IF([.$B48]&lt;&gt;0;CONCATENATE([.$B48];&quot; = &quot;&quot;&quot;;[.D48];&quot;&quot;&quot;;&quot;);IF([.$A48]&lt;&gt;0;CONCATENATE(&quot;// &quot;;[.$A48];&quot; //&quot;);&quot; &quot;))" office:value-type="string" office:string-value="SftNone = &quot;Nessuno&quot;;" calcext:value-type="string">
            <text:p>SftNone = "Nessuno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Geocentric3Parameter</text:p>
          </table:table-cell>
          <table:table-cell table:style-name="ce34" office:value-type="string" calcext:value-type="string">
            <text:p>Geocentric (3 parameters)</text:p>
          </table:table-cell>
          <table:table-cell table:style-name="ce34" office:value-type="string" calcext:value-type="string">
            <text:p>Geocentrico (3 parametri)</text:p>
          </table:table-cell>
          <table:table-cell table:style-name="ce36" table:formula="of:=IF([.B49]&lt;&gt;0;CONCATENATE(&quot;string &quot;;[.B49];&quot; { get; }&quot;);IF([.A49]&lt;&gt;0;CONCATENATE(&quot;// &quot;;[.A49];&quot; //&quot;);&quot; &quot;))" office:value-type="string" office:string-value="string SftGeocentric3Parameter { get; }" calcext:value-type="string">
            <text:p>string SftGeocentric3Parameter { get; }</text:p>
          </table:table-cell>
          <table:table-cell table:style-name="ce36" table:formula="of:=IF([.B49]&lt;&gt;0;CONCATENATE(&quot;public string &quot;;[.B49];&quot; { get; set; }&quot;);IF([.A49]&lt;&gt;0;CONCATENATE(&quot;// &quot;;[.A49];&quot; //&quot;);&quot; &quot;))" office:value-type="string" office:string-value="public string SftGeocentric3Parameter { get; set; }" calcext:value-type="string">
            <text:p>public string SftGeocentric3Parameter { get; set; }</text:p>
          </table:table-cell>
          <table:table-cell table:style-name="ce36" table:formula="of:=IF([.B49]&lt;&gt;0;CONCATENATE([.B49];&quot; = locStrings.&quot;;[.B49];&quot;;&quot;);IF([.A49]&lt;&gt;0;CONCATENATE(&quot;// &quot;;[.A49];&quot; //&quot;);&quot; &quot;))" office:value-type="string" office:string-value="SftGeocentric3Parameter = locStrings.SftGeocentric3Parameter;" calcext:value-type="string">
            <text:p>SftGeocentric3Parameter = locStrings.SftGeocentric3Parameter;</text:p>
          </table:table-cell>
          <table:table-cell table:style-name="ce36" table:formula="of:=IF([.B49]&lt;&gt;0;CONCATENATE(&quot;public string &quot;;[.B49];&quot; { get; }&quot;);IF([.A49]&lt;&gt;0;CONCATENATE(&quot;// &quot;;[.A49];&quot; //&quot;);&quot; &quot;))" office:value-type="string" office:string-value="public string SftGeocentric3Parameter { get; }" calcext:value-type="string">
            <text:p>public string SftGeocentric3Parameter { get; }</text:p>
          </table:table-cell>
          <table:table-cell table:style-name="ce36" table:formula="of:=IF([.$B49]&lt;&gt;0;CONCATENATE([.$B49];&quot; = &quot;&quot;&quot;;[.C49];&quot;&quot;&quot;;&quot;);IF([.$A49]&lt;&gt;0;CONCATENATE(&quot;// &quot;;[.$A49];&quot; //&quot;);&quot; &quot;))" office:value-type="string" office:string-value="SftGeocentric3Parameter = &quot;Geocentric (3 parameters)&quot;;" calcext:value-type="string">
            <text:p>SftGeocentric3Parameter = "Geocentric (3 parameters)";</text:p>
          </table:table-cell>
          <table:table-cell table:style-name="ce36" table:formula="of:=IF([.$B49]&lt;&gt;0;CONCATENATE([.$B49];&quot; = &quot;&quot;&quot;;[.D49];&quot;&quot;&quot;;&quot;);IF([.$A49]&lt;&gt;0;CONCATENATE(&quot;// &quot;;[.$A49];&quot; //&quot;);&quot; &quot;))" office:value-type="string" office:string-value="SftGeocentric3Parameter = &quot;Geocentrico (3 parametri)&quot;;" calcext:value-type="string">
            <text:p>SftGeocentric3Parameter = "Geocentrico (3 parametri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Helmert7Parameter</text:p>
          </table:table-cell>
          <table:table-cell table:style-name="ce34" office:value-type="string" calcext:value-type="string">
            <text:p>Helmert (7 parameters)</text:p>
          </table:table-cell>
          <table:table-cell table:style-name="ce34" office:value-type="string" calcext:value-type="string">
            <text:p>Helmert (7 parametri)</text:p>
          </table:table-cell>
          <table:table-cell table:style-name="ce36" table:formula="of:=IF([.B50]&lt;&gt;0;CONCATENATE(&quot;string &quot;;[.B50];&quot; { get; }&quot;);IF([.A50]&lt;&gt;0;CONCATENATE(&quot;// &quot;;[.A50];&quot; //&quot;);&quot; &quot;))" office:value-type="string" office:string-value="string SftHelmert7Parameter { get; }" calcext:value-type="string">
            <text:p>string SftHelmert7Parameter { get; }</text:p>
          </table:table-cell>
          <table:table-cell table:style-name="ce36" table:formula="of:=IF([.B50]&lt;&gt;0;CONCATENATE(&quot;public string &quot;;[.B50];&quot; { get; set; }&quot;);IF([.A50]&lt;&gt;0;CONCATENATE(&quot;// &quot;;[.A50];&quot; //&quot;);&quot; &quot;))" office:value-type="string" office:string-value="public string SftHelmert7Parameter { get; set; }" calcext:value-type="string">
            <text:p>public string SftHelmert7Parameter { get; set; }</text:p>
          </table:table-cell>
          <table:table-cell table:style-name="ce36" table:formula="of:=IF([.B50]&lt;&gt;0;CONCATENATE([.B50];&quot; = locStrings.&quot;;[.B50];&quot;;&quot;);IF([.A50]&lt;&gt;0;CONCATENATE(&quot;// &quot;;[.A50];&quot; //&quot;);&quot; &quot;))" office:value-type="string" office:string-value="SftHelmert7Parameter = locStrings.SftHelmert7Parameter;" calcext:value-type="string">
            <text:p>SftHelmert7Parameter = locStrings.SftHelmert7Parameter;</text:p>
          </table:table-cell>
          <table:table-cell table:style-name="ce36" table:formula="of:=IF([.B50]&lt;&gt;0;CONCATENATE(&quot;public string &quot;;[.B50];&quot; { get; }&quot;);IF([.A50]&lt;&gt;0;CONCATENATE(&quot;// &quot;;[.A50];&quot; //&quot;);&quot; &quot;))" office:value-type="string" office:string-value="public string SftHelmert7Parameter { get; }" calcext:value-type="string">
            <text:p>public string SftHelmert7Parameter { get; }</text:p>
          </table:table-cell>
          <table:table-cell table:style-name="ce36" table:formula="of:=IF([.$B50]&lt;&gt;0;CONCATENATE([.$B50];&quot; = &quot;&quot;&quot;;[.C50];&quot;&quot;&quot;;&quot;);IF([.$A50]&lt;&gt;0;CONCATENATE(&quot;// &quot;;[.$A50];&quot; //&quot;);&quot; &quot;))" office:value-type="string" office:string-value="SftHelmert7Parameter = &quot;Helmert (7 parameters)&quot;;" calcext:value-type="string">
            <text:p>SftHelmert7Parameter = "Helmert (7 parameters)";</text:p>
          </table:table-cell>
          <table:table-cell table:style-name="ce36" table:formula="of:=IF([.$B50]&lt;&gt;0;CONCATENATE([.$B50];&quot; = &quot;&quot;&quot;;[.D50];&quot;&quot;&quot;;&quot;);IF([.$A50]&lt;&gt;0;CONCATENATE(&quot;// &quot;;[.$A50];&quot; //&quot;);&quot; &quot;))" office:value-type="string" office:string-value="SftHelmert7Parameter = &quot;Helmert (7 parametri)&quot;;" calcext:value-type="string">
            <text:p>SftHelmert7Parameter = "Helmert (7 parametri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MolodenskyBadekas10Parameter</text:p>
          </table:table-cell>
          <table:table-cell table:style-name="ce34" office:value-type="string" calcext:value-type="string">
            <text:p>Molodensky-Badekas (10 parameters)</text:p>
          </table:table-cell>
          <table:table-cell table:style-name="ce34" office:value-type="string" calcext:value-type="string">
            <text:p>Molodensky-Badekas (10 parametri)</text:p>
          </table:table-cell>
          <table:table-cell table:style-name="ce36" table:formula="of:=IF([.B51]&lt;&gt;0;CONCATENATE(&quot;string &quot;;[.B51];&quot; { get; }&quot;);IF([.A51]&lt;&gt;0;CONCATENATE(&quot;// &quot;;[.A51];&quot; //&quot;);&quot; &quot;))" office:value-type="string" office:string-value="string SftMolodenskyBadekas10Parameter { get; }" calcext:value-type="string">
            <text:p>string SftMolodenskyBadekas10Parameter { get; }</text:p>
          </table:table-cell>
          <table:table-cell table:style-name="ce36" table:formula="of:=IF([.B51]&lt;&gt;0;CONCATENATE(&quot;public string &quot;;[.B51];&quot; { get; set; }&quot;);IF([.A51]&lt;&gt;0;CONCATENATE(&quot;// &quot;;[.A51];&quot; //&quot;);&quot; &quot;))" office:value-type="string" office:string-value="public string SftMolodenskyBadekas10Parameter { get; set; }" calcext:value-type="string">
            <text:p>public string SftMolodenskyBadekas10Parameter { get; set; }</text:p>
          </table:table-cell>
          <table:table-cell table:style-name="ce36" table:formula="of:=IF([.B51]&lt;&gt;0;CONCATENATE([.B51];&quot; = locStrings.&quot;;[.B51];&quot;;&quot;);IF([.A51]&lt;&gt;0;CONCATENATE(&quot;// &quot;;[.A51];&quot; //&quot;);&quot; &quot;))" office:value-type="string" office:string-value="SftMolodenskyBadekas10Parameter = locStrings.SftMolodenskyBadekas10Parameter;" calcext:value-type="string">
            <text:p>SftMolodenskyBadekas10Parameter = locStrings.SftMolodenskyBadekas10Parameter;</text:p>
          </table:table-cell>
          <table:table-cell table:style-name="ce36" table:formula="of:=IF([.B51]&lt;&gt;0;CONCATENATE(&quot;public string &quot;;[.B51];&quot; { get; }&quot;);IF([.A51]&lt;&gt;0;CONCATENATE(&quot;// &quot;;[.A51];&quot; //&quot;);&quot; &quot;))" office:value-type="string" office:string-value="public string SftMolodenskyBadekas10Parameter { get; }" calcext:value-type="string">
            <text:p>public string SftMolodenskyBadekas10Parameter { get; }</text:p>
          </table:table-cell>
          <table:table-cell table:style-name="ce36" table:formula="of:=IF([.$B51]&lt;&gt;0;CONCATENATE([.$B51];&quot; = &quot;&quot;&quot;;[.C51];&quot;&quot;&quot;;&quot;);IF([.$A51]&lt;&gt;0;CONCATENATE(&quot;// &quot;;[.$A51];&quot; //&quot;);&quot; &quot;))" office:value-type="string" office:string-value="SftMolodenskyBadekas10Parameter = &quot;Molodensky-Badekas (10 parameters)&quot;;" calcext:value-type="string">
            <text:p>SftMolodenskyBadekas10Parameter = "Molodensky-Badekas (10 parameters)";</text:p>
          </table:table-cell>
          <table:table-cell table:style-name="ce36" table:formula="of:=IF([.$B51]&lt;&gt;0;CONCATENATE([.$B51];&quot; = &quot;&quot;&quot;;[.D51];&quot;&quot;&quot;;&quot;);IF([.$A51]&lt;&gt;0;CONCATENATE(&quot;// &quot;;[.$A51];&quot; //&quot;);&quot; &quot;))" office:value-type="string" office:string-value="SftMolodenskyBadekas10Parameter = &quot;Molodensky-Badekas (10 parametri)&quot;;" calcext:value-type="string">
            <text:p>SftMolodenskyBadekas10Parameter = "Molodensky-Badekas (10 parametri)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AbridgedMolodensky</text:p>
          </table:table-cell>
          <table:table-cell table:style-name="ce34" office:value-type="string" calcext:value-type="string">
            <text:p>Abridged Molodensky</text:p>
          </table:table-cell>
          <table:table-cell table:style-name="ce34" office:value-type="string" calcext:value-type="string">
            <text:p>Molodensky sintetica</text:p>
          </table:table-cell>
          <table:table-cell table:style-name="ce36" table:formula="of:=IF([.B52]&lt;&gt;0;CONCATENATE(&quot;string &quot;;[.B52];&quot; { get; }&quot;);IF([.A52]&lt;&gt;0;CONCATENATE(&quot;// &quot;;[.A52];&quot; //&quot;);&quot; &quot;))" office:value-type="string" office:string-value="string SftAbridgedMolodensky { get; }" calcext:value-type="string">
            <text:p>string SftAbridgedMolodensky { get; }</text:p>
          </table:table-cell>
          <table:table-cell table:style-name="ce36" table:formula="of:=IF([.B52]&lt;&gt;0;CONCATENATE(&quot;public string &quot;;[.B52];&quot; { get; set; }&quot;);IF([.A52]&lt;&gt;0;CONCATENATE(&quot;// &quot;;[.A52];&quot; //&quot;);&quot; &quot;))" office:value-type="string" office:string-value="public string SftAbridgedMolodensky { get; set; }" calcext:value-type="string">
            <text:p>public string SftAbridgedMolodensky { get; set; }</text:p>
          </table:table-cell>
          <table:table-cell table:style-name="ce36" table:formula="of:=IF([.B52]&lt;&gt;0;CONCATENATE([.B52];&quot; = locStrings.&quot;;[.B52];&quot;;&quot;);IF([.A52]&lt;&gt;0;CONCATENATE(&quot;// &quot;;[.A52];&quot; //&quot;);&quot; &quot;))" office:value-type="string" office:string-value="SftAbridgedMolodensky = locStrings.SftAbridgedMolodensky;" calcext:value-type="string">
            <text:p>SftAbridgedMolodensky = locStrings.SftAbridgedMolodensky;</text:p>
          </table:table-cell>
          <table:table-cell table:style-name="ce36" table:formula="of:=IF([.B52]&lt;&gt;0;CONCATENATE(&quot;public string &quot;;[.B52];&quot; { get; }&quot;);IF([.A52]&lt;&gt;0;CONCATENATE(&quot;// &quot;;[.A52];&quot; //&quot;);&quot; &quot;))" office:value-type="string" office:string-value="public string SftAbridgedMolodensky { get; }" calcext:value-type="string">
            <text:p>public string SftAbridgedMolodensky { get; }</text:p>
          </table:table-cell>
          <table:table-cell table:style-name="ce36" table:formula="of:=IF([.$B52]&lt;&gt;0;CONCATENATE([.$B52];&quot; = &quot;&quot;&quot;;[.C52];&quot;&quot;&quot;;&quot;);IF([.$A52]&lt;&gt;0;CONCATENATE(&quot;// &quot;;[.$A52];&quot; //&quot;);&quot; &quot;))" office:value-type="string" office:string-value="SftAbridgedMolodensky = &quot;Abridged Molodensky&quot;;" calcext:value-type="string">
            <text:p>SftAbridgedMolodensky = "Abridged Molodensky";</text:p>
          </table:table-cell>
          <table:table-cell table:style-name="ce36" table:formula="of:=IF([.$B52]&lt;&gt;0;CONCATENATE([.$B52];&quot; = &quot;&quot;&quot;;[.D52];&quot;&quot;&quot;;&quot;);IF([.$A52]&lt;&gt;0;CONCATENATE(&quot;// &quot;;[.$A52];&quot; //&quot;);&quot; &quot;))" office:value-type="string" office:string-value="SftAbridgedMolodensky = &quot;Molodensky sintetica&quot;;" calcext:value-type="string">
            <text:p>SftAbridgedMolodensky = "Molodensky sintetica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PositionVector</text:p>
          </table:table-cell>
          <table:table-cell table:style-name="ce34" office:value-type="string" calcext:value-type="string">
            <text:p>Position Vector</text:p>
          </table:table-cell>
          <table:table-cell table:style-name="ce34" office:value-type="string" calcext:value-type="string">
            <text:p>Vettore di posizione</text:p>
          </table:table-cell>
          <table:table-cell table:style-name="ce36" table:formula="of:=IF([.B53]&lt;&gt;0;CONCATENATE(&quot;string &quot;;[.B53];&quot; { get; }&quot;);IF([.A53]&lt;&gt;0;CONCATENATE(&quot;// &quot;;[.A53];&quot; //&quot;);&quot; &quot;))" office:value-type="string" office:string-value="string SftPositionVector { get; }" calcext:value-type="string">
            <text:p>string SftPositionVector { get; }</text:p>
          </table:table-cell>
          <table:table-cell table:style-name="ce36" table:formula="of:=IF([.B53]&lt;&gt;0;CONCATENATE(&quot;public string &quot;;[.B53];&quot; { get; set; }&quot;);IF([.A53]&lt;&gt;0;CONCATENATE(&quot;// &quot;;[.A53];&quot; //&quot;);&quot; &quot;))" office:value-type="string" office:string-value="public string SftPositionVector { get; set; }" calcext:value-type="string">
            <text:p>public string SftPositionVector { get; set; }</text:p>
          </table:table-cell>
          <table:table-cell table:style-name="ce36" table:formula="of:=IF([.B53]&lt;&gt;0;CONCATENATE([.B53];&quot; = locStrings.&quot;;[.B53];&quot;;&quot;);IF([.A53]&lt;&gt;0;CONCATENATE(&quot;// &quot;;[.A53];&quot; //&quot;);&quot; &quot;))" office:value-type="string" office:string-value="SftPositionVector = locStrings.SftPositionVector;" calcext:value-type="string">
            <text:p>SftPositionVector = locStrings.SftPositionVector;</text:p>
          </table:table-cell>
          <table:table-cell table:style-name="ce36" table:formula="of:=IF([.B53]&lt;&gt;0;CONCATENATE(&quot;public string &quot;;[.B53];&quot; { get; }&quot;);IF([.A53]&lt;&gt;0;CONCATENATE(&quot;// &quot;;[.A53];&quot; //&quot;);&quot; &quot;))" office:value-type="string" office:string-value="public string SftPositionVector { get; }" calcext:value-type="string">
            <text:p>public string SftPositionVector { get; }</text:p>
          </table:table-cell>
          <table:table-cell table:style-name="ce36" table:formula="of:=IF([.$B53]&lt;&gt;0;CONCATENATE([.$B53];&quot; = &quot;&quot;&quot;;[.C53];&quot;&quot;&quot;;&quot;);IF([.$A53]&lt;&gt;0;CONCATENATE(&quot;// &quot;;[.$A53];&quot; //&quot;);&quot; &quot;))" office:value-type="string" office:string-value="SftPositionVector = &quot;Position Vector&quot;;" calcext:value-type="string">
            <text:p>SftPositionVector = "Position Vector";</text:p>
          </table:table-cell>
          <table:table-cell table:style-name="ce36" table:formula="of:=IF([.$B53]&lt;&gt;0;CONCATENATE([.$B53];&quot; = &quot;&quot;&quot;;[.D53];&quot;&quot;&quot;;&quot;);IF([.$A53]&lt;&gt;0;CONCATENATE(&quot;// &quot;;[.$A53];&quot; //&quot;);&quot; &quot;))" office:value-type="string" office:string-value="SftPositionVector = &quot;Vettore di posizione&quot;;" calcext:value-type="string">
            <text:p>SftPositionVector = "Vettore di posizione";</text:p>
          </table:table-cell>
          <table:table-cell table:number-columns-repeated="54"/>
        </table:table-row>
        <table:table-row table:style-name="ro2">
          <table:table-cell table:style-name="ce28" office:value-type="string" calcext:value-type="string">
            <text:p>Transformation Methods</text:p>
          </table:table-cell>
          <table:table-cell table:style-name="ce32" office:value-type="string" calcext:value-type="string">
            <text:p>SftCoordinateFrame</text:p>
          </table:table-cell>
          <table:table-cell table:style-name="ce34" office:value-type="string" calcext:value-type="string">
            <text:p>Coordinate Frame</text:p>
          </table:table-cell>
          <table:table-cell table:style-name="ce34" office:value-type="string" calcext:value-type="string">
            <text:p>Cornice di coordinate</text:p>
          </table:table-cell>
          <table:table-cell table:style-name="ce36" table:formula="of:=IF([.B54]&lt;&gt;0;CONCATENATE(&quot;string &quot;;[.B54];&quot; { get; }&quot;);IF([.A54]&lt;&gt;0;CONCATENATE(&quot;// &quot;;[.A54];&quot; //&quot;);&quot; &quot;))" office:value-type="string" office:string-value="string SftCoordinateFrame { get; }" calcext:value-type="string">
            <text:p>string SftCoordinateFrame { get; }</text:p>
          </table:table-cell>
          <table:table-cell table:style-name="ce36" table:formula="of:=IF([.B54]&lt;&gt;0;CONCATENATE(&quot;public string &quot;;[.B54];&quot; { get; set; }&quot;);IF([.A54]&lt;&gt;0;CONCATENATE(&quot;// &quot;;[.A54];&quot; //&quot;);&quot; &quot;))" office:value-type="string" office:string-value="public string SftCoordinateFrame { get; set; }" calcext:value-type="string">
            <text:p>public string SftCoordinateFrame { get; set; }</text:p>
          </table:table-cell>
          <table:table-cell table:style-name="ce36" table:formula="of:=IF([.B54]&lt;&gt;0;CONCATENATE([.B54];&quot; = locStrings.&quot;;[.B54];&quot;;&quot;);IF([.A54]&lt;&gt;0;CONCATENATE(&quot;// &quot;;[.A54];&quot; //&quot;);&quot; &quot;))" office:value-type="string" office:string-value="SftCoordinateFrame = locStrings.SftCoordinateFrame;" calcext:value-type="string">
            <text:p>SftCoordinateFrame = locStrings.SftCoordinateFrame;</text:p>
          </table:table-cell>
          <table:table-cell table:style-name="ce36" table:formula="of:=IF([.B54]&lt;&gt;0;CONCATENATE(&quot;public string &quot;;[.B54];&quot; { get; }&quot;);IF([.A54]&lt;&gt;0;CONCATENATE(&quot;// &quot;;[.A54];&quot; //&quot;);&quot; &quot;))" office:value-type="string" office:string-value="public string SftCoordinateFrame { get; }" calcext:value-type="string">
            <text:p>public string SftCoordinateFrame { get; }</text:p>
          </table:table-cell>
          <table:table-cell table:style-name="ce36" table:formula="of:=IF([.$B54]&lt;&gt;0;CONCATENATE([.$B54];&quot; = &quot;&quot;&quot;;[.C54];&quot;&quot;&quot;;&quot;);IF([.$A54]&lt;&gt;0;CONCATENATE(&quot;// &quot;;[.$A54];&quot; //&quot;);&quot; &quot;))" office:value-type="string" office:string-value="SftCoordinateFrame = &quot;Coordinate Frame&quot;;" calcext:value-type="string">
            <text:p>SftCoordinateFrame = "Coordinate Frame";</text:p>
          </table:table-cell>
          <table:table-cell table:style-name="ce36" table:formula="of:=IF([.$B54]&lt;&gt;0;CONCATENATE([.$B54];&quot; = &quot;&quot;&quot;;[.D54];&quot;&quot;&quot;;&quot;);IF([.$A54]&lt;&gt;0;CONCATENATE(&quot;// &quot;;[.$A54];&quot; //&quot;);&quot; &quot;))" office:value-type="string" office:string-value="SftCoordinateFrame = &quot;Cornice di coordinate&quot;;" calcext:value-type="string">
            <text:p>SftCoordinateFrame = "Cornice di coordinate";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55]&lt;&gt;0;CONCATENATE(&quot;string &quot;;[.B55];&quot; { get; }&quot;);IF([.A55]&lt;&gt;0;CONCATENATE(&quot;// &quot;;[.A55];&quot; //&quot;);&quot; &quot;))" office:value-type="string" office:string-value=" " calcext:value-type="string">
            <text:p><text:s/></text:p>
          </table:table-cell>
          <table:table-cell table:style-name="ce36" table:formula="of:=IF([.B55]&lt;&gt;0;CONCATENATE(&quot;public string &quot;;[.B55];&quot; { get; set; }&quot;);IF([.A55]&lt;&gt;0;CONCATENATE(&quot;// &quot;;[.A55];&quot; //&quot;);&quot; &quot;))" office:value-type="string" office:string-value=" " calcext:value-type="string">
            <text:p><text:s/></text:p>
          </table:table-cell>
          <table:table-cell table:style-name="ce36" table:formula="of:=IF([.B55]&lt;&gt;0;CONCATENATE([.B55];&quot; = locStrings.&quot;;[.B55];&quot;;&quot;);IF([.A55]&lt;&gt;0;CONCATENATE(&quot;// &quot;;[.A55];&quot; //&quot;);&quot; &quot;))" office:value-type="string" office:string-value=" " calcext:value-type="string">
            <text:p><text:s/></text:p>
          </table:table-cell>
          <table:table-cell table:style-name="ce36" table:formula="of:=IF([.B55]&lt;&gt;0;CONCATENATE(&quot;public string &quot;;[.B55];&quot; { get; }&quot;);IF([.A55]&lt;&gt;0;CONCATENATE(&quot;// &quot;;[.A55];&quot; //&quot;);&quot; &quot;))" office:value-type="string" office:string-value=" " calcext:value-type="string">
            <text:p><text:s/></text:p>
          </table:table-cell>
          <table:table-cell table:style-name="ce36" table:formula="of:=IF([.$B55]&lt;&gt;0;CONCATENATE([.$B55];&quot; = &quot;&quot;&quot;;[.C55];&quot;&quot;&quot;;&quot;);IF([.$A55]&lt;&gt;0;CONCATENATE(&quot;// &quot;;[.$A55];&quot; //&quot;);&quot; &quot;))" office:value-type="string" office:string-value=" " calcext:value-type="string">
            <text:p><text:s/></text:p>
          </table:table-cell>
          <table:table-cell table:style-name="ce36" table:formula="of:=IF([.$B55]&lt;&gt;0;CONCATENATE([.$B55];&quot; = &quot;&quot;&quot;;[.D55];&quot;&quot;&quot;;&quot;);IF([.$A55]&lt;&gt;0;CONCATENATE(&quot;// &quot;;[.$A55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56]&lt;&gt;0;CONCATENATE(&quot;string &quot;;[.B56];&quot; { get; }&quot;);IF([.A56]&lt;&gt;0;CONCATENATE(&quot;// &quot;;[.A56];&quot; //&quot;);&quot; &quot;))" office:value-type="string" office:string-value=" " calcext:value-type="string">
            <text:p><text:s/></text:p>
          </table:table-cell>
          <table:table-cell table:style-name="ce36" table:formula="of:=IF([.B56]&lt;&gt;0;CONCATENATE(&quot;public string &quot;;[.B56];&quot; { get; set; }&quot;);IF([.A56]&lt;&gt;0;CONCATENATE(&quot;// &quot;;[.A56];&quot; //&quot;);&quot; &quot;))" office:value-type="string" office:string-value=" " calcext:value-type="string">
            <text:p><text:s/></text:p>
          </table:table-cell>
          <table:table-cell table:style-name="ce36" table:formula="of:=IF([.B56]&lt;&gt;0;CONCATENATE([.B56];&quot; = locStrings.&quot;;[.B56];&quot;;&quot;);IF([.A56]&lt;&gt;0;CONCATENATE(&quot;// &quot;;[.A56];&quot; //&quot;);&quot; &quot;))" office:value-type="string" office:string-value=" " calcext:value-type="string">
            <text:p><text:s/></text:p>
          </table:table-cell>
          <table:table-cell table:style-name="ce36" table:formula="of:=IF([.B56]&lt;&gt;0;CONCATENATE(&quot;public string &quot;;[.B56];&quot; { get; }&quot;);IF([.A56]&lt;&gt;0;CONCATENATE(&quot;// &quot;;[.A56];&quot; //&quot;);&quot; &quot;))" office:value-type="string" office:string-value=" " calcext:value-type="string">
            <text:p><text:s/></text:p>
          </table:table-cell>
          <table:table-cell table:style-name="ce36" table:formula="of:=IF([.$B56]&lt;&gt;0;CONCATENATE([.$B56];&quot; = &quot;&quot;&quot;;[.C56];&quot;&quot;&quot;;&quot;);IF([.$A56]&lt;&gt;0;CONCATENATE(&quot;// &quot;;[.$A56];&quot; //&quot;);&quot; &quot;))" office:value-type="string" office:string-value=" " calcext:value-type="string">
            <text:p><text:s/></text:p>
          </table:table-cell>
          <table:table-cell table:style-name="ce36" table:formula="of:=IF([.$B56]&lt;&gt;0;CONCATENATE([.$B56];&quot; = &quot;&quot;&quot;;[.D56];&quot;&quot;&quot;;&quot;);IF([.$A56]&lt;&gt;0;CONCATENATE(&quot;// &quot;;[.$A56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/>
          <table:table-cell table:style-name="ce34" table:number-columns-repeated="2"/>
          <table:table-cell table:style-name="ce36" table:formula="of:=IF([.B57]&lt;&gt;0;CONCATENATE(&quot;string &quot;;[.B57];&quot; { get; }&quot;);IF([.A57]&lt;&gt;0;CONCATENATE(&quot;// &quot;;[.A57];&quot; //&quot;);&quot; &quot;))" office:value-type="string" office:string-value="// DmsFormat //" calcext:value-type="string">
            <text:p>// DmsFormat //</text:p>
          </table:table-cell>
          <table:table-cell table:style-name="ce36" table:formula="of:=IF([.B57]&lt;&gt;0;CONCATENATE(&quot;public string &quot;;[.B57];&quot; { get; set; }&quot;);IF([.A57]&lt;&gt;0;CONCATENATE(&quot;// &quot;;[.A57];&quot; //&quot;);&quot; &quot;))" office:value-type="string" office:string-value="// DmsFormat //" calcext:value-type="string">
            <text:p>// DmsFormat //</text:p>
          </table:table-cell>
          <table:table-cell table:style-name="ce36" table:formula="of:=IF([.B57]&lt;&gt;0;CONCATENATE([.B57];&quot; = locStrings.&quot;;[.B57];&quot;;&quot;);IF([.A57]&lt;&gt;0;CONCATENATE(&quot;// &quot;;[.A57];&quot; //&quot;);&quot; &quot;))" office:value-type="string" office:string-value="// DmsFormat //" calcext:value-type="string">
            <text:p>// DmsFormat //</text:p>
          </table:table-cell>
          <table:table-cell table:style-name="ce36" table:formula="of:=IF([.B57]&lt;&gt;0;CONCATENATE(&quot;public string &quot;;[.B57];&quot; { get; }&quot;);IF([.A57]&lt;&gt;0;CONCATENATE(&quot;// &quot;;[.A57];&quot; //&quot;);&quot; &quot;))" office:value-type="string" office:string-value="// DmsFormat //" calcext:value-type="string">
            <text:p>// DmsFormat //</text:p>
          </table:table-cell>
          <table:table-cell table:style-name="ce36" table:formula="of:=IF([.$B57]&lt;&gt;0;CONCATENATE([.$B57];&quot; = &quot;&quot;&quot;;[.C57];&quot;&quot;&quot;;&quot;);IF([.$A57]&lt;&gt;0;CONCATENATE(&quot;// &quot;;[.$A57];&quot; //&quot;);&quot; &quot;))" office:value-type="string" office:string-value="// DmsFormat //" calcext:value-type="string">
            <text:p>// DmsFormat //</text:p>
          </table:table-cell>
          <table:table-cell table:style-name="ce36" table:formula="of:=IF([.$B57]&lt;&gt;0;CONCATENATE([.$B57];&quot; = &quot;&quot;&quot;;[.D57];&quot;&quot;&quot;;&quot;);IF([.$A57]&lt;&gt;0;CONCATENATE(&quot;// &quot;;[.$A57];&quot; //&quot;);&quot; &quot;))" office:value-type="string" office:string-value="// DmsFormat //" calcext:value-type="string">
            <text:p>// DmsFormat //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SimpleDMS</text:p>
          </table:table-cell>
          <table:table-cell table:number-columns-repeated="2" table:style-name="ce34" office:value-type="string" calcext:value-type="string">
            <text:p>DDD:MM:SS.000</text:p>
          </table:table-cell>
          <table:table-cell table:style-name="ce36" table:formula="of:=IF([.B58]&lt;&gt;0;CONCATENATE(&quot;string &quot;;[.B58];&quot; { get; }&quot;);IF([.A58]&lt;&gt;0;CONCATENATE(&quot;// &quot;;[.A58];&quot; //&quot;);&quot; &quot;))" office:value-type="string" office:string-value="string FormatSimpleDMS { get; }" calcext:value-type="string">
            <text:p>string FormatSimpleDMS { get; }</text:p>
          </table:table-cell>
          <table:table-cell table:style-name="ce36" table:formula="of:=IF([.B58]&lt;&gt;0;CONCATENATE(&quot;public string &quot;;[.B58];&quot; { get; set; }&quot;);IF([.A58]&lt;&gt;0;CONCATENATE(&quot;// &quot;;[.A58];&quot; //&quot;);&quot; &quot;))" office:value-type="string" office:string-value="public string FormatSimpleDMS { get; set; }" calcext:value-type="string">
            <text:p>public string FormatSimpleDMS { get; set; }</text:p>
          </table:table-cell>
          <table:table-cell table:style-name="ce36" table:formula="of:=IF([.B58]&lt;&gt;0;CONCATENATE([.B58];&quot; = locStrings.&quot;;[.B58];&quot;;&quot;);IF([.A58]&lt;&gt;0;CONCATENATE(&quot;// &quot;;[.A58];&quot; //&quot;);&quot; &quot;))" office:value-type="string" office:string-value="FormatSimpleDMS = locStrings.FormatSimpleDMS;" calcext:value-type="string">
            <text:p>FormatSimpleDMS = locStrings.FormatSimpleDMS;</text:p>
          </table:table-cell>
          <table:table-cell table:style-name="ce36" table:formula="of:=IF([.B58]&lt;&gt;0;CONCATENATE(&quot;public string &quot;;[.B58];&quot; { get; }&quot;);IF([.A58]&lt;&gt;0;CONCATENATE(&quot;// &quot;;[.A58];&quot; //&quot;);&quot; &quot;))" office:value-type="string" office:string-value="public string FormatSimpleDMS { get; }" calcext:value-type="string">
            <text:p>public string FormatSimpleDMS { get; }</text:p>
          </table:table-cell>
          <table:table-cell table:style-name="ce36" table:formula="of:=IF([.$B58]&lt;&gt;0;CONCATENATE([.$B58];&quot; = &quot;&quot;&quot;;[.C58];&quot;&quot;&quot;;&quot;);IF([.$A58]&lt;&gt;0;CONCATENATE(&quot;// &quot;;[.$A58];&quot; //&quot;);&quot; &quot;))" office:value-type="string" office:string-value="FormatSimpleDMS = &quot;DDD:MM:SS.000&quot;;" calcext:value-type="string">
            <text:p>FormatSimpleDMS = "DDD:MM:SS.000";</text:p>
          </table:table-cell>
          <table:table-cell table:style-name="ce36" table:formula="of:=IF([.$B58]&lt;&gt;0;CONCATENATE([.$B58];&quot; = &quot;&quot;&quot;;[.D58];&quot;&quot;&quot;;&quot;);IF([.$A58]&lt;&gt;0;CONCATENATE(&quot;// &quot;;[.$A58];&quot; //&quot;);&quot; &quot;))" office:value-type="string" office:string-value="FormatSimpleDMS = &quot;DDD:MM:SS.000&quot;;" calcext:value-type="string">
            <text:p>FormatSimpleDMS = "DDD:MM:SS.000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SimpleDM</text:p>
          </table:table-cell>
          <table:table-cell table:number-columns-repeated="2" table:style-name="ce34" office:value-type="string" calcext:value-type="string">
            <text:p>DDD:MM.000</text:p>
          </table:table-cell>
          <table:table-cell table:style-name="ce36" table:formula="of:=IF([.B59]&lt;&gt;0;CONCATENATE(&quot;string &quot;;[.B59];&quot; { get; }&quot;);IF([.A59]&lt;&gt;0;CONCATENATE(&quot;// &quot;;[.A59];&quot; //&quot;);&quot; &quot;))" office:value-type="string" office:string-value="string FormatSimpleDM { get; }" calcext:value-type="string">
            <text:p>string FormatSimpleDM { get; }</text:p>
          </table:table-cell>
          <table:table-cell table:style-name="ce36" table:formula="of:=IF([.B59]&lt;&gt;0;CONCATENATE(&quot;public string &quot;;[.B59];&quot; { get; set; }&quot;);IF([.A59]&lt;&gt;0;CONCATENATE(&quot;// &quot;;[.A59];&quot; //&quot;);&quot; &quot;))" office:value-type="string" office:string-value="public string FormatSimpleDM { get; set; }" calcext:value-type="string">
            <text:p>public string FormatSimpleDM { get; set; }</text:p>
          </table:table-cell>
          <table:table-cell table:style-name="ce36" table:formula="of:=IF([.B59]&lt;&gt;0;CONCATENATE([.B59];&quot; = locStrings.&quot;;[.B59];&quot;;&quot;);IF([.A59]&lt;&gt;0;CONCATENATE(&quot;// &quot;;[.A59];&quot; //&quot;);&quot; &quot;))" office:value-type="string" office:string-value="FormatSimpleDM = locStrings.FormatSimpleDM;" calcext:value-type="string">
            <text:p>FormatSimpleDM = locStrings.FormatSimpleDM;</text:p>
          </table:table-cell>
          <table:table-cell table:style-name="ce36" table:formula="of:=IF([.B59]&lt;&gt;0;CONCATENATE(&quot;public string &quot;;[.B59];&quot; { get; }&quot;);IF([.A59]&lt;&gt;0;CONCATENATE(&quot;// &quot;;[.A59];&quot; //&quot;);&quot; &quot;))" office:value-type="string" office:string-value="public string FormatSimpleDM { get; }" calcext:value-type="string">
            <text:p>public string FormatSimpleDM { get; }</text:p>
          </table:table-cell>
          <table:table-cell table:style-name="ce36" table:formula="of:=IF([.$B59]&lt;&gt;0;CONCATENATE([.$B59];&quot; = &quot;&quot;&quot;;[.C59];&quot;&quot;&quot;;&quot;);IF([.$A59]&lt;&gt;0;CONCATENATE(&quot;// &quot;;[.$A59];&quot; //&quot;);&quot; &quot;))" office:value-type="string" office:string-value="FormatSimpleDM = &quot;DDD:MM.000&quot;;" calcext:value-type="string">
            <text:p>FormatSimpleDM = "DDD:MM.000";</text:p>
          </table:table-cell>
          <table:table-cell table:style-name="ce36" table:formula="of:=IF([.$B59]&lt;&gt;0;CONCATENATE([.$B59];&quot; = &quot;&quot;&quot;;[.D59];&quot;&quot;&quot;;&quot;);IF([.$A59]&lt;&gt;0;CONCATENATE(&quot;// &quot;;[.$A59];&quot; //&quot;);&quot; &quot;))" office:value-type="string" office:string-value="FormatSimpleDM = &quot;DDD:MM.000&quot;;" calcext:value-type="string">
            <text:p>FormatSimpleDM = "DDD:MM.000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SimpleD</text:p>
          </table:table-cell>
          <table:table-cell table:number-columns-repeated="2" table:style-name="ce34" office:value-type="string" calcext:value-type="string">
            <text:p>DDD.000</text:p>
          </table:table-cell>
          <table:table-cell table:style-name="ce36" table:formula="of:=IF([.B60]&lt;&gt;0;CONCATENATE(&quot;string &quot;;[.B60];&quot; { get; }&quot;);IF([.A60]&lt;&gt;0;CONCATENATE(&quot;// &quot;;[.A60];&quot; //&quot;);&quot; &quot;))" office:value-type="string" office:string-value="string FormatSimpleD { get; }" calcext:value-type="string">
            <text:p>string FormatSimpleD { get; }</text:p>
          </table:table-cell>
          <table:table-cell table:style-name="ce36" table:formula="of:=IF([.B60]&lt;&gt;0;CONCATENATE(&quot;public string &quot;;[.B60];&quot; { get; set; }&quot;);IF([.A60]&lt;&gt;0;CONCATENATE(&quot;// &quot;;[.A60];&quot; //&quot;);&quot; &quot;))" office:value-type="string" office:string-value="public string FormatSimpleD { get; set; }" calcext:value-type="string">
            <text:p>public string FormatSimpleD { get; set; }</text:p>
          </table:table-cell>
          <table:table-cell table:style-name="ce36" table:formula="of:=IF([.B60]&lt;&gt;0;CONCATENATE([.B60];&quot; = locStrings.&quot;;[.B60];&quot;;&quot;);IF([.A60]&lt;&gt;0;CONCATENATE(&quot;// &quot;;[.A60];&quot; //&quot;);&quot; &quot;))" office:value-type="string" office:string-value="FormatSimpleD = locStrings.FormatSimpleD;" calcext:value-type="string">
            <text:p>FormatSimpleD = locStrings.FormatSimpleD;</text:p>
          </table:table-cell>
          <table:table-cell table:style-name="ce36" table:formula="of:=IF([.B60]&lt;&gt;0;CONCATENATE(&quot;public string &quot;;[.B60];&quot; { get; }&quot;);IF([.A60]&lt;&gt;0;CONCATENATE(&quot;// &quot;;[.A60];&quot; //&quot;);&quot; &quot;))" office:value-type="string" office:string-value="public string FormatSimpleD { get; }" calcext:value-type="string">
            <text:p>public string FormatSimpleD { get; }</text:p>
          </table:table-cell>
          <table:table-cell table:style-name="ce36" table:formula="of:=IF([.$B60]&lt;&gt;0;CONCATENATE([.$B60];&quot; = &quot;&quot;&quot;;[.C60];&quot;&quot;&quot;;&quot;);IF([.$A60]&lt;&gt;0;CONCATENATE(&quot;// &quot;;[.$A60];&quot; //&quot;);&quot; &quot;))" office:value-type="string" office:string-value="FormatSimpleD = &quot;DDD.000&quot;;" calcext:value-type="string">
            <text:p>FormatSimpleD = "DDD.000";</text:p>
          </table:table-cell>
          <table:table-cell table:style-name="ce36" table:formula="of:=IF([.$B60]&lt;&gt;0;CONCATENATE([.$B60];&quot; = &quot;&quot;&quot;;[.D60];&quot;&quot;&quot;;&quot;);IF([.$A60]&lt;&gt;0;CONCATENATE(&quot;// &quot;;[.$A60];&quot; //&quot;);&quot; &quot;))" office:value-type="string" office:string-value="FormatSimpleD = &quot;DDD.000&quot;;" calcext:value-type="string">
            <text:p>FormatSimpleD = "DDD.000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VerboseDMS</text:p>
          </table:table-cell>
          <table:table-cell table:number-columns-repeated="2" table:style-name="ce34" office:value-type="string" calcext:value-type="string">
            <text:p>DDD°MM'SS.000"</text:p>
          </table:table-cell>
          <table:table-cell table:style-name="ce36" table:formula="of:=IF([.B61]&lt;&gt;0;CONCATENATE(&quot;string &quot;;[.B61];&quot; { get; }&quot;);IF([.A61]&lt;&gt;0;CONCATENATE(&quot;// &quot;;[.A61];&quot; //&quot;);&quot; &quot;))" office:value-type="string" office:string-value="string FormatVerboseDMS { get; }" calcext:value-type="string">
            <text:p>string FormatVerboseDMS { get; }</text:p>
          </table:table-cell>
          <table:table-cell table:style-name="ce36" table:formula="of:=IF([.B61]&lt;&gt;0;CONCATENATE(&quot;public string &quot;;[.B61];&quot; { get; set; }&quot;);IF([.A61]&lt;&gt;0;CONCATENATE(&quot;// &quot;;[.A61];&quot; //&quot;);&quot; &quot;))" office:value-type="string" office:string-value="public string FormatVerboseDMS { get; set; }" calcext:value-type="string">
            <text:p>public string FormatVerboseDMS { get; set; }</text:p>
          </table:table-cell>
          <table:table-cell table:style-name="ce36" table:formula="of:=IF([.B61]&lt;&gt;0;CONCATENATE([.B61];&quot; = locStrings.&quot;;[.B61];&quot;;&quot;);IF([.A61]&lt;&gt;0;CONCATENATE(&quot;// &quot;;[.A61];&quot; //&quot;);&quot; &quot;))" office:value-type="string" office:string-value="FormatVerboseDMS = locStrings.FormatVerboseDMS;" calcext:value-type="string">
            <text:p>FormatVerboseDMS = locStrings.FormatVerboseDMS;</text:p>
          </table:table-cell>
          <table:table-cell table:style-name="ce36" table:formula="of:=IF([.B61]&lt;&gt;0;CONCATENATE(&quot;public string &quot;;[.B61];&quot; { get; }&quot;);IF([.A61]&lt;&gt;0;CONCATENATE(&quot;// &quot;;[.A61];&quot; //&quot;);&quot; &quot;))" office:value-type="string" office:string-value="public string FormatVerboseDMS { get; }" calcext:value-type="string">
            <text:p>public string FormatVerboseDMS { get; }</text:p>
          </table:table-cell>
          <table:table-cell table:style-name="ce36" table:formula="of:=IF([.$B61]&lt;&gt;0;CONCATENATE([.$B61];&quot; = &quot;&quot;&quot;;[.C61];&quot;&quot;&quot;;&quot;);IF([.$A61]&lt;&gt;0;CONCATENATE(&quot;// &quot;;[.$A61];&quot; //&quot;);&quot; &quot;))" office:value-type="string" office:string-value="FormatVerboseDMS = &quot;DDD°MM'SS.000&quot;&quot;;" calcext:value-type="string">
            <text:p>FormatVerboseDMS = "DDD°MM'SS.000"";</text:p>
          </table:table-cell>
          <table:table-cell table:style-name="ce36" table:formula="of:=IF([.$B61]&lt;&gt;0;CONCATENATE([.$B61];&quot; = &quot;&quot;&quot;;[.D61];&quot;&quot;&quot;;&quot;);IF([.$A61]&lt;&gt;0;CONCATENATE(&quot;// &quot;;[.$A61];&quot; //&quot;);&quot; &quot;))" office:value-type="string" office:string-value="FormatVerboseDMS = &quot;DDD°MM'SS.000&quot;&quot;;" calcext:value-type="string">
            <text:p>FormatVerboseDMS = "DDD°MM'SS.000"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VerboseDM</text:p>
          </table:table-cell>
          <table:table-cell table:number-columns-repeated="2" table:style-name="ce34" office:value-type="string" calcext:value-type="string">
            <text:p>DDD°MM.000'</text:p>
          </table:table-cell>
          <table:table-cell table:style-name="ce36" table:formula="of:=IF([.B62]&lt;&gt;0;CONCATENATE(&quot;string &quot;;[.B62];&quot; { get; }&quot;);IF([.A62]&lt;&gt;0;CONCATENATE(&quot;// &quot;;[.A62];&quot; //&quot;);&quot; &quot;))" office:value-type="string" office:string-value="string FormatVerboseDM { get; }" calcext:value-type="string">
            <text:p>string FormatVerboseDM { get; }</text:p>
          </table:table-cell>
          <table:table-cell table:style-name="ce36" table:formula="of:=IF([.B62]&lt;&gt;0;CONCATENATE(&quot;public string &quot;;[.B62];&quot; { get; set; }&quot;);IF([.A62]&lt;&gt;0;CONCATENATE(&quot;// &quot;;[.A62];&quot; //&quot;);&quot; &quot;))" office:value-type="string" office:string-value="public string FormatVerboseDM { get; set; }" calcext:value-type="string">
            <text:p>public string FormatVerboseDM { get; set; }</text:p>
          </table:table-cell>
          <table:table-cell table:style-name="ce36" table:formula="of:=IF([.B62]&lt;&gt;0;CONCATENATE([.B62];&quot; = locStrings.&quot;;[.B62];&quot;;&quot;);IF([.A62]&lt;&gt;0;CONCATENATE(&quot;// &quot;;[.A62];&quot; //&quot;);&quot; &quot;))" office:value-type="string" office:string-value="FormatVerboseDM = locStrings.FormatVerboseDM;" calcext:value-type="string">
            <text:p>FormatVerboseDM = locStrings.FormatVerboseDM;</text:p>
          </table:table-cell>
          <table:table-cell table:style-name="ce36" table:formula="of:=IF([.B62]&lt;&gt;0;CONCATENATE(&quot;public string &quot;;[.B62];&quot; { get; }&quot;);IF([.A62]&lt;&gt;0;CONCATENATE(&quot;// &quot;;[.A62];&quot; //&quot;);&quot; &quot;))" office:value-type="string" office:string-value="public string FormatVerboseDM { get; }" calcext:value-type="string">
            <text:p>public string FormatVerboseDM { get; }</text:p>
          </table:table-cell>
          <table:table-cell table:style-name="ce36" table:formula="of:=IF([.$B62]&lt;&gt;0;CONCATENATE([.$B62];&quot; = &quot;&quot;&quot;;[.C62];&quot;&quot;&quot;;&quot;);IF([.$A62]&lt;&gt;0;CONCATENATE(&quot;// &quot;;[.$A62];&quot; //&quot;);&quot; &quot;))" office:value-type="string" office:string-value="FormatVerboseDM = &quot;DDD°MM.000'&quot;;" calcext:value-type="string">
            <text:p>FormatVerboseDM = "DDD°MM.000'";</text:p>
          </table:table-cell>
          <table:table-cell table:style-name="ce36" table:formula="of:=IF([.$B62]&lt;&gt;0;CONCATENATE([.$B62];&quot; = &quot;&quot;&quot;;[.D62];&quot;&quot;&quot;;&quot;);IF([.$A62]&lt;&gt;0;CONCATENATE(&quot;// &quot;;[.$A62];&quot; //&quot;);&quot; &quot;))" office:value-type="string" office:string-value="FormatVerboseDM = &quot;DDD°MM.000'&quot;;" calcext:value-type="string">
            <text:p>FormatVerboseDM = "DDD°MM.000'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VerboseD</text:p>
          </table:table-cell>
          <table:table-cell table:number-columns-repeated="2" table:style-name="ce34" office:value-type="string" calcext:value-type="string">
            <text:p>DDD.000°</text:p>
          </table:table-cell>
          <table:table-cell table:style-name="ce36" table:formula="of:=IF([.B63]&lt;&gt;0;CONCATENATE(&quot;string &quot;;[.B63];&quot; { get; }&quot;);IF([.A63]&lt;&gt;0;CONCATENATE(&quot;// &quot;;[.A63];&quot; //&quot;);&quot; &quot;))" office:value-type="string" office:string-value="string FormatVerboseD { get; }" calcext:value-type="string">
            <text:p>string FormatVerboseD { get; }</text:p>
          </table:table-cell>
          <table:table-cell table:style-name="ce36" table:formula="of:=IF([.B63]&lt;&gt;0;CONCATENATE(&quot;public string &quot;;[.B63];&quot; { get; set; }&quot;);IF([.A63]&lt;&gt;0;CONCATENATE(&quot;// &quot;;[.A63];&quot; //&quot;);&quot; &quot;))" office:value-type="string" office:string-value="public string FormatVerboseD { get; set; }" calcext:value-type="string">
            <text:p>public string FormatVerboseD { get; set; }</text:p>
          </table:table-cell>
          <table:table-cell table:style-name="ce36" table:formula="of:=IF([.B63]&lt;&gt;0;CONCATENATE([.B63];&quot; = locStrings.&quot;;[.B63];&quot;;&quot;);IF([.A63]&lt;&gt;0;CONCATENATE(&quot;// &quot;;[.A63];&quot; //&quot;);&quot; &quot;))" office:value-type="string" office:string-value="FormatVerboseD = locStrings.FormatVerboseD;" calcext:value-type="string">
            <text:p>FormatVerboseD = locStrings.FormatVerboseD;</text:p>
          </table:table-cell>
          <table:table-cell table:style-name="ce36" table:formula="of:=IF([.B63]&lt;&gt;0;CONCATENATE(&quot;public string &quot;;[.B63];&quot; { get; }&quot;);IF([.A63]&lt;&gt;0;CONCATENATE(&quot;// &quot;;[.A63];&quot; //&quot;);&quot; &quot;))" office:value-type="string" office:string-value="public string FormatVerboseD { get; }" calcext:value-type="string">
            <text:p>public string FormatVerboseD { get; }</text:p>
          </table:table-cell>
          <table:table-cell table:style-name="ce36" table:formula="of:=IF([.$B63]&lt;&gt;0;CONCATENATE([.$B63];&quot; = &quot;&quot;&quot;;[.C63];&quot;&quot;&quot;;&quot;);IF([.$A63]&lt;&gt;0;CONCATENATE(&quot;// &quot;;[.$A63];&quot; //&quot;);&quot; &quot;))" office:value-type="string" office:string-value="FormatVerboseD = &quot;DDD.000°&quot;;" calcext:value-type="string">
            <text:p>FormatVerboseD = "DDD.000°";</text:p>
          </table:table-cell>
          <table:table-cell table:style-name="ce36" table:formula="of:=IF([.$B63]&lt;&gt;0;CONCATENATE([.$B63];&quot; = &quot;&quot;&quot;;[.D63];&quot;&quot;&quot;;&quot;);IF([.$A63]&lt;&gt;0;CONCATENATE(&quot;// &quot;;[.$A63];&quot; //&quot;);&quot; &quot;))" office:value-type="string" office:string-value="FormatVerboseD = &quot;DDD.000°&quot;;" calcext:value-type="string">
            <text:p>FormatVerboseD = "DDD.000°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SimpleR</text:p>
          </table:table-cell>
          <table:table-cell table:number-columns-repeated="2" table:style-name="ce34" office:value-type="string" calcext:value-type="string">
            <text:p>R.000000r</text:p>
          </table:table-cell>
          <table:table-cell table:style-name="ce36" table:formula="of:=IF([.B64]&lt;&gt;0;CONCATENATE(&quot;string &quot;;[.B64];&quot; { get; }&quot;);IF([.A64]&lt;&gt;0;CONCATENATE(&quot;// &quot;;[.A64];&quot; //&quot;);&quot; &quot;))" office:value-type="string" office:string-value="string FormatSimpleR { get; }" calcext:value-type="string">
            <text:p>string FormatSimpleR { get; }</text:p>
          </table:table-cell>
          <table:table-cell table:style-name="ce36" table:formula="of:=IF([.B64]&lt;&gt;0;CONCATENATE(&quot;public string &quot;;[.B64];&quot; { get; set; }&quot;);IF([.A64]&lt;&gt;0;CONCATENATE(&quot;// &quot;;[.A64];&quot; //&quot;);&quot; &quot;))" office:value-type="string" office:string-value="public string FormatSimpleR { get; set; }" calcext:value-type="string">
            <text:p>public string FormatSimpleR { get; set; }</text:p>
          </table:table-cell>
          <table:table-cell table:style-name="ce36" table:formula="of:=IF([.B64]&lt;&gt;0;CONCATENATE([.B64];&quot; = locStrings.&quot;;[.B64];&quot;;&quot;);IF([.A64]&lt;&gt;0;CONCATENATE(&quot;// &quot;;[.A64];&quot; //&quot;);&quot; &quot;))" office:value-type="string" office:string-value="FormatSimpleR = locStrings.FormatSimpleR;" calcext:value-type="string">
            <text:p>FormatSimpleR = locStrings.FormatSimpleR;</text:p>
          </table:table-cell>
          <table:table-cell table:style-name="ce36" table:formula="of:=IF([.B64]&lt;&gt;0;CONCATENATE(&quot;public string &quot;;[.B64];&quot; { get; }&quot;);IF([.A64]&lt;&gt;0;CONCATENATE(&quot;// &quot;;[.A64];&quot; //&quot;);&quot; &quot;))" office:value-type="string" office:string-value="public string FormatSimpleR { get; }" calcext:value-type="string">
            <text:p>public string FormatSimpleR { get; }</text:p>
          </table:table-cell>
          <table:table-cell table:style-name="ce36" table:formula="of:=IF([.$B64]&lt;&gt;0;CONCATENATE([.$B64];&quot; = &quot;&quot;&quot;;[.C64];&quot;&quot;&quot;;&quot;);IF([.$A64]&lt;&gt;0;CONCATENATE(&quot;// &quot;;[.$A64];&quot; //&quot;);&quot; &quot;))" office:value-type="string" office:string-value="FormatSimpleR = &quot;R.000000r&quot;;" calcext:value-type="string">
            <text:p>FormatSimpleR = "R.000000r";</text:p>
          </table:table-cell>
          <table:table-cell table:style-name="ce36" table:formula="of:=IF([.$B64]&lt;&gt;0;CONCATENATE([.$B64];&quot; = &quot;&quot;&quot;;[.D64];&quot;&quot;&quot;;&quot;);IF([.$A64]&lt;&gt;0;CONCATENATE(&quot;// &quot;;[.$A64];&quot; //&quot;);&quot; &quot;))" office:value-type="string" office:string-value="FormatSimpleR = &quot;R.000000r&quot;;" calcext:value-type="string">
            <text:p>FormatSimpleR = "R.000000r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EsriDMS</text:p>
          </table:table-cell>
          <table:table-cell table:number-columns-repeated="2" table:style-name="ce34" office:value-type="string" calcext:value-type="string">
            <text:p>DDD° MM' SS.000"</text:p>
          </table:table-cell>
          <table:table-cell table:style-name="ce36" table:formula="of:=IF([.B65]&lt;&gt;0;CONCATENATE(&quot;string &quot;;[.B65];&quot; { get; }&quot;);IF([.A65]&lt;&gt;0;CONCATENATE(&quot;// &quot;;[.A65];&quot; //&quot;);&quot; &quot;))" office:value-type="string" office:string-value="string FormatEsriDMS { get; }" calcext:value-type="string">
            <text:p>string FormatEsriDMS { get; }</text:p>
          </table:table-cell>
          <table:table-cell table:style-name="ce36" table:formula="of:=IF([.B65]&lt;&gt;0;CONCATENATE(&quot;public string &quot;;[.B65];&quot; { get; set; }&quot;);IF([.A65]&lt;&gt;0;CONCATENATE(&quot;// &quot;;[.A65];&quot; //&quot;);&quot; &quot;))" office:value-type="string" office:string-value="public string FormatEsriDMS { get; set; }" calcext:value-type="string">
            <text:p>public string FormatEsriDMS { get; set; }</text:p>
          </table:table-cell>
          <table:table-cell table:style-name="ce36" table:formula="of:=IF([.B65]&lt;&gt;0;CONCATENATE([.B65];&quot; = locStrings.&quot;;[.B65];&quot;;&quot;);IF([.A65]&lt;&gt;0;CONCATENATE(&quot;// &quot;;[.A65];&quot; //&quot;);&quot; &quot;))" office:value-type="string" office:string-value="FormatEsriDMS = locStrings.FormatEsriDMS;" calcext:value-type="string">
            <text:p>FormatEsriDMS = locStrings.FormatEsriDMS;</text:p>
          </table:table-cell>
          <table:table-cell table:style-name="ce36" table:formula="of:=IF([.B65]&lt;&gt;0;CONCATENATE(&quot;public string &quot;;[.B65];&quot; { get; }&quot;);IF([.A65]&lt;&gt;0;CONCATENATE(&quot;// &quot;;[.A65];&quot; //&quot;);&quot; &quot;))" office:value-type="string" office:string-value="public string FormatEsriDMS { get; }" calcext:value-type="string">
            <text:p>public string FormatEsriDMS { get; }</text:p>
          </table:table-cell>
          <table:table-cell table:style-name="ce36" table:formula="of:=IF([.$B65]&lt;&gt;0;CONCATENATE([.$B65];&quot; = &quot;&quot;&quot;;[.C65];&quot;&quot;&quot;;&quot;);IF([.$A65]&lt;&gt;0;CONCATENATE(&quot;// &quot;;[.$A65];&quot; //&quot;);&quot; &quot;))" office:value-type="string" office:string-value="FormatEsriDMS = &quot;DDD° MM' SS.000&quot;&quot;;" calcext:value-type="string">
            <text:p>FormatEsriDMS = "DDD° MM' SS.000"";</text:p>
          </table:table-cell>
          <table:table-cell table:style-name="ce36" table:formula="of:=IF([.$B65]&lt;&gt;0;CONCATENATE([.$B65];&quot; = &quot;&quot;&quot;;[.D65];&quot;&quot;&quot;;&quot;);IF([.$A65]&lt;&gt;0;CONCATENATE(&quot;// &quot;;[.$A65];&quot; //&quot;);&quot; &quot;))" office:value-type="string" office:string-value="FormatEsriDMS = &quot;DDD° MM' SS.000&quot;&quot;;" calcext:value-type="string">
            <text:p>FormatEsriDMS = "DDD° MM' SS.000"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EsriDM</text:p>
          </table:table-cell>
          <table:table-cell table:number-columns-repeated="2" table:style-name="ce34" office:value-type="string" calcext:value-type="string">
            <text:p>DDD° MM.000'</text:p>
          </table:table-cell>
          <table:table-cell table:style-name="ce36" table:formula="of:=IF([.B66]&lt;&gt;0;CONCATENATE(&quot;string &quot;;[.B66];&quot; { get; }&quot;);IF([.A66]&lt;&gt;0;CONCATENATE(&quot;// &quot;;[.A66];&quot; //&quot;);&quot; &quot;))" office:value-type="string" office:string-value="string FormatEsriDM { get; }" calcext:value-type="string">
            <text:p>string FormatEsriDM { get; }</text:p>
          </table:table-cell>
          <table:table-cell table:style-name="ce36" table:formula="of:=IF([.B66]&lt;&gt;0;CONCATENATE(&quot;public string &quot;;[.B66];&quot; { get; set; }&quot;);IF([.A66]&lt;&gt;0;CONCATENATE(&quot;// &quot;;[.A66];&quot; //&quot;);&quot; &quot;))" office:value-type="string" office:string-value="public string FormatEsriDM { get; set; }" calcext:value-type="string">
            <text:p>public string FormatEsriDM { get; set; }</text:p>
          </table:table-cell>
          <table:table-cell table:style-name="ce36" table:formula="of:=IF([.B66]&lt;&gt;0;CONCATENATE([.B66];&quot; = locStrings.&quot;;[.B66];&quot;;&quot;);IF([.A66]&lt;&gt;0;CONCATENATE(&quot;// &quot;;[.A66];&quot; //&quot;);&quot; &quot;))" office:value-type="string" office:string-value="FormatEsriDM = locStrings.FormatEsriDM;" calcext:value-type="string">
            <text:p>FormatEsriDM = locStrings.FormatEsriDM;</text:p>
          </table:table-cell>
          <table:table-cell table:style-name="ce36" table:formula="of:=IF([.B66]&lt;&gt;0;CONCATENATE(&quot;public string &quot;;[.B66];&quot; { get; }&quot;);IF([.A66]&lt;&gt;0;CONCATENATE(&quot;// &quot;;[.A66];&quot; //&quot;);&quot; &quot;))" office:value-type="string" office:string-value="public string FormatEsriDM { get; }" calcext:value-type="string">
            <text:p>public string FormatEsriDM { get; }</text:p>
          </table:table-cell>
          <table:table-cell table:style-name="ce36" table:formula="of:=IF([.$B66]&lt;&gt;0;CONCATENATE([.$B66];&quot; = &quot;&quot;&quot;;[.C66];&quot;&quot;&quot;;&quot;);IF([.$A66]&lt;&gt;0;CONCATENATE(&quot;// &quot;;[.$A66];&quot; //&quot;);&quot; &quot;))" office:value-type="string" office:string-value="FormatEsriDM = &quot;DDD° MM.000'&quot;;" calcext:value-type="string">
            <text:p>FormatEsriDM = "DDD° MM.000'";</text:p>
          </table:table-cell>
          <table:table-cell table:style-name="ce36" table:formula="of:=IF([.$B66]&lt;&gt;0;CONCATENATE([.$B66];&quot; = &quot;&quot;&quot;;[.D66];&quot;&quot;&quot;;&quot;);IF([.$A66]&lt;&gt;0;CONCATENATE(&quot;// &quot;;[.$A66];&quot; //&quot;);&quot; &quot;))" office:value-type="string" office:string-value="FormatEsriDM = &quot;DDD° MM.000'&quot;;" calcext:value-type="string">
            <text:p>FormatEsriDM = "DDD° MM.000'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EsriD</text:p>
          </table:table-cell>
          <table:table-cell table:number-columns-repeated="2" table:style-name="ce34" office:value-type="string" calcext:value-type="string">
            <text:p>DDD.000°</text:p>
          </table:table-cell>
          <table:table-cell table:style-name="ce36" table:formula="of:=IF([.B67]&lt;&gt;0;CONCATENATE(&quot;string &quot;;[.B67];&quot; { get; }&quot;);IF([.A67]&lt;&gt;0;CONCATENATE(&quot;// &quot;;[.A67];&quot; //&quot;);&quot; &quot;))" office:value-type="string" office:string-value="string FormatEsriD { get; }" calcext:value-type="string">
            <text:p>string FormatEsriD { get; }</text:p>
          </table:table-cell>
          <table:table-cell table:style-name="ce36" table:formula="of:=IF([.B67]&lt;&gt;0;CONCATENATE(&quot;public string &quot;;[.B67];&quot; { get; set; }&quot;);IF([.A67]&lt;&gt;0;CONCATENATE(&quot;// &quot;;[.A67];&quot; //&quot;);&quot; &quot;))" office:value-type="string" office:string-value="public string FormatEsriD { get; set; }" calcext:value-type="string">
            <text:p>public string FormatEsriD { get; set; }</text:p>
          </table:table-cell>
          <table:table-cell table:style-name="ce36" table:formula="of:=IF([.B67]&lt;&gt;0;CONCATENATE([.B67];&quot; = locStrings.&quot;;[.B67];&quot;;&quot;);IF([.A67]&lt;&gt;0;CONCATENATE(&quot;// &quot;;[.A67];&quot; //&quot;);&quot; &quot;))" office:value-type="string" office:string-value="FormatEsriD = locStrings.FormatEsriD;" calcext:value-type="string">
            <text:p>FormatEsriD = locStrings.FormatEsriD;</text:p>
          </table:table-cell>
          <table:table-cell table:style-name="ce36" table:formula="of:=IF([.B67]&lt;&gt;0;CONCATENATE(&quot;public string &quot;;[.B67];&quot; { get; }&quot;);IF([.A67]&lt;&gt;0;CONCATENATE(&quot;// &quot;;[.A67];&quot; //&quot;);&quot; &quot;))" office:value-type="string" office:string-value="public string FormatEsriD { get; }" calcext:value-type="string">
            <text:p>public string FormatEsriD { get; }</text:p>
          </table:table-cell>
          <table:table-cell table:style-name="ce36" table:formula="of:=IF([.$B67]&lt;&gt;0;CONCATENATE([.$B67];&quot; = &quot;&quot;&quot;;[.C67];&quot;&quot;&quot;;&quot;);IF([.$A67]&lt;&gt;0;CONCATENATE(&quot;// &quot;;[.$A67];&quot; //&quot;);&quot; &quot;))" office:value-type="string" office:string-value="FormatEsriD = &quot;DDD.000°&quot;;" calcext:value-type="string">
            <text:p>FormatEsriD = "DDD.000°";</text:p>
          </table:table-cell>
          <table:table-cell table:style-name="ce36" table:formula="of:=IF([.$B67]&lt;&gt;0;CONCATENATE([.$B67];&quot; = &quot;&quot;&quot;;[.D67];&quot;&quot;&quot;;&quot;);IF([.$A67]&lt;&gt;0;CONCATENATE(&quot;// &quot;;[.$A67];&quot; //&quot;);&quot; &quot;))" office:value-type="string" office:string-value="FormatEsriD = &quot;DDD.000°&quot;;" calcext:value-type="string">
            <text:p>FormatEsriD = "DDD.000°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EsriPackedDMS</text:p>
          </table:table-cell>
          <table:table-cell table:number-columns-repeated="2" table:style-name="ce34" office:value-type="string" calcext:value-type="string">
            <text:p>DDD.MMSS000000</text:p>
          </table:table-cell>
          <table:table-cell table:style-name="ce36" table:formula="of:=IF([.B68]&lt;&gt;0;CONCATENATE(&quot;string &quot;;[.B68];&quot; { get; }&quot;);IF([.A68]&lt;&gt;0;CONCATENATE(&quot;// &quot;;[.A68];&quot; //&quot;);&quot; &quot;))" office:value-type="string" office:string-value="string FormatEsriPackedDMS { get; }" calcext:value-type="string">
            <text:p>string FormatEsriPackedDMS { get; }</text:p>
          </table:table-cell>
          <table:table-cell table:style-name="ce36" table:formula="of:=IF([.B68]&lt;&gt;0;CONCATENATE(&quot;public string &quot;;[.B68];&quot; { get; set; }&quot;);IF([.A68]&lt;&gt;0;CONCATENATE(&quot;// &quot;;[.A68];&quot; //&quot;);&quot; &quot;))" office:value-type="string" office:string-value="public string FormatEsriPackedDMS { get; set; }" calcext:value-type="string">
            <text:p>public string FormatEsriPackedDMS { get; set; }</text:p>
          </table:table-cell>
          <table:table-cell table:style-name="ce36" table:formula="of:=IF([.B68]&lt;&gt;0;CONCATENATE([.B68];&quot; = locStrings.&quot;;[.B68];&quot;;&quot;);IF([.A68]&lt;&gt;0;CONCATENATE(&quot;// &quot;;[.A68];&quot; //&quot;);&quot; &quot;))" office:value-type="string" office:string-value="FormatEsriPackedDMS = locStrings.FormatEsriPackedDMS;" calcext:value-type="string">
            <text:p>FormatEsriPackedDMS = locStrings.FormatEsriPackedDMS;</text:p>
          </table:table-cell>
          <table:table-cell table:style-name="ce36" table:formula="of:=IF([.B68]&lt;&gt;0;CONCATENATE(&quot;public string &quot;;[.B68];&quot; { get; }&quot;);IF([.A68]&lt;&gt;0;CONCATENATE(&quot;// &quot;;[.A68];&quot; //&quot;);&quot; &quot;))" office:value-type="string" office:string-value="public string FormatEsriPackedDMS { get; }" calcext:value-type="string">
            <text:p>public string FormatEsriPackedDMS { get; }</text:p>
          </table:table-cell>
          <table:table-cell table:style-name="ce36" table:formula="of:=IF([.$B68]&lt;&gt;0;CONCATENATE([.$B68];&quot; = &quot;&quot;&quot;;[.C68];&quot;&quot;&quot;;&quot;);IF([.$A68]&lt;&gt;0;CONCATENATE(&quot;// &quot;;[.$A68];&quot; //&quot;);&quot; &quot;))" office:value-type="string" office:string-value="FormatEsriPackedDMS = &quot;DDD.MMSS000000&quot;;" calcext:value-type="string">
            <text:p>FormatEsriPackedDMS = "DDD.MMSS000000";</text:p>
          </table:table-cell>
          <table:table-cell table:style-name="ce36" table:formula="of:=IF([.$B68]&lt;&gt;0;CONCATENATE([.$B68];&quot; = &quot;&quot;&quot;;[.D68];&quot;&quot;&quot;;&quot;);IF([.$A68]&lt;&gt;0;CONCATENATE(&quot;// &quot;;[.$A68];&quot; //&quot;);&quot; &quot;))" office:value-type="string" office:string-value="FormatEsriPackedDMS = &quot;DDD.MMSS000000&quot;;" calcext:value-type="string">
            <text:p>FormatEsriPackedDMS = "DDD.MMSS000000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UkooaDMS</text:p>
          </table:table-cell>
          <table:table-cell table:number-columns-repeated="2" table:style-name="ce34" office:value-type="string" calcext:value-type="string">
            <text:p>DDMMSS.00</text:p>
          </table:table-cell>
          <table:table-cell table:style-name="ce36" table:formula="of:=IF([.B69]&lt;&gt;0;CONCATENATE(&quot;string &quot;;[.B69];&quot; { get; }&quot;);IF([.A69]&lt;&gt;0;CONCATENATE(&quot;// &quot;;[.A69];&quot; //&quot;);&quot; &quot;))" office:value-type="string" office:string-value="string FormatUkooaDMS { get; }" calcext:value-type="string">
            <text:p>string FormatUkooaDMS { get; }</text:p>
          </table:table-cell>
          <table:table-cell table:style-name="ce36" table:formula="of:=IF([.B69]&lt;&gt;0;CONCATENATE(&quot;public string &quot;;[.B69];&quot; { get; set; }&quot;);IF([.A69]&lt;&gt;0;CONCATENATE(&quot;// &quot;;[.A69];&quot; //&quot;);&quot; &quot;))" office:value-type="string" office:string-value="public string FormatUkooaDMS { get; set; }" calcext:value-type="string">
            <text:p>public string FormatUkooaDMS { get; set; }</text:p>
          </table:table-cell>
          <table:table-cell table:style-name="ce36" table:formula="of:=IF([.B69]&lt;&gt;0;CONCATENATE([.B69];&quot; = locStrings.&quot;;[.B69];&quot;;&quot;);IF([.A69]&lt;&gt;0;CONCATENATE(&quot;// &quot;;[.A69];&quot; //&quot;);&quot; &quot;))" office:value-type="string" office:string-value="FormatUkooaDMS = locStrings.FormatUkooaDMS;" calcext:value-type="string">
            <text:p>FormatUkooaDMS = locStrings.FormatUkooaDMS;</text:p>
          </table:table-cell>
          <table:table-cell table:style-name="ce36" table:formula="of:=IF([.B69]&lt;&gt;0;CONCATENATE(&quot;public string &quot;;[.B69];&quot; { get; }&quot;);IF([.A69]&lt;&gt;0;CONCATENATE(&quot;// &quot;;[.A69];&quot; //&quot;);&quot; &quot;))" office:value-type="string" office:string-value="public string FormatUkooaDMS { get; }" calcext:value-type="string">
            <text:p>public string FormatUkooaDMS { get; }</text:p>
          </table:table-cell>
          <table:table-cell table:style-name="ce36" table:formula="of:=IF([.$B69]&lt;&gt;0;CONCATENATE([.$B69];&quot; = &quot;&quot;&quot;;[.C69];&quot;&quot;&quot;;&quot;);IF([.$A69]&lt;&gt;0;CONCATENATE(&quot;// &quot;;[.$A69];&quot; //&quot;);&quot; &quot;))" office:value-type="string" office:string-value="FormatUkooaDMS = &quot;DDMMSS.00&quot;;" calcext:value-type="string">
            <text:p>FormatUkooaDMS = "DDMMSS.00";</text:p>
          </table:table-cell>
          <table:table-cell table:style-name="ce36" table:formula="of:=IF([.$B69]&lt;&gt;0;CONCATENATE([.$B69];&quot; = &quot;&quot;&quot;;[.D69];&quot;&quot;&quot;;&quot;);IF([.$A69]&lt;&gt;0;CONCATENATE(&quot;// &quot;;[.$A69];&quot; //&quot;);&quot; &quot;))" office:value-type="string" office:string-value="FormatUkooaDMS = &quot;DDMMSS.00&quot;;" calcext:value-type="string">
            <text:p>FormatUkooaDMS = "DDMMSS.00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NMEA</text:p>
          </table:table-cell>
          <table:table-cell table:number-columns-repeated="2" table:style-name="ce34" office:value-type="string" calcext:value-type="string">
            <text:p>DDMM.000</text:p>
          </table:table-cell>
          <table:table-cell table:style-name="ce36" table:formula="of:=IF([.B70]&lt;&gt;0;CONCATENATE(&quot;string &quot;;[.B70];&quot; { get; }&quot;);IF([.A70]&lt;&gt;0;CONCATENATE(&quot;// &quot;;[.A70];&quot; //&quot;);&quot; &quot;))" office:value-type="string" office:string-value="string FormatNMEA { get; }" calcext:value-type="string">
            <text:p>string FormatNMEA { get; }</text:p>
          </table:table-cell>
          <table:table-cell table:style-name="ce36" table:formula="of:=IF([.B70]&lt;&gt;0;CONCATENATE(&quot;public string &quot;;[.B70];&quot; { get; set; }&quot;);IF([.A70]&lt;&gt;0;CONCATENATE(&quot;// &quot;;[.A70];&quot; //&quot;);&quot; &quot;))" office:value-type="string" office:string-value="public string FormatNMEA { get; set; }" calcext:value-type="string">
            <text:p>public string FormatNMEA { get; set; }</text:p>
          </table:table-cell>
          <table:table-cell table:style-name="ce36" table:formula="of:=IF([.B70]&lt;&gt;0;CONCATENATE([.B70];&quot; = locStrings.&quot;;[.B70];&quot;;&quot;);IF([.A70]&lt;&gt;0;CONCATENATE(&quot;// &quot;;[.A70];&quot; //&quot;);&quot; &quot;))" office:value-type="string" office:string-value="FormatNMEA = locStrings.FormatNMEA;" calcext:value-type="string">
            <text:p>FormatNMEA = locStrings.FormatNMEA;</text:p>
          </table:table-cell>
          <table:table-cell table:style-name="ce36" table:formula="of:=IF([.B70]&lt;&gt;0;CONCATENATE(&quot;public string &quot;;[.B70];&quot; { get; }&quot;);IF([.A70]&lt;&gt;0;CONCATENATE(&quot;// &quot;;[.A70];&quot; //&quot;);&quot; &quot;))" office:value-type="string" office:string-value="public string FormatNMEA { get; }" calcext:value-type="string">
            <text:p>public string FormatNMEA { get; }</text:p>
          </table:table-cell>
          <table:table-cell table:style-name="ce36" table:formula="of:=IF([.$B70]&lt;&gt;0;CONCATENATE([.$B70];&quot; = &quot;&quot;&quot;;[.C70];&quot;&quot;&quot;;&quot;);IF([.$A70]&lt;&gt;0;CONCATENATE(&quot;// &quot;;[.$A70];&quot; //&quot;);&quot; &quot;))" office:value-type="string" office:string-value="FormatNMEA = &quot;DDMM.000&quot;;" calcext:value-type="string">
            <text:p>FormatNMEA = "DDMM.000";</text:p>
          </table:table-cell>
          <table:table-cell table:style-name="ce36" table:formula="of:=IF([.$B70]&lt;&gt;0;CONCATENATE([.$B70];&quot; = &quot;&quot;&quot;;[.D70];&quot;&quot;&quot;;&quot;);IF([.$A70]&lt;&gt;0;CONCATENATE(&quot;// &quot;;[.$A70];&quot; //&quot;);&quot; &quot;))" office:value-type="string" office:string-value="FormatNMEA = &quot;DDMM.000&quot;;" calcext:value-type="string">
            <text:p>FormatNMEA = "DDMM.000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SpacedDMS</text:p>
          </table:table-cell>
          <table:table-cell table:number-columns-repeated="2" table:style-name="ce34" office:value-type="string" calcext:value-type="string">
            <text:p>DD MM SS.000</text:p>
          </table:table-cell>
          <table:table-cell table:style-name="ce36" table:formula="of:=IF([.B71]&lt;&gt;0;CONCATENATE(&quot;string &quot;;[.B71];&quot; { get; }&quot;);IF([.A71]&lt;&gt;0;CONCATENATE(&quot;// &quot;;[.A71];&quot; //&quot;);&quot; &quot;))" office:value-type="string" office:string-value="string FormatSpacedDMS { get; }" calcext:value-type="string">
            <text:p>string FormatSpacedDMS { get; }</text:p>
          </table:table-cell>
          <table:table-cell table:style-name="ce36" table:formula="of:=IF([.B71]&lt;&gt;0;CONCATENATE(&quot;public string &quot;;[.B71];&quot; { get; set; }&quot;);IF([.A71]&lt;&gt;0;CONCATENATE(&quot;// &quot;;[.A71];&quot; //&quot;);&quot; &quot;))" office:value-type="string" office:string-value="public string FormatSpacedDMS { get; set; }" calcext:value-type="string">
            <text:p>public string FormatSpacedDMS { get; set; }</text:p>
          </table:table-cell>
          <table:table-cell table:style-name="ce36" table:formula="of:=IF([.B71]&lt;&gt;0;CONCATENATE([.B71];&quot; = locStrings.&quot;;[.B71];&quot;;&quot;);IF([.A71]&lt;&gt;0;CONCATENATE(&quot;// &quot;;[.A71];&quot; //&quot;);&quot; &quot;))" office:value-type="string" office:string-value="FormatSpacedDMS = locStrings.FormatSpacedDMS;" calcext:value-type="string">
            <text:p>FormatSpacedDMS = locStrings.FormatSpacedDMS;</text:p>
          </table:table-cell>
          <table:table-cell table:style-name="ce36" table:formula="of:=IF([.B71]&lt;&gt;0;CONCATENATE(&quot;public string &quot;;[.B71];&quot; { get; }&quot;);IF([.A71]&lt;&gt;0;CONCATENATE(&quot;// &quot;;[.A71];&quot; //&quot;);&quot; &quot;))" office:value-type="string" office:string-value="public string FormatSpacedDMS { get; }" calcext:value-type="string">
            <text:p>public string FormatSpacedDMS { get; }</text:p>
          </table:table-cell>
          <table:table-cell table:style-name="ce36" table:formula="of:=IF([.$B71]&lt;&gt;0;CONCATENATE([.$B71];&quot; = &quot;&quot;&quot;;[.C71];&quot;&quot;&quot;;&quot;);IF([.$A71]&lt;&gt;0;CONCATENATE(&quot;// &quot;;[.$A71];&quot; //&quot;);&quot; &quot;))" office:value-type="string" office:string-value="FormatSpacedDMS = &quot;DD MM SS.000&quot;;" calcext:value-type="string">
            <text:p>FormatSpacedDMS = "DD MM SS.000";</text:p>
          </table:table-cell>
          <table:table-cell table:style-name="ce36" table:formula="of:=IF([.$B71]&lt;&gt;0;CONCATENATE([.$B71];&quot; = &quot;&quot;&quot;;[.D71];&quot;&quot;&quot;;&quot;);IF([.$A71]&lt;&gt;0;CONCATENATE(&quot;// &quot;;[.$A71];&quot; //&quot;);&quot; &quot;))" office:value-type="string" office:string-value="FormatSpacedDMS = &quot;DD MM SS.000&quot;;" calcext:value-type="string">
            <text:p>FormatSpacedDMS = "DD MM SS.000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Format</text:p>
          </table:table-cell>
          <table:table-cell table:style-name="ce32" office:value-type="string" calcext:value-type="string">
            <text:p>FormatSpacedDM</text:p>
          </table:table-cell>
          <table:table-cell table:number-columns-repeated="2" table:style-name="ce34" office:value-type="string" calcext:value-type="string">
            <text:p>DD MM.000</text:p>
          </table:table-cell>
          <table:table-cell table:style-name="ce36" table:formula="of:=IF([.B72]&lt;&gt;0;CONCATENATE(&quot;string &quot;;[.B72];&quot; { get; }&quot;);IF([.A72]&lt;&gt;0;CONCATENATE(&quot;// &quot;;[.A72];&quot; //&quot;);&quot; &quot;))" office:value-type="string" office:string-value="string FormatSpacedDM { get; }" calcext:value-type="string">
            <text:p>string FormatSpacedDM { get; }</text:p>
          </table:table-cell>
          <table:table-cell table:style-name="ce36" table:formula="of:=IF([.B72]&lt;&gt;0;CONCATENATE(&quot;public string &quot;;[.B72];&quot; { get; set; }&quot;);IF([.A72]&lt;&gt;0;CONCATENATE(&quot;// &quot;;[.A72];&quot; //&quot;);&quot; &quot;))" office:value-type="string" office:string-value="public string FormatSpacedDM { get; set; }" calcext:value-type="string">
            <text:p>public string FormatSpacedDM { get; set; }</text:p>
          </table:table-cell>
          <table:table-cell table:style-name="ce36" table:formula="of:=IF([.B72]&lt;&gt;0;CONCATENATE([.B72];&quot; = locStrings.&quot;;[.B72];&quot;;&quot;);IF([.A72]&lt;&gt;0;CONCATENATE(&quot;// &quot;;[.A72];&quot; //&quot;);&quot; &quot;))" office:value-type="string" office:string-value="FormatSpacedDM = locStrings.FormatSpacedDM;" calcext:value-type="string">
            <text:p>FormatSpacedDM = locStrings.FormatSpacedDM;</text:p>
          </table:table-cell>
          <table:table-cell table:style-name="ce36" table:formula="of:=IF([.B72]&lt;&gt;0;CONCATENATE(&quot;public string &quot;;[.B72];&quot; { get; }&quot;);IF([.A72]&lt;&gt;0;CONCATENATE(&quot;// &quot;;[.A72];&quot; //&quot;);&quot; &quot;))" office:value-type="string" office:string-value="public string FormatSpacedDM { get; }" calcext:value-type="string">
            <text:p>public string FormatSpacedDM { get; }</text:p>
          </table:table-cell>
          <table:table-cell table:style-name="ce36" table:formula="of:=IF([.$B72]&lt;&gt;0;CONCATENATE([.$B72];&quot; = &quot;&quot;&quot;;[.C72];&quot;&quot;&quot;;&quot;);IF([.$A72]&lt;&gt;0;CONCATENATE(&quot;// &quot;;[.$A72];&quot; //&quot;);&quot; &quot;))" office:value-type="string" office:string-value="FormatSpacedDM = &quot;DD MM.000&quot;;" calcext:value-type="string">
            <text:p>FormatSpacedDM = "DD MM.000";</text:p>
          </table:table-cell>
          <table:table-cell table:style-name="ce36" table:formula="of:=IF([.$B72]&lt;&gt;0;CONCATENATE([.$B72];&quot; = &quot;&quot;&quot;;[.D72];&quot;&quot;&quot;;&quot;);IF([.$A72]&lt;&gt;0;CONCATENATE(&quot;// &quot;;[.$A72];&quot; //&quot;);&quot; &quot;))" office:value-type="string" office:string-value="FormatSpacedDM = &quot;DD MM.000&quot;;" calcext:value-type="string">
            <text:p>FormatSpacedDM = "DD MM.000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Sign</text:p>
          </table:table-cell>
          <table:table-cell table:style-name="ce32"/>
          <table:table-cell table:style-name="ce34" table:number-columns-repeated="2"/>
          <table:table-cell table:style-name="ce36" table:formula="of:=IF([.B73]&lt;&gt;0;CONCATENATE(&quot;string &quot;;[.B73];&quot; { get; }&quot;);IF([.A73]&lt;&gt;0;CONCATENATE(&quot;// &quot;;[.A73];&quot; //&quot;);&quot; &quot;))" office:value-type="string" office:string-value="// DmsSign //" calcext:value-type="string">
            <text:p>// DmsSign //</text:p>
          </table:table-cell>
          <table:table-cell table:style-name="ce36" table:formula="of:=IF([.B73]&lt;&gt;0;CONCATENATE(&quot;public string &quot;;[.B73];&quot; { get; set; }&quot;);IF([.A73]&lt;&gt;0;CONCATENATE(&quot;// &quot;;[.A73];&quot; //&quot;);&quot; &quot;))" office:value-type="string" office:string-value="// DmsSign //" calcext:value-type="string">
            <text:p>// DmsSign //</text:p>
          </table:table-cell>
          <table:table-cell table:style-name="ce36" table:formula="of:=IF([.B73]&lt;&gt;0;CONCATENATE([.B73];&quot; = locStrings.&quot;;[.B73];&quot;;&quot;);IF([.A73]&lt;&gt;0;CONCATENATE(&quot;// &quot;;[.A73];&quot; //&quot;);&quot; &quot;))" office:value-type="string" office:string-value="// DmsSign //" calcext:value-type="string">
            <text:p>// DmsSign //</text:p>
          </table:table-cell>
          <table:table-cell table:style-name="ce36" table:formula="of:=IF([.B73]&lt;&gt;0;CONCATENATE(&quot;public string &quot;;[.B73];&quot; { get; }&quot;);IF([.A73]&lt;&gt;0;CONCATENATE(&quot;// &quot;;[.A73];&quot; //&quot;);&quot; &quot;))" office:value-type="string" office:string-value="// DmsSign //" calcext:value-type="string">
            <text:p>// DmsSign //</text:p>
          </table:table-cell>
          <table:table-cell table:style-name="ce36" table:formula="of:=IF([.$B73]&lt;&gt;0;CONCATENATE([.$B73];&quot; = &quot;&quot;&quot;;[.C73];&quot;&quot;&quot;;&quot;);IF([.$A73]&lt;&gt;0;CONCATENATE(&quot;// &quot;;[.$A73];&quot; //&quot;);&quot; &quot;))" office:value-type="string" office:string-value="// DmsSign //" calcext:value-type="string">
            <text:p>// DmsSign //</text:p>
          </table:table-cell>
          <table:table-cell table:style-name="ce36" table:formula="of:=IF([.$B73]&lt;&gt;0;CONCATENATE([.$B73];&quot; = &quot;&quot;&quot;;[.D73];&quot;&quot;&quot;;&quot;);IF([.$A73]&lt;&gt;0;CONCATENATE(&quot;// &quot;;[.$A73];&quot; //&quot;);&quot; &quot;))" office:value-type="string" office:string-value="// DmsSign //" calcext:value-type="string">
            <text:p>// DmsSign //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Sign</text:p>
          </table:table-cell>
          <table:table-cell table:style-name="ce32" office:value-type="string" calcext:value-type="string">
            <text:p>DmsSignPlusMinus</text:p>
          </table:table-cell>
          <table:table-cell table:number-columns-repeated="2" table:style-name="ce34" office:value-type="string" calcext:value-type="string">
            <text:p>+/-</text:p>
          </table:table-cell>
          <table:table-cell table:style-name="ce36" table:formula="of:=IF([.B74]&lt;&gt;0;CONCATENATE(&quot;string &quot;;[.B74];&quot; { get; }&quot;);IF([.A74]&lt;&gt;0;CONCATENATE(&quot;// &quot;;[.A74];&quot; //&quot;);&quot; &quot;))" office:value-type="string" office:string-value="string DmsSignPlusMinus { get; }" calcext:value-type="string">
            <text:p>string DmsSignPlusMinus { get; }</text:p>
          </table:table-cell>
          <table:table-cell table:style-name="ce36" table:formula="of:=IF([.B74]&lt;&gt;0;CONCATENATE(&quot;public string &quot;;[.B74];&quot; { get; set; }&quot;);IF([.A74]&lt;&gt;0;CONCATENATE(&quot;// &quot;;[.A74];&quot; //&quot;);&quot; &quot;))" office:value-type="string" office:string-value="public string DmsSignPlusMinus { get; set; }" calcext:value-type="string">
            <text:p>public string DmsSignPlusMinus { get; set; }</text:p>
          </table:table-cell>
          <table:table-cell table:style-name="ce36" table:formula="of:=IF([.B74]&lt;&gt;0;CONCATENATE([.B74];&quot; = locStrings.&quot;;[.B74];&quot;;&quot;);IF([.A74]&lt;&gt;0;CONCATENATE(&quot;// &quot;;[.A74];&quot; //&quot;);&quot; &quot;))" office:value-type="string" office:string-value="DmsSignPlusMinus = locStrings.DmsSignPlusMinus;" calcext:value-type="string">
            <text:p>DmsSignPlusMinus = locStrings.DmsSignPlusMinus;</text:p>
          </table:table-cell>
          <table:table-cell table:style-name="ce36" table:formula="of:=IF([.B74]&lt;&gt;0;CONCATENATE(&quot;public string &quot;;[.B74];&quot; { get; }&quot;);IF([.A74]&lt;&gt;0;CONCATENATE(&quot;// &quot;;[.A74];&quot; //&quot;);&quot; &quot;))" office:value-type="string" office:string-value="public string DmsSignPlusMinus { get; }" calcext:value-type="string">
            <text:p>public string DmsSignPlusMinus { get; }</text:p>
          </table:table-cell>
          <table:table-cell table:style-name="ce36" table:formula="of:=IF([.$B74]&lt;&gt;0;CONCATENATE([.$B74];&quot; = &quot;&quot;&quot;;[.C74];&quot;&quot;&quot;;&quot;);IF([.$A74]&lt;&gt;0;CONCATENATE(&quot;// &quot;;[.$A74];&quot; //&quot;);&quot; &quot;))" office:value-type="string" office:string-value="DmsSignPlusMinus = &quot;+/-&quot;;" calcext:value-type="string">
            <text:p>DmsSignPlusMinus = "+/-";</text:p>
          </table:table-cell>
          <table:table-cell table:style-name="ce36" table:formula="of:=IF([.$B74]&lt;&gt;0;CONCATENATE([.$B74];&quot; = &quot;&quot;&quot;;[.D74];&quot;&quot;&quot;;&quot;);IF([.$A74]&lt;&gt;0;CONCATENATE(&quot;// &quot;;[.$A74];&quot; //&quot;);&quot; &quot;))" office:value-type="string" office:string-value="DmsSignPlusMinus = &quot;+/-&quot;;" calcext:value-type="string">
            <text:p>DmsSignPlusMinus = "+/-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Sign</text:p>
          </table:table-cell>
          <table:table-cell table:style-name="ce32" office:value-type="string" calcext:value-type="string">
            <text:p>DmsSignPrefix</text:p>
          </table:table-cell>
          <table:table-cell table:style-name="ce34" office:value-type="string" calcext:value-type="string">
            <text:p>Prefix (E/W &amp; N/S)</text:p>
          </table:table-cell>
          <table:table-cell table:style-name="ce34" office:value-type="string" calcext:value-type="string">
            <text:p>Prefisso (E/W &amp; N/S)</text:p>
          </table:table-cell>
          <table:table-cell table:style-name="ce36" table:formula="of:=IF([.B75]&lt;&gt;0;CONCATENATE(&quot;string &quot;;[.B75];&quot; { get; }&quot;);IF([.A75]&lt;&gt;0;CONCATENATE(&quot;// &quot;;[.A75];&quot; //&quot;);&quot; &quot;))" office:value-type="string" office:string-value="string DmsSignPrefix { get; }" calcext:value-type="string">
            <text:p>string DmsSignPrefix { get; }</text:p>
          </table:table-cell>
          <table:table-cell table:style-name="ce36" table:formula="of:=IF([.B75]&lt;&gt;0;CONCATENATE(&quot;public string &quot;;[.B75];&quot; { get; set; }&quot;);IF([.A75]&lt;&gt;0;CONCATENATE(&quot;// &quot;;[.A75];&quot; //&quot;);&quot; &quot;))" office:value-type="string" office:string-value="public string DmsSignPrefix { get; set; }" calcext:value-type="string">
            <text:p>public string DmsSignPrefix { get; set; }</text:p>
          </table:table-cell>
          <table:table-cell table:style-name="ce36" table:formula="of:=IF([.B75]&lt;&gt;0;CONCATENATE([.B75];&quot; = locStrings.&quot;;[.B75];&quot;;&quot;);IF([.A75]&lt;&gt;0;CONCATENATE(&quot;// &quot;;[.A75];&quot; //&quot;);&quot; &quot;))" office:value-type="string" office:string-value="DmsSignPrefix = locStrings.DmsSignPrefix;" calcext:value-type="string">
            <text:p>DmsSignPrefix = locStrings.DmsSignPrefix;</text:p>
          </table:table-cell>
          <table:table-cell table:style-name="ce36" table:formula="of:=IF([.B75]&lt;&gt;0;CONCATENATE(&quot;public string &quot;;[.B75];&quot; { get; }&quot;);IF([.A75]&lt;&gt;0;CONCATENATE(&quot;// &quot;;[.A75];&quot; //&quot;);&quot; &quot;))" office:value-type="string" office:string-value="public string DmsSignPrefix { get; }" calcext:value-type="string">
            <text:p>public string DmsSignPrefix { get; }</text:p>
          </table:table-cell>
          <table:table-cell table:style-name="ce36" table:formula="of:=IF([.$B75]&lt;&gt;0;CONCATENATE([.$B75];&quot; = &quot;&quot;&quot;;[.C75];&quot;&quot;&quot;;&quot;);IF([.$A75]&lt;&gt;0;CONCATENATE(&quot;// &quot;;[.$A75];&quot; //&quot;);&quot; &quot;))" office:value-type="string" office:string-value="DmsSignPrefix = &quot;Prefix (E/W &amp; N/S)&quot;;" calcext:value-type="string">
            <text:p>DmsSignPrefix = "Prefix (E/W &amp; N/S)";</text:p>
          </table:table-cell>
          <table:table-cell table:style-name="ce36" table:formula="of:=IF([.$B75]&lt;&gt;0;CONCATENATE([.$B75];&quot; = &quot;&quot;&quot;;[.D75];&quot;&quot;&quot;;&quot;);IF([.$A75]&lt;&gt;0;CONCATENATE(&quot;// &quot;;[.$A75];&quot; //&quot;);&quot; &quot;))" office:value-type="string" office:string-value="DmsSignPrefix = &quot;Prefisso (E/W &amp; N/S)&quot;;" calcext:value-type="string">
            <text:p>DmsSignPrefix = "Prefisso (E/W &amp; N/S)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Sign</text:p>
          </table:table-cell>
          <table:table-cell table:style-name="ce32" office:value-type="string" calcext:value-type="string">
            <text:p>DmsSignSuffix</text:p>
          </table:table-cell>
          <table:table-cell table:style-name="ce34" office:value-type="string" calcext:value-type="string">
            <text:p>Suffix (E/W &amp; N/S)</text:p>
          </table:table-cell>
          <table:table-cell table:style-name="ce34" office:value-type="string" calcext:value-type="string">
            <text:p>Suffisso (E/W &amp; N/S)</text:p>
          </table:table-cell>
          <table:table-cell table:style-name="ce36" table:formula="of:=IF([.B76]&lt;&gt;0;CONCATENATE(&quot;string &quot;;[.B76];&quot; { get; }&quot;);IF([.A76]&lt;&gt;0;CONCATENATE(&quot;// &quot;;[.A76];&quot; //&quot;);&quot; &quot;))" office:value-type="string" office:string-value="string DmsSignSuffix { get; }" calcext:value-type="string">
            <text:p>string DmsSignSuffix { get; }</text:p>
          </table:table-cell>
          <table:table-cell table:style-name="ce36" table:formula="of:=IF([.B76]&lt;&gt;0;CONCATENATE(&quot;public string &quot;;[.B76];&quot; { get; set; }&quot;);IF([.A76]&lt;&gt;0;CONCATENATE(&quot;// &quot;;[.A76];&quot; //&quot;);&quot; &quot;))" office:value-type="string" office:string-value="public string DmsSignSuffix { get; set; }" calcext:value-type="string">
            <text:p>public string DmsSignSuffix { get; set; }</text:p>
          </table:table-cell>
          <table:table-cell table:style-name="ce36" table:formula="of:=IF([.B76]&lt;&gt;0;CONCATENATE([.B76];&quot; = locStrings.&quot;;[.B76];&quot;;&quot;);IF([.A76]&lt;&gt;0;CONCATENATE(&quot;// &quot;;[.A76];&quot; //&quot;);&quot; &quot;))" office:value-type="string" office:string-value="DmsSignSuffix = locStrings.DmsSignSuffix;" calcext:value-type="string">
            <text:p>DmsSignSuffix = locStrings.DmsSignSuffix;</text:p>
          </table:table-cell>
          <table:table-cell table:style-name="ce36" table:formula="of:=IF([.B76]&lt;&gt;0;CONCATENATE(&quot;public string &quot;;[.B76];&quot; { get; }&quot;);IF([.A76]&lt;&gt;0;CONCATENATE(&quot;// &quot;;[.A76];&quot; //&quot;);&quot; &quot;))" office:value-type="string" office:string-value="public string DmsSignSuffix { get; }" calcext:value-type="string">
            <text:p>public string DmsSignSuffix { get; }</text:p>
          </table:table-cell>
          <table:table-cell table:style-name="ce36" table:formula="of:=IF([.$B76]&lt;&gt;0;CONCATENATE([.$B76];&quot; = &quot;&quot;&quot;;[.C76];&quot;&quot;&quot;;&quot;);IF([.$A76]&lt;&gt;0;CONCATENATE(&quot;// &quot;;[.$A76];&quot; //&quot;);&quot; &quot;))" office:value-type="string" office:string-value="DmsSignSuffix = &quot;Suffix (E/W &amp; N/S)&quot;;" calcext:value-type="string">
            <text:p>DmsSignSuffix = "Suffix (E/W &amp; N/S)";</text:p>
          </table:table-cell>
          <table:table-cell table:style-name="ce36" table:formula="of:=IF([.$B76]&lt;&gt;0;CONCATENATE([.$B76];&quot; = &quot;&quot;&quot;;[.D76];&quot;&quot;&quot;;&quot;);IF([.$A76]&lt;&gt;0;CONCATENATE(&quot;// &quot;;[.$A76];&quot; //&quot;);&quot; &quot;))" office:value-type="string" office:string-value="DmsSignSuffix = &quot;Suffisso (E/W &amp; N/S)&quot;;" calcext:value-type="string">
            <text:p>DmsSignSuffix = "Suffisso (E/W &amp; N/S)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DmsSign</text:p>
          </table:table-cell>
          <table:table-cell table:style-name="ce32" office:value-type="string" calcext:value-type="string">
            <text:p>DmsSignGeneric</text:p>
          </table:table-cell>
          <table:table-cell table:style-name="ce34" office:value-type="string" calcext:value-type="string">
            <text:p>Generic angle</text:p>
          </table:table-cell>
          <table:table-cell table:style-name="ce34" office:value-type="string" calcext:value-type="string">
            <text:p>Angolo generico</text:p>
          </table:table-cell>
          <table:table-cell table:style-name="ce36" table:formula="of:=IF([.B77]&lt;&gt;0;CONCATENATE(&quot;string &quot;;[.B77];&quot; { get; }&quot;);IF([.A77]&lt;&gt;0;CONCATENATE(&quot;// &quot;;[.A77];&quot; //&quot;);&quot; &quot;))" office:value-type="string" office:string-value="string DmsSignGeneric { get; }" calcext:value-type="string">
            <text:p>string DmsSignGeneric { get; }</text:p>
          </table:table-cell>
          <table:table-cell table:style-name="ce36" table:formula="of:=IF([.B77]&lt;&gt;0;CONCATENATE(&quot;public string &quot;;[.B77];&quot; { get; set; }&quot;);IF([.A77]&lt;&gt;0;CONCATENATE(&quot;// &quot;;[.A77];&quot; //&quot;);&quot; &quot;))" office:value-type="string" office:string-value="public string DmsSignGeneric { get; set; }" calcext:value-type="string">
            <text:p>public string DmsSignGeneric { get; set; }</text:p>
          </table:table-cell>
          <table:table-cell table:style-name="ce36" table:formula="of:=IF([.B77]&lt;&gt;0;CONCATENATE([.B77];&quot; = locStrings.&quot;;[.B77];&quot;;&quot;);IF([.A77]&lt;&gt;0;CONCATENATE(&quot;// &quot;;[.A77];&quot; //&quot;);&quot; &quot;))" office:value-type="string" office:string-value="DmsSignGeneric = locStrings.DmsSignGeneric;" calcext:value-type="string">
            <text:p>DmsSignGeneric = locStrings.DmsSignGeneric;</text:p>
          </table:table-cell>
          <table:table-cell table:style-name="ce36" table:formula="of:=IF([.B77]&lt;&gt;0;CONCATENATE(&quot;public string &quot;;[.B77];&quot; { get; }&quot;);IF([.A77]&lt;&gt;0;CONCATENATE(&quot;// &quot;;[.A77];&quot; //&quot;);&quot; &quot;))" office:value-type="string" office:string-value="public string DmsSignGeneric { get; }" calcext:value-type="string">
            <text:p>public string DmsSignGeneric { get; }</text:p>
          </table:table-cell>
          <table:table-cell table:style-name="ce36" table:formula="of:=IF([.$B77]&lt;&gt;0;CONCATENATE([.$B77];&quot; = &quot;&quot;&quot;;[.C77];&quot;&quot;&quot;;&quot;);IF([.$A77]&lt;&gt;0;CONCATENATE(&quot;// &quot;;[.$A77];&quot; //&quot;);&quot; &quot;))" office:value-type="string" office:string-value="DmsSignGeneric = &quot;Generic angle&quot;;" calcext:value-type="string">
            <text:p>DmsSignGeneric = "Generic angle";</text:p>
          </table:table-cell>
          <table:table-cell table:style-name="ce36" table:formula="of:=IF([.$B77]&lt;&gt;0;CONCATENATE([.$B77];&quot; = &quot;&quot;&quot;;[.D77];&quot;&quot;&quot;;&quot;);IF([.$A77]&lt;&gt;0;CONCATENATE(&quot;// &quot;;[.$A77];&quot; //&quot;);&quot; &quot;))" office:value-type="string" office:string-value="DmsSignGeneric = &quot;Angolo generico&quot;;" calcext:value-type="string">
            <text:p>DmsSignGeneric = "Angolo generico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MetricSign</text:p>
          </table:table-cell>
          <table:table-cell table:style-name="ce32"/>
          <table:table-cell table:style-name="ce34" table:number-columns-repeated="2"/>
          <table:table-cell table:style-name="ce36" table:formula="of:=IF([.B78]&lt;&gt;0;CONCATENATE(&quot;string &quot;;[.B78];&quot; { get; }&quot;);IF([.A78]&lt;&gt;0;CONCATENATE(&quot;// &quot;;[.A78];&quot; //&quot;);&quot; &quot;))" office:value-type="string" office:string-value="// MetricSign //" calcext:value-type="string">
            <text:p>// MetricSign //</text:p>
          </table:table-cell>
          <table:table-cell table:style-name="ce36" table:formula="of:=IF([.B78]&lt;&gt;0;CONCATENATE(&quot;public string &quot;;[.B78];&quot; { get; set; }&quot;);IF([.A78]&lt;&gt;0;CONCATENATE(&quot;// &quot;;[.A78];&quot; //&quot;);&quot; &quot;))" office:value-type="string" office:string-value="// MetricSign //" calcext:value-type="string">
            <text:p>// MetricSign //</text:p>
          </table:table-cell>
          <table:table-cell table:style-name="ce36" table:formula="of:=IF([.B78]&lt;&gt;0;CONCATENATE([.B78];&quot; = locStrings.&quot;;[.B78];&quot;;&quot;);IF([.A78]&lt;&gt;0;CONCATENATE(&quot;// &quot;;[.A78];&quot; //&quot;);&quot; &quot;))" office:value-type="string" office:string-value="// MetricSign //" calcext:value-type="string">
            <text:p>// MetricSign //</text:p>
          </table:table-cell>
          <table:table-cell table:style-name="ce36" table:formula="of:=IF([.B78]&lt;&gt;0;CONCATENATE(&quot;public string &quot;;[.B78];&quot; { get; }&quot;);IF([.A78]&lt;&gt;0;CONCATENATE(&quot;// &quot;;[.A78];&quot; //&quot;);&quot; &quot;))" office:value-type="string" office:string-value="// MetricSign //" calcext:value-type="string">
            <text:p>// MetricSign //</text:p>
          </table:table-cell>
          <table:table-cell table:style-name="ce36" table:formula="of:=IF([.$B78]&lt;&gt;0;CONCATENATE([.$B78];&quot; = &quot;&quot;&quot;;[.C78];&quot;&quot;&quot;;&quot;);IF([.$A78]&lt;&gt;0;CONCATENATE(&quot;// &quot;;[.$A78];&quot; //&quot;);&quot; &quot;))" office:value-type="string" office:string-value="// MetricSign //" calcext:value-type="string">
            <text:p>// MetricSign //</text:p>
          </table:table-cell>
          <table:table-cell table:style-name="ce36" table:formula="of:=IF([.$B78]&lt;&gt;0;CONCATENATE([.$B78];&quot; = &quot;&quot;&quot;;[.D78];&quot;&quot;&quot;;&quot;);IF([.$A78]&lt;&gt;0;CONCATENATE(&quot;// &quot;;[.$A78];&quot; //&quot;);&quot; &quot;))" office:value-type="string" office:string-value="// MetricSign //" calcext:value-type="string">
            <text:p>// MetricSign //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MetricSign</text:p>
          </table:table-cell>
          <table:table-cell table:style-name="ce32" office:value-type="string" calcext:value-type="string">
            <text:p>MetricSignNumber</text:p>
          </table:table-cell>
          <table:table-cell table:style-name="ce34" office:value-type="string" calcext:value-type="string">
            <text:p>Simple Number</text:p>
          </table:table-cell>
          <table:table-cell table:style-name="ce34" office:value-type="string" calcext:value-type="string">
            <text:p>Numero semplice</text:p>
          </table:table-cell>
          <table:table-cell table:style-name="ce36" table:formula="of:=IF([.B79]&lt;&gt;0;CONCATENATE(&quot;string &quot;;[.B79];&quot; { get; }&quot;);IF([.A79]&lt;&gt;0;CONCATENATE(&quot;// &quot;;[.A79];&quot; //&quot;);&quot; &quot;))" office:value-type="string" office:string-value="string MetricSignNumber { get; }" calcext:value-type="string">
            <text:p>string MetricSignNumber { get; }</text:p>
          </table:table-cell>
          <table:table-cell table:style-name="ce36" table:formula="of:=IF([.B79]&lt;&gt;0;CONCATENATE(&quot;public string &quot;;[.B79];&quot; { get; set; }&quot;);IF([.A79]&lt;&gt;0;CONCATENATE(&quot;// &quot;;[.A79];&quot; //&quot;);&quot; &quot;))" office:value-type="string" office:string-value="public string MetricSignNumber { get; set; }" calcext:value-type="string">
            <text:p>public string MetricSignNumber { get; set; }</text:p>
          </table:table-cell>
          <table:table-cell table:style-name="ce36" table:formula="of:=IF([.B79]&lt;&gt;0;CONCATENATE([.B79];&quot; = locStrings.&quot;;[.B79];&quot;;&quot;);IF([.A79]&lt;&gt;0;CONCATENATE(&quot;// &quot;;[.A79];&quot; //&quot;);&quot; &quot;))" office:value-type="string" office:string-value="MetricSignNumber = locStrings.MetricSignNumber;" calcext:value-type="string">
            <text:p>MetricSignNumber = locStrings.MetricSignNumber;</text:p>
          </table:table-cell>
          <table:table-cell table:style-name="ce36" table:formula="of:=IF([.B79]&lt;&gt;0;CONCATENATE(&quot;public string &quot;;[.B79];&quot; { get; }&quot;);IF([.A79]&lt;&gt;0;CONCATENATE(&quot;// &quot;;[.A79];&quot; //&quot;);&quot; &quot;))" office:value-type="string" office:string-value="public string MetricSignNumber { get; }" calcext:value-type="string">
            <text:p>public string MetricSignNumber { get; }</text:p>
          </table:table-cell>
          <table:table-cell table:style-name="ce36" table:formula="of:=IF([.$B79]&lt;&gt;0;CONCATENATE([.$B79];&quot; = &quot;&quot;&quot;;[.C79];&quot;&quot;&quot;;&quot;);IF([.$A79]&lt;&gt;0;CONCATENATE(&quot;// &quot;;[.$A79];&quot; //&quot;);&quot; &quot;))" office:value-type="string" office:string-value="MetricSignNumber = &quot;Simple Number&quot;;" calcext:value-type="string">
            <text:p>MetricSignNumber = "Simple Number";</text:p>
          </table:table-cell>
          <table:table-cell table:style-name="ce36" table:formula="of:=IF([.$B79]&lt;&gt;0;CONCATENATE([.$B79];&quot; = &quot;&quot;&quot;;[.D79];&quot;&quot;&quot;;&quot;);IF([.$A79]&lt;&gt;0;CONCATENATE(&quot;// &quot;;[.$A79];&quot; //&quot;);&quot; &quot;))" office:value-type="string" office:string-value="MetricSignNumber = &quot;Numero semplice&quot;;" calcext:value-type="string">
            <text:p>MetricSignNumber = "Numero semplice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MetricSign</text:p>
          </table:table-cell>
          <table:table-cell table:style-name="ce32" office:value-type="string" calcext:value-type="string">
            <text:p>MetricSignUnit</text:p>
          </table:table-cell>
          <table:table-cell table:style-name="ce34" office:value-type="string" calcext:value-type="string">
            <text:p>Unit (m)</text:p>
          </table:table-cell>
          <table:table-cell table:style-name="ce34" office:value-type="string" calcext:value-type="string">
            <text:p>Unità (m)</text:p>
          </table:table-cell>
          <table:table-cell table:style-name="ce36" table:formula="of:=IF([.B80]&lt;&gt;0;CONCATENATE(&quot;string &quot;;[.B80];&quot; { get; }&quot;);IF([.A80]&lt;&gt;0;CONCATENATE(&quot;// &quot;;[.A80];&quot; //&quot;);&quot; &quot;))" office:value-type="string" office:string-value="string MetricSignUnit { get; }" calcext:value-type="string">
            <text:p>string MetricSignUnit { get; }</text:p>
          </table:table-cell>
          <table:table-cell table:style-name="ce36" table:formula="of:=IF([.B80]&lt;&gt;0;CONCATENATE(&quot;public string &quot;;[.B80];&quot; { get; set; }&quot;);IF([.A80]&lt;&gt;0;CONCATENATE(&quot;// &quot;;[.A80];&quot; //&quot;);&quot; &quot;))" office:value-type="string" office:string-value="public string MetricSignUnit { get; set; }" calcext:value-type="string">
            <text:p>public string MetricSignUnit { get; set; }</text:p>
          </table:table-cell>
          <table:table-cell table:style-name="ce36" table:formula="of:=IF([.B80]&lt;&gt;0;CONCATENATE([.B80];&quot; = locStrings.&quot;;[.B80];&quot;;&quot;);IF([.A80]&lt;&gt;0;CONCATENATE(&quot;// &quot;;[.A80];&quot; //&quot;);&quot; &quot;))" office:value-type="string" office:string-value="MetricSignUnit = locStrings.MetricSignUnit;" calcext:value-type="string">
            <text:p>MetricSignUnit = locStrings.MetricSignUnit;</text:p>
          </table:table-cell>
          <table:table-cell table:style-name="ce36" table:formula="of:=IF([.B80]&lt;&gt;0;CONCATENATE(&quot;public string &quot;;[.B80];&quot; { get; }&quot;);IF([.A80]&lt;&gt;0;CONCATENATE(&quot;// &quot;;[.A80];&quot; //&quot;);&quot; &quot;))" office:value-type="string" office:string-value="public string MetricSignUnit { get; }" calcext:value-type="string">
            <text:p>public string MetricSignUnit { get; }</text:p>
          </table:table-cell>
          <table:table-cell table:style-name="ce36" table:formula="of:=IF([.$B80]&lt;&gt;0;CONCATENATE([.$B80];&quot; = &quot;&quot;&quot;;[.C80];&quot;&quot;&quot;;&quot;);IF([.$A80]&lt;&gt;0;CONCATENATE(&quot;// &quot;;[.$A80];&quot; //&quot;);&quot; &quot;))" office:value-type="string" office:string-value="MetricSignUnit = &quot;Unit (m)&quot;;" calcext:value-type="string">
            <text:p>MetricSignUnit = "Unit (m)";</text:p>
          </table:table-cell>
          <table:table-cell table:style-name="ce36" table:formula="of:=IF([.$B80]&lt;&gt;0;CONCATENATE([.$B80];&quot; = &quot;&quot;&quot;;[.D80];&quot;&quot;&quot;;&quot;);IF([.$A80]&lt;&gt;0;CONCATENATE(&quot;// &quot;;[.$A80];&quot; //&quot;);&quot; &quot;))" office:value-type="string" office:string-value="MetricSignUnit = &quot;Unità (m)&quot;;" calcext:value-type="string">
            <text:p>MetricSignUnit = "Unità (m)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MetricSign</text:p>
          </table:table-cell>
          <table:table-cell table:style-name="ce32" office:value-type="string" calcext:value-type="string">
            <text:p>MetricSignPrefix</text:p>
          </table:table-cell>
          <table:table-cell table:style-name="ce34" office:value-type="string" calcext:value-type="string">
            <text:p>Prefix (E/W &amp; N/S)</text:p>
          </table:table-cell>
          <table:table-cell table:style-name="ce34" office:value-type="string" calcext:value-type="string">
            <text:p>Prefisso (E/W &amp; N/S)</text:p>
          </table:table-cell>
          <table:table-cell table:style-name="ce36" table:formula="of:=IF([.B81]&lt;&gt;0;CONCATENATE(&quot;string &quot;;[.B81];&quot; { get; }&quot;);IF([.A81]&lt;&gt;0;CONCATENATE(&quot;// &quot;;[.A81];&quot; //&quot;);&quot; &quot;))" office:value-type="string" office:string-value="string MetricSignPrefix { get; }" calcext:value-type="string">
            <text:p>string MetricSignPrefix { get; }</text:p>
          </table:table-cell>
          <table:table-cell table:style-name="ce36" table:formula="of:=IF([.B81]&lt;&gt;0;CONCATENATE(&quot;public string &quot;;[.B81];&quot; { get; set; }&quot;);IF([.A81]&lt;&gt;0;CONCATENATE(&quot;// &quot;;[.A81];&quot; //&quot;);&quot; &quot;))" office:value-type="string" office:string-value="public string MetricSignPrefix { get; set; }" calcext:value-type="string">
            <text:p>public string MetricSignPrefix { get; set; }</text:p>
          </table:table-cell>
          <table:table-cell table:style-name="ce36" table:formula="of:=IF([.B81]&lt;&gt;0;CONCATENATE([.B81];&quot; = locStrings.&quot;;[.B81];&quot;;&quot;);IF([.A81]&lt;&gt;0;CONCATENATE(&quot;// &quot;;[.A81];&quot; //&quot;);&quot; &quot;))" office:value-type="string" office:string-value="MetricSignPrefix = locStrings.MetricSignPrefix;" calcext:value-type="string">
            <text:p>MetricSignPrefix = locStrings.MetricSignPrefix;</text:p>
          </table:table-cell>
          <table:table-cell table:style-name="ce36" table:formula="of:=IF([.B81]&lt;&gt;0;CONCATENATE(&quot;public string &quot;;[.B81];&quot; { get; }&quot;);IF([.A81]&lt;&gt;0;CONCATENATE(&quot;// &quot;;[.A81];&quot; //&quot;);&quot; &quot;))" office:value-type="string" office:string-value="public string MetricSignPrefix { get; }" calcext:value-type="string">
            <text:p>public string MetricSignPrefix { get; }</text:p>
          </table:table-cell>
          <table:table-cell table:style-name="ce36" table:formula="of:=IF([.$B81]&lt;&gt;0;CONCATENATE([.$B81];&quot; = &quot;&quot;&quot;;[.C81];&quot;&quot;&quot;;&quot;);IF([.$A81]&lt;&gt;0;CONCATENATE(&quot;// &quot;;[.$A81];&quot; //&quot;);&quot; &quot;))" office:value-type="string" office:string-value="MetricSignPrefix = &quot;Prefix (E/W &amp; N/S)&quot;;" calcext:value-type="string">
            <text:p>MetricSignPrefix = "Prefix (E/W &amp; N/S)";</text:p>
          </table:table-cell>
          <table:table-cell table:style-name="ce36" table:formula="of:=IF([.$B81]&lt;&gt;0;CONCATENATE([.$B81];&quot; = &quot;&quot;&quot;;[.D81];&quot;&quot;&quot;;&quot;);IF([.$A81]&lt;&gt;0;CONCATENATE(&quot;// &quot;;[.$A81];&quot; //&quot;);&quot; &quot;))" office:value-type="string" office:string-value="MetricSignPrefix = &quot;Prefisso (E/W &amp; N/S)&quot;;" calcext:value-type="string">
            <text:p>MetricSignPrefix = "Prefisso (E/W &amp; N/S)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MetricSign</text:p>
          </table:table-cell>
          <table:table-cell table:style-name="ce32" office:value-type="string" calcext:value-type="string">
            <text:p>MetricSignSuffix</text:p>
          </table:table-cell>
          <table:table-cell table:style-name="ce34" office:value-type="string" calcext:value-type="string">
            <text:p>Suffix (E/W &amp; N/S)</text:p>
          </table:table-cell>
          <table:table-cell table:style-name="ce34" office:value-type="string" calcext:value-type="string">
            <text:p>Suffisso (E/W &amp; N/S)</text:p>
          </table:table-cell>
          <table:table-cell table:style-name="ce36" table:formula="of:=IF([.B82]&lt;&gt;0;CONCATENATE(&quot;string &quot;;[.B82];&quot; { get; }&quot;);IF([.A82]&lt;&gt;0;CONCATENATE(&quot;// &quot;;[.A82];&quot; //&quot;);&quot; &quot;))" office:value-type="string" office:string-value="string MetricSignSuffix { get; }" calcext:value-type="string">
            <text:p>string MetricSignSuffix { get; }</text:p>
          </table:table-cell>
          <table:table-cell table:style-name="ce36" table:formula="of:=IF([.B82]&lt;&gt;0;CONCATENATE(&quot;public string &quot;;[.B82];&quot; { get; set; }&quot;);IF([.A82]&lt;&gt;0;CONCATENATE(&quot;// &quot;;[.A82];&quot; //&quot;);&quot; &quot;))" office:value-type="string" office:string-value="public string MetricSignSuffix { get; set; }" calcext:value-type="string">
            <text:p>public string MetricSignSuffix { get; set; }</text:p>
          </table:table-cell>
          <table:table-cell table:style-name="ce36" table:formula="of:=IF([.B82]&lt;&gt;0;CONCATENATE([.B82];&quot; = locStrings.&quot;;[.B82];&quot;;&quot;);IF([.A82]&lt;&gt;0;CONCATENATE(&quot;// &quot;;[.A82];&quot; //&quot;);&quot; &quot;))" office:value-type="string" office:string-value="MetricSignSuffix = locStrings.MetricSignSuffix;" calcext:value-type="string">
            <text:p>MetricSignSuffix = locStrings.MetricSignSuffix;</text:p>
          </table:table-cell>
          <table:table-cell table:style-name="ce36" table:formula="of:=IF([.B82]&lt;&gt;0;CONCATENATE(&quot;public string &quot;;[.B82];&quot; { get; }&quot;);IF([.A82]&lt;&gt;0;CONCATENATE(&quot;// &quot;;[.A82];&quot; //&quot;);&quot; &quot;))" office:value-type="string" office:string-value="public string MetricSignSuffix { get; }" calcext:value-type="string">
            <text:p>public string MetricSignSuffix { get; }</text:p>
          </table:table-cell>
          <table:table-cell table:style-name="ce36" table:formula="of:=IF([.$B82]&lt;&gt;0;CONCATENATE([.$B82];&quot; = &quot;&quot;&quot;;[.C82];&quot;&quot;&quot;;&quot;);IF([.$A82]&lt;&gt;0;CONCATENATE(&quot;// &quot;;[.$A82];&quot; //&quot;);&quot; &quot;))" office:value-type="string" office:string-value="MetricSignSuffix = &quot;Suffix (E/W &amp; N/S)&quot;;" calcext:value-type="string">
            <text:p>MetricSignSuffix = "Suffix (E/W &amp; N/S)";</text:p>
          </table:table-cell>
          <table:table-cell table:style-name="ce36" table:formula="of:=IF([.$B82]&lt;&gt;0;CONCATENATE([.$B82];&quot; = &quot;&quot;&quot;;[.D82];&quot;&quot;&quot;;&quot;);IF([.$A82]&lt;&gt;0;CONCATENATE(&quot;// &quot;;[.$A82];&quot; //&quot;);&quot; &quot;))" office:value-type="string" office:string-value="MetricSignSuffix = &quot;Suffisso (E/W &amp; N/S)&quot;;" calcext:value-type="string">
            <text:p>MetricSignSuffix = "Suffisso (E/W &amp; N/S)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MetricSign</text:p>
          </table:table-cell>
          <table:table-cell table:style-name="ce32" office:value-type="string" calcext:value-type="string">
            <text:p>MetricSignUnitPrefix</text:p>
          </table:table-cell>
          <table:table-cell table:style-name="ce34" office:value-type="string" calcext:value-type="string">
            <text:p>Prefix (E/W &amp; N/S) &amp; Unit (m)</text:p>
          </table:table-cell>
          <table:table-cell table:style-name="ce34" office:value-type="string" calcext:value-type="string">
            <text:p>Prefisso (E/W &amp; N/S) &amp; Unità (m)</text:p>
          </table:table-cell>
          <table:table-cell table:style-name="ce36" table:formula="of:=IF([.B83]&lt;&gt;0;CONCATENATE(&quot;string &quot;;[.B83];&quot; { get; }&quot;);IF([.A83]&lt;&gt;0;CONCATENATE(&quot;// &quot;;[.A83];&quot; //&quot;);&quot; &quot;))" office:value-type="string" office:string-value="string MetricSignUnitPrefix { get; }" calcext:value-type="string">
            <text:p>string MetricSignUnitPrefix { get; }</text:p>
          </table:table-cell>
          <table:table-cell table:style-name="ce36" table:formula="of:=IF([.B83]&lt;&gt;0;CONCATENATE(&quot;public string &quot;;[.B83];&quot; { get; set; }&quot;);IF([.A83]&lt;&gt;0;CONCATENATE(&quot;// &quot;;[.A83];&quot; //&quot;);&quot; &quot;))" office:value-type="string" office:string-value="public string MetricSignUnitPrefix { get; set; }" calcext:value-type="string">
            <text:p>public string MetricSignUnitPrefix { get; set; }</text:p>
          </table:table-cell>
          <table:table-cell table:style-name="ce36" table:formula="of:=IF([.B83]&lt;&gt;0;CONCATENATE([.B83];&quot; = locStrings.&quot;;[.B83];&quot;;&quot;);IF([.A83]&lt;&gt;0;CONCATENATE(&quot;// &quot;;[.A83];&quot; //&quot;);&quot; &quot;))" office:value-type="string" office:string-value="MetricSignUnitPrefix = locStrings.MetricSignUnitPrefix;" calcext:value-type="string">
            <text:p>MetricSignUnitPrefix = locStrings.MetricSignUnitPrefix;</text:p>
          </table:table-cell>
          <table:table-cell table:style-name="ce36" table:formula="of:=IF([.B83]&lt;&gt;0;CONCATENATE(&quot;public string &quot;;[.B83];&quot; { get; }&quot;);IF([.A83]&lt;&gt;0;CONCATENATE(&quot;// &quot;;[.A83];&quot; //&quot;);&quot; &quot;))" office:value-type="string" office:string-value="public string MetricSignUnitPrefix { get; }" calcext:value-type="string">
            <text:p>public string MetricSignUnitPrefix { get; }</text:p>
          </table:table-cell>
          <table:table-cell table:style-name="ce36" table:formula="of:=IF([.$B83]&lt;&gt;0;CONCATENATE([.$B83];&quot; = &quot;&quot;&quot;;[.C83];&quot;&quot;&quot;;&quot;);IF([.$A83]&lt;&gt;0;CONCATENATE(&quot;// &quot;;[.$A83];&quot; //&quot;);&quot; &quot;))" office:value-type="string" office:string-value="MetricSignUnitPrefix = &quot;Prefix (E/W &amp; N/S) &amp; Unit (m)&quot;;" calcext:value-type="string">
            <text:p>MetricSignUnitPrefix = "Prefix (E/W &amp; N/S) &amp; Unit (m)";</text:p>
          </table:table-cell>
          <table:table-cell table:style-name="ce36" table:formula="of:=IF([.$B83]&lt;&gt;0;CONCATENATE([.$B83];&quot; = &quot;&quot;&quot;;[.D83];&quot;&quot;&quot;;&quot;);IF([.$A83]&lt;&gt;0;CONCATENATE(&quot;// &quot;;[.$A83];&quot; //&quot;);&quot; &quot;))" office:value-type="string" office:string-value="MetricSignUnitPrefix = &quot;Prefisso (E/W &amp; N/S) &amp; Unità (m)&quot;;" calcext:value-type="string">
            <text:p>MetricSignUnitPrefix = "Prefisso (E/W &amp; N/S) &amp; Unità (m)";</text:p>
          </table:table-cell>
          <table:table-cell table:number-columns-repeated="54"/>
        </table:table-row>
        <table:table-row table:style-name="ro2">
          <table:table-cell table:style-name="ce27" office:value-type="string" calcext:value-type="string">
            <text:p>MetricSign</text:p>
          </table:table-cell>
          <table:table-cell table:style-name="ce32" office:value-type="string" calcext:value-type="string">
            <text:p>MetricSignUnitSuffix</text:p>
          </table:table-cell>
          <table:table-cell table:style-name="ce34" office:value-type="string" calcext:value-type="string">
            <text:p>Unit (m) &amp; Suffix (E/W &amp; N/S)</text:p>
          </table:table-cell>
          <table:table-cell table:style-name="ce34" office:value-type="string" calcext:value-type="string">
            <text:p>Unità (m) &amp; Suffisso (E/W &amp; N/S)</text:p>
          </table:table-cell>
          <table:table-cell table:style-name="ce36" table:formula="of:=IF([.B84]&lt;&gt;0;CONCATENATE(&quot;string &quot;;[.B84];&quot; { get; }&quot;);IF([.A84]&lt;&gt;0;CONCATENATE(&quot;// &quot;;[.A84];&quot; //&quot;);&quot; &quot;))" office:value-type="string" office:string-value="string MetricSignUnitSuffix { get; }" calcext:value-type="string">
            <text:p>string MetricSignUnitSuffix { get; }</text:p>
          </table:table-cell>
          <table:table-cell table:style-name="ce36" table:formula="of:=IF([.B84]&lt;&gt;0;CONCATENATE(&quot;public string &quot;;[.B84];&quot; { get; set; }&quot;);IF([.A84]&lt;&gt;0;CONCATENATE(&quot;// &quot;;[.A84];&quot; //&quot;);&quot; &quot;))" office:value-type="string" office:string-value="public string MetricSignUnitSuffix { get; set; }" calcext:value-type="string">
            <text:p>public string MetricSignUnitSuffix { get; set; }</text:p>
          </table:table-cell>
          <table:table-cell table:style-name="ce36" table:formula="of:=IF([.B84]&lt;&gt;0;CONCATENATE([.B84];&quot; = locStrings.&quot;;[.B84];&quot;;&quot;);IF([.A84]&lt;&gt;0;CONCATENATE(&quot;// &quot;;[.A84];&quot; //&quot;);&quot; &quot;))" office:value-type="string" office:string-value="MetricSignUnitSuffix = locStrings.MetricSignUnitSuffix;" calcext:value-type="string">
            <text:p>MetricSignUnitSuffix = locStrings.MetricSignUnitSuffix;</text:p>
          </table:table-cell>
          <table:table-cell table:style-name="ce36" table:formula="of:=IF([.B84]&lt;&gt;0;CONCATENATE(&quot;public string &quot;;[.B84];&quot; { get; }&quot;);IF([.A84]&lt;&gt;0;CONCATENATE(&quot;// &quot;;[.A84];&quot; //&quot;);&quot; &quot;))" office:value-type="string" office:string-value="public string MetricSignUnitSuffix { get; }" calcext:value-type="string">
            <text:p>public string MetricSignUnitSuffix { get; }</text:p>
          </table:table-cell>
          <table:table-cell table:style-name="ce36" table:formula="of:=IF([.$B84]&lt;&gt;0;CONCATENATE([.$B84];&quot; = &quot;&quot;&quot;;[.C84];&quot;&quot;&quot;;&quot;);IF([.$A84]&lt;&gt;0;CONCATENATE(&quot;// &quot;;[.$A84];&quot; //&quot;);&quot; &quot;))" office:value-type="string" office:string-value="MetricSignUnitSuffix = &quot;Unit (m) &amp; Suffix (E/W &amp; N/S)&quot;;" calcext:value-type="string">
            <text:p>MetricSignUnitSuffix = "Unit (m) &amp; Suffix (E/W &amp; N/S)";</text:p>
          </table:table-cell>
          <table:table-cell table:style-name="ce36" table:formula="of:=IF([.$B84]&lt;&gt;0;CONCATENATE([.$B84];&quot; = &quot;&quot;&quot;;[.D84];&quot;&quot;&quot;;&quot;);IF([.$A84]&lt;&gt;0;CONCATENATE(&quot;// &quot;;[.$A84];&quot; //&quot;);&quot; &quot;))" office:value-type="string" office:string-value="MetricSignUnitSuffix = &quot;Unità (m) &amp; Suffisso (E/W &amp; N/S)&quot;;" calcext:value-type="string">
            <text:p>MetricSignUnitSuffix = "Unità (m) &amp; Suffisso (E/W &amp; N/S)";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5]&lt;&gt;0;CONCATENATE(&quot;string &quot;;[.B85];&quot; { get; }&quot;);IF([.A85]&lt;&gt;0;CONCATENATE(&quot;// &quot;;[.A85];&quot; //&quot;);&quot; &quot;))" office:value-type="string" office:string-value=" " calcext:value-type="string">
            <text:p><text:s/></text:p>
          </table:table-cell>
          <table:table-cell table:style-name="ce36" table:formula="of:=IF([.B85]&lt;&gt;0;CONCATENATE(&quot;public string &quot;;[.B85];&quot; { get; set; }&quot;);IF([.A85]&lt;&gt;0;CONCATENATE(&quot;// &quot;;[.A85];&quot; //&quot;);&quot; &quot;))" office:value-type="string" office:string-value=" " calcext:value-type="string">
            <text:p><text:s/></text:p>
          </table:table-cell>
          <table:table-cell table:style-name="ce36" table:formula="of:=IF([.B85]&lt;&gt;0;CONCATENATE([.B85];&quot; = locStrings.&quot;;[.B85];&quot;;&quot;);IF([.A85]&lt;&gt;0;CONCATENATE(&quot;// &quot;;[.A85];&quot; //&quot;);&quot; &quot;))" office:value-type="string" office:string-value=" " calcext:value-type="string">
            <text:p><text:s/></text:p>
          </table:table-cell>
          <table:table-cell table:style-name="ce36" table:formula="of:=IF([.B85]&lt;&gt;0;CONCATENATE(&quot;public string &quot;;[.B85];&quot; { get; }&quot;);IF([.A85]&lt;&gt;0;CONCATENATE(&quot;// &quot;;[.A85];&quot; //&quot;);&quot; &quot;))" office:value-type="string" office:string-value=" " calcext:value-type="string">
            <text:p><text:s/></text:p>
          </table:table-cell>
          <table:table-cell table:style-name="ce36" table:formula="of:=IF([.$B85]&lt;&gt;0;CONCATENATE([.$B85];&quot; = &quot;&quot;&quot;;[.C85];&quot;&quot;&quot;;&quot;);IF([.$A85]&lt;&gt;0;CONCATENATE(&quot;// &quot;;[.$A85];&quot; //&quot;);&quot; &quot;))" office:value-type="string" office:string-value=" " calcext:value-type="string">
            <text:p><text:s/></text:p>
          </table:table-cell>
          <table:table-cell table:style-name="ce36" table:formula="of:=IF([.$B85]&lt;&gt;0;CONCATENATE([.$B85];&quot; = &quot;&quot;&quot;;[.D85];&quot;&quot;&quot;;&quot;);IF([.$A85]&lt;&gt;0;CONCATENATE(&quot;// &quot;;[.$A85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6]&lt;&gt;0;CONCATENATE(&quot;string &quot;;[.B86];&quot; { get; }&quot;);IF([.A86]&lt;&gt;0;CONCATENATE(&quot;// &quot;;[.A86];&quot; //&quot;);&quot; &quot;))" office:value-type="string" office:string-value=" " calcext:value-type="string">
            <text:p><text:s/></text:p>
          </table:table-cell>
          <table:table-cell table:style-name="ce36" table:formula="of:=IF([.B86]&lt;&gt;0;CONCATENATE(&quot;public string &quot;;[.B86];&quot; { get; set; }&quot;);IF([.A86]&lt;&gt;0;CONCATENATE(&quot;// &quot;;[.A86];&quot; //&quot;);&quot; &quot;))" office:value-type="string" office:string-value=" " calcext:value-type="string">
            <text:p><text:s/></text:p>
          </table:table-cell>
          <table:table-cell table:style-name="ce36" table:formula="of:=IF([.B86]&lt;&gt;0;CONCATENATE([.B86];&quot; = locStrings.&quot;;[.B86];&quot;;&quot;);IF([.A86]&lt;&gt;0;CONCATENATE(&quot;// &quot;;[.A86];&quot; //&quot;);&quot; &quot;))" office:value-type="string" office:string-value=" " calcext:value-type="string">
            <text:p><text:s/></text:p>
          </table:table-cell>
          <table:table-cell table:style-name="ce36" table:formula="of:=IF([.B86]&lt;&gt;0;CONCATENATE(&quot;public string &quot;;[.B86];&quot; { get; }&quot;);IF([.A86]&lt;&gt;0;CONCATENATE(&quot;// &quot;;[.A86];&quot; //&quot;);&quot; &quot;))" office:value-type="string" office:string-value=" " calcext:value-type="string">
            <text:p><text:s/></text:p>
          </table:table-cell>
          <table:table-cell table:style-name="ce36" table:formula="of:=IF([.$B86]&lt;&gt;0;CONCATENATE([.$B86];&quot; = &quot;&quot;&quot;;[.C86];&quot;&quot;&quot;;&quot;);IF([.$A86]&lt;&gt;0;CONCATENATE(&quot;// &quot;;[.$A86];&quot; //&quot;);&quot; &quot;))" office:value-type="string" office:string-value=" " calcext:value-type="string">
            <text:p><text:s/></text:p>
          </table:table-cell>
          <table:table-cell table:style-name="ce36" table:formula="of:=IF([.$B86]&lt;&gt;0;CONCATENATE([.$B86];&quot; = &quot;&quot;&quot;;[.D86];&quot;&quot;&quot;;&quot;);IF([.$A86]&lt;&gt;0;CONCATENATE(&quot;// &quot;;[.$A86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7]&lt;&gt;0;CONCATENATE(&quot;string &quot;;[.B87];&quot; { get; }&quot;);IF([.A87]&lt;&gt;0;CONCATENATE(&quot;// &quot;;[.A87];&quot; //&quot;);&quot; &quot;))" office:value-type="string" office:string-value=" " calcext:value-type="string">
            <text:p><text:s/></text:p>
          </table:table-cell>
          <table:table-cell table:style-name="ce36" table:formula="of:=IF([.B87]&lt;&gt;0;CONCATENATE(&quot;public string &quot;;[.B87];&quot; { get; set; }&quot;);IF([.A87]&lt;&gt;0;CONCATENATE(&quot;// &quot;;[.A87];&quot; //&quot;);&quot; &quot;))" office:value-type="string" office:string-value=" " calcext:value-type="string">
            <text:p><text:s/></text:p>
          </table:table-cell>
          <table:table-cell table:style-name="ce36" table:formula="of:=IF([.B87]&lt;&gt;0;CONCATENATE([.B87];&quot; = locStrings.&quot;;[.B87];&quot;;&quot;);IF([.A87]&lt;&gt;0;CONCATENATE(&quot;// &quot;;[.A87];&quot; //&quot;);&quot; &quot;))" office:value-type="string" office:string-value=" " calcext:value-type="string">
            <text:p><text:s/></text:p>
          </table:table-cell>
          <table:table-cell table:style-name="ce36" table:formula="of:=IF([.B87]&lt;&gt;0;CONCATENATE(&quot;public string &quot;;[.B87];&quot; { get; }&quot;);IF([.A87]&lt;&gt;0;CONCATENATE(&quot;// &quot;;[.A87];&quot; //&quot;);&quot; &quot;))" office:value-type="string" office:string-value=" " calcext:value-type="string">
            <text:p><text:s/></text:p>
          </table:table-cell>
          <table:table-cell table:style-name="ce36" table:formula="of:=IF([.$B87]&lt;&gt;0;CONCATENATE([.$B87];&quot; = &quot;&quot;&quot;;[.C87];&quot;&quot;&quot;;&quot;);IF([.$A87]&lt;&gt;0;CONCATENATE(&quot;// &quot;;[.$A87];&quot; //&quot;);&quot; &quot;))" office:value-type="string" office:string-value=" " calcext:value-type="string">
            <text:p><text:s/></text:p>
          </table:table-cell>
          <table:table-cell table:style-name="ce36" table:formula="of:=IF([.$B87]&lt;&gt;0;CONCATENATE([.$B87];&quot; = &quot;&quot;&quot;;[.D87];&quot;&quot;&quot;;&quot;);IF([.$A87]&lt;&gt;0;CONCATENATE(&quot;// &quot;;[.$A87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8]&lt;&gt;0;CONCATENATE(&quot;string &quot;;[.B88];&quot; { get; }&quot;);IF([.A88]&lt;&gt;0;CONCATENATE(&quot;// &quot;;[.A88];&quot; //&quot;);&quot; &quot;))" office:value-type="string" office:string-value=" " calcext:value-type="string">
            <text:p><text:s/></text:p>
          </table:table-cell>
          <table:table-cell table:style-name="ce36" table:formula="of:=IF([.B88]&lt;&gt;0;CONCATENATE(&quot;public string &quot;;[.B88];&quot; { get; set; }&quot;);IF([.A88]&lt;&gt;0;CONCATENATE(&quot;// &quot;;[.A88];&quot; //&quot;);&quot; &quot;))" office:value-type="string" office:string-value=" " calcext:value-type="string">
            <text:p><text:s/></text:p>
          </table:table-cell>
          <table:table-cell table:style-name="ce36" table:formula="of:=IF([.B88]&lt;&gt;0;CONCATENATE([.B88];&quot; = locStrings.&quot;;[.B88];&quot;;&quot;);IF([.A88]&lt;&gt;0;CONCATENATE(&quot;// &quot;;[.A88];&quot; //&quot;);&quot; &quot;))" office:value-type="string" office:string-value=" " calcext:value-type="string">
            <text:p><text:s/></text:p>
          </table:table-cell>
          <table:table-cell table:style-name="ce36" table:formula="of:=IF([.B88]&lt;&gt;0;CONCATENATE(&quot;public string &quot;;[.B88];&quot; { get; }&quot;);IF([.A88]&lt;&gt;0;CONCATENATE(&quot;// &quot;;[.A88];&quot; //&quot;);&quot; &quot;))" office:value-type="string" office:string-value=" " calcext:value-type="string">
            <text:p><text:s/></text:p>
          </table:table-cell>
          <table:table-cell table:style-name="ce36" table:formula="of:=IF([.$B88]&lt;&gt;0;CONCATENATE([.$B88];&quot; = &quot;&quot;&quot;;[.C88];&quot;&quot;&quot;;&quot;);IF([.$A88]&lt;&gt;0;CONCATENATE(&quot;// &quot;;[.$A88];&quot; //&quot;);&quot; &quot;))" office:value-type="string" office:string-value=" " calcext:value-type="string">
            <text:p><text:s/></text:p>
          </table:table-cell>
          <table:table-cell table:style-name="ce36" table:formula="of:=IF([.$B88]&lt;&gt;0;CONCATENATE([.$B88];&quot; = &quot;&quot;&quot;;[.D88];&quot;&quot;&quot;;&quot;);IF([.$A88]&lt;&gt;0;CONCATENATE(&quot;// &quot;;[.$A88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89]&lt;&gt;0;CONCATENATE(&quot;string &quot;;[.B89];&quot; { get; }&quot;);IF([.A89]&lt;&gt;0;CONCATENATE(&quot;// &quot;;[.A89];&quot; //&quot;);&quot; &quot;))" office:value-type="string" office:string-value=" " calcext:value-type="string">
            <text:p><text:s/></text:p>
          </table:table-cell>
          <table:table-cell table:style-name="ce36" table:formula="of:=IF([.B89]&lt;&gt;0;CONCATENATE(&quot;public string &quot;;[.B89];&quot; { get; set; }&quot;);IF([.A89]&lt;&gt;0;CONCATENATE(&quot;// &quot;;[.A89];&quot; //&quot;);&quot; &quot;))" office:value-type="string" office:string-value=" " calcext:value-type="string">
            <text:p><text:s/></text:p>
          </table:table-cell>
          <table:table-cell table:style-name="ce36" table:formula="of:=IF([.B89]&lt;&gt;0;CONCATENATE([.B89];&quot; = locStrings.&quot;;[.B89];&quot;;&quot;);IF([.A89]&lt;&gt;0;CONCATENATE(&quot;// &quot;;[.A89];&quot; //&quot;);&quot; &quot;))" office:value-type="string" office:string-value=" " calcext:value-type="string">
            <text:p><text:s/></text:p>
          </table:table-cell>
          <table:table-cell table:style-name="ce36" table:formula="of:=IF([.B89]&lt;&gt;0;CONCATENATE(&quot;public string &quot;;[.B89];&quot; { get; }&quot;);IF([.A89]&lt;&gt;0;CONCATENATE(&quot;// &quot;;[.A89];&quot; //&quot;);&quot; &quot;))" office:value-type="string" office:string-value=" " calcext:value-type="string">
            <text:p><text:s/></text:p>
          </table:table-cell>
          <table:table-cell table:style-name="ce36" table:formula="of:=IF([.$B89]&lt;&gt;0;CONCATENATE([.$B89];&quot; = &quot;&quot;&quot;;[.C89];&quot;&quot;&quot;;&quot;);IF([.$A89]&lt;&gt;0;CONCATENATE(&quot;// &quot;;[.$A89];&quot; //&quot;);&quot; &quot;))" office:value-type="string" office:string-value=" " calcext:value-type="string">
            <text:p><text:s/></text:p>
          </table:table-cell>
          <table:table-cell table:style-name="ce36" table:formula="of:=IF([.$B89]&lt;&gt;0;CONCATENATE([.$B89];&quot; = &quot;&quot;&quot;;[.D89];&quot;&quot;&quot;;&quot;);IF([.$A89]&lt;&gt;0;CONCATENATE(&quot;// &quot;;[.$A89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0]&lt;&gt;0;CONCATENATE(&quot;string &quot;;[.B90];&quot; { get; }&quot;);IF([.A90]&lt;&gt;0;CONCATENATE(&quot;// &quot;;[.A90];&quot; //&quot;);&quot; &quot;))" office:value-type="string" office:string-value=" " calcext:value-type="string">
            <text:p><text:s/></text:p>
          </table:table-cell>
          <table:table-cell table:style-name="ce36" table:formula="of:=IF([.B90]&lt;&gt;0;CONCATENATE(&quot;public string &quot;;[.B90];&quot; { get; set; }&quot;);IF([.A90]&lt;&gt;0;CONCATENATE(&quot;// &quot;;[.A90];&quot; //&quot;);&quot; &quot;))" office:value-type="string" office:string-value=" " calcext:value-type="string">
            <text:p><text:s/></text:p>
          </table:table-cell>
          <table:table-cell table:style-name="ce36" table:formula="of:=IF([.B90]&lt;&gt;0;CONCATENATE([.B90];&quot; = locStrings.&quot;;[.B90];&quot;;&quot;);IF([.A90]&lt;&gt;0;CONCATENATE(&quot;// &quot;;[.A90];&quot; //&quot;);&quot; &quot;))" office:value-type="string" office:string-value=" " calcext:value-type="string">
            <text:p><text:s/></text:p>
          </table:table-cell>
          <table:table-cell table:style-name="ce36" table:formula="of:=IF([.B90]&lt;&gt;0;CONCATENATE(&quot;public string &quot;;[.B90];&quot; { get; }&quot;);IF([.A90]&lt;&gt;0;CONCATENATE(&quot;// &quot;;[.A90];&quot; //&quot;);&quot; &quot;))" office:value-type="string" office:string-value=" " calcext:value-type="string">
            <text:p><text:s/></text:p>
          </table:table-cell>
          <table:table-cell table:style-name="ce36" table:formula="of:=IF([.$B90]&lt;&gt;0;CONCATENATE([.$B90];&quot; = &quot;&quot;&quot;;[.C90];&quot;&quot;&quot;;&quot;);IF([.$A90]&lt;&gt;0;CONCATENATE(&quot;// &quot;;[.$A90];&quot; //&quot;);&quot; &quot;))" office:value-type="string" office:string-value=" " calcext:value-type="string">
            <text:p><text:s/></text:p>
          </table:table-cell>
          <table:table-cell table:style-name="ce36" table:formula="of:=IF([.$B90]&lt;&gt;0;CONCATENATE([.$B90];&quot; = &quot;&quot;&quot;;[.D90];&quot;&quot;&quot;;&quot;);IF([.$A90]&lt;&gt;0;CONCATENATE(&quot;// &quot;;[.$A90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1]&lt;&gt;0;CONCATENATE(&quot;string &quot;;[.B91];&quot; { get; }&quot;);IF([.A91]&lt;&gt;0;CONCATENATE(&quot;// &quot;;[.A91];&quot; //&quot;);&quot; &quot;))" office:value-type="string" office:string-value=" " calcext:value-type="string">
            <text:p><text:s/></text:p>
          </table:table-cell>
          <table:table-cell table:style-name="ce36" table:formula="of:=IF([.B91]&lt;&gt;0;CONCATENATE(&quot;public string &quot;;[.B91];&quot; { get; set; }&quot;);IF([.A91]&lt;&gt;0;CONCATENATE(&quot;// &quot;;[.A91];&quot; //&quot;);&quot; &quot;))" office:value-type="string" office:string-value=" " calcext:value-type="string">
            <text:p><text:s/></text:p>
          </table:table-cell>
          <table:table-cell table:style-name="ce36" table:formula="of:=IF([.B91]&lt;&gt;0;CONCATENATE([.B91];&quot; = locStrings.&quot;;[.B91];&quot;;&quot;);IF([.A91]&lt;&gt;0;CONCATENATE(&quot;// &quot;;[.A91];&quot; //&quot;);&quot; &quot;))" office:value-type="string" office:string-value=" " calcext:value-type="string">
            <text:p><text:s/></text:p>
          </table:table-cell>
          <table:table-cell table:style-name="ce36" table:formula="of:=IF([.B91]&lt;&gt;0;CONCATENATE(&quot;public string &quot;;[.B91];&quot; { get; }&quot;);IF([.A91]&lt;&gt;0;CONCATENATE(&quot;// &quot;;[.A91];&quot; //&quot;);&quot; &quot;))" office:value-type="string" office:string-value=" " calcext:value-type="string">
            <text:p><text:s/></text:p>
          </table:table-cell>
          <table:table-cell table:style-name="ce36" table:formula="of:=IF([.$B91]&lt;&gt;0;CONCATENATE([.$B91];&quot; = &quot;&quot;&quot;;[.C91];&quot;&quot;&quot;;&quot;);IF([.$A91]&lt;&gt;0;CONCATENATE(&quot;// &quot;;[.$A91];&quot; //&quot;);&quot; &quot;))" office:value-type="string" office:string-value=" " calcext:value-type="string">
            <text:p><text:s/></text:p>
          </table:table-cell>
          <table:table-cell table:style-name="ce36" table:formula="of:=IF([.$B91]&lt;&gt;0;CONCATENATE([.$B91];&quot; = &quot;&quot;&quot;;[.D91];&quot;&quot;&quot;;&quot;);IF([.$A91]&lt;&gt;0;CONCATENATE(&quot;// &quot;;[.$A91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2">
          <table:table-cell table:style-name="ce27"/>
          <table:table-cell table:style-name="ce32"/>
          <table:table-cell table:style-name="ce34" table:number-columns-repeated="2"/>
          <table:table-cell table:style-name="ce36" table:formula="of:=IF([.B92]&lt;&gt;0;CONCATENATE(&quot;string &quot;;[.B92];&quot; { get; }&quot;);IF([.A92]&lt;&gt;0;CONCATENATE(&quot;// &quot;;[.A92];&quot; //&quot;);&quot; &quot;))" office:value-type="string" office:string-value=" " calcext:value-type="string">
            <text:p><text:s/></text:p>
          </table:table-cell>
          <table:table-cell table:style-name="ce36" table:formula="of:=IF([.B92]&lt;&gt;0;CONCATENATE(&quot;public string &quot;;[.B92];&quot; { get; set; }&quot;);IF([.A92]&lt;&gt;0;CONCATENATE(&quot;// &quot;;[.A92];&quot; //&quot;);&quot; &quot;))" office:value-type="string" office:string-value=" " calcext:value-type="string">
            <text:p><text:s/></text:p>
          </table:table-cell>
          <table:table-cell table:style-name="ce36" table:formula="of:=IF([.B92]&lt;&gt;0;CONCATENATE([.B92];&quot; = locStrings.&quot;;[.B92];&quot;;&quot;);IF([.A92]&lt;&gt;0;CONCATENATE(&quot;// &quot;;[.A92];&quot; //&quot;);&quot; &quot;))" office:value-type="string" office:string-value=" " calcext:value-type="string">
            <text:p><text:s/></text:p>
          </table:table-cell>
          <table:table-cell table:style-name="ce36" table:formula="of:=IF([.B92]&lt;&gt;0;CONCATENATE(&quot;public string &quot;;[.B92];&quot; { get; }&quot;);IF([.A92]&lt;&gt;0;CONCATENATE(&quot;// &quot;;[.A92];&quot; //&quot;);&quot; &quot;))" office:value-type="string" office:string-value=" " calcext:value-type="string">
            <text:p><text:s/></text:p>
          </table:table-cell>
          <table:table-cell table:style-name="ce36" table:formula="of:=IF([.$B92]&lt;&gt;0;CONCATENATE([.$B92];&quot; = &quot;&quot;&quot;;[.C92];&quot;&quot;&quot;;&quot;);IF([.$A92]&lt;&gt;0;CONCATENATE(&quot;// &quot;;[.$A92];&quot; //&quot;);&quot; &quot;))" office:value-type="string" office:string-value=" " calcext:value-type="string">
            <text:p><text:s/></text:p>
          </table:table-cell>
          <table:table-cell table:style-name="ce36" table:formula="of:=IF([.$B92]&lt;&gt;0;CONCATENATE([.$B92];&quot; = &quot;&quot;&quot;;[.D92];&quot;&quot;&quot;;&quot;);IF([.$A92]&lt;&gt;0;CONCATENATE(&quot;// &quot;;[.$A92];&quot; //&quot;);&quot; &quot;))" office:value-type="string" office:string-value=" " calcext:value-type="string">
            <text:p><text:s/></text:p>
          </table:table-cell>
          <table:table-cell table:number-columns-repeated="54"/>
        </table:table-row>
        <table:table-row table:style-name="ro1" table:number-rows-repeated="104848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55:04.12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Simone Giacomoni</meta:initial-creator>
    <dc:creator>Simone Giacomoni</dc:creator>
    <meta:creation-date>2018-02-22T15:37:51Z</meta:creation-date>
    <dc:date>2019-12-03T09:57:47.534000000</dc:date>
    <meta:editing-duration>PT9H12M19S</meta:editing-duration>
    <meta:editing-cycles>57</meta:editing-cycles>
    <meta:document-statistic meta:table-count="2" meta:cell-count="1706" meta:object-count="0"/>
  </office:meta>
</office:document-meta>
</file>